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1.2602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0.5937in"/>
    </style:style>
    <style:style style:name="co7" style:family="table-column">
      <style:table-column-properties fo:break-before="auto" style:column-width="0.5102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209in"/>
    </style:style>
    <style:style style:name="co11" style:family="table-column">
      <style:table-column-properties fo:break-before="auto" style:column-width="0.4374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63in"/>
    </style:style>
    <style:style style:name="co14" style:family="table-column">
      <style:table-column-properties fo:break-before="auto" style:column-width="0.5311in"/>
    </style:style>
    <style:style style:name="co15" style:family="table-column">
      <style:table-column-properties fo:break-before="auto" style:column-width="0.5in"/>
    </style:style>
    <style:style style:name="co16" style:family="table-column">
      <style:table-column-properties fo:break-before="auto" style:column-width="0.4791in"/>
    </style:style>
    <style:style style:name="co17" style:family="table-column">
      <style:table-column-properties fo:break-before="auto" style:column-width="0.468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4165in"/>
    </style:style>
    <style:style style:name="co20" style:family="table-column">
      <style:table-column-properties fo:break-before="auto" style:column-width="0.3646in"/>
    </style:style>
    <style:style style:name="co21" style:family="table-column">
      <style:table-column-properties fo:break-before="auto" style:column-width="1.4898in"/>
    </style:style>
    <style:style style:name="co22" style:family="table-column">
      <style:table-column-properties fo:break-before="auto" style:column-width="1.5in"/>
    </style:style>
    <style:style style:name="co23" style:family="table-column">
      <style:table-column-properties fo:break-before="auto" style:column-width="1.3854in"/>
    </style:style>
    <style:style style:name="co24" style:family="table-column">
      <style:table-column-properties fo:break-before="auto" style:column-width="0.6874in"/>
    </style:style>
    <style:style style:name="co25" style:family="table-column">
      <style:table-column-properties fo:break-before="auto" style:column-width="1.2701in"/>
    </style:style>
    <style:style style:name="co26" style:family="table-column">
      <style:table-column-properties fo:break-before="auto" style:column-width="1.0008in"/>
    </style:style>
    <style:style style:name="co27" style:family="table-column">
      <style:table-column-properties fo:break-before="auto" style:column-width="0.8957in"/>
    </style:style>
    <style:style style:name="co28" style:family="table-column">
      <style:table-column-properties fo:break-before="auto" style:column-width="1.3752in"/>
    </style:style>
    <style:style style:name="ro1" style:family="table-row">
      <style:table-row-properties style:row-height="0.1925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cell-protect="hidden-and-protected" style:print-content="false" style:text-align-source="fix" style:repeat-content="false"/>
      <style:paragraph-properties fo:text-align="center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cell-protect="hidden-and-protected" style:print-content="false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end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cell-protect="hidden-and-protected" style:print-content="false" style:text-align-source="fix" style:repeat-content="false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22" style:family="table-cell" style:parent-style-name="Default">
      <style:table-cell-properties style:cell-protect="hidden-and-protected" style:print-content="false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Noto Sans" fo:font-size="10.5pt" style:font-size-asian="10.5pt" style:font-size-complex="10.5pt"/>
    </style:style>
    <style:style style:name="ce29" style:family="table-cell" style:parent-style-name="Default">
      <style:table-cell-properties style:cell-protect="hidden-and-protected" style:print-content="false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cell-protect="hidden-and-protected" style:print-content="false" style:text-align-source="fix" style:repeat-content="false" fo:wrap-option="wrap" fo:border-left="none" fo:border-right="none" fo:border-top="none"/>
      <style:paragraph-properties fo:text-align="start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style:cell-protect="hidden-and-protected" style:print-content="false" style:text-align-source="fix" style:repeat-content="false" fo:wrap-option="wrap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order-bottom="0.06pt solid #000000" fo:background-color="#fffd59" style:cell-protect="hidden-and-protected" style:print-content="false" style:text-align-source="fix" style:repeat-content="false" fo:border-left="none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d59" style:text-align-source="fix" style:repeat-content="false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#fffd59" style:cell-protect="hidden-and-protected" style:print-content="false" style:text-align-source="fix" style:repeat-content="false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64" style:family="table-cell" style:parent-style-name="Default">
      <style:table-cell-properties fo:background-color="#fffd59" style:cell-protect="hidden-and-protected" style:print-content="false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center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wrap-option="wrap"/>
    </style:style>
    <style:style style:name="ce2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U Intern Inventu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9"/>
        <table:table-column table:style-name="co3" table:default-cell-style-name="ce21"/>
        <table:table-column table:style-name="co7" table:default-cell-style-name="ce36"/>
        <table:table-column table:style-name="co8" table:default-cell-style-name="ce21"/>
        <table:table-column table:style-name="co9" table:default-cell-style-name="ce62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0" table:default-cell-style-name="ce9"/>
        <table:table-column table:style-name="co17" table:number-columns-repeated="2" table:default-cell-style-name="ce9"/>
        <table:table-column table:style-name="co16" table:number-columns-repeated="2" table:default-cell-style-name="ce9"/>
        <table:table-column table:style-name="co14" table:default-cell-style-name="ce9"/>
        <table:table-column table:style-name="co17" table:default-cell-style-name="ce9"/>
        <table:table-column table:style-name="co12" table:number-columns-repeated="2" table:default-cell-style-name="ce9"/>
        <table:table-column table:style-name="co11" table:number-columns-repeated="2" table:default-cell-style-name="ce9"/>
        <table:table-column table:style-name="co18" table:number-columns-repeated="996" table:default-cell-style-name="ce21"/>
        <table:table-row table:style-name="ro1">
          <table:table-cell table:style-name="ce1" office:value-type="string" calcext:value-type="string">
            <text:p>Regal</text:p>
          </table:table-cell>
          <table:table-cell table:style-name="ce13" office:value-type="string" calcext:value-type="string">
            <text:p>Kategorie</text:p>
          </table:table-cell>
          <table:table-cell table:style-name="ce23" office:value-type="string" calcext:value-type="string">
            <text:p>Thema</text:p>
          </table:table-cell>
          <table:table-cell table:style-name="ce23" office:value-type="string" calcext:value-type="string">
            <text:p>Objekt</text:p>
          </table:table-cell>
          <table:table-cell table:style-name="ce23" office:value-type="string" calcext:value-type="string">
            <text:p>Art</text:p>
          </table:table-cell>
          <table:table-cell table:style-name="ce1" office:value-type="string" calcext:value-type="string">
            <text:p>Zahl</text:p>
          </table:table-cell>
          <table:table-cell table:style-name="ce23" office:value-type="string" calcext:value-type="string">
            <text:p>Packung</text:p>
          </table:table-cell>
          <table:table-cell table:style-name="ce30" office:value-type="string" calcext:value-type="string">
            <text:p>[kg]</text:p>
          </table:table-cell>
          <table:table-cell table:style-name="ce40" office:value-type="string" calcext:value-type="string">
            <text:p>Kommentar</text:p>
          </table:table-cell>
          <table:table-cell table:style-name="ce45" office:value-type="string" calcext:value-type="string">
            <text:p>Rest</text:p>
          </table:table-cell>
          <table:table-cell table:style-name="ce1" table:number-columns-repeated="3"/>
          <table:table-cell table:style-name="ce66" table:number-columns-repeated="15"/>
          <table:table-cell table:style-name="ce40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-Rohre</text:p>
          </table:table-cell>
          <table:table-cell table:style-name="ce15" office:value-type="string" calcext:value-type="string">
            <text:p>&gt;1m DN40 DN75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alet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8" office:value-type="string" calcext:value-type="string">
            <text:p>B</text:p>
          </table:table-cell>
          <table:table-cell table:style-name="ce18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28" office:value-type="string" calcext:value-type="string">
            <text:p>Pumpe</text:p>
          </table:table-cell>
          <table:table-cell table:style-name="ce15" office:value-type="string" calcext:value-type="string">
            <text:p>Kreisel</text:p>
          </table:table-cell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3 Kisten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 DN 40,75,110</text:p>
          </table:table-cell>
          <table:table-cell table:style-name="ce15" office:value-type="string" calcext:value-type="string">
            <text:p>Ersatzteile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Kisten</text:p>
          </table:table-cell>
          <table:table-cell table:style-name="ce31"/>
          <table:table-cell table:style-name="ce15" office:value-type="string" calcext:value-type="string">
            <text:p>kann weg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Pumpe</text:p>
          </table:table-cell>
          <table:table-cell table:style-name="ce15" office:value-type="string" calcext:value-type="string">
            <text:p>Ersatzteil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 DN 50</text:p>
          </table:table-cell>
          <table:table-cell table:style-name="ce15" office:value-type="string" calcext:value-type="string">
            <text:p>T-Stück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 DN 50</text:p>
          </table:table-cell>
          <table:table-cell table:style-name="ce15" office:value-type="string" calcext:value-type="string">
            <text:p>Rohre m. Muff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 DN 50</text:p>
          </table:table-cell>
          <table:table-cell table:style-name="ce15" office:value-type="string" calcext:value-type="string">
            <text:p>Rohre grad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 DN 50</text:p>
          </table:table-cell>
          <table:table-cell table:style-name="ce15" office:value-type="string" calcext:value-type="string">
            <text:p>Ecke 90°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 DN 50</text:p>
          </table:table-cell>
          <table:table-cell table:style-name="ce15" office:value-type="string" calcext:value-type="string">
            <text:p>Ecke versch. Wi.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3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 DN 50</text:p>
          </table:table-cell>
          <table:table-cell table:style-name="ce15" office:value-type="string" calcext:value-type="string">
            <text:p>Muffen &amp; Sonde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3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 DN 50</text:p>
          </table:table-cell>
          <table:table-cell table:style-name="ce15" office:value-type="string" calcext:value-type="string">
            <text:p>Y-Stück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3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Schläuche</text:p>
          </table:table-cell>
          <table:table-cell table:style-name="ce15" office:value-type="string" calcext:value-type="string">
            <text:p>Überbrückung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Waschbecken</text:p>
          </table:table-cell>
          <table:table-cell table:style-name="ce15" office:value-type="string" calcext:value-type="string">
            <text:p>Abflüsse Bastel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IBC</text:p>
          </table:table-cell>
          <table:table-cell table:style-name="ce15" office:value-type="string" calcext:value-type="string">
            <text:p>Anschlüss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IBC</text:p>
          </table:table-cell>
          <table:table-cell table:style-name="ce15" office:value-type="string" calcext:value-type="string">
            <text:p>Fettabscheide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Abflüsse</text:p>
          </table:table-cell>
          <table:table-cell table:style-name="ce15" office:value-type="string" calcext:value-type="string">
            <text:p>Durchbrüch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versch. Auch IBC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HT DN 50</text:p>
          </table:table-cell>
          <table:table-cell table:style-name="ce15" office:value-type="string" calcext:value-type="string">
            <text:p>Rohre 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alet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28" office:value-type="string" calcext:value-type="string">
            <text:p>HT DN50 Rohr</text:p>
          </table:table-cell>
          <table:table-cell table:style-name="ce15" office:value-type="string" calcext:value-type="string">
            <text:p>1,20m</text:p>
          </table:table-cell>
          <table:table-cell table:style-name="ce5" office:value-type="float" office:value="30" calcext:value-type="float">
            <text:p>3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auf Palett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GeKa Schlauch</text:p>
          </table:table-cell>
          <table:table-cell table:style-name="ce15" office:value-type="string" calcext:value-type="string">
            <text:p>25m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in Gitterbox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GeKa Schlauch</text:p>
          </table:table-cell>
          <table:table-cell table:style-name="ce15" office:value-type="string" calcext:value-type="string">
            <text:p>3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in Gitterbox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GeKa Schlauch</text:p>
          </table:table-cell>
          <table:table-cell table:style-name="ce15" office:value-type="string" calcext:value-type="string">
            <text:p>10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in Gitterbox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GeKa Schlauch</text:p>
          </table:table-cell>
          <table:table-cell table:style-name="ce15" office:value-type="string" calcext:value-type="string">
            <text:p>50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in Gitterbox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IBC</text:p>
          </table:table-cell>
          <table:table-cell table:style-name="ce15" office:value-type="string" calcext:value-type="string">
            <text:p>Abwasser-IBC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1x1x1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ktion</text:p>
          </table:table-cell>
          <table:table-cell office:value-type="string" calcext:value-type="string">
            <text:p>Sprühkreid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ktion</text:p>
          </table:table-cell>
          <table:table-cell office:value-type="string" calcext:value-type="string">
            <text:p>Pinsel + Farbrol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ktion</text:p>
          </table:table-cell>
          <table:table-cell office:value-type="string" calcext:value-type="string">
            <text:p>Sprühfarb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ktion</text:p>
          </table:table-cell>
          <table:table-cell office:value-type="string" calcext:value-type="string">
            <text:p>Glitz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ktion</text:p>
          </table:table-cell>
          <table:table-cell office:value-type="string" calcext:value-type="string">
            <text:p>Schwimmweste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ktion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Exit Gas (18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ktion</text:p>
          </table:table-cell>
          <table:table-cell office:value-type="string" calcext:value-type="string">
            <text:p>EG-Anzüge</text:p>
          </table:table-cell>
          <table:table-cell office:value-type="string" calcext:value-type="string">
            <text:p>Je 50 Stü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rton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Awareness</text:p>
          </table:table-cell>
          <table:table-cell table:style-name="ce15" office:value-type="string" calcext:value-type="string">
            <text:p>Kerzen</text:p>
          </table:table-cell>
          <table:table-cell table:style-name="ce15" office:value-type="string" calcext:value-type="string">
            <text:p>+ Feue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Awareness</text:p>
          </table:table-cell>
          <table:table-cell table:style-name="ce15" office:value-type="string" calcext:value-type="string">
            <text:p>Awarenesskiste</text:p>
          </table:table-cell>
          <table:table-cell table:style-name="ce15" office:value-type="string" calcext:value-type="string">
            <text:p><text:a xlink:href="https://pad.kanthaus.online/in8teB32TYWU0pA3peDGfg" xlink:type="simple">Immer Gut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OM10 Göttingen Dauerleihgab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Awareness</text:p>
          </table:table-cell>
          <table:table-cell table:style-name="ce15" office:value-type="string" calcext:value-type="string">
            <text:p>Awarenesskiste</text:p>
          </table:table-cell>
          <table:table-cell table:style-name="ce15" office:value-type="string" calcext:value-type="string">
            <text:p>für größere Akt.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<text:a xlink:href="https://pad.kanthaus.online/in8teB32TYWU0pA3peDGfg" xlink:type="simple">Inhaltsliste</text:a>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Awareness</text:p>
          </table:table-cell>
          <table:table-cell table:style-name="ce15" office:value-type="string" calcext:value-type="string">
            <text:p>Kerzen</text:p>
          </table:table-cell>
          <table:table-cell table:style-name="ce15" office:value-type="string" calcext:value-type="string">
            <text:p>+ Feue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Awareness</text:p>
          </table:table-cell>
          <table:table-cell table:style-name="ce15" office:value-type="string" calcext:value-type="string">
            <text:p>Wärmflaschen</text:p>
          </table:table-cell>
          <table:table-cell table:style-name="ce15"/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Awareness</text:p>
          </table:table-cell>
          <table:table-cell table:style-name="ce15" office:value-type="string" calcext:value-type="string">
            <text:p>Decken</text:p>
          </table:table-cell>
          <table:table-cell table:style-name="ce15" office:value-type="string" calcext:value-type="string">
            <text:p>dünn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Awareness</text:p>
          </table:table-cell>
          <table:table-cell table:style-name="ce15" office:value-type="string" calcext:value-type="string">
            <text:p>Malerivlies</text:p>
          </table:table-cell>
          <table:table-cell table:style-name="ce15" office:value-type="string" calcext:value-type="string">
            <text:p>als Teppich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Roll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Heizstrahler</text:p>
          </table:table-cell>
          <table:table-cell office:value-type="string" calcext:value-type="string">
            <text:p>Flaschenaufsat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Heizstrahler</text:p>
          </table:table-cell>
          <table:table-cell office:value-type="string" calcext:value-type="string">
            <text:p>stehe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Barrieren</text:p>
          </table:table-cell>
          <table:table-cell table:style-name="ce15" office:value-type="string" calcext:value-type="string">
            <text:p>Rollstühle</text:p>
          </table:table-cell>
          <table:table-cell table:style-name="ce15" office:value-type="string" calcext:value-type="string">
            <text:p>klapp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Barrieren</text:p>
          </table:table-cell>
          <table:table-cell table:style-name="ce15" office:value-type="string" calcext:value-type="string">
            <text:p>Waschstuhl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Material</text:p>
          </table:table-cell>
          <table:table-cell table:style-name="ce22" office:value-type="string" calcext:value-type="string">
            <text:p>Befestigen</text:p>
          </table:table-cell>
          <table:table-cell table:style-name="ce22" office:value-type="string" calcext:value-type="string">
            <text:p>Poly</text:p>
          </table:table-cell>
          <table:table-cell table:style-name="ce22" office:value-type="string" calcext:value-type="string">
            <text:p>dünn kurz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number-columns-repeated="1011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Material</text:p>
          </table:table-cell>
          <table:table-cell table:style-name="ce22" office:value-type="string" calcext:value-type="string">
            <text:p>Befestigen</text:p>
          </table:table-cell>
          <table:table-cell table:style-name="ce22" office:value-type="string" calcext:value-type="string">
            <text:p>Paketband</text:p>
          </table:table-cell>
          <table:table-cell table:style-name="ce22" office:value-type="string" calcext:value-type="string">
            <text:p>kurz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number-columns-repeated="1011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Material</text:p>
          </table:table-cell>
          <table:table-cell table:style-name="ce22" office:value-type="string" calcext:value-type="string">
            <text:p>Befestigen</text:p>
          </table:table-cell>
          <table:table-cell table:style-name="ce22" office:value-type="string" calcext:value-type="string">
            <text:p>Seile</text:p>
          </table:table-cell>
          <table:table-cell table:style-name="ce22" office:value-type="string" calcext:value-type="string">
            <text:p>länger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table:style-name="ce22" office:value-type="string" calcext:value-type="string">
            <text:p>Befestigen</text:p>
          </table:table-cell>
          <table:table-cell office:value-type="string" calcext:value-type="string">
            <text:p>Tape + Kabelbin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table:style-name="ce22" office:value-type="string" calcext:value-type="string">
            <text:p>Befestigen</text:p>
          </table:table-cell>
          <table:table-cell office:value-type="string" calcext:value-type="string">
            <text:p>Bandschlingen</text:p>
          </table:table-cell>
          <table:table-cell office:value-type="string" calcext:value-type="string">
            <text:p>Schwer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anitär</text:p>
          </table:table-cell>
          <table:table-cell office:value-type="string" calcext:value-type="string">
            <text:p>Klos</text:p>
          </table:table-cell>
          <table:table-cell office:value-type="string" calcext:value-type="string">
            <text:p>Tüten</text:p>
          </table:table-cell>
          <table:table-cell office:value-type="string" calcext:value-type="string">
            <text:p>Einkau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üte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Eimer</text:p>
          </table:table-cell>
          <table:table-cell table:style-name="ce15" office:value-type="string" calcext:value-type="string">
            <text:p>12l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Eimer</text:p>
          </table:table-cell>
          <table:table-cell table:style-name="ce15" office:value-type="string" calcext:value-type="string">
            <text:p>andere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Wannen</text:p>
          </table:table-cell>
          <table:table-cell table:style-name="ce15" office:value-type="string" calcext:value-type="string">
            <text:p>eckig, 90l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Wannen</text:p>
          </table:table-cell>
          <table:table-cell table:style-name="ce15" office:value-type="string" calcext:value-type="string">
            <text:p>eckig, kleiner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Abwasser</text:p>
          </table:table-cell>
          <table:table-cell table:style-name="ce15" office:value-type="string" calcext:value-type="string">
            <text:p>Wannen</text:p>
          </table:table-cell>
          <table:table-cell table:style-name="ce15" office:value-type="string" calcext:value-type="string">
            <text:p>rund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Beleuchtung</text:p>
          </table:table-cell>
          <table:table-cell table:style-name="ce15" office:value-type="string" calcext:value-type="string">
            <text:p>Neonröhre</text:p>
          </table:table-cell>
          <table:table-cell table:style-name="ce15" office:value-type="string" calcext:value-type="string">
            <text:p>1,10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los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Beleuchtung</text:p>
          </table:table-cell>
          <table:table-cell table:style-name="ce15" office:value-type="string" calcext:value-type="string">
            <text:p>Strahler</text:p>
          </table:table-cell>
          <table:table-cell table:style-name="ce15" office:value-type="string" calcext:value-type="string">
            <text:p>230V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20/Kist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Beleuchtung</text:p>
          </table:table-cell>
          <table:table-cell table:style-name="ce15" office:value-type="string" calcext:value-type="string">
            <text:p>Lichterkette</text:p>
          </table:table-cell>
          <table:table-cell table:style-name="ce15" office:value-type="string" calcext:value-type="string">
            <text:p>+ Sonstig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Beleuchtung</text:p>
          </table:table-cell>
          <table:table-cell table:style-name="ce15" office:value-type="string" calcext:value-type="string">
            <text:p>Glühbirnen</text:p>
          </table:table-cell>
          <table:table-cell table:style-name="ce15" office:value-type="string" calcext:value-type="string">
            <text:p>+ Bastelkra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Beleuchtung</text:p>
          </table:table-cell>
          <table:table-cell table:style-name="ce15" office:value-type="string" calcext:value-type="string">
            <text:p>Lampenkugeln</text:p>
          </table:table-cell>
          <table:table-cell table:style-name="ce15" office:value-type="string" calcext:value-type="string">
            <text:p>+ Steckpflöck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Beleuchtung</text:p>
          </table:table-cell>
          <table:table-cell table:style-name="ce15" office:value-type="string" calcext:value-type="string">
            <text:p>Bastekram</text:p>
          </table:table-cell>
          <table:table-cell table:style-name="ce15"/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Beleuchtung</text:p>
          </table:table-cell>
          <table:table-cell table:style-name="ce15" office:value-type="string" calcext:value-type="string">
            <text:p>Strahler</text:p>
          </table:table-cell>
          <table:table-cell table:style-name="ce15" office:value-type="string" calcext:value-type="string">
            <text:p>defek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Beleuchtung</text:p>
          </table:table-cell>
          <table:table-cell table:style-name="ce15" office:value-type="string" calcext:value-type="string">
            <text:p>Alte Strahler</text:p>
          </table:table-cell>
          <table:table-cell table:style-name="ce15" office:value-type="string" calcext:value-type="string">
            <text:p>funktionier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Beleuchtung</text:p>
          </table:table-cell>
          <table:table-cell table:style-name="ce15" office:value-type="string" calcext:value-type="string">
            <text:p>Neonröhre</text:p>
          </table:table-cell>
          <table:table-cell table:style-name="ce15" office:value-type="string" calcext:value-type="string">
            <text:p>defekt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Strukturhandys</text:p>
          </table:table-cell>
          <table:table-cell table:style-name="ce15" office:value-type="string" calcext:value-type="string">
            <text:p>ungeteste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Smartphones</text:p>
          </table:table-cell>
          <table:table-cell table:style-name="ce15" office:value-type="string" calcext:value-type="string">
            <text:p>ungeteste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Knochen</text:p>
          </table:table-cell>
          <table:table-cell table:style-name="ce15" office:value-type="string" calcext:value-type="string">
            <text:p>ungeteste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Laptops</text:p>
          </table:table-cell>
          <table:table-cell table:style-name="ce15"/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Monitore</text:p>
          </table:table-cell>
          <table:table-cell table:style-name="ce15"/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Mäuse + Tastaturen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Terminals</text:p>
          </table:table-cell>
          <table:table-cell table:style-name="ce15" office:value-type="string" calcext:value-type="string">
            <text:p>MSI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VGA-Kabel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euer</text:p>
          </table:table-cell>
          <table:table-cell table:style-name="ce15" office:value-type="string" calcext:value-type="string">
            <text:p>Löschspray</text:p>
          </table:table-cell>
          <table:table-cell table:style-name="ce15" office:value-type="string" calcext:value-type="string">
            <text:p>Dos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euer</text:p>
          </table:table-cell>
          <table:table-cell table:style-name="ce15" office:value-type="string" calcext:value-type="string">
            <text:p>Feuerlöscher</text:p>
          </table:table-cell>
          <table:table-cell table:style-name="ce15" office:value-type="string" calcext:value-type="string">
            <text:p>6kg</text:p>
          </table:table-cell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EPal, 74cm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euer</text:p>
          </table:table-cell>
          <table:table-cell table:style-name="ce15" office:value-type="string" calcext:value-type="string">
            <text:p>Feuerlöscher</text:p>
          </table:table-cell>
          <table:table-cell table:style-name="ce15" office:value-type="string" calcext:value-type="string">
            <text:p>2kg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in obiger Pal.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euer</text:p>
          </table:table-cell>
          <table:table-cell table:style-name="ce15" office:value-type="string" calcext:value-type="string">
            <text:p>Schilder</text:p>
          </table:table-cell>
          <table:table-cell table:style-name="ce15" office:value-type="string" calcext:value-type="string">
            <text:p>Notaus/Feulös.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in obiger Pal.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Flatterband</text:p>
          </table:table-cell>
          <table:table-cell table:style-name="ce15" office:value-type="string" calcext:value-type="string">
            <text:p>mind. 15K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Holzpflöcke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Holzschilder</text:p>
          </table:table-cell>
          <table:table-cell table:style-name="ce1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Planen</text:p>
          </table:table-cell>
          <table:table-cell table:style-name="ce15" office:value-type="string" calcext:value-type="string">
            <text:p>LKW/stabi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Wann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Sonnensegel</text:p>
          </table:table-cell>
          <table:table-cell table:style-name="ce1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(2 Wannen)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Planen</text:p>
          </table:table-cell>
          <table:table-cell table:style-name="ce15" office:value-type="string" calcext:value-type="string">
            <text:p>Gewebe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(1 Wanne)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Schlauchbrücken</text:p>
          </table:table-cell>
          <table:table-cell table:style-name="ce15" office:value-type="string" calcext:value-type="string">
            <text:p>Autoreifen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Kabelbrücken</text:p>
          </table:table-cell>
          <table:table-cell table:style-name="ce15" office:value-type="string" calcext:value-type="string">
            <text:p>Gummi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5">
          <table:table-cell table:style-name="ce5" office:value-type="string" calcext:value-type="string">
            <text:p>Y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Bodenplatten</text:p>
          </table:table-cell>
          <table:table-cell table:style-name="ce15" office:value-type="string" calcext:value-type="string">
            <text:p>90m²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Palette</text:p>
          </table:table-cell>
          <table:table-cell table:style-name="ce31" office:value-type="string" calcext:value-type="string">
            <text:p>350kg/Pal</text:p>
          </table:table-cell>
          <table:table-cell table:style-name="ce15" office:value-type="string" calcext:value-type="string">
            <text:p>hat Luft + Kiste mit Zubehör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Y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Fläche</text:p>
          </table:table-cell>
          <table:table-cell table:style-name="ce15" office:value-type="string" calcext:value-type="string">
            <text:p>Bodenplatten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Freeshop</text:p>
          </table:table-cell>
          <table:table-cell office:value-type="string" calcext:value-type="string">
            <text:p>Schrauben</text:p>
          </table:table-cell>
          <table:table-cell office:value-type="string" calcext:value-type="string">
            <text:p>Kre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Freeshop</text:p>
          </table:table-cell>
          <table:table-cell office:value-type="string" calcext:value-type="string">
            <text:p>Wachstuch</text:p>
          </table:table-cell>
          <table:table-cell office:value-type="string" calcext:value-type="string">
            <text:p>R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Freeshop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R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Freeshop</text:p>
          </table:table-cell>
          <table:table-cell office:value-type="string" calcext:value-type="string">
            <text:p>Kleidu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ox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Freeshop</text:p>
          </table:table-cell>
          <table:table-cell office:value-type="string" calcext:value-type="string">
            <text:p>Schlafsäck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Freeshop</text:p>
          </table:table-cell>
          <table:table-cell office:value-type="string" calcext:value-type="string">
            <text:p>Schlafzelte</text:p>
          </table:table-cell>
          <table:table-cell office:value-type="string" calcext:value-type="string">
            <text:p>ungetest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IBC</text:p>
          </table:table-cell>
          <table:table-cell table:style-name="ce15" office:value-type="string" calcext:value-type="string">
            <text:p>Blasen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1 Kist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umpe</text:p>
          </table:table-cell>
          <table:table-cell table:style-name="ce15" office:value-type="string" calcext:value-type="string">
            <text:p>Trinkwasser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los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Durchlauferhitzer</text:p>
          </table:table-cell>
          <table:table-cell table:style-name="ce15" office:value-type="string" calcext:value-type="string">
            <text:p>nur kochendes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los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GeKa Feuerwehrschlauch</text:p>
          </table:table-cell>
          <table:table-cell table:style-name="ce15" office:value-type="string" calcext:value-type="string">
            <text:p>50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n</text:p>
          </table:table-cell>
          <table:table-cell table:style-name="ce31"/>
          <table:table-cell table:style-name="ce15" office:value-type="string" calcext:value-type="string">
            <text:p>kein Trinkwasser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Gardena (k. Trink)</text:p>
          </table:table-cell>
          <table:table-cell table:style-name="ce15" office:value-type="string" calcext:value-type="string">
            <text:p>Verbinde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Gardena (k. Trink)</text:p>
          </table:table-cell>
          <table:table-cell table:style-name="ce15" office:value-type="string" calcext:value-type="string">
            <text:p>Schläuche 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&gt; 100m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Anschlüsse</text:p>
          </table:table-cell>
          <table:table-cell table:style-name="ce15" office:value-type="string" calcext:value-type="string">
            <text:p>Duschköpf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Wichtig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immer mitnehmen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Messing Krams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Anschlüsse</text:p>
          </table:table-cell>
          <table:table-cell table:style-name="ce15" office:value-type="string" calcext:value-type="string">
            <text:p>Standroh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Anschlüsse</text:p>
          </table:table-cell>
          <table:table-cell table:style-name="ce15" office:value-type="string" calcext:value-type="string">
            <text:p>Geka auf P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PE DN 32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PE DN 4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PE DN 25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PE DN 5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Reduzierstück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Rohrstück DN25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Wasserhähn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ce15" office:value-type="string" calcext:value-type="string">
            <text:p>GeKa Werkzeug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IBC</text:p>
          </table:table-cell>
          <table:table-cell table:style-name="Default" office:value-type="string" calcext:value-type="string">
            <text:p>Triwa-Blasen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Verbinder</text:p>
          </table:table-cell>
          <table:table-cell table:style-name="Default" office:value-type="string" calcext:value-type="string">
            <text:p>PE Ersatzteil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GeKa Schlauch</text:p>
          </table:table-cell>
          <table:table-cell table:style-name="ce15" office:value-type="string" calcext:value-type="string">
            <text:p>flexibe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Holzkiste</text:p>
          </table:table-cell>
          <table:table-cell table:style-name="ce31"/>
          <table:table-cell table:style-name="ce15" office:value-type="string" calcext:value-type="string">
            <text:p>88x104x94 -immer mitnehmen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Waschbecken</text:p>
          </table:table-cell>
          <table:table-cell table:style-name="ce15" office:value-type="string" calcext:value-type="string">
            <text:p>1,20m Nutzhö.</text:p>
          </table:table-cell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2 Paletten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Waschbecken</text:p>
          </table:table-cell>
          <table:table-cell table:style-name="ce15" office:value-type="string" calcext:value-type="string">
            <text:p>90cm Nutzhö.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Kanister</text:p>
          </table:table-cell>
          <table:table-cell table:style-name="ce15" office:value-type="string" calcext:value-type="string">
            <text:p>20l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50</text:p>
          </table:table-cell>
          <table:table-cell table:style-name="ce15" office:value-type="string" calcext:value-type="string">
            <text:p>50m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50</text:p>
          </table:table-cell>
          <table:table-cell table:style-name="ce15" office:value-type="string" calcext:value-type="string">
            <text:p>100m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40</text:p>
          </table:table-cell>
          <table:table-cell table:style-name="ce15" office:value-type="string" calcext:value-type="string">
            <text:p>50m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40</text:p>
          </table:table-cell>
          <table:table-cell table:style-name="ce15" office:value-type="string" calcext:value-type="string">
            <text:p>100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40</text:p>
          </table:table-cell>
          <table:table-cell table:style-name="ce15" office:value-type="string" calcext:value-type="string">
            <text:p>75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40</text:p>
          </table:table-cell>
          <table:table-cell table:style-name="ce15" office:value-type="string" calcext:value-type="string">
            <text:p>15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32</text:p>
          </table:table-cell>
          <table:table-cell table:style-name="ce15" office:value-type="string" calcext:value-type="string">
            <text:p>50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32</text:p>
          </table:table-cell>
          <table:table-cell table:style-name="ce15" office:value-type="string" calcext:value-type="string">
            <text:p>45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32</text:p>
          </table:table-cell>
          <table:table-cell table:style-name="ce15" office:value-type="string" calcext:value-type="string">
            <text:p>40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32</text:p>
          </table:table-cell>
          <table:table-cell table:style-name="ce15" office:value-type="string" calcext:value-type="string">
            <text:p>25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32</text:p>
          </table:table-cell>
          <table:table-cell table:style-name="ce15" office:value-type="string" calcext:value-type="string">
            <text:p>20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25</text:p>
          </table:table-cell>
          <table:table-cell table:style-name="ce15" office:value-type="string" calcext:value-type="string">
            <text:p>25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25</text:p>
          </table:table-cell>
          <table:table-cell table:style-name="ce15" office:value-type="string" calcext:value-type="string">
            <text:p>20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25</text:p>
          </table:table-cell>
          <table:table-cell table:style-name="ce15" office:value-type="string" calcext:value-type="string">
            <text:p>17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25</text:p>
          </table:table-cell>
          <table:table-cell table:style-name="ce15" office:value-type="string" calcext:value-type="string">
            <text:p>15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25</text:p>
          </table:table-cell>
          <table:table-cell table:style-name="ce15" office:value-type="string" calcext:value-type="string">
            <text:p>13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PE-Rohr DN25</text:p>
          </table:table-cell>
          <table:table-cell table:style-name="ce15" office:value-type="string" calcext:value-type="string">
            <text:p>7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IBC</text:p>
          </table:table-cell>
          <table:table-cell table:style-name="ce15" office:value-type="string" calcext:value-type="string">
            <text:p>Falt-IBC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1,2x1,2x50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Kanister</text:p>
          </table:table-cell>
          <table:table-cell table:style-name="ce15" office:value-type="string" calcext:value-type="string">
            <text:p>20l, schwarz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Kanister</text:p>
          </table:table-cell>
          <table:table-cell table:style-name="ce15" office:value-type="string" calcext:value-type="string">
            <text:p>5l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Kanister</text:p>
          </table:table-cell>
          <table:table-cell table:style-name="ce15" office:value-type="string" calcext:value-type="string">
            <text:p>10l, Zapfhahn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Kanister</text:p>
          </table:table-cell>
          <table:table-cell table:style-name="ce15" office:value-type="string" calcext:value-type="string">
            <text:p>10l, Blasen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Kanister</text:p>
          </table:table-cell>
          <table:table-cell table:style-name="ce15" office:value-type="string" calcext:value-type="string">
            <text:p>20l, 2x Zapf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Frischwasser</text:p>
          </table:table-cell>
          <table:table-cell table:style-name="ce15" office:value-type="string" calcext:value-type="string">
            <text:p>Kanister</text:p>
          </table:table-cell>
          <table:table-cell table:style-name="ce15" office:value-type="string" calcext:value-type="string">
            <text:p>30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Holz</text:p>
          </table:table-cell>
          <table:table-cell table:style-name="ce15" office:value-type="string" calcext:value-type="string">
            <text:p>Latten 4x6</text:p>
          </table:table-cell>
          <table:table-cell table:style-name="ce15" office:value-type="string" calcext:value-type="string">
            <text:p>5m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Holz</text:p>
          </table:table-cell>
          <table:table-cell table:style-name="ce15" office:value-type="string" calcext:value-type="string">
            <text:p>Latten 6x6</text:p>
          </table:table-cell>
          <table:table-cell table:style-name="ce15" office:value-type="string" calcext:value-type="string">
            <text:p>5m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Holz</text:p>
          </table:table-cell>
          <table:table-cell table:style-name="ce15" office:value-type="string" calcext:value-type="string">
            <text:p>Latten </text:p>
          </table:table-cell>
          <table:table-cell table:style-name="ce15" office:value-type="string" calcext:value-type="string">
            <text:p>verschiedene</text:p>
          </table:table-cell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Hygienereiniger</text:p>
          </table:table-cell>
          <table:table-cell table:style-name="ce15" office:value-type="string" calcext:value-type="string">
            <text:p>18l, Chlo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Sprühflaschen</text:p>
          </table:table-cell>
          <table:table-cell table:style-name="ce15" office:value-type="string" calcext:value-type="string">
            <text:p>20 Stück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Taschentücher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Allesreiniger</text:p>
          </table:table-cell>
          <table:table-cell table:style-name="ce15" office:value-type="string" calcext:value-type="string">
            <text:p>2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Flasch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Scheuermilch</text:p>
          </table:table-cell>
          <table:table-cell table:style-name="ce15" office:value-type="string" calcext:value-type="string">
            <text:p>1,5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Flasch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Tampons</text:p>
          </table:table-cell>
          <table:table-cell table:style-name="ce1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Binden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WC-Reiniger</text:p>
          </table:table-cell>
          <table:table-cell table:style-name="ce15" office:value-type="string" calcext:value-type="string">
            <text:p>8l/Kiste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Face Shield</text:p>
          </table:table-cell>
          <table:table-cell table:style-name="ce15"/>
          <table:table-cell table:style-name="ce5" office:value-type="float" office:value="15" calcext:value-type="float">
            <text:p>1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Einmalhandschuhe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Putzzeug</text:p>
          </table:table-cell>
          <table:table-cell table:style-name="ce15" office:value-type="string" calcext:value-type="string">
            <text:p>Schwämme &amp; Co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Putzzeug</text:p>
          </table:table-cell>
          <table:table-cell table:style-name="ce15" office:value-type="string" calcext:value-type="string">
            <text:p>+ Handschuhe</text:p>
          </table:table-cell>
          <table:table-cell table:style-name="ce5" office:value-type="string" calcext:value-type="string">
            <text:p>½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Seifenspender</text:p>
          </table:table-cell>
          <table:table-cell table:style-name="ce15" office:value-type="string" calcext:value-type="string">
            <text:p>gefült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Desispender</text:p>
          </table:table-cell>
          <table:table-cell table:style-name="ce15" office:value-type="string" calcext:value-type="string">
            <text:p>lee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Handdesi</text:p>
          </table:table-cell>
          <table:table-cell table:style-name="ce15" office:value-type="string" calcext:value-type="string">
            <text:p>10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Desispender</text:p>
          </table:table-cell>
          <table:table-cell table:style-name="ce15" office:value-type="string" calcext:value-type="string">
            <text:p>vol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Handdesi</text:p>
          </table:table-cell>
          <table:table-cell table:style-name="ce15" office:value-type="string" calcext:value-type="string">
            <text:p>30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Allesreiniger</text:p>
          </table:table-cell>
          <table:table-cell table:style-name="ce15" office:value-type="string" calcext:value-type="string">
            <text:p>20l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anister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Handesi</text:p>
          </table:table-cell>
          <table:table-cell table:style-name="ce15" office:value-type="string" calcext:value-type="string">
            <text:p>15l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anister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Handseife</text:p>
          </table:table-cell>
          <table:table-cell table:style-name="ce15" office:value-type="string" calcext:value-type="string">
            <text:p>10l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anister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Flächendesi</text:p>
          </table:table-cell>
          <table:table-cell table:style-name="ce15" office:value-type="string" calcext:value-type="string">
            <text:p>7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anister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Spülmittel</text:p>
          </table:table-cell>
          <table:table-cell table:style-name="ce15" office:value-type="string" calcext:value-type="string">
            <text:p>30l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anister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Orga</text:p>
          </table:table-cell>
          <table:table-cell table:style-name="ce15" office:value-type="string" calcext:value-type="string">
            <text:p>Laminiergeräte</text:p>
          </table:table-cell>
          <table:table-cell table:style-name="ce15" office:value-type="string" calcext:value-type="string">
            <text:p>2 Stück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Ethernet</text:p>
          </table:table-cell>
          <table:table-cell table:style-name="ce15" office:value-type="string" calcext:value-type="string">
            <text:p>star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LAN-Kabel</text:p>
          </table:table-cell>
          <table:table-cell table:style-name="ce15" office:value-type="string" calcext:value-type="string">
            <text:p>50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LAN-Kabel</text:p>
          </table:table-cell>
          <table:table-cell table:style-name="ce15" office:value-type="string" calcext:value-type="string">
            <text:p>&lt;10m m. Schutz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LAN-Kabel</text:p>
          </table:table-cell>
          <table:table-cell table:style-name="ce15" office:value-type="string" calcext:value-type="string">
            <text:p>&lt;10m o. Schutz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LAN-Kabel</text:p>
          </table:table-cell>
          <table:table-cell table:style-name="ce15" office:value-type="string" calcext:value-type="string">
            <text:p>Ethernet Cat 6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LAN-Kabel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LAN-Kabel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Switches</text:p>
          </table:table-cell>
          <table:table-cell table:style-name="ce15" office:value-type="string" calcext:value-type="string">
            <text:p>siehe Flectra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Access Points</text:p>
          </table:table-cell>
          <table:table-cell table:style-name="ce15" office:value-type="string" calcext:value-type="string">
            <text:p>Sonstig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Access Points</text:p>
          </table:table-cell>
          <table:table-cell table:style-name="ce15" office:value-type="string" calcext:value-type="string">
            <text:p>Cudy, TP-Link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Netzteile</text:p>
          </table:table-cell>
          <table:table-cell table:style-name="ce15" office:value-type="string" calcext:value-type="string">
            <text:p>19V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Antennen</text:p>
          </table:table-cell>
          <table:table-cell table:style-name="ce15" office:value-type="string" calcext:value-type="string">
            <text:p>Zubehör, Po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Antennen</text:p>
          </table:table-cell>
          <table:table-cell table:style-name="ce15" office:value-type="string" calcext:value-type="string">
            <text:p>Richtfunk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n. stapelbar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Internet</text:p>
          </table:table-cell>
          <table:table-cell table:style-name="ce15" office:value-type="string" calcext:value-type="string">
            <text:p>Ethernet</text:p>
          </table:table-cell>
          <table:table-cell table:style-name="ce15" office:value-type="string" calcext:value-type="string">
            <text:p>Cat5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Kids-Space</text:p>
          </table:table-cell>
          <table:table-cell table:style-name="ce15" office:value-type="string" calcext:value-type="string">
            <text:p>Planschbecken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Kids-Space</text:p>
          </table:table-cell>
          <table:table-cell table:style-name="ce15" office:value-type="string" calcext:value-type="string">
            <text:p>Bällebad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Kids-Space</text:p>
          </table:table-cell>
          <table:table-cell table:style-name="ce15" office:value-type="string" calcext:value-type="string">
            <text:p>Toilettensitz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Kids-Space</text:p>
          </table:table-cell>
          <table:table-cell table:style-name="ce15" office:value-type="string" calcext:value-type="string">
            <text:p>Spielsachen</text:p>
          </table:table-cell>
          <table:table-cell table:style-name="ce15" office:value-type="string" calcext:value-type="string">
            <text:p>Rando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Kids-Space</text:p>
          </table:table-cell>
          <table:table-cell table:style-name="ce15" office:value-type="string" calcext:value-type="string">
            <text:p>Basteln + Deko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soll in Regal K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Kids-Space</text:p>
          </table:table-cell>
          <table:table-cell table:style-name="ce15" office:value-type="string" calcext:value-type="string">
            <text:p>Buntstifte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soll in Regal K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Kacketonnen</text:p>
          </table:table-cell>
          <table:table-cell table:style-name="ce15" office:value-type="string" calcext:value-type="string">
            <text:p>blau, 60l</text:p>
          </table:table-cell>
          <table:table-cell table:style-name="ce5" office:value-type="float" office:value="17" calcext:value-type="float">
            <text:p>17</text:p>
          </table:table-cell>
          <table:table-cell table:style-name="ce15" office:value-type="string" calcext:value-type="string">
            <text:p>Kacketonnen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Pissekanis</text:p>
          </table:table-cell>
          <table:table-cell table:style-name="ce15" office:value-type="string" calcext:value-type="string">
            <text:p>30l</text:p>
          </table:table-cell>
          <table:table-cell table:style-name="ce5" office:value-type="float" office:value="35" calcext:value-type="float">
            <text:p>35</text:p>
          </table:table-cell>
          <table:table-cell table:style-name="ce15" office:value-type="string" calcext:value-type="string">
            <text:p>Kanister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All Gender Pissoir</text:p>
          </table:table-cell>
          <table:table-cell table:style-name="ce15" office:value-type="string" calcext:value-type="string">
            <text:p>Mainstrea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Gitterbox</text:p>
          </table:table-cell>
          <table:table-cell table:style-name="ce31"/>
          <table:table-cell table:style-name="ce15" office:value-type="string" calcext:value-type="string">
            <text:p>n. stapelbar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All Gender Pissoir</text:p>
          </table:table-cell>
          <table:table-cell table:style-name="ce15" office:value-type="string" calcext:value-type="string">
            <text:p>Böden + Türen</text:p>
          </table:table-cell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1 Palett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All Gender Pissoir</text:p>
          </table:table-cell>
          <table:table-cell table:style-name="ce15" office:value-type="string" calcext:value-type="string">
            <text:p>Seitenteile</text:p>
          </table:table-cell>
          <table:table-cell table:style-name="ce5" office:value-type="float" office:value="15" calcext:value-type="float">
            <text:p>1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BarriereArmes Klo</text:p>
          </table:table-cell>
          <table:table-cell table:style-name="ce15" office:value-type="string" calcext:value-type="string">
            <text:p>defek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 office:value-type="string" calcext:value-type="string">
            <text:p>130kg</text:p>
          </table:table-cell>
          <table:table-cell table:style-name="ce15" office:value-type="string" calcext:value-type="string">
            <text:p>nervig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Klowände</text:p>
          </table:table-cell>
          <table:table-cell table:style-name="ce15" office:value-type="string" calcext:value-type="string">
            <text:p>Rheinland</text:p>
          </table:table-cell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Klowände</text:p>
          </table:table-cell>
          <table:table-cell table:style-name="ce15" office:value-type="string" calcext:value-type="string">
            <text:p>Osna</text:p>
          </table:table-cell>
          <table:table-cell table:style-name="ce5" office:value-type="float" office:value="12" calcext:value-type="float">
            <text:p>1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Insg. 4 Doppel-Klos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Stufen</text:p>
          </table:table-cell>
          <table:table-cell table:style-name="ce15" office:value-type="string" calcext:value-type="string">
            <text:p>Rheinl. + Osna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für je 2 Klos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Rückwände</text:p>
          </table:table-cell>
          <table:table-cell table:style-name="ce15" office:value-type="string" calcext:value-type="string">
            <text:p>Rheinl. + Osna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Dächer</text:p>
          </table:table-cell>
          <table:table-cell table:style-name="ce15" office:value-type="string" calcext:value-type="string">
            <text:p>Osna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Dächer</text:p>
          </table:table-cell>
          <table:table-cell table:style-name="ce15" office:value-type="string" calcext:value-type="string">
            <text:p>Rheinl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Klos</text:p>
          </table:table-cell>
          <table:table-cell table:style-name="ce15" office:value-type="string" calcext:value-type="string">
            <text:p>Bohlen (für Füße)</text:p>
          </table:table-cell>
          <table:table-cell table:style-name="ce15" office:value-type="string" calcext:value-type="string">
            <text:p>Rheinl. + Osna</text:p>
          </table:table-cell>
          <table:table-cell table:style-name="ce5" office:value-type="float" office:value="20" calcext:value-type="float">
            <text:p>2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Küche</text:p>
          </table:table-cell>
          <table:table-cell table:style-name="ce15" office:value-type="string" calcext:value-type="string">
            <text:p>Spülmittel</text:p>
          </table:table-cell>
          <table:table-cell table:style-name="ce15" office:value-type="string" calcext:value-type="string">
            <text:p>8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anister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Küche</text:p>
          </table:table-cell>
          <table:table-cell table:style-name="ce15" office:value-type="string" calcext:value-type="string">
            <text:p>PVC-Boden</text:p>
          </table:table-cell>
          <table:table-cell table:style-name="ce15" office:value-type="string" calcext:value-type="string">
            <text:p>2mx5m ca.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USB-Kabel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USB Netzteile</text:p>
          </table:table-cell>
          <table:table-cell table:style-name="ce15" office:value-type="string" calcext:value-type="string">
            <text:p>+ Powerbanks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Kaltgerätekabel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Endgeräte</text:p>
          </table:table-cell>
          <table:table-cell table:style-name="ce15" office:value-type="string" calcext:value-type="string">
            <text:p>Netzteile</text:p>
          </table:table-cell>
          <table:table-cell table:style-name="ce15" office:value-type="string" calcext:value-type="string">
            <text:p>für Laptops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Kabeltrommel</text:p>
          </table:table-cell>
          <table:table-cell table:style-name="ce15" office:value-type="string" calcext:value-type="string">
            <text:p>50m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los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Kabeltrommel</text:p>
          </table:table-cell>
          <table:table-cell table:style-name="ce15" office:value-type="string" calcext:value-type="string">
            <text:p>40m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los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Kabeltrommel</text:p>
          </table:table-cell>
          <table:table-cell table:style-name="ce15" office:value-type="string" calcext:value-type="string">
            <text:p>35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los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Kabeltrommel</text:p>
          </table:table-cell>
          <table:table-cell table:style-name="ce15" office:value-type="string" calcext:value-type="string">
            <text:p>25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los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Kabeltrommel</text:p>
          </table:table-cell>
          <table:table-cell table:style-name="ce15" office:value-type="string" calcext:value-type="string">
            <text:p>15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los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Kabeltrommel</text:p>
          </table:table-cell>
          <table:table-cell table:style-name="ce15" office:value-type="string" calcext:value-type="string">
            <text:p>10m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los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Verbinderschutz</text:p>
          </table:table-cell>
          <table:table-cell table:style-name="ce15" office:value-type="string" calcext:value-type="string">
            <text:p>gegen Rege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Mehrfachstecker</text:p>
          </table:table-cell>
          <table:table-cell table:style-name="ce15"/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Verlängerungskabel</text:p>
          </table:table-cell>
          <table:table-cell table:style-name="ce15"/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Mehrfachstecker</text:p>
          </table:table-cell>
          <table:table-cell table:style-name="ce15" office:value-type="string" calcext:value-type="string">
            <text:p>Alt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Kabel</text:p>
          </table:table-cell>
          <table:table-cell table:style-name="ce15" office:value-type="string" calcext:value-type="string">
            <text:p>Alte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Stecker</text:p>
          </table:table-cell>
          <table:table-cell table:style-name="ce15" office:value-type="string" calcext:value-type="string">
            <text:p>Alt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Erdkabel</text:p>
          </table:table-cell>
          <table:table-cell table:style-name="ce15" office:value-type="string" calcext:value-type="string">
            <text:p>+ 1 loses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Kabel</text:p>
          </table:table-cell>
          <table:table-cell table:style-name="ce15" office:value-type="string" calcext:value-type="string">
            <text:p>Flex, 2-3 adrig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Mehrfach</text:p>
          </table:table-cell>
          <table:table-cell table:style-name="ce15" office:value-type="string" calcext:value-type="string">
            <text:p>defek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kabel</text:p>
          </table:table-cell>
          <table:table-cell table:style-name="ce15" office:value-type="string" calcext:value-type="string">
            <text:p>Leerrohr EN32</text:p>
          </table:table-cell>
          <table:table-cell table:style-name="ce15" office:value-type="string" calcext:value-type="string">
            <text:p>25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IU Werkeln</text:p>
          </table:table-cell>
          <table:table-cell table:style-name="ce15"/>
          <table:table-cell table:style-name="ce15" office:value-type="string" calcext:value-type="string">
            <text:p>LKW-Plane</text:p>
          </table:table-cell>
          <table:table-cell table:style-name="ce15" office:value-type="string" calcext:value-type="string">
            <text:p>3 gr. / paar klei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alet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Big Pack</text:p>
          </table:table-cell>
          <table:table-cell office:value-type="string" calcext:value-type="string">
            <text:p>kl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Verbandskäst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Warndreiecke</text:p>
          </table:table-cell>
          <table:table-cell/>
          <table:table-cell office:value-type="string" calcext:value-type="string">
            <text:p>&gt;5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Pyl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Rampe</text:p>
          </table:table-cell>
          <table:table-cell office:value-type="string" calcext:value-type="string">
            <text:p>2,40mx8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Paletten</text:p>
          </table:table-cell>
          <table:table-cell office:value-type="string" calcext:value-type="string">
            <text:p>Eu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ück</text:p>
          </table:table-cell>
          <table:table-cell/>
          <table:table-cell office:value-type="string" calcext:value-type="string">
            <text:p>mehrere frei</text:p>
          </table:table-cell>
          <table:table-cell table:number-columns-repeated="4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Ameisenaufsatz</text:p>
          </table:table-cell>
          <table:table-cell office:value-type="string" calcext:value-type="string">
            <text:p>Gelä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120l Müllsäcke</text:p>
          </table:table-cell>
          <table:table-cell table:style-name="ce15" office:value-type="string" calcext:value-type="string">
            <text:p>schwarz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120l Müllsäcke</text:p>
          </table:table-cell>
          <table:table-cell table:style-name="ce15" office:value-type="string" calcext:value-type="string">
            <text:p>gelb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120l Müllsäcke</text:p>
          </table:table-cell>
          <table:table-cell table:style-name="ce15" office:value-type="string" calcext:value-type="string">
            <text:p>blau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Plastikeimer</text:p>
          </table:table-cell>
          <table:table-cell table:style-name="ce15" office:value-type="string" calcext:value-type="string">
            <text:p>45l</text:p>
          </table:table-cell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120l Müllsäcke</text:p>
          </table:table-cell>
          <table:table-cell table:style-name="ce15" office:value-type="string" calcext:value-type="string">
            <text:p>verschieden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Gummibänder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Bretter</text:p>
          </table:table-cell>
          <table:table-cell table:style-name="ce15" office:value-type="string" calcext:value-type="string">
            <text:p>3/Müllstation</text:p>
          </table:table-cell>
          <table:table-cell table:style-name="ce5" office:value-type="float" office:value="24" calcext:value-type="float">
            <text:p>2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12/Bund, 1m</text:p>
          </table:table-cell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Blechringe</text:p>
          </table:table-cell>
          <table:table-cell table:style-name="ce15" office:value-type="string" calcext:value-type="string">
            <text:p>6/Müllstation</text:p>
          </table:table-cell>
          <table:table-cell table:style-name="ce5" office:value-type="float" office:value="48" calcext:value-type="float">
            <text:p>48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12/Kiste, 20cm</text:p>
          </table:table-cell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Pappdeckel</text:p>
          </table:table-cell>
          <table:table-cell table:style-name="ce15" office:value-type="string" calcext:value-type="string">
            <text:p>schwarz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Pappdeckel</text:p>
          </table:table-cell>
          <table:table-cell table:style-name="ce15" office:value-type="string" calcext:value-type="string">
            <text:p>blau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Pappdeckel</text:p>
          </table:table-cell>
          <table:table-cell table:style-name="ce15" office:value-type="string" calcext:value-type="string">
            <text:p>gelb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Latten </text:p>
          </table:table-cell>
          <table:table-cell table:style-name="ce15" office:value-type="string" calcext:value-type="string">
            <text:p>3/Müllstation</text:p>
          </table:table-cell>
          <table:table-cell table:style-name="ce5" office:value-type="float" office:value="24" calcext:value-type="float">
            <text:p>2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12/Bund, 1m</text:p>
          </table:table-cell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Strukturen</text:p>
          </table:table-cell>
          <table:table-cell table:style-name="ce22" office:value-type="string" calcext:value-type="string">
            <text:p>Orga</text:p>
          </table:table-cell>
          <table:table-cell table:style-name="ce22" office:value-type="string" calcext:value-type="string">
            <text:p>Drucker</text:p>
          </table:table-cell>
          <table:table-cell table:style-name="ce22" office:value-type="string" calcext:value-type="string">
            <text:p>Gerät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number-columns-repeated="1011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Strukturen</text:p>
          </table:table-cell>
          <table:table-cell table:style-name="ce22" office:value-type="string" calcext:value-type="string">
            <text:p>Orga</text:p>
          </table:table-cell>
          <table:table-cell table:style-name="ce22" office:value-type="string" calcext:value-type="string">
            <text:p>Drucker</text:p>
          </table:table-cell>
          <table:table-cell table:style-name="ce22" office:value-type="string" calcext:value-type="string">
            <text:p>Papier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Vorhängeschlös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Archiv</text:p>
          </table:table-cell>
          <table:table-cell office:value-type="string" calcext:value-type="string">
            <text:p>Zines &amp; 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Megaf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Infomaterial</text:p>
          </table:table-cell>
          <table:table-cell office:value-type="string" calcext:value-type="string">
            <text:p>+ Spenden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Ordn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Spendenbarometer</text:p>
          </table:table-cell>
          <table:table-cell office:value-type="string" calcext:value-type="string">
            <text:p>HolzBr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Flipchartpapier</text:p>
          </table:table-cell>
          <table:table-cell office:value-type="string" calcext:value-type="string">
            <text:p>DIN 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/>
          <table:table-cell office:value-type="string" calcext:value-type="string">
            <text:p>n. stapelbar</text:p>
          </table:table-cell>
          <table:table-cell table:number-columns-repeated="4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Modikarten</text:p>
          </table:table-cell>
          <table:table-cell office:value-type="string" calcext:value-type="string">
            <text:p>+ A4 Fo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trukturen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Pins, Eddings</text:p>
          </table:table-cell>
          <table:table-cell office:value-type="string" calcext:value-type="string">
            <text:p>+ Klamm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6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Camping-Stühle</text:p>
          </table:table-cell>
          <table:table-cell table:style-name="ce15" office:value-type="string" calcext:value-type="string">
            <text:p>+ 1 Tische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in obiger Kist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Plastikdeckel</text:p>
          </table:table-cell>
          <table:table-cell table:style-name="ce15" office:value-type="string" calcext:value-type="string">
            <text:p>blau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Plastikdeckel</text:p>
          </table:table-cell>
          <table:table-cell table:style-name="ce15" office:value-type="string" calcext:value-type="string">
            <text:p>gelb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Plastikdeckel</text:p>
          </table:table-cell>
          <table:table-cell table:style-name="ce15" office:value-type="string" calcext:value-type="string">
            <text:p>grün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üll</text:p>
          </table:table-cell>
          <table:table-cell table:style-name="ce15" office:value-type="string" calcext:value-type="string">
            <text:p>50l Plastik-Eimer</text:p>
          </table:table-cell>
          <table:table-cell table:style-name="ce15" office:value-type="string" calcext:value-type="string">
            <text:p>inkl. Deckel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quelle</text:p>
          </table:table-cell>
          <table:table-cell table:style-name="ce15" office:value-type="string" calcext:value-type="string">
            <text:p>Batterien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quelle</text:p>
          </table:table-cell>
          <table:table-cell table:style-name="ce15" office:value-type="string" calcext:value-type="string">
            <text:p>Generator</text:p>
          </table:table-cell>
          <table:table-cell table:style-name="ce15" office:value-type="string" calcext:value-type="string">
            <text:p>2,8kW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 office:value-type="string" calcext:value-type="string">
            <text:p>40kg</text:p>
          </table:table-cell>
          <table:table-cell table:style-name="ce15" office:value-type="string" calcext:value-type="string">
            <text:p>2 Rollen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quelle</text:p>
          </table:table-cell>
          <table:table-cell table:style-name="ce15" office:value-type="string" calcext:value-type="string">
            <text:p>Generator</text:p>
          </table:table-cell>
          <table:table-cell table:style-name="ce15" office:value-type="string" calcext:value-type="string">
            <text:p>2,2kW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 office:value-type="string" calcext:value-type="string">
            <text:p>50kg</text:p>
          </table:table-cell>
          <table:table-cell table:style-name="ce15" office:value-type="string" calcext:value-type="string">
            <text:p>Rollbrett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quelle</text:p>
          </table:table-cell>
          <table:table-cell table:style-name="ce15" office:value-type="string" calcext:value-type="string">
            <text:p>Generator</text:p>
          </table:table-cell>
          <table:table-cell table:style-name="ce15" office:value-type="string" calcext:value-type="string">
            <text:p>2,8kW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 office:value-type="string" calcext:value-type="string">
            <text:p>60kg</text:p>
          </table:table-cell>
          <table:table-cell table:style-name="ce15" office:value-type="string" calcext:value-type="string">
            <text:p>2 Rollen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quelle</text:p>
          </table:table-cell>
          <table:table-cell table:style-name="ce15" office:value-type="string" calcext:value-type="string">
            <text:p>Generator</text:p>
          </table:table-cell>
          <table:table-cell table:style-name="ce15" office:value-type="string" calcext:value-type="string">
            <text:p>750W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 office:value-type="string" calcext:value-type="string">
            <text:p>20kg</text:p>
          </table:table-cell>
          <table:table-cell table:style-name="ce15" office:value-type="string" calcext:value-type="string">
            <text:p>kann Kist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quelle</text:p>
          </table:table-cell>
          <table:table-cell table:style-name="ce15" office:value-type="string" calcext:value-type="string">
            <text:p>Photovoltaik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quelle</text:p>
          </table:table-cell>
          <table:table-cell table:style-name="ce15" office:value-type="string" calcext:value-type="string">
            <text:p>BlueBox</text:p>
          </table:table-cell>
          <table:table-cell table:style-name="ce15" office:value-type="string" calcext:value-type="string">
            <text:p>2 Teil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&lt; Euromaß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quelle</text:p>
          </table:table-cell>
          <table:table-cell table:style-name="ce15" office:value-type="string" calcext:value-type="string">
            <text:p>MiSaMo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alette</text:p>
          </table:table-cell>
          <table:table-cell table:style-name="ce31" office:value-type="string" calcext:value-type="string">
            <text:p>80kg</text:p>
          </table:table-cell>
          <table:table-cell table:style-name="ce15" office:value-type="string" calcext:value-type="string">
            <text:p>muss nach Leipzig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5">
          <table:table-cell table:style-name="ce5" office:value-type="string" calcext:value-type="string">
            <text:p>P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Stromquelle</text:p>
          </table:table-cell>
          <table:table-cell table:style-name="ce15" office:value-type="string" calcext:value-type="string">
            <text:p>großes SaMo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Anhänger</text:p>
          </table:table-cell>
          <table:table-cell table:style-name="ce31" office:value-type="string" calcext:value-type="string">
            <text:p>2,9t zGG</text:p>
          </table:table-cell>
          <table:table-cell table:style-name="ce15"/>
          <table:table-cell table:style-name="ce46"/>
          <table:table-cell table:style-name="ce5" office:value-type="string" calcext:value-type="string">
            <text:p>Tesla-Cam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8.-12.05.</text:p>
          </table:table-cell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Feldbetten</text:p>
          </table:table-cell>
          <table:table-cell table:style-name="ce15"/>
          <table:table-cell table:style-name="ce5" office:value-type="float" office:value="20" calcext:value-type="float">
            <text:p>2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1,15x1mx1,03m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anis</text:p>
          </table:table-cell>
          <table:table-cell table:style-name="ce15" office:value-type="string" calcext:value-type="string">
            <text:p>FFP2-Masken</text:p>
          </table:table-cell>
          <table:table-cell table:style-name="ce15" office:value-type="string" calcext:value-type="string">
            <text:p>500/Kiste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anis</text:p>
          </table:table-cell>
          <table:table-cell table:style-name="ce15" office:value-type="string" calcext:value-type="string">
            <text:p>Styroporboxen</text:p>
          </table:table-cell>
          <table:table-cell table:style-name="ce15" office:value-type="string" calcext:value-type="string">
            <text:p>für Coronatests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anis</text:p>
          </table:table-cell>
          <table:table-cell table:style-name="ce15" office:value-type="string" calcext:value-type="string">
            <text:p>Krücken</text:p>
          </table:table-cell>
          <table:table-cell table:style-name="ce15"/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anis</text:p>
          </table:table-cell>
          <table:table-cell table:style-name="ce15" office:value-type="string" calcext:value-type="string">
            <text:p>Trage</text:p>
          </table:table-cell>
          <table:table-cell table:style-name="ce15" office:value-type="string" calcext:value-type="string">
            <text:p>in Einzelteile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Wann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anis</text:p>
          </table:table-cell>
          <table:table-cell table:style-name="ce15" office:value-type="string" calcext:value-type="string">
            <text:p>Erste Hilfe</text:p>
          </table:table-cell>
          <table:table-cell table:style-name="ce15" office:value-type="string" calcext:value-type="string">
            <text:p>KFZ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anis</text:p>
          </table:table-cell>
          <table:table-cell table:style-name="ce15" office:value-type="string" calcext:value-type="string">
            <text:p>Erste Hilfe</text:p>
          </table:table-cell>
          <table:table-cell table:style-name="ce15" office:value-type="string" calcext:value-type="string">
            <text:p>warm/kal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anis</text:p>
          </table:table-cell>
          <table:table-cell table:style-name="ce15" office:value-type="string" calcext:value-type="string">
            <text:p>Erste Hilfe</text:p>
          </table:table-cell>
          <table:table-cell table:style-name="ce15" office:value-type="string" calcext:value-type="string">
            <text:p>Verbandsmateria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anis</text:p>
          </table:table-cell>
          <table:table-cell table:style-name="ce15" office:value-type="string" calcext:value-type="string">
            <text:p>Erste Hilfe</text:p>
          </table:table-cell>
          <table:table-cell table:style-name="ce15" office:value-type="string" calcext:value-type="string">
            <text:p>Travellersets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anis</text:p>
          </table:table-cell>
          <table:table-cell table:style-name="ce15" office:value-type="string" calcext:value-type="string">
            <text:p>Kontaktlinsenflüss.</text:p>
          </table:table-cell>
          <table:table-cell table:style-name="ce15" office:value-type="string" calcext:value-type="string">
            <text:p>Kochsalz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Flaschen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Schrauben</text:p>
          </table:table-cell>
          <table:table-cell table:style-name="ce15" office:value-type="string" calcext:value-type="string">
            <text:p>Torx</text:p>
          </table:table-cell>
          <table:table-cell table:style-name="ce15" office:value-type="string" calcext:value-type="string">
            <text:p>20-16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Schrauben</text:p>
          </table:table-cell>
          <table:table-cell table:style-name="ce15" office:value-type="string" calcext:value-type="string">
            <text:p>Feingewinde</text:p>
          </table:table-cell>
          <table:table-cell table:style-name="ce15" office:value-type="string" calcext:value-type="string">
            <text:p>M6-M20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eekuh-AG</text:p>
          </table:table-cell>
          <table:table-cell table:style-name="ce15" office:value-type="string" calcext:value-type="string">
            <text:p>Warnwesten</text:p>
          </table:table-cell>
          <table:table-cell table:style-name="ce15" office:value-type="string" calcext:value-type="string">
            <text:p>gelb/orang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eekuh-AG</text:p>
          </table:table-cell>
          <table:table-cell table:style-name="ce15" office:value-type="string" calcext:value-type="string">
            <text:p>Signalhörner</text:p>
          </table:table-cell>
          <table:table-cell table:style-name="ce15" office:value-type="string" calcext:value-type="string">
            <text:p>Tröte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K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Seekuh-AG</text:p>
          </table:table-cell>
          <table:table-cell table:style-name="ce15" office:value-type="string" calcext:value-type="string">
            <text:p>Secu-Kiste</text:p>
          </table:table-cell>
          <table:table-cell table:style-name="ce15" office:value-type="string" calcext:value-type="string">
            <text:p><text:a xlink:href="https://pad.kanthaus.online/h8VYaqfzSb2CjZ7Luaw70w" xlink:type="simple">Inhaltsliste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4">
          <table:table-cell table:style-name="ce5" office:value-type="string" calcext:value-type="string">
            <text:p>Y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Biertisch</text:p>
          </table:table-cell>
          <table:table-cell table:style-name="ce15" office:value-type="string" calcext:value-type="string">
            <text:p>220x50</text:p>
          </table:table-cell>
          <table:table-cell table:style-name="ce5" office:value-type="float" office:value="8" calcext:value-type="float">
            <text:p>8</text:p>
          </table:table-cell>
          <table:table-cell table:style-name="ce15"/>
          <table:table-cell table:style-name="ce31" office:value-type="float" office:value="23" calcext:value-type="float">
            <text:p>23</text:p>
          </table:table-cell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4">
          <table:table-cell table:style-name="ce5" office:value-type="string" calcext:value-type="string">
            <text:p>Y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Bierbank</text:p>
          </table:table-cell>
          <table:table-cell table:style-name="ce15" office:value-type="string" calcext:value-type="string">
            <text:p>220x25</text:p>
          </table:table-cell>
          <table:table-cell table:style-name="ce5" office:value-type="float" office:value="17" calcext:value-type="float">
            <text:p>17</text:p>
          </table:table-cell>
          <table:table-cell table:style-name="ce15"/>
          <table:table-cell table:style-name="ce31" office:value-type="float" office:value="7" calcext:value-type="float">
            <text:p>7</text:p>
          </table:table-cell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4">
          <table:table-cell table:style-name="ce5" office:value-type="string" calcext:value-type="string">
            <text:p>Y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Biertisch</text:p>
          </table:table-cell>
          <table:table-cell table:style-name="ce15" office:value-type="string" calcext:value-type="string">
            <text:p>200x50</text:p>
          </table:table-cell>
          <table:table-cell table:style-name="ce5" office:value-type="float" office:value="18" calcext:value-type="float">
            <text:p>18</text:p>
          </table:table-cell>
          <table:table-cell table:style-name="ce15"/>
          <table:table-cell table:style-name="ce31" office:value-type="float" office:value="23" calcext:value-type="float">
            <text:p>23</text:p>
          </table:table-cell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4">
          <table:table-cell table:style-name="ce5" office:value-type="string" calcext:value-type="string">
            <text:p>Y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Bierbank</text:p>
          </table:table-cell>
          <table:table-cell table:style-name="ce15" office:value-type="string" calcext:value-type="string">
            <text:p>200x25</text:p>
          </table:table-cell>
          <table:table-cell table:style-name="ce5" office:value-type="float" office:value="46" calcext:value-type="float">
            <text:p>46</text:p>
          </table:table-cell>
          <table:table-cell table:style-name="ce15"/>
          <table:table-cell table:style-name="ce31" office:value-type="float" office:value="7" calcext:value-type="float">
            <text:p>7</text:p>
          </table:table-cell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Material</text:p>
          </table:table-cell>
          <table:table-cell table:style-name="ce22" office:value-type="string" calcext:value-type="string">
            <text:p>Logistik</text:p>
          </table:table-cell>
          <table:table-cell table:style-name="ce22" office:value-type="string" calcext:value-type="string">
            <text:p>Ratsche</text:p>
          </table:table-cell>
          <table:table-cell table:style-name="ce22" office:value-type="string" calcext:value-type="string">
            <text:p>2-teilig, groß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Material</text:p>
          </table:table-cell>
          <table:table-cell table:style-name="ce22" office:value-type="string" calcext:value-type="string">
            <text:p>Logistik</text:p>
          </table:table-cell>
          <table:table-cell table:style-name="ce22" office:value-type="string" calcext:value-type="string">
            <text:p>Ratsche</text:p>
          </table:table-cell>
          <table:table-cell table:style-name="ce22" office:value-type="string" calcext:value-type="string">
            <text:p>2-teilig, klein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Material</text:p>
          </table:table-cell>
          <table:table-cell table:style-name="ce22" office:value-type="string" calcext:value-type="string">
            <text:p>Logistik</text:p>
          </table:table-cell>
          <table:table-cell table:style-name="ce22" office:value-type="string" calcext:value-type="string">
            <text:p>Ratsche</text:p>
          </table:table-cell>
          <table:table-cell table:style-name="ce22" office:value-type="string" calcext:value-type="string">
            <text:p>1-teilig</text:p>
          </table:table-cell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Material</text:p>
          </table:table-cell>
          <table:table-cell table:style-name="ce22" office:value-type="string" calcext:value-type="string">
            <text:p>Logistik</text:p>
          </table:table-cell>
          <table:table-cell table:style-name="ce22" office:value-type="string" calcext:value-type="string">
            <text:p>Klemm</text:p>
          </table:table-cell>
          <table:table-cell table:style-name="ce22" office:value-type="string" calcext:value-type="string">
            <text:p>&gt;50cm lang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22" office:value-type="string" calcext:value-type="string">
            <text:p>Material</text:p>
          </table:table-cell>
          <table:table-cell table:style-name="ce22" office:value-type="string" calcext:value-type="string">
            <text:p>Logistik</text:p>
          </table:table-cell>
          <table:table-cell table:style-name="ce22" office:value-type="string" calcext:value-type="string">
            <text:p>Klemm</text:p>
          </table:table-cell>
          <table:table-cell table:style-name="ce22" office:value-type="string" calcext:value-type="string">
            <text:p>&lt;50cm lang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Kiste</text:p>
          </table:table-cell>
          <table:table-cell table:number-columns-repeated="2"/>
          <table:table-cell table:style-name="ce64"/>
          <table:table-cell table:style-name="ce10" table:number-columns-repeated="3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Seitenteile</text:p>
          </table:table-cell>
          <table:table-cell table:style-name="ce15" office:value-type="string" calcext:value-type="string">
            <text:p>Seitenteil</text:p>
          </table:table-cell>
          <table:table-cell table:style-name="ce5" office:value-type="string" calcext:value-type="string">
            <text:p>~6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Steckregal</text:p>
          </table:table-cell>
          <table:table-cell table:style-name="ce15" office:value-type="string" calcext:value-type="string">
            <text:p>Regalboden</text:p>
          </table:table-cell>
          <table:table-cell table:style-name="ce5" office:value-type="float" office:value="48" calcext:value-type="float">
            <text:p>48</text:p>
          </table:table-cell>
          <table:table-cell table:style-name="ce15" office:value-type="string" calcext:value-type="string">
            <text:p>Stück</text:p>
          </table:table-cell>
          <table:table-cell table:style-name="ce31" office:value-type="string" calcext:value-type="string">
            <text:p>307kg</text:p>
          </table:table-cell>
          <table:table-cell table:style-name="ce15" office:value-type="string" calcext:value-type="string">
            <text:p>EPal 1,25m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Steckregal</text:p>
          </table:table-cell>
          <table:table-cell table:style-name="ce15" office:value-type="string" calcext:value-type="string">
            <text:p>Regalboden</text:p>
          </table:table-cell>
          <table:table-cell table:style-name="ce5" office:value-type="float" office:value="58" calcext:value-type="float">
            <text:p>58</text:p>
          </table:table-cell>
          <table:table-cell table:style-name="ce15" office:value-type="string" calcext:value-type="string">
            <text:p>Stück</text:p>
          </table:table-cell>
          <table:table-cell table:style-name="ce31" office:value-type="string" calcext:value-type="string">
            <text:p>370kg</text:p>
          </table:table-cell>
          <table:table-cell table:style-name="ce15" office:value-type="string" calcext:value-type="string">
            <text:p>EPal 1,45m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Stellwand</text:p>
          </table:table-cell>
          <table:table-cell table:style-name="ce15" office:value-type="string" calcext:value-type="string">
            <text:p>schwarz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5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Flipcharthalter</text:p>
          </table:table-cell>
          <table:table-cell table:style-name="ce15" office:value-type="string" calcext:value-type="string">
            <text:p>Multiplexplatte</text:p>
          </table:table-cell>
          <table:table-cell table:style-name="ce5" office:value-type="float" office:value="33" calcext:value-type="float">
            <text:p>33</text:p>
          </table:table-cell>
          <table:table-cell table:style-name="ce15" office:value-type="string" calcext:value-type="string">
            <text:p>Stück</text:p>
          </table:table-cell>
          <table:table-cell table:style-name="ce31" office:value-type="string" calcext:value-type="string">
            <text:p>4,2/Stk</text:p>
          </table:table-cell>
          <table:table-cell table:style-name="ce15" office:value-type="string" calcext:value-type="string">
            <text:p>EPal 40cm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Stellwandfuß</text:p>
          </table:table-cell>
          <table:table-cell table:style-name="ce15" office:value-type="string" calcext:value-type="string">
            <text:p>wackelig, 2m</text:p>
          </table:table-cell>
          <table:table-cell table:style-name="ce5" office:value-type="float" office:value="17" calcext:value-type="float">
            <text:p>17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Stellwandfuß</text:p>
          </table:table-cell>
          <table:table-cell table:style-name="ce15" office:value-type="string" calcext:value-type="string">
            <text:p>Stabil, 2m</text:p>
          </table:table-cell>
          <table:table-cell table:style-name="ce5" office:value-type="float" office:value="16" calcext:value-type="float">
            <text:p>16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Stellwandfuß</text:p>
          </table:table-cell>
          <table:table-cell table:style-name="ce15" office:value-type="string" calcext:value-type="string">
            <text:p>Stabil, 2,30m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Programmwand</text:p>
          </table:table-cell>
          <table:table-cell table:style-name="ce15" office:value-type="string" calcext:value-type="string">
            <text:p>60x220c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Möbel</text:p>
          </table:table-cell>
          <table:table-cell table:style-name="ce15" office:value-type="string" calcext:value-type="string">
            <text:p>Programmwand</text:p>
          </table:table-cell>
          <table:table-cell table:style-name="ce15" office:value-type="string" calcext:value-type="string">
            <text:p>100x220c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5" office:value-type="string" calcext:value-type="string">
            <text:p>Sanitär</text:p>
          </table:table-cell>
          <table:table-cell table:style-name="ce15" office:value-type="string" calcext:value-type="string">
            <text:p>Hygiene</text:p>
          </table:table-cell>
          <table:table-cell table:style-name="ce15" office:value-type="string" calcext:value-type="string">
            <text:p>Klopapier</text:p>
          </table:table-cell>
          <table:table-cell table:style-name="ce15" office:value-type="string" calcext:value-type="string">
            <text:p>Packung à 64 Stk.</text:p>
          </table:table-cell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IU Werkeln</text:p>
          </table:table-cell>
          <table:table-cell table:number-columns-repeated="2" table:style-name="ce15" office:value-type="string" calcext:value-type="string">
            <text:p>Waschbecken</text:p>
          </table:table-cell>
          <table:table-cell table:style-name="ce15" office:value-type="string" calcext:value-type="string">
            <text:p>Ersatzteil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alet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Strukturen</text:p>
          </table:table-cell>
          <table:table-cell table:style-name="ce15" office:value-type="string" calcext:value-type="string">
            <text:p>Orga</text:p>
          </table:table-cell>
          <table:table-cell table:style-name="ce15" office:value-type="string" calcext:value-type="string">
            <text:p>Handfeger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Löten</text:p>
          </table:table-cell>
          <table:table-cell table:style-name="ce1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Random </text:p>
          </table:table-cell>
          <table:table-cell table:style-name="ce15" office:value-type="string" calcext:value-type="string">
            <text:p>Zeug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MC4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Schaltschrankgedöns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15" office:value-type="string" calcext:value-type="string">
            <text:p>Strom/Technik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Privat</text:p>
          </table:table-cell>
          <table:table-cell table:style-name="ce15" office:value-type="string" calcext:value-type="string">
            <text:p>Ja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Jan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Wagenheber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Klemmen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Hammer</text:p>
          </table:table-cell>
          <table:table-cell table:style-name="ce15" office:value-type="string" calcext:value-type="string">
            <text:p>Fäustel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Tischkreissäge</text:p>
          </table:table-cell>
          <table:table-cell table:style-name="ce15" office:value-type="string" calcext:value-type="string">
            <text:p>300W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4">
          <table:table-cell table:style-name="ce5" office:value-type="string" calcext:value-type="string">
            <text:p>W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Werkzeug</text:p>
          </table:table-cell>
          <table:table-cell table:style-name="ce15" office:value-type="string" calcext:value-type="string">
            <text:p>Kettensäge</text:p>
          </table:table-cell>
          <table:table-cell table:style-name="ce15" office:value-type="string" calcext:value-type="string">
            <text:p>+ Zubehö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 office:value-type="string" calcext:value-type="string">
            <text:p><text:s/></text:p>
          </table:table-cell>
          <table:table-cell table:style-name="ce15" office:value-type="string" calcext:value-type="string">
            <text:p>Tesla Besetzung Dauerleihgabe viele Kisten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8" office:value-type="string" calcext:value-type="string">
            <text:p>E</text:p>
          </table:table-cell>
          <table:table-cell table:style-name="Default" office:value-type="string" calcext:value-type="string">
            <text:p>Campplan</text:p>
          </table:table-cell>
          <table:table-cell table:style-name="ce18" office:value-type="string" calcext:value-type="string">
            <text:p>Zelte</text:p>
          </table:table-cell>
          <table:table-cell table:style-name="ce15" office:value-type="string" calcext:value-type="string">
            <text:p>SG 50</text:p>
          </table:table-cell>
          <table:table-cell table:style-name="ce28" office:value-type="string" calcext:value-type="string">
            <text:p>Hau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Stück – in Reparatur bei Ohm</text:p>
          </table:table-cell>
          <table:table-cell table:style-name="ce46" office:value-type="float" office:value="0" calcext:value-type="float">
            <text:p>0</text:p>
          </table:table-cell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8" office:value-type="string" calcext:value-type="string">
            <text:p>E</text:p>
          </table:table-cell>
          <table:table-cell table:style-name="Default" office:value-type="string" calcext:value-type="string">
            <text:p>Campplan</text:p>
          </table:table-cell>
          <table:table-cell table:style-name="ce18" office:value-type="string" calcext:value-type="string">
            <text:p>Zelte</text:p>
          </table:table-cell>
          <table:table-cell table:style-name="ce15" office:value-type="string" calcext:value-type="string">
            <text:p>SG 50</text:p>
          </table:table-cell>
          <table:table-cell table:style-name="ce28" office:value-type="string" calcext:value-type="string">
            <text:p>Stange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Bündel</text:p>
          </table:table-cell>
          <table:table-cell table:style-name="ce31"/>
          <table:table-cell table:style-name="ce15" office:value-type="string" calcext:value-type="string">
            <text:p>2,44m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8" office:value-type="string" calcext:value-type="string">
            <text:p>E</text:p>
          </table:table-cell>
          <table:table-cell table:style-name="Default" office:value-type="string" calcext:value-type="string">
            <text:p>Campplan</text:p>
          </table:table-cell>
          <table:table-cell table:style-name="ce18" office:value-type="string" calcext:value-type="string">
            <text:p>Zelte</text:p>
          </table:table-cell>
          <table:table-cell table:style-name="ce15" office:value-type="string" calcext:value-type="string">
            <text:p>SG 50</text:p>
          </table:table-cell>
          <table:table-cell table:style-name="ce28" office:value-type="string" calcext:value-type="string">
            <text:p>Zubehö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F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23</text:p>
          </table:table-cell>
          <table:table-cell table:style-name="ce15" office:value-type="string" calcext:value-type="string">
            <text:p>Haut</text:p>
          </table:table-cell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5/Palett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F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20</text:p>
          </table:table-cell>
          <table:table-cell table:style-name="ce15" office:value-type="string" calcext:value-type="string">
            <text:p>Haut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12</text:p>
          </table:table-cell>
          <table:table-cell table:style-name="ce15" office:value-type="string" calcext:value-type="string">
            <text:p>Haut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Festzelt 5x8</text:p>
          </table:table-cell>
          <table:table-cell table:style-name="ce15" office:value-type="string" calcext:value-type="string">
            <text:p>Plane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80x60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Festzelt 5x10</text:p>
          </table:table-cell>
          <table:table-cell table:style-name="ce15" office:value-type="string" calcext:value-type="string">
            <text:p>Plane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80x60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Festzelt 5x8</text:p>
          </table:table-cell>
          <table:table-cell table:style-name="ce15" office:value-type="string" calcext:value-type="string">
            <text:p>Verbinde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muss gecheckt werden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Festzelt 5x10</text:p>
          </table:table-cell>
          <table:table-cell table:style-name="ce15" office:value-type="string" calcext:value-type="string">
            <text:p>Verbinde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20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string" calcext:value-type="string">
            <text:p>?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12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string" calcext:value-type="string">
            <text:p>?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23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string" calcext:value-type="string">
            <text:p>?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39</text:p>
          </table:table-cell>
          <table:table-cell table:style-name="ce15" office:value-type="string" calcext:value-type="string">
            <text:p>Haut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39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39</text:p>
          </table:table-cell>
          <table:table-cell table:style-name="ce15" office:value-type="string" calcext:value-type="string">
            <text:p>Stangen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Bündel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39</text:p>
          </table:table-cell>
          <table:table-cell table:style-name="ce15" office:value-type="string" calcext:value-type="string">
            <text:p>Hau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Dauerleihgabe bei KnobiFahn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39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Dauerleihgabe bei KnobiFahn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39</text:p>
          </table:table-cell>
          <table:table-cell table:style-name="ce15" office:value-type="string" calcext:value-type="string">
            <text:p>Stangen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Bündel</text:p>
          </table:table-cell>
          <table:table-cell table:style-name="ce31"/>
          <table:table-cell table:style-name="ce15" office:value-type="string" calcext:value-type="string">
            <text:p>Dauerleihgabe bei KnobiFahne</text:p>
          </table:table-cell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Ritter*Innenzelt</text:p>
          </table:table-cell>
          <table:table-cell table:style-name="ce15" office:value-type="string" calcext:value-type="string">
            <text:p>Hau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 office:value-type="string" calcext:value-type="string">
            <text:p>reißt leicht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Pavillion</text:p>
          </table:table-cell>
          <table:table-cell table:style-name="ce15" office:value-type="string" calcext:value-type="string">
            <text:p>faltbar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30/300</text:p>
          </table:table-cell>
          <table:table-cell table:style-name="ce15" office:value-type="string" calcext:value-type="string">
            <text:p>Haut</text:p>
          </table:table-cell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Pavillion</text:p>
          </table:table-cell>
          <table:table-cell table:style-name="ce15" office:value-type="string" calcext:value-type="string">
            <text:p>Doppelspitz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 office:value-type="string" calcext:value-type="string">
            <text:p>+ 1 Tasche</text:p>
          </table:table-cell>
          <table:table-cell table:style-name="ce46"/>
          <table:table-cell table:style-name="ce5" table:number-columns-repeated="2"/>
          <table:table-cell table:style-name="ce65"/>
          <table:table-cell table:style-name="ce5" table:number-columns-repeated="15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40</text:p>
          </table:table-cell>
          <table:table-cell table:style-name="ce15" office:value-type="string" calcext:value-type="string">
            <text:p>Haut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20</text:p>
          </table:table-cell>
          <table:table-cell table:style-name="ce15" office:value-type="string" calcext:value-type="string">
            <text:p>Haut, 2te Wahl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23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23</text:p>
          </table:table-cell>
          <table:table-cell table:style-name="ce15" office:value-type="string" calcext:value-type="string">
            <text:p>Stangen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Bündel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20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20</text:p>
          </table:table-cell>
          <table:table-cell table:style-name="ce15" office:value-type="string" calcext:value-type="string">
            <text:p>Stangen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Bündel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12</text:p>
          </table:table-cell>
          <table:table-cell table:style-name="ce15" office:value-type="string" calcext:value-type="string">
            <text:p>Stangen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Bündel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300</text:p>
          </table:table-cell>
          <table:table-cell table:style-name="ce15" office:value-type="string" calcext:value-type="string">
            <text:p>Stangen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Bündel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300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Camppla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SG12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Kis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Ersatz-Teile</text:p>
          </table:table-cell>
          <table:table-cell table:style-name="ce15" office:value-type="string" calcext:value-type="string">
            <text:p>Zubehör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alette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Ersatz-Stangen</text:p>
          </table:table-cell>
          <table:table-cell table:style-name="ce15" office:value-type="string" calcext:value-type="string">
            <text:p>2,44m</text:p>
          </table:table-cell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Ersatz-Stangen</text:p>
          </table:table-cell>
          <table:table-cell table:style-name="ce15" office:value-type="string" calcext:value-type="string">
            <text:p>1,94m</text:p>
          </table:table-cell>
          <table:table-cell table:style-name="ce5" office:value-type="float" office:value="62" calcext:value-type="float">
            <text:p>6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Ersatz-Stangen</text:p>
          </table:table-cell>
          <table:table-cell table:style-name="ce15" office:value-type="string" calcext:value-type="string">
            <text:p>1,94m, Fuß</text:p>
          </table:table-cell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Ersatz-Stangen</text:p>
          </table:table-cell>
          <table:table-cell table:style-name="ce15" office:value-type="string" calcext:value-type="string">
            <text:p>1,45m</text:p>
          </table:table-cell>
          <table:table-cell table:style-name="ce5" office:value-type="float" office:value="31" calcext:value-type="float">
            <text:p>31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Ersatz-Stangen</text:p>
          </table:table-cell>
          <table:table-cell table:style-name="ce15" office:value-type="string" calcext:value-type="string">
            <text:p>1,61m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Ersatz-Stangen</text:p>
          </table:table-cell>
          <table:table-cell table:style-name="ce15" office:value-type="string" calcext:value-type="string">
            <text:p>1,76m</text:p>
          </table:table-cell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15" office:value-type="string" calcext:value-type="string">
            <text:p>IU Werkeln</text:p>
          </table:table-cell>
          <table:table-cell table:style-name="ce15" office:value-type="string" calcext:value-type="string">
            <text:p>Zelte</text:p>
          </table:table-cell>
          <table:table-cell table:style-name="ce15" office:value-type="string" calcext:value-type="string">
            <text:p>Ersatz-Stangen</text:p>
          </table:table-cell>
          <table:table-cell table:style-name="ce15" office:value-type="string" calcext:value-type="string">
            <text:p>2,65m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Stück</text:p>
          </table:table-cell>
          <table:table-cell table:style-name="ce31"/>
          <table:table-cell table:style-name="ce15"/>
          <table:table-cell table:style-name="ce46"/>
          <table:table-cell table:style-name="ce5" table:number-columns-repeated="18"/>
          <table:table-cell table:style-name="ce15" table:number-columns-repeated="996"/>
        </table:table-row>
        <table:table-row table:style-name="ro2" table:number-rows-repeated="1048194">
          <table:table-cell table:number-columns-repeated="1024"/>
        </table:table-row>
        <table:table-row table:style-name="ro6" table:number-rows-repeated="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orlage für Ausleihende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6">
          <table:table-cell office:value-type="string" calcext:value-type="string">
            <text:p>Hallo liebes Camp, hier ist die Übersicht wo ihr eure Wünsche eintragen könnt</text:p>
          </table:table-cell>
          <table:table-cell table:number-columns-repeated="12"/>
        </table:table-row>
        <table:table-row table:style-name="ro6" table:number-rows-repeated="3">
          <table:table-cell table:number-columns-repeated="13"/>
        </table:table-row>
        <table:table-row table:style-name="ro6">
          <table:table-cell table:number-columns-repeated="9"/>
          <table:table-cell office:value-type="string" calcext:value-type="string">
            <text:p>HIER ANZAHL EINTRAGEN WAS IHR HABEN WOLLT</text:p>
          </table:table-cell>
          <table:table-cell table:number-columns-repeated="3"/>
        </table:table-row>
        <table:table-row table:style-name="ro7">
          <table:table-cell table:style-name="ce67" table:formula="of:=#REF!" office:value-type="string" office:string-value="" calcext:value-type="error">
            <text:p>#REF!</text:p>
          </table:table-cell>
          <table:table-cell table:style-name="ce67" table:formula="of:=[$'IU Intern Inventur'.A1]" office:value-type="string" office:string-value="Regal" calcext:value-type="string">
            <text:p>Regal</text:p>
          </table:table-cell>
          <table:table-cell table:style-name="ce67" table:formula="of:=[$'IU Intern Inventur'.B1]" office:value-type="string" office:string-value="Kategorie" calcext:value-type="string">
            <text:p>Kategorie</text:p>
          </table:table-cell>
          <table:table-cell table:style-name="ce67" table:formula="of:=[$'IU Intern Inventur'.C1]" office:value-type="string" office:string-value="Thema" calcext:value-type="string">
            <text:p>Thema</text:p>
          </table:table-cell>
          <table:table-cell table:style-name="ce67" table:formula="of:=[$'IU Intern Inventur'.D1]" office:value-type="string" office:string-value="Objekt" calcext:value-type="string">
            <text:p>Objekt</text:p>
          </table:table-cell>
          <table:table-cell table:style-name="ce67" table:formula="of:=[$'IU Intern Inventur'.E1]" office:value-type="string" office:string-value="Art" calcext:value-type="string">
            <text:p>Art</text:p>
          </table:table-cell>
          <table:table-cell table:style-name="ce67" table:formula="of:=[$'IU Intern Inventur'.F1]" office:value-type="string" office:string-value="Zahl" calcext:value-type="string">
            <text:p>Zahl</text:p>
          </table:table-cell>
          <table:table-cell table:style-name="ce67" table:formula="of:=[$'IU Intern Inventur'.G1]" office:value-type="string" office:string-value="Packung" calcext:value-type="string">
            <text:p>Packung</text:p>
          </table:table-cell>
          <table:table-cell table:style-name="ce67" table:formula="of:=[$'IU Intern Inventur'.H1]" office:value-type="string" office:string-value="[kg]" calcext:value-type="string">
            <text:p>[kg]</text:p>
          </table:table-cell>
          <table:table-cell table:style-name="ce67" office:value-type="string" calcext:value-type="string">
            <text:p>Anzahl Ausleihe</text:p>
          </table:table-cell>
          <table:table-cell table:style-name="ce67"/>
          <table:table-cell table:style-name="ce67" office:value-type="string" calcext:value-type="string">
            <text:p>Wo ist das im Lager </text:p>
            <text:p>[Regal]</text:p>
          </table:table-cell>
          <table:table-cell table:style-name="ce67" office:value-type="string" calcext:value-type="string">
            <text:p>Ist eingeladen (dafür Spalte K filtern und hier abhaken)</text:p>
          </table:table-cell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]" office:value-type="string" office:string-value="A" calcext:value-type="string">
            <text:p>A</text:p>
          </table:table-cell>
          <table:table-cell table:formula="of:=[$'IU Intern Inventur'.B2]" office:value-type="string" office:string-value="Sanitär" calcext:value-type="string">
            <text:p>Sanitär</text:p>
          </table:table-cell>
          <table:table-cell table:formula="of:=[$'IU Intern Inventur'.C2]" office:value-type="string" office:string-value="Abwasser" calcext:value-type="string">
            <text:p>Abwasser</text:p>
          </table:table-cell>
          <table:table-cell table:formula="of:=[$'IU Intern Inventur'.D2]" office:value-type="string" office:string-value="HT-Rohre" calcext:value-type="string">
            <text:p>HT-Rohre</text:p>
          </table:table-cell>
          <table:table-cell table:formula="of:=[$'IU Intern Inventur'.E2]" office:value-type="string" office:string-value="&gt;1m DN40 DN75" calcext:value-type="string">
            <text:p>&gt;1m DN40 DN75</text:p>
          </table:table-cell>
          <table:table-cell table:formula="of:=[$'IU Intern Inventur'.F2]" office:value-type="float" office:value="1" calcext:value-type="float">
            <text:p>1</text:p>
          </table:table-cell>
          <table:table-cell table:formula="of:=[$'IU Intern Inventur'.G2]" office:value-type="string" office:string-value="Palette" calcext:value-type="string">
            <text:p>Palette</text:p>
          </table:table-cell>
          <table:table-cell table:formula="of:=[$'IU Intern Inventur'.H2]" office:value-type="float" office:value="0" calcext:value-type="float">
            <text:p>0</text:p>
          </table:table-cell>
          <table:table-cell/>
          <table:table-cell table:formula="of:=[.H7]" office:value-type="string" office:string-value="Palette" calcext:value-type="string">
            <text:p>Palette</text:p>
          </table:table-cell>
          <table:table-cell table:formula="of:=[.B7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]" office:value-type="string" office:string-value="B" calcext:value-type="string">
            <text:p>B</text:p>
          </table:table-cell>
          <table:table-cell table:formula="of:=[$'IU Intern Inventur'.B3]" office:value-type="string" office:string-value="Sanitär" calcext:value-type="string">
            <text:p>Sanitär</text:p>
          </table:table-cell>
          <table:table-cell table:formula="of:=[$'IU Intern Inventur'.C3]" office:value-type="string" office:string-value="Abwasser" calcext:value-type="string">
            <text:p>Abwasser</text:p>
          </table:table-cell>
          <table:table-cell table:formula="of:=[$'IU Intern Inventur'.D3]" office:value-type="string" office:string-value="Pumpe" calcext:value-type="string">
            <text:p>Pumpe</text:p>
          </table:table-cell>
          <table:table-cell table:formula="of:=[$'IU Intern Inventur'.E3]" office:value-type="string" office:string-value="Kreisel" calcext:value-type="string">
            <text:p>Kreisel</text:p>
          </table:table-cell>
          <table:table-cell table:formula="of:=[$'IU Intern Inventur'.F3]" office:value-type="float" office:value="11" calcext:value-type="float">
            <text:p>11</text:p>
          </table:table-cell>
          <table:table-cell table:formula="of:=[$'IU Intern Inventur'.G3]" office:value-type="string" office:string-value="Stück" calcext:value-type="string">
            <text:p>Stück</text:p>
          </table:table-cell>
          <table:table-cell table:formula="of:=[$'IU Intern Inventur'.H3]" office:value-type="float" office:value="0" calcext:value-type="float">
            <text:p>0</text:p>
          </table:table-cell>
          <table:table-cell/>
          <table:table-cell table:formula="of:=[.H8]" office:value-type="string" office:string-value="Stück" calcext:value-type="string">
            <text:p>Stück</text:p>
          </table:table-cell>
          <table:table-cell table:formula="of:=[.B8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]" office:value-type="string" office:string-value="B" calcext:value-type="string">
            <text:p>B</text:p>
          </table:table-cell>
          <table:table-cell table:formula="of:=[$'IU Intern Inventur'.B4]" office:value-type="string" office:string-value="Sanitär" calcext:value-type="string">
            <text:p>Sanitär</text:p>
          </table:table-cell>
          <table:table-cell table:formula="of:=[$'IU Intern Inventur'.C4]" office:value-type="string" office:string-value="Abwasser" calcext:value-type="string">
            <text:p>Abwasser</text:p>
          </table:table-cell>
          <table:table-cell table:formula="of:=[$'IU Intern Inventur'.D4]" office:value-type="string" office:string-value="HT DN 40,75,110" calcext:value-type="string">
            <text:p>HT DN 40,75,110</text:p>
          </table:table-cell>
          <table:table-cell table:formula="of:=[$'IU Intern Inventur'.E4]" office:value-type="string" office:string-value="Ersatzteile" calcext:value-type="string">
            <text:p>Ersatzteile</text:p>
          </table:table-cell>
          <table:table-cell table:formula="of:=[$'IU Intern Inventur'.F4]" office:value-type="float" office:value="8" calcext:value-type="float">
            <text:p>8</text:p>
          </table:table-cell>
          <table:table-cell table:formula="of:=[$'IU Intern Inventur'.G4]" office:value-type="string" office:string-value="Kisten" calcext:value-type="string">
            <text:p>Kisten</text:p>
          </table:table-cell>
          <table:table-cell table:formula="of:=[$'IU Intern Inventur'.H4]" office:value-type="float" office:value="0" calcext:value-type="float">
            <text:p>0</text:p>
          </table:table-cell>
          <table:table-cell/>
          <table:table-cell table:formula="of:=[.H9]" office:value-type="string" office:string-value="Kisten" calcext:value-type="string">
            <text:p>Kisten</text:p>
          </table:table-cell>
          <table:table-cell table:formula="of:=[.B9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]" office:value-type="string" office:string-value="B" calcext:value-type="string">
            <text:p>B</text:p>
          </table:table-cell>
          <table:table-cell table:formula="of:=[$'IU Intern Inventur'.B5]" office:value-type="string" office:string-value="Sanitär" calcext:value-type="string">
            <text:p>Sanitär</text:p>
          </table:table-cell>
          <table:table-cell table:formula="of:=[$'IU Intern Inventur'.C5]" office:value-type="string" office:string-value="Abwasser" calcext:value-type="string">
            <text:p>Abwasser</text:p>
          </table:table-cell>
          <table:table-cell table:formula="of:=[$'IU Intern Inventur'.D5]" office:value-type="string" office:string-value="Pumpe" calcext:value-type="string">
            <text:p>Pumpe</text:p>
          </table:table-cell>
          <table:table-cell table:formula="of:=[$'IU Intern Inventur'.E5]" office:value-type="string" office:string-value="Ersatzteile" calcext:value-type="string">
            <text:p>Ersatzteile</text:p>
          </table:table-cell>
          <table:table-cell table:formula="of:=[$'IU Intern Inventur'.F5]" office:value-type="float" office:value="1" calcext:value-type="float">
            <text:p>1</text:p>
          </table:table-cell>
          <table:table-cell table:formula="of:=[$'IU Intern Inventur'.G5]" office:value-type="string" office:string-value="Kiste" calcext:value-type="string">
            <text:p>Kiste</text:p>
          </table:table-cell>
          <table:table-cell table:formula="of:=[$'IU Intern Inventur'.H5]" office:value-type="float" office:value="0" calcext:value-type="float">
            <text:p>0</text:p>
          </table:table-cell>
          <table:table-cell/>
          <table:table-cell table:formula="of:=[.H10]" office:value-type="string" office:string-value="Kiste" calcext:value-type="string">
            <text:p>Kiste</text:p>
          </table:table-cell>
          <table:table-cell table:formula="of:=[.B10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]" office:value-type="string" office:string-value="B" calcext:value-type="string">
            <text:p>B</text:p>
          </table:table-cell>
          <table:table-cell table:formula="of:=[$'IU Intern Inventur'.B6]" office:value-type="string" office:string-value="Sanitär" calcext:value-type="string">
            <text:p>Sanitär</text:p>
          </table:table-cell>
          <table:table-cell table:formula="of:=[$'IU Intern Inventur'.C6]" office:value-type="string" office:string-value="Abwasser" calcext:value-type="string">
            <text:p>Abwasser</text:p>
          </table:table-cell>
          <table:table-cell table:formula="of:=[$'IU Intern Inventur'.D6]" office:value-type="string" office:string-value="HT DN 50" calcext:value-type="string">
            <text:p>HT DN 50</text:p>
          </table:table-cell>
          <table:table-cell table:formula="of:=[$'IU Intern Inventur'.E6]" office:value-type="string" office:string-value="T-Stücke" calcext:value-type="string">
            <text:p>T-Stücke</text:p>
          </table:table-cell>
          <table:table-cell table:formula="of:=[$'IU Intern Inventur'.F6]" office:value-type="float" office:value="1" calcext:value-type="float">
            <text:p>1</text:p>
          </table:table-cell>
          <table:table-cell table:formula="of:=[$'IU Intern Inventur'.G6]" office:value-type="string" office:string-value="Kiste" calcext:value-type="string">
            <text:p>Kiste</text:p>
          </table:table-cell>
          <table:table-cell table:formula="of:=[$'IU Intern Inventur'.H6]" office:value-type="float" office:value="0" calcext:value-type="float">
            <text:p>0</text:p>
          </table:table-cell>
          <table:table-cell/>
          <table:table-cell table:formula="of:=[.H11]" office:value-type="string" office:string-value="Kiste" calcext:value-type="string">
            <text:p>Kiste</text:p>
          </table:table-cell>
          <table:table-cell table:formula="of:=[.B11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]" office:value-type="string" office:string-value="B" calcext:value-type="string">
            <text:p>B</text:p>
          </table:table-cell>
          <table:table-cell table:formula="of:=[$'IU Intern Inventur'.B7]" office:value-type="string" office:string-value="Sanitär" calcext:value-type="string">
            <text:p>Sanitär</text:p>
          </table:table-cell>
          <table:table-cell table:formula="of:=[$'IU Intern Inventur'.C7]" office:value-type="string" office:string-value="Abwasser" calcext:value-type="string">
            <text:p>Abwasser</text:p>
          </table:table-cell>
          <table:table-cell table:formula="of:=[$'IU Intern Inventur'.D7]" office:value-type="string" office:string-value="HT DN 50" calcext:value-type="string">
            <text:p>HT DN 50</text:p>
          </table:table-cell>
          <table:table-cell table:formula="of:=[$'IU Intern Inventur'.E7]" office:value-type="string" office:string-value="Rohre m. Muffe" calcext:value-type="string">
            <text:p>Rohre m. Muffe</text:p>
          </table:table-cell>
          <table:table-cell table:formula="of:=[$'IU Intern Inventur'.F7]" office:value-type="float" office:value="1" calcext:value-type="float">
            <text:p>1</text:p>
          </table:table-cell>
          <table:table-cell table:formula="of:=[$'IU Intern Inventur'.G7]" office:value-type="string" office:string-value="Kiste" calcext:value-type="string">
            <text:p>Kiste</text:p>
          </table:table-cell>
          <table:table-cell table:formula="of:=[$'IU Intern Inventur'.H7]" office:value-type="float" office:value="0" calcext:value-type="float">
            <text:p>0</text:p>
          </table:table-cell>
          <table:table-cell/>
          <table:table-cell table:formula="of:=[.H12]" office:value-type="string" office:string-value="Kiste" calcext:value-type="string">
            <text:p>Kiste</text:p>
          </table:table-cell>
          <table:table-cell table:formula="of:=[.B12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]" office:value-type="string" office:string-value="B" calcext:value-type="string">
            <text:p>B</text:p>
          </table:table-cell>
          <table:table-cell table:formula="of:=[$'IU Intern Inventur'.B8]" office:value-type="string" office:string-value="Sanitär" calcext:value-type="string">
            <text:p>Sanitär</text:p>
          </table:table-cell>
          <table:table-cell table:formula="of:=[$'IU Intern Inventur'.C8]" office:value-type="string" office:string-value="Abwasser" calcext:value-type="string">
            <text:p>Abwasser</text:p>
          </table:table-cell>
          <table:table-cell table:formula="of:=[$'IU Intern Inventur'.D8]" office:value-type="string" office:string-value="HT DN 50" calcext:value-type="string">
            <text:p>HT DN 50</text:p>
          </table:table-cell>
          <table:table-cell table:formula="of:=[$'IU Intern Inventur'.E8]" office:value-type="string" office:string-value="Rohre grade" calcext:value-type="string">
            <text:p>Rohre grade</text:p>
          </table:table-cell>
          <table:table-cell table:formula="of:=[$'IU Intern Inventur'.F8]" office:value-type="float" office:value="1" calcext:value-type="float">
            <text:p>1</text:p>
          </table:table-cell>
          <table:table-cell table:formula="of:=[$'IU Intern Inventur'.G8]" office:value-type="string" office:string-value="Kiste" calcext:value-type="string">
            <text:p>Kiste</text:p>
          </table:table-cell>
          <table:table-cell table:formula="of:=[$'IU Intern Inventur'.H8]" office:value-type="float" office:value="0" calcext:value-type="float">
            <text:p>0</text:p>
          </table:table-cell>
          <table:table-cell/>
          <table:table-cell table:formula="of:=[.H13]" office:value-type="string" office:string-value="Kiste" calcext:value-type="string">
            <text:p>Kiste</text:p>
          </table:table-cell>
          <table:table-cell table:formula="of:=[.B13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]" office:value-type="string" office:string-value="B" calcext:value-type="string">
            <text:p>B</text:p>
          </table:table-cell>
          <table:table-cell table:formula="of:=[$'IU Intern Inventur'.B9]" office:value-type="string" office:string-value="Sanitär" calcext:value-type="string">
            <text:p>Sanitär</text:p>
          </table:table-cell>
          <table:table-cell table:formula="of:=[$'IU Intern Inventur'.C9]" office:value-type="string" office:string-value="Abwasser" calcext:value-type="string">
            <text:p>Abwasser</text:p>
          </table:table-cell>
          <table:table-cell table:formula="of:=[$'IU Intern Inventur'.D9]" office:value-type="string" office:string-value="HT DN 50" calcext:value-type="string">
            <text:p>HT DN 50</text:p>
          </table:table-cell>
          <table:table-cell table:formula="of:=[$'IU Intern Inventur'.E9]" office:value-type="string" office:string-value="Ecke 90°" calcext:value-type="string">
            <text:p>Ecke 90°</text:p>
          </table:table-cell>
          <table:table-cell table:formula="of:=[$'IU Intern Inventur'.F9]" office:value-type="float" office:value="1" calcext:value-type="float">
            <text:p>1</text:p>
          </table:table-cell>
          <table:table-cell table:formula="of:=[$'IU Intern Inventur'.G9]" office:value-type="string" office:string-value="Kiste" calcext:value-type="string">
            <text:p>Kiste</text:p>
          </table:table-cell>
          <table:table-cell table:formula="of:=[$'IU Intern Inventur'.H9]" office:value-type="float" office:value="0" calcext:value-type="float">
            <text:p>0</text:p>
          </table:table-cell>
          <table:table-cell/>
          <table:table-cell table:formula="of:=[.H14]" office:value-type="string" office:string-value="Kiste" calcext:value-type="string">
            <text:p>Kiste</text:p>
          </table:table-cell>
          <table:table-cell table:formula="of:=[.B14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]" office:value-type="string" office:string-value="B" calcext:value-type="string">
            <text:p>B</text:p>
          </table:table-cell>
          <table:table-cell table:formula="of:=[$'IU Intern Inventur'.B10]" office:value-type="string" office:string-value="Sanitär" calcext:value-type="string">
            <text:p>Sanitär</text:p>
          </table:table-cell>
          <table:table-cell table:formula="of:=[$'IU Intern Inventur'.C10]" office:value-type="string" office:string-value="Abwasser" calcext:value-type="string">
            <text:p>Abwasser</text:p>
          </table:table-cell>
          <table:table-cell table:formula="of:=[$'IU Intern Inventur'.D10]" office:value-type="string" office:string-value="HT DN 50" calcext:value-type="string">
            <text:p>HT DN 50</text:p>
          </table:table-cell>
          <table:table-cell table:formula="of:=[$'IU Intern Inventur'.E10]" office:value-type="string" office:string-value="Ecke versch. Wi." calcext:value-type="string">
            <text:p>Ecke versch. Wi.</text:p>
          </table:table-cell>
          <table:table-cell table:formula="of:=[$'IU Intern Inventur'.F10]" office:value-type="float" office:value="1" calcext:value-type="float">
            <text:p>1</text:p>
          </table:table-cell>
          <table:table-cell table:formula="of:=[$'IU Intern Inventur'.G10]" office:value-type="string" office:string-value="Kiste" calcext:value-type="string">
            <text:p>Kiste</text:p>
          </table:table-cell>
          <table:table-cell table:formula="of:=[$'IU Intern Inventur'.H10]" office:value-type="float" office:value="0" calcext:value-type="float">
            <text:p>0</text:p>
          </table:table-cell>
          <table:table-cell/>
          <table:table-cell table:formula="of:=[.H15]" office:value-type="string" office:string-value="Kiste" calcext:value-type="string">
            <text:p>Kiste</text:p>
          </table:table-cell>
          <table:table-cell table:formula="of:=[.B15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]" office:value-type="string" office:string-value="B" calcext:value-type="string">
            <text:p>B</text:p>
          </table:table-cell>
          <table:table-cell table:formula="of:=[$'IU Intern Inventur'.B11]" office:value-type="string" office:string-value="Sanitär" calcext:value-type="string">
            <text:p>Sanitär</text:p>
          </table:table-cell>
          <table:table-cell table:formula="of:=[$'IU Intern Inventur'.C11]" office:value-type="string" office:string-value="Abwasser" calcext:value-type="string">
            <text:p>Abwasser</text:p>
          </table:table-cell>
          <table:table-cell table:formula="of:=[$'IU Intern Inventur'.D11]" office:value-type="string" office:string-value="HT DN 50" calcext:value-type="string">
            <text:p>HT DN 50</text:p>
          </table:table-cell>
          <table:table-cell table:formula="of:=[$'IU Intern Inventur'.E11]" office:value-type="string" office:string-value="Muffen &amp; Sonder" calcext:value-type="string">
            <text:p>Muffen &amp; Sonder</text:p>
          </table:table-cell>
          <table:table-cell table:formula="of:=[$'IU Intern Inventur'.F11]" office:value-type="float" office:value="1" calcext:value-type="float">
            <text:p>1</text:p>
          </table:table-cell>
          <table:table-cell table:formula="of:=[$'IU Intern Inventur'.G11]" office:value-type="string" office:string-value="Kiste" calcext:value-type="string">
            <text:p>Kiste</text:p>
          </table:table-cell>
          <table:table-cell table:formula="of:=[$'IU Intern Inventur'.H11]" office:value-type="float" office:value="0" calcext:value-type="float">
            <text:p>0</text:p>
          </table:table-cell>
          <table:table-cell/>
          <table:table-cell table:formula="of:=[.H16]" office:value-type="string" office:string-value="Kiste" calcext:value-type="string">
            <text:p>Kiste</text:p>
          </table:table-cell>
          <table:table-cell table:formula="of:=[.B16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]" office:value-type="string" office:string-value="B" calcext:value-type="string">
            <text:p>B</text:p>
          </table:table-cell>
          <table:table-cell table:formula="of:=[$'IU Intern Inventur'.B12]" office:value-type="string" office:string-value="Sanitär" calcext:value-type="string">
            <text:p>Sanitär</text:p>
          </table:table-cell>
          <table:table-cell table:formula="of:=[$'IU Intern Inventur'.C12]" office:value-type="string" office:string-value="Abwasser" calcext:value-type="string">
            <text:p>Abwasser</text:p>
          </table:table-cell>
          <table:table-cell table:formula="of:=[$'IU Intern Inventur'.D12]" office:value-type="string" office:string-value="HT DN 50" calcext:value-type="string">
            <text:p>HT DN 50</text:p>
          </table:table-cell>
          <table:table-cell table:formula="of:=[$'IU Intern Inventur'.E12]" office:value-type="string" office:string-value="Y-Stücke" calcext:value-type="string">
            <text:p>Y-Stücke</text:p>
          </table:table-cell>
          <table:table-cell table:formula="of:=[$'IU Intern Inventur'.F12]" office:value-type="float" office:value="1" calcext:value-type="float">
            <text:p>1</text:p>
          </table:table-cell>
          <table:table-cell table:formula="of:=[$'IU Intern Inventur'.G12]" office:value-type="string" office:string-value="Kiste" calcext:value-type="string">
            <text:p>Kiste</text:p>
          </table:table-cell>
          <table:table-cell table:formula="of:=[$'IU Intern Inventur'.H12]" office:value-type="float" office:value="0" calcext:value-type="float">
            <text:p>0</text:p>
          </table:table-cell>
          <table:table-cell/>
          <table:table-cell table:formula="of:=[.H17]" office:value-type="string" office:string-value="Kiste" calcext:value-type="string">
            <text:p>Kiste</text:p>
          </table:table-cell>
          <table:table-cell table:formula="of:=[.B17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]" office:value-type="string" office:string-value="B" calcext:value-type="string">
            <text:p>B</text:p>
          </table:table-cell>
          <table:table-cell table:formula="of:=[$'IU Intern Inventur'.B13]" office:value-type="string" office:string-value="Sanitär" calcext:value-type="string">
            <text:p>Sanitär</text:p>
          </table:table-cell>
          <table:table-cell table:formula="of:=[$'IU Intern Inventur'.C13]" office:value-type="string" office:string-value="Abwasser" calcext:value-type="string">
            <text:p>Abwasser</text:p>
          </table:table-cell>
          <table:table-cell table:formula="of:=[$'IU Intern Inventur'.D13]" office:value-type="string" office:string-value="Schläuche" calcext:value-type="string">
            <text:p>Schläuche</text:p>
          </table:table-cell>
          <table:table-cell table:formula="of:=[$'IU Intern Inventur'.E13]" office:value-type="string" office:string-value="Überbrückung" calcext:value-type="string">
            <text:p>Überbrückung</text:p>
          </table:table-cell>
          <table:table-cell table:formula="of:=[$'IU Intern Inventur'.F13]" office:value-type="float" office:value="1" calcext:value-type="float">
            <text:p>1</text:p>
          </table:table-cell>
          <table:table-cell table:formula="of:=[$'IU Intern Inventur'.G13]" office:value-type="string" office:string-value="Kiste" calcext:value-type="string">
            <text:p>Kiste</text:p>
          </table:table-cell>
          <table:table-cell table:formula="of:=[$'IU Intern Inventur'.H13]" office:value-type="float" office:value="0" calcext:value-type="float">
            <text:p>0</text:p>
          </table:table-cell>
          <table:table-cell/>
          <table:table-cell table:formula="of:=[.H18]" office:value-type="string" office:string-value="Kiste" calcext:value-type="string">
            <text:p>Kiste</text:p>
          </table:table-cell>
          <table:table-cell table:formula="of:=[.B18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]" office:value-type="string" office:string-value="B" calcext:value-type="string">
            <text:p>B</text:p>
          </table:table-cell>
          <table:table-cell table:formula="of:=[$'IU Intern Inventur'.B14]" office:value-type="string" office:string-value="Sanitär" calcext:value-type="string">
            <text:p>Sanitär</text:p>
          </table:table-cell>
          <table:table-cell table:formula="of:=[$'IU Intern Inventur'.C14]" office:value-type="string" office:string-value="Abwasser" calcext:value-type="string">
            <text:p>Abwasser</text:p>
          </table:table-cell>
          <table:table-cell table:formula="of:=[$'IU Intern Inventur'.D14]" office:value-type="string" office:string-value="Waschbecken" calcext:value-type="string">
            <text:p>Waschbecken</text:p>
          </table:table-cell>
          <table:table-cell table:formula="of:=[$'IU Intern Inventur'.E14]" office:value-type="string" office:string-value="Abflüsse Basteln" calcext:value-type="string">
            <text:p>Abflüsse Basteln</text:p>
          </table:table-cell>
          <table:table-cell table:formula="of:=[$'IU Intern Inventur'.F14]" office:value-type="float" office:value="1" calcext:value-type="float">
            <text:p>1</text:p>
          </table:table-cell>
          <table:table-cell table:formula="of:=[$'IU Intern Inventur'.G14]" office:value-type="string" office:string-value="Kiste" calcext:value-type="string">
            <text:p>Kiste</text:p>
          </table:table-cell>
          <table:table-cell table:formula="of:=[$'IU Intern Inventur'.H14]" office:value-type="float" office:value="0" calcext:value-type="float">
            <text:p>0</text:p>
          </table:table-cell>
          <table:table-cell/>
          <table:table-cell table:formula="of:=[.H19]" office:value-type="string" office:string-value="Kiste" calcext:value-type="string">
            <text:p>Kiste</text:p>
          </table:table-cell>
          <table:table-cell table:formula="of:=[.B19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]" office:value-type="string" office:string-value="B" calcext:value-type="string">
            <text:p>B</text:p>
          </table:table-cell>
          <table:table-cell table:formula="of:=[$'IU Intern Inventur'.B15]" office:value-type="string" office:string-value="Sanitär" calcext:value-type="string">
            <text:p>Sanitär</text:p>
          </table:table-cell>
          <table:table-cell table:formula="of:=[$'IU Intern Inventur'.C15]" office:value-type="string" office:string-value="Abwasser" calcext:value-type="string">
            <text:p>Abwasser</text:p>
          </table:table-cell>
          <table:table-cell table:formula="of:=[$'IU Intern Inventur'.D15]" office:value-type="string" office:string-value="IBC" calcext:value-type="string">
            <text:p>IBC</text:p>
          </table:table-cell>
          <table:table-cell table:formula="of:=[$'IU Intern Inventur'.E15]" office:value-type="string" office:string-value="Anschlüsse" calcext:value-type="string">
            <text:p>Anschlüsse</text:p>
          </table:table-cell>
          <table:table-cell table:formula="of:=[$'IU Intern Inventur'.F15]" office:value-type="float" office:value="1" calcext:value-type="float">
            <text:p>1</text:p>
          </table:table-cell>
          <table:table-cell table:formula="of:=[$'IU Intern Inventur'.G15]" office:value-type="string" office:string-value="Kiste" calcext:value-type="string">
            <text:p>Kiste</text:p>
          </table:table-cell>
          <table:table-cell table:formula="of:=[$'IU Intern Inventur'.H15]" office:value-type="float" office:value="0" calcext:value-type="float">
            <text:p>0</text:p>
          </table:table-cell>
          <table:table-cell/>
          <table:table-cell table:formula="of:=[.H20]" office:value-type="string" office:string-value="Kiste" calcext:value-type="string">
            <text:p>Kiste</text:p>
          </table:table-cell>
          <table:table-cell table:formula="of:=[.B20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]" office:value-type="string" office:string-value="B" calcext:value-type="string">
            <text:p>B</text:p>
          </table:table-cell>
          <table:table-cell table:formula="of:=[$'IU Intern Inventur'.B16]" office:value-type="string" office:string-value="Sanitär" calcext:value-type="string">
            <text:p>Sanitär</text:p>
          </table:table-cell>
          <table:table-cell table:formula="of:=[$'IU Intern Inventur'.C16]" office:value-type="string" office:string-value="Abwasser" calcext:value-type="string">
            <text:p>Abwasser</text:p>
          </table:table-cell>
          <table:table-cell table:formula="of:=[$'IU Intern Inventur'.D16]" office:value-type="string" office:string-value="IBC" calcext:value-type="string">
            <text:p>IBC</text:p>
          </table:table-cell>
          <table:table-cell table:formula="of:=[$'IU Intern Inventur'.E16]" office:value-type="string" office:string-value="Fettabscheider" calcext:value-type="string">
            <text:p>Fettabscheider</text:p>
          </table:table-cell>
          <table:table-cell table:formula="of:=[$'IU Intern Inventur'.F16]" office:value-type="float" office:value="1" calcext:value-type="float">
            <text:p>1</text:p>
          </table:table-cell>
          <table:table-cell table:formula="of:=[$'IU Intern Inventur'.G16]" office:value-type="string" office:string-value="Kiste" calcext:value-type="string">
            <text:p>Kiste</text:p>
          </table:table-cell>
          <table:table-cell table:formula="of:=[$'IU Intern Inventur'.H16]" office:value-type="float" office:value="0" calcext:value-type="float">
            <text:p>0</text:p>
          </table:table-cell>
          <table:table-cell/>
          <table:table-cell table:formula="of:=[.H21]" office:value-type="string" office:string-value="Kiste" calcext:value-type="string">
            <text:p>Kiste</text:p>
          </table:table-cell>
          <table:table-cell table:formula="of:=[.B21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7]" office:value-type="string" office:string-value="B" calcext:value-type="string">
            <text:p>B</text:p>
          </table:table-cell>
          <table:table-cell table:formula="of:=[$'IU Intern Inventur'.B17]" office:value-type="string" office:string-value="Sanitär" calcext:value-type="string">
            <text:p>Sanitär</text:p>
          </table:table-cell>
          <table:table-cell table:formula="of:=[$'IU Intern Inventur'.C17]" office:value-type="string" office:string-value="Abwasser" calcext:value-type="string">
            <text:p>Abwasser</text:p>
          </table:table-cell>
          <table:table-cell table:formula="of:=[$'IU Intern Inventur'.D17]" office:value-type="string" office:string-value="Abflüsse" calcext:value-type="string">
            <text:p>Abflüsse</text:p>
          </table:table-cell>
          <table:table-cell table:formula="of:=[$'IU Intern Inventur'.E17]" office:value-type="string" office:string-value="Durchbrüche" calcext:value-type="string">
            <text:p>Durchbrüche</text:p>
          </table:table-cell>
          <table:table-cell table:formula="of:=[$'IU Intern Inventur'.F17]" office:value-type="float" office:value="1" calcext:value-type="float">
            <text:p>1</text:p>
          </table:table-cell>
          <table:table-cell table:formula="of:=[$'IU Intern Inventur'.G17]" office:value-type="string" office:string-value="Kiste" calcext:value-type="string">
            <text:p>Kiste</text:p>
          </table:table-cell>
          <table:table-cell table:formula="of:=[$'IU Intern Inventur'.H17]" office:value-type="float" office:value="0" calcext:value-type="float">
            <text:p>0</text:p>
          </table:table-cell>
          <table:table-cell/>
          <table:table-cell table:formula="of:=[.H22]" office:value-type="string" office:string-value="Kiste" calcext:value-type="string">
            <text:p>Kiste</text:p>
          </table:table-cell>
          <table:table-cell table:formula="of:=[.B22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]" office:value-type="string" office:string-value="B" calcext:value-type="string">
            <text:p>B</text:p>
          </table:table-cell>
          <table:table-cell table:formula="of:=[$'IU Intern Inventur'.B18]" office:value-type="string" office:string-value="Sanitär" calcext:value-type="string">
            <text:p>Sanitär</text:p>
          </table:table-cell>
          <table:table-cell table:formula="of:=[$'IU Intern Inventur'.C18]" office:value-type="string" office:string-value="Abwasser" calcext:value-type="string">
            <text:p>Abwasser</text:p>
          </table:table-cell>
          <table:table-cell table:formula="of:=[$'IU Intern Inventur'.D18]" office:value-type="string" office:string-value="Verbinder" calcext:value-type="string">
            <text:p>Verbinder</text:p>
          </table:table-cell>
          <table:table-cell table:formula="of:=[$'IU Intern Inventur'.E18]" office:value-type="string" office:string-value="versch. Auch IBC" calcext:value-type="string">
            <text:p>versch. Auch IBC</text:p>
          </table:table-cell>
          <table:table-cell table:formula="of:=[$'IU Intern Inventur'.F18]" office:value-type="float" office:value="1" calcext:value-type="float">
            <text:p>1</text:p>
          </table:table-cell>
          <table:table-cell table:formula="of:=[$'IU Intern Inventur'.G18]" office:value-type="string" office:string-value="Kiste" calcext:value-type="string">
            <text:p>Kiste</text:p>
          </table:table-cell>
          <table:table-cell table:formula="of:=[$'IU Intern Inventur'.H18]" office:value-type="float" office:value="0" calcext:value-type="float">
            <text:p>0</text:p>
          </table:table-cell>
          <table:table-cell/>
          <table:table-cell table:formula="of:=[.H23]" office:value-type="string" office:string-value="Kiste" calcext:value-type="string">
            <text:p>Kiste</text:p>
          </table:table-cell>
          <table:table-cell table:formula="of:=[.B23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]" office:value-type="string" office:string-value="B" calcext:value-type="string">
            <text:p>B</text:p>
          </table:table-cell>
          <table:table-cell table:formula="of:=[$'IU Intern Inventur'.B19]" office:value-type="string" office:string-value="Sanitär" calcext:value-type="string">
            <text:p>Sanitär</text:p>
          </table:table-cell>
          <table:table-cell table:formula="of:=[$'IU Intern Inventur'.C19]" office:value-type="string" office:string-value="Abwasser" calcext:value-type="string">
            <text:p>Abwasser</text:p>
          </table:table-cell>
          <table:table-cell table:formula="of:=[$'IU Intern Inventur'.D19]" office:value-type="string" office:string-value="HT DN 50" calcext:value-type="string">
            <text:p>HT DN 50</text:p>
          </table:table-cell>
          <table:table-cell table:formula="of:=[$'IU Intern Inventur'.E19]" office:value-type="string" office:string-value="Rohre " calcext:value-type="string">
            <text:p>Rohre </text:p>
          </table:table-cell>
          <table:table-cell table:formula="of:=[$'IU Intern Inventur'.F19]" office:value-type="float" office:value="1" calcext:value-type="float">
            <text:p>1</text:p>
          </table:table-cell>
          <table:table-cell table:formula="of:=[$'IU Intern Inventur'.G19]" office:value-type="string" office:string-value="Palette" calcext:value-type="string">
            <text:p>Palette</text:p>
          </table:table-cell>
          <table:table-cell table:formula="of:=[$'IU Intern Inventur'.H19]" office:value-type="float" office:value="0" calcext:value-type="float">
            <text:p>0</text:p>
          </table:table-cell>
          <table:table-cell/>
          <table:table-cell table:formula="of:=[.H24]" office:value-type="string" office:string-value="Palette" calcext:value-type="string">
            <text:p>Palette</text:p>
          </table:table-cell>
          <table:table-cell table:formula="of:=[.B24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]" office:value-type="string" office:string-value="C" calcext:value-type="string">
            <text:p>C</text:p>
          </table:table-cell>
          <table:table-cell table:formula="of:=[$'IU Intern Inventur'.B20]" office:value-type="string" office:string-value="Sanitär" calcext:value-type="string">
            <text:p>Sanitär</text:p>
          </table:table-cell>
          <table:table-cell table:formula="of:=[$'IU Intern Inventur'.C20]" office:value-type="string" office:string-value="Abwasser" calcext:value-type="string">
            <text:p>Abwasser</text:p>
          </table:table-cell>
          <table:table-cell table:formula="of:=[$'IU Intern Inventur'.D20]" office:value-type="string" office:string-value="HT DN50 Rohr" calcext:value-type="string">
            <text:p>HT DN50 Rohr</text:p>
          </table:table-cell>
          <table:table-cell table:formula="of:=[$'IU Intern Inventur'.E20]" office:value-type="string" office:string-value="1,20m" calcext:value-type="string">
            <text:p>1,20m</text:p>
          </table:table-cell>
          <table:table-cell table:formula="of:=[$'IU Intern Inventur'.F20]" office:value-type="float" office:value="30" calcext:value-type="float">
            <text:p>30</text:p>
          </table:table-cell>
          <table:table-cell table:formula="of:=[$'IU Intern Inventur'.G20]" office:value-type="string" office:string-value="Stück" calcext:value-type="string">
            <text:p>Stück</text:p>
          </table:table-cell>
          <table:table-cell table:formula="of:=[$'IU Intern Inventur'.H20]" office:value-type="float" office:value="0" calcext:value-type="float">
            <text:p>0</text:p>
          </table:table-cell>
          <table:table-cell/>
          <table:table-cell table:formula="of:=[.H25]" office:value-type="string" office:string-value="Stück" calcext:value-type="string">
            <text:p>Stück</text:p>
          </table:table-cell>
          <table:table-cell table:formula="of:=[.B25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]" office:value-type="string" office:string-value="S" calcext:value-type="string">
            <text:p>S</text:p>
          </table:table-cell>
          <table:table-cell table:formula="of:=[$'IU Intern Inventur'.B21]" office:value-type="string" office:string-value="Sanitär" calcext:value-type="string">
            <text:p>Sanitär</text:p>
          </table:table-cell>
          <table:table-cell table:formula="of:=[$'IU Intern Inventur'.C21]" office:value-type="string" office:string-value="Abwasser" calcext:value-type="string">
            <text:p>Abwasser</text:p>
          </table:table-cell>
          <table:table-cell table:formula="of:=[$'IU Intern Inventur'.D21]" office:value-type="string" office:string-value="GeKa Schlauch" calcext:value-type="string">
            <text:p>GeKa Schlauch</text:p>
          </table:table-cell>
          <table:table-cell table:formula="of:=[$'IU Intern Inventur'.E21]" office:value-type="string" office:string-value="25m" calcext:value-type="string">
            <text:p>25m</text:p>
          </table:table-cell>
          <table:table-cell table:formula="of:=[$'IU Intern Inventur'.F21]" office:value-type="float" office:value="5" calcext:value-type="float">
            <text:p>5</text:p>
          </table:table-cell>
          <table:table-cell table:formula="of:=[$'IU Intern Inventur'.G21]" office:value-type="string" office:string-value="Stück" calcext:value-type="string">
            <text:p>Stück</text:p>
          </table:table-cell>
          <table:table-cell table:formula="of:=[$'IU Intern Inventur'.H21]" office:value-type="float" office:value="0" calcext:value-type="float">
            <text:p>0</text:p>
          </table:table-cell>
          <table:table-cell/>
          <table:table-cell table:formula="of:=[.H26]" office:value-type="string" office:string-value="Stück" calcext:value-type="string">
            <text:p>Stück</text:p>
          </table:table-cell>
          <table:table-cell table:formula="of:=[.B26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]" office:value-type="string" office:string-value="S" calcext:value-type="string">
            <text:p>S</text:p>
          </table:table-cell>
          <table:table-cell table:formula="of:=[$'IU Intern Inventur'.B22]" office:value-type="string" office:string-value="Sanitär" calcext:value-type="string">
            <text:p>Sanitär</text:p>
          </table:table-cell>
          <table:table-cell table:formula="of:=[$'IU Intern Inventur'.C22]" office:value-type="string" office:string-value="Abwasser" calcext:value-type="string">
            <text:p>Abwasser</text:p>
          </table:table-cell>
          <table:table-cell table:formula="of:=[$'IU Intern Inventur'.D22]" office:value-type="string" office:string-value="GeKa Schlauch" calcext:value-type="string">
            <text:p>GeKa Schlauch</text:p>
          </table:table-cell>
          <table:table-cell table:formula="of:=[$'IU Intern Inventur'.E22]" office:value-type="string" office:string-value="3m" calcext:value-type="string">
            <text:p>3m</text:p>
          </table:table-cell>
          <table:table-cell table:formula="of:=[$'IU Intern Inventur'.F22]" office:value-type="float" office:value="1" calcext:value-type="float">
            <text:p>1</text:p>
          </table:table-cell>
          <table:table-cell table:formula="of:=[$'IU Intern Inventur'.G22]" office:value-type="string" office:string-value="Stück" calcext:value-type="string">
            <text:p>Stück</text:p>
          </table:table-cell>
          <table:table-cell table:formula="of:=[$'IU Intern Inventur'.H22]" office:value-type="float" office:value="0" calcext:value-type="float">
            <text:p>0</text:p>
          </table:table-cell>
          <table:table-cell/>
          <table:table-cell table:formula="of:=[.H27]" office:value-type="string" office:string-value="Stück" calcext:value-type="string">
            <text:p>Stück</text:p>
          </table:table-cell>
          <table:table-cell table:formula="of:=[.B27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]" office:value-type="string" office:string-value="S" calcext:value-type="string">
            <text:p>S</text:p>
          </table:table-cell>
          <table:table-cell table:formula="of:=[$'IU Intern Inventur'.B23]" office:value-type="string" office:string-value="Sanitär" calcext:value-type="string">
            <text:p>Sanitär</text:p>
          </table:table-cell>
          <table:table-cell table:formula="of:=[$'IU Intern Inventur'.C23]" office:value-type="string" office:string-value="Abwasser" calcext:value-type="string">
            <text:p>Abwasser</text:p>
          </table:table-cell>
          <table:table-cell table:formula="of:=[$'IU Intern Inventur'.D23]" office:value-type="string" office:string-value="GeKa Schlauch" calcext:value-type="string">
            <text:p>GeKa Schlauch</text:p>
          </table:table-cell>
          <table:table-cell table:formula="of:=[$'IU Intern Inventur'.E23]" office:value-type="string" office:string-value="10m" calcext:value-type="string">
            <text:p>10m</text:p>
          </table:table-cell>
          <table:table-cell table:formula="of:=[$'IU Intern Inventur'.F23]" office:value-type="float" office:value="1" calcext:value-type="float">
            <text:p>1</text:p>
          </table:table-cell>
          <table:table-cell table:formula="of:=[$'IU Intern Inventur'.G23]" office:value-type="string" office:string-value="Stück" calcext:value-type="string">
            <text:p>Stück</text:p>
          </table:table-cell>
          <table:table-cell table:formula="of:=[$'IU Intern Inventur'.H23]" office:value-type="float" office:value="0" calcext:value-type="float">
            <text:p>0</text:p>
          </table:table-cell>
          <table:table-cell/>
          <table:table-cell table:formula="of:=[.H28]" office:value-type="string" office:string-value="Stück" calcext:value-type="string">
            <text:p>Stück</text:p>
          </table:table-cell>
          <table:table-cell table:formula="of:=[.B28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]" office:value-type="string" office:string-value="S" calcext:value-type="string">
            <text:p>S</text:p>
          </table:table-cell>
          <table:table-cell table:formula="of:=[$'IU Intern Inventur'.B24]" office:value-type="string" office:string-value="Sanitär" calcext:value-type="string">
            <text:p>Sanitär</text:p>
          </table:table-cell>
          <table:table-cell table:formula="of:=[$'IU Intern Inventur'.C24]" office:value-type="string" office:string-value="Abwasser" calcext:value-type="string">
            <text:p>Abwasser</text:p>
          </table:table-cell>
          <table:table-cell table:formula="of:=[$'IU Intern Inventur'.D24]" office:value-type="string" office:string-value="GeKa Schlauch" calcext:value-type="string">
            <text:p>GeKa Schlauch</text:p>
          </table:table-cell>
          <table:table-cell table:formula="of:=[$'IU Intern Inventur'.E24]" office:value-type="string" office:string-value="50m" calcext:value-type="string">
            <text:p>50m</text:p>
          </table:table-cell>
          <table:table-cell table:formula="of:=[$'IU Intern Inventur'.F24]" office:value-type="float" office:value="1" calcext:value-type="float">
            <text:p>1</text:p>
          </table:table-cell>
          <table:table-cell table:formula="of:=[$'IU Intern Inventur'.G24]" office:value-type="string" office:string-value="Stück" calcext:value-type="string">
            <text:p>Stück</text:p>
          </table:table-cell>
          <table:table-cell table:formula="of:=[$'IU Intern Inventur'.H24]" office:value-type="float" office:value="0" calcext:value-type="float">
            <text:p>0</text:p>
          </table:table-cell>
          <table:table-cell/>
          <table:table-cell table:formula="of:=[.H29]" office:value-type="string" office:string-value="Stück" calcext:value-type="string">
            <text:p>Stück</text:p>
          </table:table-cell>
          <table:table-cell table:formula="of:=[.B29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]" office:value-type="string" office:string-value="S" calcext:value-type="string">
            <text:p>S</text:p>
          </table:table-cell>
          <table:table-cell table:formula="of:=[$'IU Intern Inventur'.B25]" office:value-type="string" office:string-value="Sanitär" calcext:value-type="string">
            <text:p>Sanitär</text:p>
          </table:table-cell>
          <table:table-cell table:formula="of:=[$'IU Intern Inventur'.C25]" office:value-type="string" office:string-value="Abwasser" calcext:value-type="string">
            <text:p>Abwasser</text:p>
          </table:table-cell>
          <table:table-cell table:formula="of:=[$'IU Intern Inventur'.D25]" office:value-type="string" office:string-value="IBC" calcext:value-type="string">
            <text:p>IBC</text:p>
          </table:table-cell>
          <table:table-cell table:formula="of:=[$'IU Intern Inventur'.E25]" office:value-type="string" office:string-value="Abwasser-IBC" calcext:value-type="string">
            <text:p>Abwasser-IBC</text:p>
          </table:table-cell>
          <table:table-cell table:formula="of:=[$'IU Intern Inventur'.F25]" office:value-type="float" office:value="4" calcext:value-type="float">
            <text:p>4</text:p>
          </table:table-cell>
          <table:table-cell table:formula="of:=[$'IU Intern Inventur'.G25]" office:value-type="string" office:string-value="Stück" calcext:value-type="string">
            <text:p>Stück</text:p>
          </table:table-cell>
          <table:table-cell table:formula="of:=[$'IU Intern Inventur'.H25]" office:value-type="float" office:value="0" calcext:value-type="float">
            <text:p>0</text:p>
          </table:table-cell>
          <table:table-cell/>
          <table:table-cell table:formula="of:=[.H30]" office:value-type="string" office:string-value="Stück" calcext:value-type="string">
            <text:p>Stück</text:p>
          </table:table-cell>
          <table:table-cell table:formula="of:=[.B30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]" office:value-type="string" office:string-value="A" calcext:value-type="string">
            <text:p>A</text:p>
          </table:table-cell>
          <table:table-cell table:formula="of:=[$'IU Intern Inventur'.B26]" office:value-type="string" office:string-value="Material" calcext:value-type="string">
            <text:p>Material</text:p>
          </table:table-cell>
          <table:table-cell table:formula="of:=[$'IU Intern Inventur'.C26]" office:value-type="string" office:string-value="Aktion" calcext:value-type="string">
            <text:p>Aktion</text:p>
          </table:table-cell>
          <table:table-cell table:formula="of:=[$'IU Intern Inventur'.D26]" office:value-type="string" office:string-value="Sprühkreide" calcext:value-type="string">
            <text:p>Sprühkreide</text:p>
          </table:table-cell>
          <table:table-cell table:formula="of:=[$'IU Intern Inventur'.E26]" office:value-type="float" office:value="0" calcext:value-type="float">
            <text:p>0</text:p>
          </table:table-cell>
          <table:table-cell table:formula="of:=[$'IU Intern Inventur'.F26]" office:value-type="float" office:value="1" calcext:value-type="float">
            <text:p>1</text:p>
          </table:table-cell>
          <table:table-cell table:formula="of:=[$'IU Intern Inventur'.G26]" office:value-type="string" office:string-value="Kiste" calcext:value-type="string">
            <text:p>Kiste</text:p>
          </table:table-cell>
          <table:table-cell table:formula="of:=[$'IU Intern Inventur'.H26]" office:value-type="float" office:value="0" calcext:value-type="float">
            <text:p>0</text:p>
          </table:table-cell>
          <table:table-cell/>
          <table:table-cell table:formula="of:=[.H31]" office:value-type="string" office:string-value="Kiste" calcext:value-type="string">
            <text:p>Kiste</text:p>
          </table:table-cell>
          <table:table-cell table:formula="of:=[.B31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]" office:value-type="string" office:string-value="A" calcext:value-type="string">
            <text:p>A</text:p>
          </table:table-cell>
          <table:table-cell table:formula="of:=[$'IU Intern Inventur'.B27]" office:value-type="string" office:string-value="Material" calcext:value-type="string">
            <text:p>Material</text:p>
          </table:table-cell>
          <table:table-cell table:formula="of:=[$'IU Intern Inventur'.C27]" office:value-type="string" office:string-value="Aktion" calcext:value-type="string">
            <text:p>Aktion</text:p>
          </table:table-cell>
          <table:table-cell table:formula="of:=[$'IU Intern Inventur'.D27]" office:value-type="string" office:string-value="Pinsel + Farbroller" calcext:value-type="string">
            <text:p>Pinsel + Farbroller</text:p>
          </table:table-cell>
          <table:table-cell table:formula="of:=[$'IU Intern Inventur'.E27]" office:value-type="float" office:value="0" calcext:value-type="float">
            <text:p>0</text:p>
          </table:table-cell>
          <table:table-cell table:formula="of:=[$'IU Intern Inventur'.F27]" office:value-type="float" office:value="1" calcext:value-type="float">
            <text:p>1</text:p>
          </table:table-cell>
          <table:table-cell table:formula="of:=[$'IU Intern Inventur'.G27]" office:value-type="string" office:string-value="Kiste" calcext:value-type="string">
            <text:p>Kiste</text:p>
          </table:table-cell>
          <table:table-cell table:formula="of:=[$'IU Intern Inventur'.H27]" office:value-type="float" office:value="0" calcext:value-type="float">
            <text:p>0</text:p>
          </table:table-cell>
          <table:table-cell/>
          <table:table-cell table:formula="of:=[.H32]" office:value-type="string" office:string-value="Kiste" calcext:value-type="string">
            <text:p>Kiste</text:p>
          </table:table-cell>
          <table:table-cell table:formula="of:=[.B32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]" office:value-type="string" office:string-value="A" calcext:value-type="string">
            <text:p>A</text:p>
          </table:table-cell>
          <table:table-cell table:formula="of:=[$'IU Intern Inventur'.B28]" office:value-type="string" office:string-value="Material" calcext:value-type="string">
            <text:p>Material</text:p>
          </table:table-cell>
          <table:table-cell table:formula="of:=[$'IU Intern Inventur'.C28]" office:value-type="string" office:string-value="Aktion" calcext:value-type="string">
            <text:p>Aktion</text:p>
          </table:table-cell>
          <table:table-cell table:formula="of:=[$'IU Intern Inventur'.D28]" office:value-type="string" office:string-value="Sprühfarben" calcext:value-type="string">
            <text:p>Sprühfarben</text:p>
          </table:table-cell>
          <table:table-cell table:formula="of:=[$'IU Intern Inventur'.E28]" office:value-type="float" office:value="0" calcext:value-type="float">
            <text:p>0</text:p>
          </table:table-cell>
          <table:table-cell table:formula="of:=[$'IU Intern Inventur'.F28]" office:value-type="float" office:value="2" calcext:value-type="float">
            <text:p>2</text:p>
          </table:table-cell>
          <table:table-cell table:formula="of:=[$'IU Intern Inventur'.G28]" office:value-type="string" office:string-value="Kiste" calcext:value-type="string">
            <text:p>Kiste</text:p>
          </table:table-cell>
          <table:table-cell table:formula="of:=[$'IU Intern Inventur'.H28]" office:value-type="float" office:value="0" calcext:value-type="float">
            <text:p>0</text:p>
          </table:table-cell>
          <table:table-cell/>
          <table:table-cell table:formula="of:=[.H33]" office:value-type="string" office:string-value="Kiste" calcext:value-type="string">
            <text:p>Kiste</text:p>
          </table:table-cell>
          <table:table-cell table:formula="of:=[.B33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]" office:value-type="string" office:string-value="A" calcext:value-type="string">
            <text:p>A</text:p>
          </table:table-cell>
          <table:table-cell table:formula="of:=[$'IU Intern Inventur'.B29]" office:value-type="string" office:string-value="Material" calcext:value-type="string">
            <text:p>Material</text:p>
          </table:table-cell>
          <table:table-cell table:formula="of:=[$'IU Intern Inventur'.C29]" office:value-type="string" office:string-value="Aktion" calcext:value-type="string">
            <text:p>Aktion</text:p>
          </table:table-cell>
          <table:table-cell table:formula="of:=[$'IU Intern Inventur'.D29]" office:value-type="string" office:string-value="Glitzer" calcext:value-type="string">
            <text:p>Glitzer</text:p>
          </table:table-cell>
          <table:table-cell table:formula="of:=[$'IU Intern Inventur'.E29]" office:value-type="float" office:value="0" calcext:value-type="float">
            <text:p>0</text:p>
          </table:table-cell>
          <table:table-cell table:formula="of:=[$'IU Intern Inventur'.F29]" office:value-type="float" office:value="1" calcext:value-type="float">
            <text:p>1</text:p>
          </table:table-cell>
          <table:table-cell table:formula="of:=[$'IU Intern Inventur'.G29]" office:value-type="string" office:string-value="Kiste" calcext:value-type="string">
            <text:p>Kiste</text:p>
          </table:table-cell>
          <table:table-cell table:formula="of:=[$'IU Intern Inventur'.H29]" office:value-type="float" office:value="0" calcext:value-type="float">
            <text:p>0</text:p>
          </table:table-cell>
          <table:table-cell/>
          <table:table-cell table:formula="of:=[.H34]" office:value-type="string" office:string-value="Kiste" calcext:value-type="string">
            <text:p>Kiste</text:p>
          </table:table-cell>
          <table:table-cell table:formula="of:=[.B34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]" office:value-type="string" office:string-value="A" calcext:value-type="string">
            <text:p>A</text:p>
          </table:table-cell>
          <table:table-cell table:formula="of:=[$'IU Intern Inventur'.B30]" office:value-type="string" office:string-value="Material" calcext:value-type="string">
            <text:p>Material</text:p>
          </table:table-cell>
          <table:table-cell table:formula="of:=[$'IU Intern Inventur'.C30]" office:value-type="string" office:string-value="Aktion" calcext:value-type="string">
            <text:p>Aktion</text:p>
          </table:table-cell>
          <table:table-cell table:formula="of:=[$'IU Intern Inventur'.D30]" office:value-type="string" office:string-value="Schwimmwesten" calcext:value-type="string">
            <text:p>Schwimmwesten</text:p>
          </table:table-cell>
          <table:table-cell table:formula="of:=[$'IU Intern Inventur'.E30]" office:value-type="float" office:value="0" calcext:value-type="float">
            <text:p>0</text:p>
          </table:table-cell>
          <table:table-cell table:formula="of:=[$'IU Intern Inventur'.F30]" office:value-type="float" office:value="8" calcext:value-type="float">
            <text:p>8</text:p>
          </table:table-cell>
          <table:table-cell table:formula="of:=[$'IU Intern Inventur'.G30]" office:value-type="string" office:string-value="Stück" calcext:value-type="string">
            <text:p>Stück</text:p>
          </table:table-cell>
          <table:table-cell table:formula="of:=[$'IU Intern Inventur'.H30]" office:value-type="float" office:value="0" calcext:value-type="float">
            <text:p>0</text:p>
          </table:table-cell>
          <table:table-cell/>
          <table:table-cell table:formula="of:=[.H35]" office:value-type="string" office:string-value="Stück" calcext:value-type="string">
            <text:p>Stück</text:p>
          </table:table-cell>
          <table:table-cell table:formula="of:=[.B35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]" office:value-type="string" office:string-value="A" calcext:value-type="string">
            <text:p>A</text:p>
          </table:table-cell>
          <table:table-cell table:formula="of:=[$'IU Intern Inventur'.B31]" office:value-type="string" office:string-value="Material" calcext:value-type="string">
            <text:p>Material</text:p>
          </table:table-cell>
          <table:table-cell table:formula="of:=[$'IU Intern Inventur'.C31]" office:value-type="string" office:string-value="Aktion" calcext:value-type="string">
            <text:p>Aktion</text:p>
          </table:table-cell>
          <table:table-cell table:formula="of:=[$'IU Intern Inventur'.D31]" office:value-type="string" office:string-value="Banner" calcext:value-type="string">
            <text:p>Banner</text:p>
          </table:table-cell>
          <table:table-cell table:formula="of:=[$'IU Intern Inventur'.E31]" office:value-type="string" office:string-value="Exit Gas (18m)" calcext:value-type="string">
            <text:p>Exit Gas (18m)</text:p>
          </table:table-cell>
          <table:table-cell table:formula="of:=[$'IU Intern Inventur'.F31]" office:value-type="float" office:value="1" calcext:value-type="float">
            <text:p>1</text:p>
          </table:table-cell>
          <table:table-cell table:formula="of:=[$'IU Intern Inventur'.G31]" office:value-type="string" office:string-value="Stück" calcext:value-type="string">
            <text:p>Stück</text:p>
          </table:table-cell>
          <table:table-cell table:formula="of:=[$'IU Intern Inventur'.H31]" office:value-type="float" office:value="0" calcext:value-type="float">
            <text:p>0</text:p>
          </table:table-cell>
          <table:table-cell/>
          <table:table-cell table:formula="of:=[.H36]" office:value-type="string" office:string-value="Stück" calcext:value-type="string">
            <text:p>Stück</text:p>
          </table:table-cell>
          <table:table-cell table:formula="of:=[.B36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]" office:value-type="string" office:string-value="K" calcext:value-type="string">
            <text:p>K</text:p>
          </table:table-cell>
          <table:table-cell table:formula="of:=[$'IU Intern Inventur'.B32]" office:value-type="string" office:string-value="Material" calcext:value-type="string">
            <text:p>Material</text:p>
          </table:table-cell>
          <table:table-cell table:formula="of:=[$'IU Intern Inventur'.C32]" office:value-type="string" office:string-value="Aktion" calcext:value-type="string">
            <text:p>Aktion</text:p>
          </table:table-cell>
          <table:table-cell table:formula="of:=[$'IU Intern Inventur'.D32]" office:value-type="string" office:string-value="EG-Anzüge" calcext:value-type="string">
            <text:p>EG-Anzüge</text:p>
          </table:table-cell>
          <table:table-cell table:formula="of:=[$'IU Intern Inventur'.E32]" office:value-type="string" office:string-value="Je 50 Stück" calcext:value-type="string">
            <text:p>Je 50 Stück</text:p>
          </table:table-cell>
          <table:table-cell table:formula="of:=[$'IU Intern Inventur'.F32]" office:value-type="float" office:value="10" calcext:value-type="float">
            <text:p>10</text:p>
          </table:table-cell>
          <table:table-cell table:formula="of:=[$'IU Intern Inventur'.G32]" office:value-type="string" office:string-value="Kartons" calcext:value-type="string">
            <text:p>Kartons</text:p>
          </table:table-cell>
          <table:table-cell table:formula="of:=[$'IU Intern Inventur'.H32]" office:value-type="float" office:value="0" calcext:value-type="float">
            <text:p>0</text:p>
          </table:table-cell>
          <table:table-cell/>
          <table:table-cell table:formula="of:=[.H37]" office:value-type="string" office:string-value="Kartons" calcext:value-type="string">
            <text:p>Kartons</text:p>
          </table:table-cell>
          <table:table-cell table:formula="of:=[.B37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]" office:value-type="string" office:string-value="K" calcext:value-type="string">
            <text:p>K</text:p>
          </table:table-cell>
          <table:table-cell table:formula="of:=[$'IU Intern Inventur'.B33]" office:value-type="string" office:string-value="Strukturen" calcext:value-type="string">
            <text:p>Strukturen</text:p>
          </table:table-cell>
          <table:table-cell table:formula="of:=[$'IU Intern Inventur'.C33]" office:value-type="string" office:string-value="Awareness" calcext:value-type="string">
            <text:p>Awareness</text:p>
          </table:table-cell>
          <table:table-cell table:formula="of:=[$'IU Intern Inventur'.D33]" office:value-type="string" office:string-value="Kerzen" calcext:value-type="string">
            <text:p>Kerzen</text:p>
          </table:table-cell>
          <table:table-cell table:formula="of:=[$'IU Intern Inventur'.E33]" office:value-type="string" office:string-value="+ Feuer" calcext:value-type="string">
            <text:p>+ Feuer</text:p>
          </table:table-cell>
          <table:table-cell table:formula="of:=[$'IU Intern Inventur'.F33]" office:value-type="float" office:value="1" calcext:value-type="float">
            <text:p>1</text:p>
          </table:table-cell>
          <table:table-cell table:formula="of:=[$'IU Intern Inventur'.G33]" office:value-type="string" office:string-value="Kiste" calcext:value-type="string">
            <text:p>Kiste</text:p>
          </table:table-cell>
          <table:table-cell table:formula="of:=[$'IU Intern Inventur'.H33]" office:value-type="float" office:value="0" calcext:value-type="float">
            <text:p>0</text:p>
          </table:table-cell>
          <table:table-cell/>
          <table:table-cell table:formula="of:=[.H38]" office:value-type="string" office:string-value="Kiste" calcext:value-type="string">
            <text:p>Kiste</text:p>
          </table:table-cell>
          <table:table-cell table:formula="of:=[.B38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]" office:value-type="string" office:string-value="K" calcext:value-type="string">
            <text:p>K</text:p>
          </table:table-cell>
          <table:table-cell table:formula="of:=[$'IU Intern Inventur'.B34]" office:value-type="string" office:string-value="Strukturen" calcext:value-type="string">
            <text:p>Strukturen</text:p>
          </table:table-cell>
          <table:table-cell table:formula="of:=[$'IU Intern Inventur'.C34]" office:value-type="string" office:string-value="Awareness" calcext:value-type="string">
            <text:p>Awareness</text:p>
          </table:table-cell>
          <table:table-cell table:formula="of:=[$'IU Intern Inventur'.D34]" office:value-type="string" office:string-value="Awarenesskiste" calcext:value-type="string">
            <text:p>Awarenesskiste</text:p>
          </table:table-cell>
          <table:table-cell table:formula="of:=[$'IU Intern Inventur'.E34]" office:value-type="string" office:string-value="Immer Gut" calcext:value-type="string">
            <text:p>Immer Gut</text:p>
          </table:table-cell>
          <table:table-cell table:formula="of:=[$'IU Intern Inventur'.F34]" office:value-type="float" office:value="1" calcext:value-type="float">
            <text:p>1</text:p>
          </table:table-cell>
          <table:table-cell table:formula="of:=[$'IU Intern Inventur'.G34]" office:value-type="string" office:string-value="Kiste" calcext:value-type="string">
            <text:p>Kiste</text:p>
          </table:table-cell>
          <table:table-cell table:formula="of:=[$'IU Intern Inventur'.H34]" office:value-type="float" office:value="0" calcext:value-type="float">
            <text:p>0</text:p>
          </table:table-cell>
          <table:table-cell/>
          <table:table-cell table:formula="of:=[.H39]" office:value-type="string" office:string-value="Kiste" calcext:value-type="string">
            <text:p>Kiste</text:p>
          </table:table-cell>
          <table:table-cell table:formula="of:=[.B39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5]" office:value-type="string" office:string-value="K" calcext:value-type="string">
            <text:p>K</text:p>
          </table:table-cell>
          <table:table-cell table:formula="of:=[$'IU Intern Inventur'.B35]" office:value-type="string" office:string-value="Strukturen" calcext:value-type="string">
            <text:p>Strukturen</text:p>
          </table:table-cell>
          <table:table-cell table:formula="of:=[$'IU Intern Inventur'.C35]" office:value-type="string" office:string-value="Awareness" calcext:value-type="string">
            <text:p>Awareness</text:p>
          </table:table-cell>
          <table:table-cell table:formula="of:=[$'IU Intern Inventur'.D35]" office:value-type="string" office:string-value="Awarenesskiste" calcext:value-type="string">
            <text:p>Awarenesskiste</text:p>
          </table:table-cell>
          <table:table-cell table:formula="of:=[$'IU Intern Inventur'.E35]" office:value-type="string" office:string-value="für größere Akt." calcext:value-type="string">
            <text:p>für größere Akt.</text:p>
          </table:table-cell>
          <table:table-cell table:formula="of:=[$'IU Intern Inventur'.F35]" office:value-type="float" office:value="1" calcext:value-type="float">
            <text:p>1</text:p>
          </table:table-cell>
          <table:table-cell table:formula="of:=[$'IU Intern Inventur'.G35]" office:value-type="string" office:string-value="Kiste" calcext:value-type="string">
            <text:p>Kiste</text:p>
          </table:table-cell>
          <table:table-cell table:formula="of:=[$'IU Intern Inventur'.H35]" office:value-type="float" office:value="0" calcext:value-type="float">
            <text:p>0</text:p>
          </table:table-cell>
          <table:table-cell/>
          <table:table-cell table:formula="of:=[.H40]" office:value-type="string" office:string-value="Kiste" calcext:value-type="string">
            <text:p>Kiste</text:p>
          </table:table-cell>
          <table:table-cell table:formula="of:=[.B40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6]" office:value-type="string" office:string-value="K" calcext:value-type="string">
            <text:p>K</text:p>
          </table:table-cell>
          <table:table-cell table:formula="of:=[$'IU Intern Inventur'.B36]" office:value-type="string" office:string-value="Strukturen" calcext:value-type="string">
            <text:p>Strukturen</text:p>
          </table:table-cell>
          <table:table-cell table:formula="of:=[$'IU Intern Inventur'.C36]" office:value-type="string" office:string-value="Awareness" calcext:value-type="string">
            <text:p>Awareness</text:p>
          </table:table-cell>
          <table:table-cell table:formula="of:=[$'IU Intern Inventur'.D36]" office:value-type="string" office:string-value="Kerzen" calcext:value-type="string">
            <text:p>Kerzen</text:p>
          </table:table-cell>
          <table:table-cell table:formula="of:=[$'IU Intern Inventur'.E36]" office:value-type="string" office:string-value="+ Feuer" calcext:value-type="string">
            <text:p>+ Feuer</text:p>
          </table:table-cell>
          <table:table-cell table:formula="of:=[$'IU Intern Inventur'.F36]" office:value-type="float" office:value="1" calcext:value-type="float">
            <text:p>1</text:p>
          </table:table-cell>
          <table:table-cell table:formula="of:=[$'IU Intern Inventur'.G36]" office:value-type="string" office:string-value="Kiste" calcext:value-type="string">
            <text:p>Kiste</text:p>
          </table:table-cell>
          <table:table-cell table:formula="of:=[$'IU Intern Inventur'.H36]" office:value-type="float" office:value="0" calcext:value-type="float">
            <text:p>0</text:p>
          </table:table-cell>
          <table:table-cell/>
          <table:table-cell table:formula="of:=[.H41]" office:value-type="string" office:string-value="Kiste" calcext:value-type="string">
            <text:p>Kiste</text:p>
          </table:table-cell>
          <table:table-cell table:formula="of:=[.B41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7]" office:value-type="string" office:string-value="K" calcext:value-type="string">
            <text:p>K</text:p>
          </table:table-cell>
          <table:table-cell table:formula="of:=[$'IU Intern Inventur'.B37]" office:value-type="string" office:string-value="Strukturen" calcext:value-type="string">
            <text:p>Strukturen</text:p>
          </table:table-cell>
          <table:table-cell table:formula="of:=[$'IU Intern Inventur'.C37]" office:value-type="string" office:string-value="Awareness" calcext:value-type="string">
            <text:p>Awareness</text:p>
          </table:table-cell>
          <table:table-cell table:formula="of:=[$'IU Intern Inventur'.D37]" office:value-type="string" office:string-value="Wärmflaschen" calcext:value-type="string">
            <text:p>Wärmflaschen</text:p>
          </table:table-cell>
          <table:table-cell table:formula="of:=[$'IU Intern Inventur'.E37]" office:value-type="float" office:value="0" calcext:value-type="float">
            <text:p>0</text:p>
          </table:table-cell>
          <table:table-cell table:formula="of:=[$'IU Intern Inventur'.F37]" office:value-type="float" office:value="2" calcext:value-type="float">
            <text:p>2</text:p>
          </table:table-cell>
          <table:table-cell table:formula="of:=[$'IU Intern Inventur'.G37]" office:value-type="string" office:string-value="Kiste" calcext:value-type="string">
            <text:p>Kiste</text:p>
          </table:table-cell>
          <table:table-cell table:formula="of:=[$'IU Intern Inventur'.H37]" office:value-type="float" office:value="0" calcext:value-type="float">
            <text:p>0</text:p>
          </table:table-cell>
          <table:table-cell/>
          <table:table-cell table:formula="of:=[.H42]" office:value-type="string" office:string-value="Kiste" calcext:value-type="string">
            <text:p>Kiste</text:p>
          </table:table-cell>
          <table:table-cell table:formula="of:=[.B42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8]" office:value-type="string" office:string-value="K" calcext:value-type="string">
            <text:p>K</text:p>
          </table:table-cell>
          <table:table-cell table:formula="of:=[$'IU Intern Inventur'.B38]" office:value-type="string" office:string-value="Strukturen" calcext:value-type="string">
            <text:p>Strukturen</text:p>
          </table:table-cell>
          <table:table-cell table:formula="of:=[$'IU Intern Inventur'.C38]" office:value-type="string" office:string-value="Awareness" calcext:value-type="string">
            <text:p>Awareness</text:p>
          </table:table-cell>
          <table:table-cell table:formula="of:=[$'IU Intern Inventur'.D38]" office:value-type="string" office:string-value="Decken" calcext:value-type="string">
            <text:p>Decken</text:p>
          </table:table-cell>
          <table:table-cell table:formula="of:=[$'IU Intern Inventur'.E38]" office:value-type="string" office:string-value="dünn" calcext:value-type="string">
            <text:p>dünn</text:p>
          </table:table-cell>
          <table:table-cell table:formula="of:=[$'IU Intern Inventur'.F38]" office:value-type="float" office:value="3" calcext:value-type="float">
            <text:p>3</text:p>
          </table:table-cell>
          <table:table-cell table:formula="of:=[$'IU Intern Inventur'.G38]" office:value-type="string" office:string-value="Kiste" calcext:value-type="string">
            <text:p>Kiste</text:p>
          </table:table-cell>
          <table:table-cell table:formula="of:=[$'IU Intern Inventur'.H38]" office:value-type="float" office:value="0" calcext:value-type="float">
            <text:p>0</text:p>
          </table:table-cell>
          <table:table-cell/>
          <table:table-cell table:formula="of:=[.H43]" office:value-type="string" office:string-value="Kiste" calcext:value-type="string">
            <text:p>Kiste</text:p>
          </table:table-cell>
          <table:table-cell table:formula="of:=[.B43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9]" office:value-type="string" office:string-value="K" calcext:value-type="string">
            <text:p>K</text:p>
          </table:table-cell>
          <table:table-cell table:formula="of:=[$'IU Intern Inventur'.B39]" office:value-type="string" office:string-value="Strukturen" calcext:value-type="string">
            <text:p>Strukturen</text:p>
          </table:table-cell>
          <table:table-cell table:formula="of:=[$'IU Intern Inventur'.C39]" office:value-type="string" office:string-value="Awareness" calcext:value-type="string">
            <text:p>Awareness</text:p>
          </table:table-cell>
          <table:table-cell table:formula="of:=[$'IU Intern Inventur'.D39]" office:value-type="string" office:string-value="Malerivlies" calcext:value-type="string">
            <text:p>Malerivlies</text:p>
          </table:table-cell>
          <table:table-cell table:formula="of:=[$'IU Intern Inventur'.E39]" office:value-type="string" office:string-value="als Teppich" calcext:value-type="string">
            <text:p>als Teppich</text:p>
          </table:table-cell>
          <table:table-cell table:formula="of:=[$'IU Intern Inventur'.F39]" office:value-type="float" office:value="1" calcext:value-type="float">
            <text:p>1</text:p>
          </table:table-cell>
          <table:table-cell table:formula="of:=[$'IU Intern Inventur'.G39]" office:value-type="string" office:string-value="Rolle" calcext:value-type="string">
            <text:p>Rolle</text:p>
          </table:table-cell>
          <table:table-cell table:formula="of:=[$'IU Intern Inventur'.H39]" office:value-type="float" office:value="0" calcext:value-type="float">
            <text:p>0</text:p>
          </table:table-cell>
          <table:table-cell/>
          <table:table-cell table:formula="of:=[.H44]" office:value-type="string" office:string-value="Rolle" calcext:value-type="string">
            <text:p>Rolle</text:p>
          </table:table-cell>
          <table:table-cell table:formula="of:=[.B44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0]" office:value-type="string" office:string-value="K" calcext:value-type="string">
            <text:p>K</text:p>
          </table:table-cell>
          <table:table-cell table:formula="of:=[$'IU Intern Inventur'.B40]" office:value-type="string" office:string-value="Strukturen" calcext:value-type="string">
            <text:p>Strukturen</text:p>
          </table:table-cell>
          <table:table-cell table:formula="of:=[$'IU Intern Inventur'.C40]" office:value-type="string" office:string-value="Awareness" calcext:value-type="string">
            <text:p>Awareness</text:p>
          </table:table-cell>
          <table:table-cell table:formula="of:=[$'IU Intern Inventur'.D40]" office:value-type="string" office:string-value="Heizstrahler" calcext:value-type="string">
            <text:p>Heizstrahler</text:p>
          </table:table-cell>
          <table:table-cell table:formula="of:=[$'IU Intern Inventur'.E40]" office:value-type="string" office:string-value="Flaschenaufsatz" calcext:value-type="string">
            <text:p>Flaschenaufsatz</text:p>
          </table:table-cell>
          <table:table-cell table:formula="of:=[$'IU Intern Inventur'.F40]" office:value-type="float" office:value="6" calcext:value-type="float">
            <text:p>6</text:p>
          </table:table-cell>
          <table:table-cell table:formula="of:=[$'IU Intern Inventur'.G40]" office:value-type="string" office:string-value="Stück" calcext:value-type="string">
            <text:p>Stück</text:p>
          </table:table-cell>
          <table:table-cell table:formula="of:=[$'IU Intern Inventur'.H40]" office:value-type="float" office:value="0" calcext:value-type="float">
            <text:p>0</text:p>
          </table:table-cell>
          <table:table-cell/>
          <table:table-cell table:formula="of:=[.H45]" office:value-type="string" office:string-value="Stück" calcext:value-type="string">
            <text:p>Stück</text:p>
          </table:table-cell>
          <table:table-cell table:formula="of:=[.B45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1]" office:value-type="string" office:string-value="K" calcext:value-type="string">
            <text:p>K</text:p>
          </table:table-cell>
          <table:table-cell table:formula="of:=[$'IU Intern Inventur'.B41]" office:value-type="string" office:string-value="Strukturen" calcext:value-type="string">
            <text:p>Strukturen</text:p>
          </table:table-cell>
          <table:table-cell table:formula="of:=[$'IU Intern Inventur'.C41]" office:value-type="string" office:string-value="Awareness" calcext:value-type="string">
            <text:p>Awareness</text:p>
          </table:table-cell>
          <table:table-cell table:formula="of:=[$'IU Intern Inventur'.D41]" office:value-type="string" office:string-value="Heizstrahler" calcext:value-type="string">
            <text:p>Heizstrahler</text:p>
          </table:table-cell>
          <table:table-cell table:formula="of:=[$'IU Intern Inventur'.E41]" office:value-type="string" office:string-value="stehende" calcext:value-type="string">
            <text:p>stehende</text:p>
          </table:table-cell>
          <table:table-cell table:formula="of:=[$'IU Intern Inventur'.F41]" office:value-type="float" office:value="3" calcext:value-type="float">
            <text:p>3</text:p>
          </table:table-cell>
          <table:table-cell table:formula="of:=[$'IU Intern Inventur'.G41]" office:value-type="string" office:string-value="Stück" calcext:value-type="string">
            <text:p>Stück</text:p>
          </table:table-cell>
          <table:table-cell table:formula="of:=[$'IU Intern Inventur'.H41]" office:value-type="float" office:value="0" calcext:value-type="float">
            <text:p>0</text:p>
          </table:table-cell>
          <table:table-cell/>
          <table:table-cell table:formula="of:=[.H46]" office:value-type="string" office:string-value="Stück" calcext:value-type="string">
            <text:p>Stück</text:p>
          </table:table-cell>
          <table:table-cell table:formula="of:=[.B46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2]" office:value-type="string" office:string-value="K" calcext:value-type="string">
            <text:p>K</text:p>
          </table:table-cell>
          <table:table-cell table:formula="of:=[$'IU Intern Inventur'.B42]" office:value-type="string" office:string-value="Strukturen" calcext:value-type="string">
            <text:p>Strukturen</text:p>
          </table:table-cell>
          <table:table-cell table:formula="of:=[$'IU Intern Inventur'.C42]" office:value-type="string" office:string-value="Barrieren" calcext:value-type="string">
            <text:p>Barrieren</text:p>
          </table:table-cell>
          <table:table-cell table:formula="of:=[$'IU Intern Inventur'.D42]" office:value-type="string" office:string-value="Rollstühle" calcext:value-type="string">
            <text:p>Rollstühle</text:p>
          </table:table-cell>
          <table:table-cell table:formula="of:=[$'IU Intern Inventur'.E42]" office:value-type="string" office:string-value="klapp" calcext:value-type="string">
            <text:p>klapp</text:p>
          </table:table-cell>
          <table:table-cell table:formula="of:=[$'IU Intern Inventur'.F42]" office:value-type="float" office:value="4" calcext:value-type="float">
            <text:p>4</text:p>
          </table:table-cell>
          <table:table-cell table:formula="of:=[$'IU Intern Inventur'.G42]" office:value-type="string" office:string-value="Stück" calcext:value-type="string">
            <text:p>Stück</text:p>
          </table:table-cell>
          <table:table-cell table:formula="of:=[$'IU Intern Inventur'.H42]" office:value-type="float" office:value="0" calcext:value-type="float">
            <text:p>0</text:p>
          </table:table-cell>
          <table:table-cell/>
          <table:table-cell table:formula="of:=[.H47]" office:value-type="string" office:string-value="Stück" calcext:value-type="string">
            <text:p>Stück</text:p>
          </table:table-cell>
          <table:table-cell table:formula="of:=[.B47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3]" office:value-type="string" office:string-value="K" calcext:value-type="string">
            <text:p>K</text:p>
          </table:table-cell>
          <table:table-cell table:formula="of:=[$'IU Intern Inventur'.B43]" office:value-type="string" office:string-value="Strukturen" calcext:value-type="string">
            <text:p>Strukturen</text:p>
          </table:table-cell>
          <table:table-cell table:formula="of:=[$'IU Intern Inventur'.C43]" office:value-type="string" office:string-value="Barrieren" calcext:value-type="string">
            <text:p>Barrieren</text:p>
          </table:table-cell>
          <table:table-cell table:formula="of:=[$'IU Intern Inventur'.D43]" office:value-type="string" office:string-value="Waschstuhl" calcext:value-type="string">
            <text:p>Waschstuhl</text:p>
          </table:table-cell>
          <table:table-cell table:formula="of:=[$'IU Intern Inventur'.E43]" office:value-type="float" office:value="0" calcext:value-type="float">
            <text:p>0</text:p>
          </table:table-cell>
          <table:table-cell table:formula="of:=[$'IU Intern Inventur'.F43]" office:value-type="float" office:value="1" calcext:value-type="float">
            <text:p>1</text:p>
          </table:table-cell>
          <table:table-cell table:formula="of:=[$'IU Intern Inventur'.G43]" office:value-type="string" office:string-value="Stück" calcext:value-type="string">
            <text:p>Stück</text:p>
          </table:table-cell>
          <table:table-cell table:formula="of:=[$'IU Intern Inventur'.H43]" office:value-type="float" office:value="0" calcext:value-type="float">
            <text:p>0</text:p>
          </table:table-cell>
          <table:table-cell/>
          <table:table-cell table:formula="of:=[.H48]" office:value-type="string" office:string-value="Stück" calcext:value-type="string">
            <text:p>Stück</text:p>
          </table:table-cell>
          <table:table-cell table:formula="of:=[.B48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4]" office:value-type="string" office:string-value="A" calcext:value-type="string">
            <text:p>A</text:p>
          </table:table-cell>
          <table:table-cell table:formula="of:=[$'IU Intern Inventur'.B44]" office:value-type="string" office:string-value="Material" calcext:value-type="string">
            <text:p>Material</text:p>
          </table:table-cell>
          <table:table-cell table:formula="of:=[$'IU Intern Inventur'.C44]" office:value-type="string" office:string-value="Befestigen" calcext:value-type="string">
            <text:p>Befestigen</text:p>
          </table:table-cell>
          <table:table-cell table:formula="of:=[$'IU Intern Inventur'.D44]" office:value-type="string" office:string-value="Poly" calcext:value-type="string">
            <text:p>Poly</text:p>
          </table:table-cell>
          <table:table-cell table:formula="of:=[$'IU Intern Inventur'.E44]" office:value-type="string" office:string-value="dünn kurz" calcext:value-type="string">
            <text:p>dünn kurz</text:p>
          </table:table-cell>
          <table:table-cell table:formula="of:=[$'IU Intern Inventur'.F44]" office:value-type="float" office:value="1" calcext:value-type="float">
            <text:p>1</text:p>
          </table:table-cell>
          <table:table-cell table:formula="of:=[$'IU Intern Inventur'.G44]" office:value-type="string" office:string-value="Kiste" calcext:value-type="string">
            <text:p>Kiste</text:p>
          </table:table-cell>
          <table:table-cell table:formula="of:=[$'IU Intern Inventur'.H44]" office:value-type="float" office:value="0" calcext:value-type="float">
            <text:p>0</text:p>
          </table:table-cell>
          <table:table-cell/>
          <table:table-cell table:formula="of:=[.H49]" office:value-type="string" office:string-value="Kiste" calcext:value-type="string">
            <text:p>Kiste</text:p>
          </table:table-cell>
          <table:table-cell table:formula="of:=[.B49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5]" office:value-type="string" office:string-value="A" calcext:value-type="string">
            <text:p>A</text:p>
          </table:table-cell>
          <table:table-cell table:formula="of:=[$'IU Intern Inventur'.B45]" office:value-type="string" office:string-value="Material" calcext:value-type="string">
            <text:p>Material</text:p>
          </table:table-cell>
          <table:table-cell table:formula="of:=[$'IU Intern Inventur'.C45]" office:value-type="string" office:string-value="Befestigen" calcext:value-type="string">
            <text:p>Befestigen</text:p>
          </table:table-cell>
          <table:table-cell table:formula="of:=[$'IU Intern Inventur'.D45]" office:value-type="string" office:string-value="Paketband" calcext:value-type="string">
            <text:p>Paketband</text:p>
          </table:table-cell>
          <table:table-cell table:formula="of:=[$'IU Intern Inventur'.E45]" office:value-type="string" office:string-value="kurz" calcext:value-type="string">
            <text:p>kurz</text:p>
          </table:table-cell>
          <table:table-cell table:formula="of:=[$'IU Intern Inventur'.F45]" office:value-type="float" office:value="1" calcext:value-type="float">
            <text:p>1</text:p>
          </table:table-cell>
          <table:table-cell table:formula="of:=[$'IU Intern Inventur'.G45]" office:value-type="string" office:string-value="Kiste" calcext:value-type="string">
            <text:p>Kiste</text:p>
          </table:table-cell>
          <table:table-cell table:formula="of:=[$'IU Intern Inventur'.H45]" office:value-type="float" office:value="0" calcext:value-type="float">
            <text:p>0</text:p>
          </table:table-cell>
          <table:table-cell/>
          <table:table-cell table:formula="of:=[.H50]" office:value-type="string" office:string-value="Kiste" calcext:value-type="string">
            <text:p>Kiste</text:p>
          </table:table-cell>
          <table:table-cell table:formula="of:=[.B50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6]" office:value-type="string" office:string-value="A" calcext:value-type="string">
            <text:p>A</text:p>
          </table:table-cell>
          <table:table-cell table:formula="of:=[$'IU Intern Inventur'.B46]" office:value-type="string" office:string-value="Material" calcext:value-type="string">
            <text:p>Material</text:p>
          </table:table-cell>
          <table:table-cell table:formula="of:=[$'IU Intern Inventur'.C46]" office:value-type="string" office:string-value="Befestigen" calcext:value-type="string">
            <text:p>Befestigen</text:p>
          </table:table-cell>
          <table:table-cell table:formula="of:=[$'IU Intern Inventur'.D46]" office:value-type="string" office:string-value="Seile" calcext:value-type="string">
            <text:p>Seile</text:p>
          </table:table-cell>
          <table:table-cell table:formula="of:=[$'IU Intern Inventur'.E46]" office:value-type="string" office:string-value="länger" calcext:value-type="string">
            <text:p>länger</text:p>
          </table:table-cell>
          <table:table-cell table:formula="of:=[$'IU Intern Inventur'.F46]" office:value-type="float" office:value="1" calcext:value-type="float">
            <text:p>1</text:p>
          </table:table-cell>
          <table:table-cell table:formula="of:=[$'IU Intern Inventur'.G46]" office:value-type="string" office:string-value="Kiste" calcext:value-type="string">
            <text:p>Kiste</text:p>
          </table:table-cell>
          <table:table-cell table:formula="of:=[$'IU Intern Inventur'.H46]" office:value-type="float" office:value="0" calcext:value-type="float">
            <text:p>0</text:p>
          </table:table-cell>
          <table:table-cell/>
          <table:table-cell table:formula="of:=[.H51]" office:value-type="string" office:string-value="Kiste" calcext:value-type="string">
            <text:p>Kiste</text:p>
          </table:table-cell>
          <table:table-cell table:formula="of:=[.B51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7]" office:value-type="string" office:string-value="A" calcext:value-type="string">
            <text:p>A</text:p>
          </table:table-cell>
          <table:table-cell table:formula="of:=[$'IU Intern Inventur'.B47]" office:value-type="string" office:string-value="Material" calcext:value-type="string">
            <text:p>Material</text:p>
          </table:table-cell>
          <table:table-cell table:formula="of:=[$'IU Intern Inventur'.C47]" office:value-type="string" office:string-value="Befestigen" calcext:value-type="string">
            <text:p>Befestigen</text:p>
          </table:table-cell>
          <table:table-cell table:formula="of:=[$'IU Intern Inventur'.D47]" office:value-type="string" office:string-value="Tape + Kabelbinder" calcext:value-type="string">
            <text:p>Tape + Kabelbinder</text:p>
          </table:table-cell>
          <table:table-cell table:formula="of:=[$'IU Intern Inventur'.E47]" office:value-type="float" office:value="0" calcext:value-type="float">
            <text:p>0</text:p>
          </table:table-cell>
          <table:table-cell table:formula="of:=[$'IU Intern Inventur'.F47]" office:value-type="float" office:value="1" calcext:value-type="float">
            <text:p>1</text:p>
          </table:table-cell>
          <table:table-cell table:formula="of:=[$'IU Intern Inventur'.G47]" office:value-type="string" office:string-value="Kiste" calcext:value-type="string">
            <text:p>Kiste</text:p>
          </table:table-cell>
          <table:table-cell table:formula="of:=[$'IU Intern Inventur'.H47]" office:value-type="float" office:value="0" calcext:value-type="float">
            <text:p>0</text:p>
          </table:table-cell>
          <table:table-cell/>
          <table:table-cell table:formula="of:=[.H52]" office:value-type="string" office:string-value="Kiste" calcext:value-type="string">
            <text:p>Kiste</text:p>
          </table:table-cell>
          <table:table-cell table:formula="of:=[.B52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8]" office:value-type="string" office:string-value="A" calcext:value-type="string">
            <text:p>A</text:p>
          </table:table-cell>
          <table:table-cell table:formula="of:=[$'IU Intern Inventur'.B48]" office:value-type="string" office:string-value="Material" calcext:value-type="string">
            <text:p>Material</text:p>
          </table:table-cell>
          <table:table-cell table:formula="of:=[$'IU Intern Inventur'.C48]" office:value-type="string" office:string-value="Befestigen" calcext:value-type="string">
            <text:p>Befestigen</text:p>
          </table:table-cell>
          <table:table-cell table:formula="of:=[$'IU Intern Inventur'.D48]" office:value-type="string" office:string-value="Bandschlingen" calcext:value-type="string">
            <text:p>Bandschlingen</text:p>
          </table:table-cell>
          <table:table-cell table:formula="of:=[$'IU Intern Inventur'.E48]" office:value-type="string" office:string-value="Schwerlast" calcext:value-type="string">
            <text:p>Schwerlast</text:p>
          </table:table-cell>
          <table:table-cell table:formula="of:=[$'IU Intern Inventur'.F48]" office:value-type="float" office:value="1" calcext:value-type="float">
            <text:p>1</text:p>
          </table:table-cell>
          <table:table-cell table:formula="of:=[$'IU Intern Inventur'.G48]" office:value-type="string" office:string-value="Kiste" calcext:value-type="string">
            <text:p>Kiste</text:p>
          </table:table-cell>
          <table:table-cell table:formula="of:=[$'IU Intern Inventur'.H48]" office:value-type="float" office:value="0" calcext:value-type="float">
            <text:p>0</text:p>
          </table:table-cell>
          <table:table-cell/>
          <table:table-cell table:formula="of:=[.H53]" office:value-type="string" office:string-value="Kiste" calcext:value-type="string">
            <text:p>Kiste</text:p>
          </table:table-cell>
          <table:table-cell table:formula="of:=[.B53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49]" office:value-type="string" office:string-value="K" calcext:value-type="string">
            <text:p>K</text:p>
          </table:table-cell>
          <table:table-cell table:formula="of:=[$'IU Intern Inventur'.B49]" office:value-type="string" office:string-value="Sanitär" calcext:value-type="string">
            <text:p>Sanitär</text:p>
          </table:table-cell>
          <table:table-cell table:formula="of:=[$'IU Intern Inventur'.C49]" office:value-type="string" office:string-value="Klos" calcext:value-type="string">
            <text:p>Klos</text:p>
          </table:table-cell>
          <table:table-cell table:formula="of:=[$'IU Intern Inventur'.D49]" office:value-type="string" office:string-value="Tüten" calcext:value-type="string">
            <text:p>Tüten</text:p>
          </table:table-cell>
          <table:table-cell table:formula="of:=[$'IU Intern Inventur'.E49]" office:value-type="string" office:string-value="Einkaufs" calcext:value-type="string">
            <text:p>Einkaufs</text:p>
          </table:table-cell>
          <table:table-cell table:formula="of:=[$'IU Intern Inventur'.F49]" office:value-type="float" office:value="1" calcext:value-type="float">
            <text:p>1</text:p>
          </table:table-cell>
          <table:table-cell table:formula="of:=[$'IU Intern Inventur'.G49]" office:value-type="string" office:string-value="Tüte" calcext:value-type="string">
            <text:p>Tüte</text:p>
          </table:table-cell>
          <table:table-cell table:formula="of:=[$'IU Intern Inventur'.H49]" office:value-type="float" office:value="0" calcext:value-type="float">
            <text:p>0</text:p>
          </table:table-cell>
          <table:table-cell/>
          <table:table-cell table:formula="of:=[.H54]" office:value-type="string" office:string-value="Tüte" calcext:value-type="string">
            <text:p>Tüte</text:p>
          </table:table-cell>
          <table:table-cell table:formula="of:=[.B54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0]" office:value-type="string" office:string-value="J" calcext:value-type="string">
            <text:p>J</text:p>
          </table:table-cell>
          <table:table-cell table:formula="of:=[$'IU Intern Inventur'.B50]" office:value-type="string" office:string-value="Sanitär" calcext:value-type="string">
            <text:p>Sanitär</text:p>
          </table:table-cell>
          <table:table-cell table:formula="of:=[$'IU Intern Inventur'.C50]" office:value-type="string" office:string-value="Klos" calcext:value-type="string">
            <text:p>Klos</text:p>
          </table:table-cell>
          <table:table-cell table:formula="of:=[$'IU Intern Inventur'.D50]" office:value-type="string" office:string-value="Eimer" calcext:value-type="string">
            <text:p>Eimer</text:p>
          </table:table-cell>
          <table:table-cell table:formula="of:=[$'IU Intern Inventur'.E50]" office:value-type="string" office:string-value="12l" calcext:value-type="string">
            <text:p>12l</text:p>
          </table:table-cell>
          <table:table-cell table:formula="of:=[$'IU Intern Inventur'.F50]" office:value-type="float" office:value="10" calcext:value-type="float">
            <text:p>10</text:p>
          </table:table-cell>
          <table:table-cell table:formula="of:=[$'IU Intern Inventur'.G50]" office:value-type="string" office:string-value="Stück" calcext:value-type="string">
            <text:p>Stück</text:p>
          </table:table-cell>
          <table:table-cell table:formula="of:=[$'IU Intern Inventur'.H50]" office:value-type="float" office:value="0" calcext:value-type="float">
            <text:p>0</text:p>
          </table:table-cell>
          <table:table-cell/>
          <table:table-cell table:formula="of:=[.H55]" office:value-type="string" office:string-value="Stück" calcext:value-type="string">
            <text:p>Stück</text:p>
          </table:table-cell>
          <table:table-cell table:formula="of:=[.B55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1]" office:value-type="string" office:string-value="J" calcext:value-type="string">
            <text:p>J</text:p>
          </table:table-cell>
          <table:table-cell table:formula="of:=[$'IU Intern Inventur'.B51]" office:value-type="string" office:string-value="Sanitär" calcext:value-type="string">
            <text:p>Sanitär</text:p>
          </table:table-cell>
          <table:table-cell table:formula="of:=[$'IU Intern Inventur'.C51]" office:value-type="string" office:string-value="Klos" calcext:value-type="string">
            <text:p>Klos</text:p>
          </table:table-cell>
          <table:table-cell table:formula="of:=[$'IU Intern Inventur'.D51]" office:value-type="string" office:string-value="Eimer" calcext:value-type="string">
            <text:p>Eimer</text:p>
          </table:table-cell>
          <table:table-cell table:formula="of:=[$'IU Intern Inventur'.E51]" office:value-type="string" office:string-value="andere" calcext:value-type="string">
            <text:p>andere</text:p>
          </table:table-cell>
          <table:table-cell table:formula="of:=[$'IU Intern Inventur'.F51]" office:value-type="float" office:value="10" calcext:value-type="float">
            <text:p>10</text:p>
          </table:table-cell>
          <table:table-cell table:formula="of:=[$'IU Intern Inventur'.G51]" office:value-type="string" office:string-value="Stück" calcext:value-type="string">
            <text:p>Stück</text:p>
          </table:table-cell>
          <table:table-cell table:formula="of:=[$'IU Intern Inventur'.H51]" office:value-type="float" office:value="0" calcext:value-type="float">
            <text:p>0</text:p>
          </table:table-cell>
          <table:table-cell/>
          <table:table-cell table:formula="of:=[.H56]" office:value-type="string" office:string-value="Stück" calcext:value-type="string">
            <text:p>Stück</text:p>
          </table:table-cell>
          <table:table-cell table:formula="of:=[.B56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2]" office:value-type="string" office:string-value="J" calcext:value-type="string">
            <text:p>J</text:p>
          </table:table-cell>
          <table:table-cell table:formula="of:=[$'IU Intern Inventur'.B52]" office:value-type="string" office:string-value="Sanitär" calcext:value-type="string">
            <text:p>Sanitär</text:p>
          </table:table-cell>
          <table:table-cell table:formula="of:=[$'IU Intern Inventur'.C52]" office:value-type="string" office:string-value="Abwasser" calcext:value-type="string">
            <text:p>Abwasser</text:p>
          </table:table-cell>
          <table:table-cell table:formula="of:=[$'IU Intern Inventur'.D52]" office:value-type="string" office:string-value="Wannen" calcext:value-type="string">
            <text:p>Wannen</text:p>
          </table:table-cell>
          <table:table-cell table:formula="of:=[$'IU Intern Inventur'.E52]" office:value-type="string" office:string-value="eckig, 90l" calcext:value-type="string">
            <text:p>eckig, 90l</text:p>
          </table:table-cell>
          <table:table-cell table:formula="of:=[$'IU Intern Inventur'.F52]" office:value-type="float" office:value="10" calcext:value-type="float">
            <text:p>10</text:p>
          </table:table-cell>
          <table:table-cell table:formula="of:=[$'IU Intern Inventur'.G52]" office:value-type="string" office:string-value="Stück" calcext:value-type="string">
            <text:p>Stück</text:p>
          </table:table-cell>
          <table:table-cell table:formula="of:=[$'IU Intern Inventur'.H52]" office:value-type="float" office:value="0" calcext:value-type="float">
            <text:p>0</text:p>
          </table:table-cell>
          <table:table-cell/>
          <table:table-cell table:formula="of:=[.H57]" office:value-type="string" office:string-value="Stück" calcext:value-type="string">
            <text:p>Stück</text:p>
          </table:table-cell>
          <table:table-cell table:formula="of:=[.B57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3]" office:value-type="string" office:string-value="J" calcext:value-type="string">
            <text:p>J</text:p>
          </table:table-cell>
          <table:table-cell table:formula="of:=[$'IU Intern Inventur'.B53]" office:value-type="string" office:string-value="Sanitär" calcext:value-type="string">
            <text:p>Sanitär</text:p>
          </table:table-cell>
          <table:table-cell table:formula="of:=[$'IU Intern Inventur'.C53]" office:value-type="string" office:string-value="Abwasser" calcext:value-type="string">
            <text:p>Abwasser</text:p>
          </table:table-cell>
          <table:table-cell table:formula="of:=[$'IU Intern Inventur'.D53]" office:value-type="string" office:string-value="Wannen" calcext:value-type="string">
            <text:p>Wannen</text:p>
          </table:table-cell>
          <table:table-cell table:formula="of:=[$'IU Intern Inventur'.E53]" office:value-type="string" office:string-value="eckig, kleiner" calcext:value-type="string">
            <text:p>eckig, kleiner</text:p>
          </table:table-cell>
          <table:table-cell table:formula="of:=[$'IU Intern Inventur'.F53]" office:value-type="float" office:value="8" calcext:value-type="float">
            <text:p>8</text:p>
          </table:table-cell>
          <table:table-cell table:formula="of:=[$'IU Intern Inventur'.G53]" office:value-type="string" office:string-value="Stück" calcext:value-type="string">
            <text:p>Stück</text:p>
          </table:table-cell>
          <table:table-cell table:formula="of:=[$'IU Intern Inventur'.H53]" office:value-type="float" office:value="0" calcext:value-type="float">
            <text:p>0</text:p>
          </table:table-cell>
          <table:table-cell/>
          <table:table-cell table:formula="of:=[.H58]" office:value-type="string" office:string-value="Stück" calcext:value-type="string">
            <text:p>Stück</text:p>
          </table:table-cell>
          <table:table-cell table:formula="of:=[.B58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4]" office:value-type="string" office:string-value="J" calcext:value-type="string">
            <text:p>J</text:p>
          </table:table-cell>
          <table:table-cell table:formula="of:=[$'IU Intern Inventur'.B54]" office:value-type="string" office:string-value="Sanitär" calcext:value-type="string">
            <text:p>Sanitär</text:p>
          </table:table-cell>
          <table:table-cell table:formula="of:=[$'IU Intern Inventur'.C54]" office:value-type="string" office:string-value="Abwasser" calcext:value-type="string">
            <text:p>Abwasser</text:p>
          </table:table-cell>
          <table:table-cell table:formula="of:=[$'IU Intern Inventur'.D54]" office:value-type="string" office:string-value="Wannen" calcext:value-type="string">
            <text:p>Wannen</text:p>
          </table:table-cell>
          <table:table-cell table:formula="of:=[$'IU Intern Inventur'.E54]" office:value-type="string" office:string-value="rund" calcext:value-type="string">
            <text:p>rund</text:p>
          </table:table-cell>
          <table:table-cell table:formula="of:=[$'IU Intern Inventur'.F54]" office:value-type="float" office:value="6" calcext:value-type="float">
            <text:p>6</text:p>
          </table:table-cell>
          <table:table-cell table:formula="of:=[$'IU Intern Inventur'.G54]" office:value-type="string" office:string-value="Stück" calcext:value-type="string">
            <text:p>Stück</text:p>
          </table:table-cell>
          <table:table-cell table:formula="of:=[$'IU Intern Inventur'.H54]" office:value-type="float" office:value="0" calcext:value-type="float">
            <text:p>0</text:p>
          </table:table-cell>
          <table:table-cell/>
          <table:table-cell table:formula="of:=[.H59]" office:value-type="string" office:string-value="Stück" calcext:value-type="string">
            <text:p>Stück</text:p>
          </table:table-cell>
          <table:table-cell table:formula="of:=[.B59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5]" office:value-type="string" office:string-value="D" calcext:value-type="string">
            <text:p>D</text:p>
          </table:table-cell>
          <table:table-cell table:formula="of:=[$'IU Intern Inventur'.B55]" office:value-type="string" office:string-value="Strom/Technik" calcext:value-type="string">
            <text:p>Strom/Technik</text:p>
          </table:table-cell>
          <table:table-cell table:formula="of:=[$'IU Intern Inventur'.C55]" office:value-type="string" office:string-value="Beleuchtung" calcext:value-type="string">
            <text:p>Beleuchtung</text:p>
          </table:table-cell>
          <table:table-cell table:formula="of:=[$'IU Intern Inventur'.D55]" office:value-type="string" office:string-value="Neonröhre" calcext:value-type="string">
            <text:p>Neonröhre</text:p>
          </table:table-cell>
          <table:table-cell table:formula="of:=[$'IU Intern Inventur'.E55]" office:value-type="string" office:string-value="1,10m" calcext:value-type="string">
            <text:p>1,10m</text:p>
          </table:table-cell>
          <table:table-cell table:formula="of:=[$'IU Intern Inventur'.F55]" office:value-type="float" office:value="2" calcext:value-type="float">
            <text:p>2</text:p>
          </table:table-cell>
          <table:table-cell table:formula="of:=[$'IU Intern Inventur'.G55]" office:value-type="string" office:string-value="Stück" calcext:value-type="string">
            <text:p>Stück</text:p>
          </table:table-cell>
          <table:table-cell table:formula="of:=[$'IU Intern Inventur'.H55]" office:value-type="float" office:value="0" calcext:value-type="float">
            <text:p>0</text:p>
          </table:table-cell>
          <table:table-cell/>
          <table:table-cell table:formula="of:=[.H60]" office:value-type="string" office:string-value="Stück" calcext:value-type="string">
            <text:p>Stück</text:p>
          </table:table-cell>
          <table:table-cell table:formula="of:=[.B60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6]" office:value-type="string" office:string-value="D" calcext:value-type="string">
            <text:p>D</text:p>
          </table:table-cell>
          <table:table-cell table:formula="of:=[$'IU Intern Inventur'.B56]" office:value-type="string" office:string-value="Strom/Technik" calcext:value-type="string">
            <text:p>Strom/Technik</text:p>
          </table:table-cell>
          <table:table-cell table:formula="of:=[$'IU Intern Inventur'.C56]" office:value-type="string" office:string-value="Beleuchtung" calcext:value-type="string">
            <text:p>Beleuchtung</text:p>
          </table:table-cell>
          <table:table-cell table:formula="of:=[$'IU Intern Inventur'.D56]" office:value-type="string" office:string-value="Strahler" calcext:value-type="string">
            <text:p>Strahler</text:p>
          </table:table-cell>
          <table:table-cell table:formula="of:=[$'IU Intern Inventur'.E56]" office:value-type="string" office:string-value="230V" calcext:value-type="string">
            <text:p>230V</text:p>
          </table:table-cell>
          <table:table-cell table:formula="of:=[$'IU Intern Inventur'.F56]" office:value-type="float" office:value="1" calcext:value-type="float">
            <text:p>1</text:p>
          </table:table-cell>
          <table:table-cell table:formula="of:=[$'IU Intern Inventur'.G56]" office:value-type="string" office:string-value="Kiste" calcext:value-type="string">
            <text:p>Kiste</text:p>
          </table:table-cell>
          <table:table-cell table:formula="of:=[$'IU Intern Inventur'.H56]" office:value-type="float" office:value="0" calcext:value-type="float">
            <text:p>0</text:p>
          </table:table-cell>
          <table:table-cell/>
          <table:table-cell table:formula="of:=[.H61]" office:value-type="string" office:string-value="Kiste" calcext:value-type="string">
            <text:p>Kiste</text:p>
          </table:table-cell>
          <table:table-cell table:formula="of:=[.B61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7]" office:value-type="string" office:string-value="D" calcext:value-type="string">
            <text:p>D</text:p>
          </table:table-cell>
          <table:table-cell table:formula="of:=[$'IU Intern Inventur'.B57]" office:value-type="string" office:string-value="Strom/Technik" calcext:value-type="string">
            <text:p>Strom/Technik</text:p>
          </table:table-cell>
          <table:table-cell table:formula="of:=[$'IU Intern Inventur'.C57]" office:value-type="string" office:string-value="Beleuchtung" calcext:value-type="string">
            <text:p>Beleuchtung</text:p>
          </table:table-cell>
          <table:table-cell table:formula="of:=[$'IU Intern Inventur'.D57]" office:value-type="string" office:string-value="Lichterkette" calcext:value-type="string">
            <text:p>Lichterkette</text:p>
          </table:table-cell>
          <table:table-cell table:formula="of:=[$'IU Intern Inventur'.E57]" office:value-type="string" office:string-value="+ Sonstige" calcext:value-type="string">
            <text:p>+ Sonstige</text:p>
          </table:table-cell>
          <table:table-cell table:formula="of:=[$'IU Intern Inventur'.F57]" office:value-type="float" office:value="1" calcext:value-type="float">
            <text:p>1</text:p>
          </table:table-cell>
          <table:table-cell table:formula="of:=[$'IU Intern Inventur'.G57]" office:value-type="string" office:string-value="Kiste" calcext:value-type="string">
            <text:p>Kiste</text:p>
          </table:table-cell>
          <table:table-cell table:formula="of:=[$'IU Intern Inventur'.H57]" office:value-type="float" office:value="0" calcext:value-type="float">
            <text:p>0</text:p>
          </table:table-cell>
          <table:table-cell/>
          <table:table-cell table:formula="of:=[.H62]" office:value-type="string" office:string-value="Kiste" calcext:value-type="string">
            <text:p>Kiste</text:p>
          </table:table-cell>
          <table:table-cell table:formula="of:=[.B62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8]" office:value-type="string" office:string-value="D" calcext:value-type="string">
            <text:p>D</text:p>
          </table:table-cell>
          <table:table-cell table:formula="of:=[$'IU Intern Inventur'.B58]" office:value-type="string" office:string-value="Strom/Technik" calcext:value-type="string">
            <text:p>Strom/Technik</text:p>
          </table:table-cell>
          <table:table-cell table:formula="of:=[$'IU Intern Inventur'.C58]" office:value-type="string" office:string-value="Beleuchtung" calcext:value-type="string">
            <text:p>Beleuchtung</text:p>
          </table:table-cell>
          <table:table-cell table:formula="of:=[$'IU Intern Inventur'.D58]" office:value-type="string" office:string-value="Glühbirnen" calcext:value-type="string">
            <text:p>Glühbirnen</text:p>
          </table:table-cell>
          <table:table-cell table:formula="of:=[$'IU Intern Inventur'.E58]" office:value-type="string" office:string-value="+ Bastelkram" calcext:value-type="string">
            <text:p>+ Bastelkram</text:p>
          </table:table-cell>
          <table:table-cell table:formula="of:=[$'IU Intern Inventur'.F58]" office:value-type="float" office:value="1" calcext:value-type="float">
            <text:p>1</text:p>
          </table:table-cell>
          <table:table-cell table:formula="of:=[$'IU Intern Inventur'.G58]" office:value-type="string" office:string-value="Kiste" calcext:value-type="string">
            <text:p>Kiste</text:p>
          </table:table-cell>
          <table:table-cell table:formula="of:=[$'IU Intern Inventur'.H58]" office:value-type="float" office:value="0" calcext:value-type="float">
            <text:p>0</text:p>
          </table:table-cell>
          <table:table-cell/>
          <table:table-cell table:formula="of:=[.H63]" office:value-type="string" office:string-value="Kiste" calcext:value-type="string">
            <text:p>Kiste</text:p>
          </table:table-cell>
          <table:table-cell table:formula="of:=[.B63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59]" office:value-type="string" office:string-value="D" calcext:value-type="string">
            <text:p>D</text:p>
          </table:table-cell>
          <table:table-cell table:formula="of:=[$'IU Intern Inventur'.B59]" office:value-type="string" office:string-value="Strom/Technik" calcext:value-type="string">
            <text:p>Strom/Technik</text:p>
          </table:table-cell>
          <table:table-cell table:formula="of:=[$'IU Intern Inventur'.C59]" office:value-type="string" office:string-value="Beleuchtung" calcext:value-type="string">
            <text:p>Beleuchtung</text:p>
          </table:table-cell>
          <table:table-cell table:formula="of:=[$'IU Intern Inventur'.D59]" office:value-type="string" office:string-value="Lampenkugeln" calcext:value-type="string">
            <text:p>Lampenkugeln</text:p>
          </table:table-cell>
          <table:table-cell table:formula="of:=[$'IU Intern Inventur'.E59]" office:value-type="string" office:string-value="+ Steckpflöcke" calcext:value-type="string">
            <text:p>+ Steckpflöcke</text:p>
          </table:table-cell>
          <table:table-cell table:formula="of:=[$'IU Intern Inventur'.F59]" office:value-type="float" office:value="1" calcext:value-type="float">
            <text:p>1</text:p>
          </table:table-cell>
          <table:table-cell table:formula="of:=[$'IU Intern Inventur'.G59]" office:value-type="string" office:string-value="Kiste" calcext:value-type="string">
            <text:p>Kiste</text:p>
          </table:table-cell>
          <table:table-cell table:formula="of:=[$'IU Intern Inventur'.H59]" office:value-type="float" office:value="0" calcext:value-type="float">
            <text:p>0</text:p>
          </table:table-cell>
          <table:table-cell/>
          <table:table-cell table:formula="of:=[.H64]" office:value-type="string" office:string-value="Kiste" calcext:value-type="string">
            <text:p>Kiste</text:p>
          </table:table-cell>
          <table:table-cell table:formula="of:=[.B64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0]" office:value-type="string" office:string-value="D" calcext:value-type="string">
            <text:p>D</text:p>
          </table:table-cell>
          <table:table-cell table:formula="of:=[$'IU Intern Inventur'.B60]" office:value-type="string" office:string-value="Strom/Technik" calcext:value-type="string">
            <text:p>Strom/Technik</text:p>
          </table:table-cell>
          <table:table-cell table:formula="of:=[$'IU Intern Inventur'.C60]" office:value-type="string" office:string-value="Beleuchtung" calcext:value-type="string">
            <text:p>Beleuchtung</text:p>
          </table:table-cell>
          <table:table-cell table:formula="of:=[$'IU Intern Inventur'.D60]" office:value-type="string" office:string-value="Bastekram" calcext:value-type="string">
            <text:p>Bastekram</text:p>
          </table:table-cell>
          <table:table-cell table:formula="of:=[$'IU Intern Inventur'.E60]" office:value-type="float" office:value="0" calcext:value-type="float">
            <text:p>0</text:p>
          </table:table-cell>
          <table:table-cell table:formula="of:=[$'IU Intern Inventur'.F60]" office:value-type="float" office:value="2" calcext:value-type="float">
            <text:p>2</text:p>
          </table:table-cell>
          <table:table-cell table:formula="of:=[$'IU Intern Inventur'.G60]" office:value-type="string" office:string-value="Kiste" calcext:value-type="string">
            <text:p>Kiste</text:p>
          </table:table-cell>
          <table:table-cell table:formula="of:=[$'IU Intern Inventur'.H60]" office:value-type="float" office:value="0" calcext:value-type="float">
            <text:p>0</text:p>
          </table:table-cell>
          <table:table-cell/>
          <table:table-cell table:formula="of:=[.H65]" office:value-type="string" office:string-value="Kiste" calcext:value-type="string">
            <text:p>Kiste</text:p>
          </table:table-cell>
          <table:table-cell table:formula="of:=[.B65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1]" office:value-type="string" office:string-value="D" calcext:value-type="string">
            <text:p>D</text:p>
          </table:table-cell>
          <table:table-cell table:formula="of:=[$'IU Intern Inventur'.B61]" office:value-type="string" office:string-value="Strom/Technik" calcext:value-type="string">
            <text:p>Strom/Technik</text:p>
          </table:table-cell>
          <table:table-cell table:formula="of:=[$'IU Intern Inventur'.C61]" office:value-type="string" office:string-value="Beleuchtung" calcext:value-type="string">
            <text:p>Beleuchtung</text:p>
          </table:table-cell>
          <table:table-cell table:formula="of:=[$'IU Intern Inventur'.D61]" office:value-type="string" office:string-value="Strahler" calcext:value-type="string">
            <text:p>Strahler</text:p>
          </table:table-cell>
          <table:table-cell table:formula="of:=[$'IU Intern Inventur'.E61]" office:value-type="string" office:string-value="defekt" calcext:value-type="string">
            <text:p>defekt</text:p>
          </table:table-cell>
          <table:table-cell table:formula="of:=[$'IU Intern Inventur'.F61]" office:value-type="float" office:value="1" calcext:value-type="float">
            <text:p>1</text:p>
          </table:table-cell>
          <table:table-cell table:formula="of:=[$'IU Intern Inventur'.G61]" office:value-type="string" office:string-value="Kiste" calcext:value-type="string">
            <text:p>Kiste</text:p>
          </table:table-cell>
          <table:table-cell table:formula="of:=[$'IU Intern Inventur'.H61]" office:value-type="float" office:value="0" calcext:value-type="float">
            <text:p>0</text:p>
          </table:table-cell>
          <table:table-cell/>
          <table:table-cell table:formula="of:=[.H66]" office:value-type="string" office:string-value="Kiste" calcext:value-type="string">
            <text:p>Kiste</text:p>
          </table:table-cell>
          <table:table-cell table:formula="of:=[.B66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2]" office:value-type="string" office:string-value="D" calcext:value-type="string">
            <text:p>D</text:p>
          </table:table-cell>
          <table:table-cell table:formula="of:=[$'IU Intern Inventur'.B62]" office:value-type="string" office:string-value="Strom/Technik" calcext:value-type="string">
            <text:p>Strom/Technik</text:p>
          </table:table-cell>
          <table:table-cell table:formula="of:=[$'IU Intern Inventur'.C62]" office:value-type="string" office:string-value="Beleuchtung" calcext:value-type="string">
            <text:p>Beleuchtung</text:p>
          </table:table-cell>
          <table:table-cell table:formula="of:=[$'IU Intern Inventur'.D62]" office:value-type="string" office:string-value="Alte Strahler" calcext:value-type="string">
            <text:p>Alte Strahler</text:p>
          </table:table-cell>
          <table:table-cell table:formula="of:=[$'IU Intern Inventur'.E62]" office:value-type="string" office:string-value="funktioniert" calcext:value-type="string">
            <text:p>funktioniert</text:p>
          </table:table-cell>
          <table:table-cell table:formula="of:=[$'IU Intern Inventur'.F62]" office:value-type="float" office:value="1" calcext:value-type="float">
            <text:p>1</text:p>
          </table:table-cell>
          <table:table-cell table:formula="of:=[$'IU Intern Inventur'.G62]" office:value-type="string" office:string-value="Kiste" calcext:value-type="string">
            <text:p>Kiste</text:p>
          </table:table-cell>
          <table:table-cell table:formula="of:=[$'IU Intern Inventur'.H62]" office:value-type="float" office:value="0" calcext:value-type="float">
            <text:p>0</text:p>
          </table:table-cell>
          <table:table-cell/>
          <table:table-cell table:formula="of:=[.H67]" office:value-type="string" office:string-value="Kiste" calcext:value-type="string">
            <text:p>Kiste</text:p>
          </table:table-cell>
          <table:table-cell table:formula="of:=[.B67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3]" office:value-type="string" office:string-value="D" calcext:value-type="string">
            <text:p>D</text:p>
          </table:table-cell>
          <table:table-cell table:formula="of:=[$'IU Intern Inventur'.B63]" office:value-type="string" office:string-value="Strom/Technik" calcext:value-type="string">
            <text:p>Strom/Technik</text:p>
          </table:table-cell>
          <table:table-cell table:formula="of:=[$'IU Intern Inventur'.C63]" office:value-type="string" office:string-value="Beleuchtung" calcext:value-type="string">
            <text:p>Beleuchtung</text:p>
          </table:table-cell>
          <table:table-cell table:formula="of:=[$'IU Intern Inventur'.D63]" office:value-type="string" office:string-value="Neonröhre" calcext:value-type="string">
            <text:p>Neonröhre</text:p>
          </table:table-cell>
          <table:table-cell table:formula="of:=[$'IU Intern Inventur'.E63]" office:value-type="string" office:string-value="defekt" calcext:value-type="string">
            <text:p>defekt</text:p>
          </table:table-cell>
          <table:table-cell table:formula="of:=[$'IU Intern Inventur'.F63]" office:value-type="float" office:value="2" calcext:value-type="float">
            <text:p>2</text:p>
          </table:table-cell>
          <table:table-cell table:formula="of:=[$'IU Intern Inventur'.G63]" office:value-type="string" office:string-value="Stück" calcext:value-type="string">
            <text:p>Stück</text:p>
          </table:table-cell>
          <table:table-cell table:formula="of:=[$'IU Intern Inventur'.H63]" office:value-type="float" office:value="0" calcext:value-type="float">
            <text:p>0</text:p>
          </table:table-cell>
          <table:table-cell/>
          <table:table-cell table:formula="of:=[.H68]" office:value-type="string" office:string-value="Stück" calcext:value-type="string">
            <text:p>Stück</text:p>
          </table:table-cell>
          <table:table-cell table:formula="of:=[.B68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4]" office:value-type="string" office:string-value="D" calcext:value-type="string">
            <text:p>D</text:p>
          </table:table-cell>
          <table:table-cell table:formula="of:=[$'IU Intern Inventur'.B64]" office:value-type="string" office:string-value="Strom/Technik" calcext:value-type="string">
            <text:p>Strom/Technik</text:p>
          </table:table-cell>
          <table:table-cell table:formula="of:=[$'IU Intern Inventur'.C64]" office:value-type="string" office:string-value="Endgeräte" calcext:value-type="string">
            <text:p>Endgeräte</text:p>
          </table:table-cell>
          <table:table-cell table:formula="of:=[$'IU Intern Inventur'.D64]" office:value-type="string" office:string-value="Strukturhandys" calcext:value-type="string">
            <text:p>Strukturhandys</text:p>
          </table:table-cell>
          <table:table-cell table:formula="of:=[$'IU Intern Inventur'.E64]" office:value-type="string" office:string-value="ungetestet" calcext:value-type="string">
            <text:p>ungetestet</text:p>
          </table:table-cell>
          <table:table-cell table:formula="of:=[$'IU Intern Inventur'.F64]" office:value-type="float" office:value="1" calcext:value-type="float">
            <text:p>1</text:p>
          </table:table-cell>
          <table:table-cell table:formula="of:=[$'IU Intern Inventur'.G64]" office:value-type="string" office:string-value="Kiste" calcext:value-type="string">
            <text:p>Kiste</text:p>
          </table:table-cell>
          <table:table-cell table:formula="of:=[$'IU Intern Inventur'.H64]" office:value-type="float" office:value="0" calcext:value-type="float">
            <text:p>0</text:p>
          </table:table-cell>
          <table:table-cell/>
          <table:table-cell table:formula="of:=[.H69]" office:value-type="string" office:string-value="Kiste" calcext:value-type="string">
            <text:p>Kiste</text:p>
          </table:table-cell>
          <table:table-cell table:formula="of:=[.B69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5]" office:value-type="string" office:string-value="D" calcext:value-type="string">
            <text:p>D</text:p>
          </table:table-cell>
          <table:table-cell table:formula="of:=[$'IU Intern Inventur'.B65]" office:value-type="string" office:string-value="Strom/Technik" calcext:value-type="string">
            <text:p>Strom/Technik</text:p>
          </table:table-cell>
          <table:table-cell table:formula="of:=[$'IU Intern Inventur'.C65]" office:value-type="string" office:string-value="Endgeräte" calcext:value-type="string">
            <text:p>Endgeräte</text:p>
          </table:table-cell>
          <table:table-cell table:formula="of:=[$'IU Intern Inventur'.D65]" office:value-type="string" office:string-value="Smartphones" calcext:value-type="string">
            <text:p>Smartphones</text:p>
          </table:table-cell>
          <table:table-cell table:formula="of:=[$'IU Intern Inventur'.E65]" office:value-type="string" office:string-value="ungetestet" calcext:value-type="string">
            <text:p>ungetestet</text:p>
          </table:table-cell>
          <table:table-cell table:formula="of:=[$'IU Intern Inventur'.F65]" office:value-type="float" office:value="1" calcext:value-type="float">
            <text:p>1</text:p>
          </table:table-cell>
          <table:table-cell table:formula="of:=[$'IU Intern Inventur'.G65]" office:value-type="string" office:string-value="Kiste" calcext:value-type="string">
            <text:p>Kiste</text:p>
          </table:table-cell>
          <table:table-cell table:formula="of:=[$'IU Intern Inventur'.H65]" office:value-type="float" office:value="0" calcext:value-type="float">
            <text:p>0</text:p>
          </table:table-cell>
          <table:table-cell/>
          <table:table-cell table:formula="of:=[.H70]" office:value-type="string" office:string-value="Kiste" calcext:value-type="string">
            <text:p>Kiste</text:p>
          </table:table-cell>
          <table:table-cell table:formula="of:=[.B70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6]" office:value-type="string" office:string-value="D" calcext:value-type="string">
            <text:p>D</text:p>
          </table:table-cell>
          <table:table-cell table:formula="of:=[$'IU Intern Inventur'.B66]" office:value-type="string" office:string-value="Strom/Technik" calcext:value-type="string">
            <text:p>Strom/Technik</text:p>
          </table:table-cell>
          <table:table-cell table:formula="of:=[$'IU Intern Inventur'.C66]" office:value-type="string" office:string-value="Endgeräte" calcext:value-type="string">
            <text:p>Endgeräte</text:p>
          </table:table-cell>
          <table:table-cell table:formula="of:=[$'IU Intern Inventur'.D66]" office:value-type="string" office:string-value="Knochen" calcext:value-type="string">
            <text:p>Knochen</text:p>
          </table:table-cell>
          <table:table-cell table:formula="of:=[$'IU Intern Inventur'.E66]" office:value-type="string" office:string-value="ungetestet" calcext:value-type="string">
            <text:p>ungetestet</text:p>
          </table:table-cell>
          <table:table-cell table:formula="of:=[$'IU Intern Inventur'.F66]" office:value-type="float" office:value="1" calcext:value-type="float">
            <text:p>1</text:p>
          </table:table-cell>
          <table:table-cell table:formula="of:=[$'IU Intern Inventur'.G66]" office:value-type="string" office:string-value="Kiste" calcext:value-type="string">
            <text:p>Kiste</text:p>
          </table:table-cell>
          <table:table-cell table:formula="of:=[$'IU Intern Inventur'.H66]" office:value-type="float" office:value="0" calcext:value-type="float">
            <text:p>0</text:p>
          </table:table-cell>
          <table:table-cell/>
          <table:table-cell table:formula="of:=[.H71]" office:value-type="string" office:string-value="Kiste" calcext:value-type="string">
            <text:p>Kiste</text:p>
          </table:table-cell>
          <table:table-cell table:formula="of:=[.B71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7]" office:value-type="string" office:string-value="D" calcext:value-type="string">
            <text:p>D</text:p>
          </table:table-cell>
          <table:table-cell table:formula="of:=[$'IU Intern Inventur'.B67]" office:value-type="string" office:string-value="Strom/Technik" calcext:value-type="string">
            <text:p>Strom/Technik</text:p>
          </table:table-cell>
          <table:table-cell table:formula="of:=[$'IU Intern Inventur'.C67]" office:value-type="string" office:string-value="Endgeräte" calcext:value-type="string">
            <text:p>Endgeräte</text:p>
          </table:table-cell>
          <table:table-cell table:formula="of:=[$'IU Intern Inventur'.D67]" office:value-type="string" office:string-value="Laptops" calcext:value-type="string">
            <text:p>Laptops</text:p>
          </table:table-cell>
          <table:table-cell table:formula="of:=[$'IU Intern Inventur'.E67]" office:value-type="float" office:value="0" calcext:value-type="float">
            <text:p>0</text:p>
          </table:table-cell>
          <table:table-cell table:formula="of:=[$'IU Intern Inventur'.F67]" office:value-type="float" office:value="4" calcext:value-type="float">
            <text:p>4</text:p>
          </table:table-cell>
          <table:table-cell table:formula="of:=[$'IU Intern Inventur'.G67]" office:value-type="string" office:string-value="Kiste" calcext:value-type="string">
            <text:p>Kiste</text:p>
          </table:table-cell>
          <table:table-cell table:formula="of:=[$'IU Intern Inventur'.H67]" office:value-type="float" office:value="0" calcext:value-type="float">
            <text:p>0</text:p>
          </table:table-cell>
          <table:table-cell/>
          <table:table-cell table:formula="of:=[.H72]" office:value-type="string" office:string-value="Kiste" calcext:value-type="string">
            <text:p>Kiste</text:p>
          </table:table-cell>
          <table:table-cell table:formula="of:=[.B72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8]" office:value-type="string" office:string-value="D" calcext:value-type="string">
            <text:p>D</text:p>
          </table:table-cell>
          <table:table-cell table:formula="of:=[$'IU Intern Inventur'.B68]" office:value-type="string" office:string-value="Strom/Technik" calcext:value-type="string">
            <text:p>Strom/Technik</text:p>
          </table:table-cell>
          <table:table-cell table:formula="of:=[$'IU Intern Inventur'.C68]" office:value-type="string" office:string-value="Endgeräte" calcext:value-type="string">
            <text:p>Endgeräte</text:p>
          </table:table-cell>
          <table:table-cell table:formula="of:=[$'IU Intern Inventur'.D68]" office:value-type="string" office:string-value="Monitore" calcext:value-type="string">
            <text:p>Monitore</text:p>
          </table:table-cell>
          <table:table-cell table:formula="of:=[$'IU Intern Inventur'.E68]" office:value-type="float" office:value="0" calcext:value-type="float">
            <text:p>0</text:p>
          </table:table-cell>
          <table:table-cell table:formula="of:=[$'IU Intern Inventur'.F68]" office:value-type="float" office:value="2" calcext:value-type="float">
            <text:p>2</text:p>
          </table:table-cell>
          <table:table-cell table:formula="of:=[$'IU Intern Inventur'.G68]" office:value-type="string" office:string-value="Kiste" calcext:value-type="string">
            <text:p>Kiste</text:p>
          </table:table-cell>
          <table:table-cell table:formula="of:=[$'IU Intern Inventur'.H68]" office:value-type="float" office:value="0" calcext:value-type="float">
            <text:p>0</text:p>
          </table:table-cell>
          <table:table-cell/>
          <table:table-cell table:formula="of:=[.H73]" office:value-type="string" office:string-value="Kiste" calcext:value-type="string">
            <text:p>Kiste</text:p>
          </table:table-cell>
          <table:table-cell table:formula="of:=[.B73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69]" office:value-type="string" office:string-value="D" calcext:value-type="string">
            <text:p>D</text:p>
          </table:table-cell>
          <table:table-cell table:formula="of:=[$'IU Intern Inventur'.B69]" office:value-type="string" office:string-value="Strom/Technik" calcext:value-type="string">
            <text:p>Strom/Technik</text:p>
          </table:table-cell>
          <table:table-cell table:formula="of:=[$'IU Intern Inventur'.C69]" office:value-type="string" office:string-value="Endgeräte" calcext:value-type="string">
            <text:p>Endgeräte</text:p>
          </table:table-cell>
          <table:table-cell table:formula="of:=[$'IU Intern Inventur'.D69]" office:value-type="string" office:string-value="Mäuse + Tastaturen" calcext:value-type="string">
            <text:p>Mäuse + Tastaturen</text:p>
          </table:table-cell>
          <table:table-cell table:formula="of:=[$'IU Intern Inventur'.E69]" office:value-type="float" office:value="0" calcext:value-type="float">
            <text:p>0</text:p>
          </table:table-cell>
          <table:table-cell table:formula="of:=[$'IU Intern Inventur'.F69]" office:value-type="float" office:value="1" calcext:value-type="float">
            <text:p>1</text:p>
          </table:table-cell>
          <table:table-cell table:formula="of:=[$'IU Intern Inventur'.G69]" office:value-type="string" office:string-value="Kiste" calcext:value-type="string">
            <text:p>Kiste</text:p>
          </table:table-cell>
          <table:table-cell table:formula="of:=[$'IU Intern Inventur'.H69]" office:value-type="float" office:value="0" calcext:value-type="float">
            <text:p>0</text:p>
          </table:table-cell>
          <table:table-cell/>
          <table:table-cell table:formula="of:=[.H74]" office:value-type="string" office:string-value="Kiste" calcext:value-type="string">
            <text:p>Kiste</text:p>
          </table:table-cell>
          <table:table-cell table:formula="of:=[.B74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0]" office:value-type="string" office:string-value="D" calcext:value-type="string">
            <text:p>D</text:p>
          </table:table-cell>
          <table:table-cell table:formula="of:=[$'IU Intern Inventur'.B70]" office:value-type="string" office:string-value="Strom/Technik" calcext:value-type="string">
            <text:p>Strom/Technik</text:p>
          </table:table-cell>
          <table:table-cell table:formula="of:=[$'IU Intern Inventur'.C70]" office:value-type="string" office:string-value="Endgeräte" calcext:value-type="string">
            <text:p>Endgeräte</text:p>
          </table:table-cell>
          <table:table-cell table:formula="of:=[$'IU Intern Inventur'.D70]" office:value-type="string" office:string-value="Terminals" calcext:value-type="string">
            <text:p>Terminals</text:p>
          </table:table-cell>
          <table:table-cell table:formula="of:=[$'IU Intern Inventur'.E70]" office:value-type="string" office:string-value="MSI" calcext:value-type="string">
            <text:p>MSI</text:p>
          </table:table-cell>
          <table:table-cell table:formula="of:=[$'IU Intern Inventur'.F70]" office:value-type="float" office:value="2" calcext:value-type="float">
            <text:p>2</text:p>
          </table:table-cell>
          <table:table-cell table:formula="of:=[$'IU Intern Inventur'.G70]" office:value-type="string" office:string-value="Kiste" calcext:value-type="string">
            <text:p>Kiste</text:p>
          </table:table-cell>
          <table:table-cell table:formula="of:=[$'IU Intern Inventur'.H70]" office:value-type="float" office:value="0" calcext:value-type="float">
            <text:p>0</text:p>
          </table:table-cell>
          <table:table-cell/>
          <table:table-cell table:formula="of:=[.H75]" office:value-type="string" office:string-value="Kiste" calcext:value-type="string">
            <text:p>Kiste</text:p>
          </table:table-cell>
          <table:table-cell table:formula="of:=[.B75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1]" office:value-type="string" office:string-value="D" calcext:value-type="string">
            <text:p>D</text:p>
          </table:table-cell>
          <table:table-cell table:formula="of:=[$'IU Intern Inventur'.B71]" office:value-type="string" office:string-value="Strom/Technik" calcext:value-type="string">
            <text:p>Strom/Technik</text:p>
          </table:table-cell>
          <table:table-cell table:formula="of:=[$'IU Intern Inventur'.C71]" office:value-type="string" office:string-value="Endgeräte" calcext:value-type="string">
            <text:p>Endgeräte</text:p>
          </table:table-cell>
          <table:table-cell table:formula="of:=[$'IU Intern Inventur'.D71]" office:value-type="string" office:string-value="VGA-Kabel" calcext:value-type="string">
            <text:p>VGA-Kabel</text:p>
          </table:table-cell>
          <table:table-cell table:formula="of:=[$'IU Intern Inventur'.E71]" office:value-type="float" office:value="0" calcext:value-type="float">
            <text:p>0</text:p>
          </table:table-cell>
          <table:table-cell table:formula="of:=[$'IU Intern Inventur'.F71]" office:value-type="float" office:value="1" calcext:value-type="float">
            <text:p>1</text:p>
          </table:table-cell>
          <table:table-cell table:formula="of:=[$'IU Intern Inventur'.G71]" office:value-type="string" office:string-value="Kiste" calcext:value-type="string">
            <text:p>Kiste</text:p>
          </table:table-cell>
          <table:table-cell table:formula="of:=[$'IU Intern Inventur'.H71]" office:value-type="float" office:value="0" calcext:value-type="float">
            <text:p>0</text:p>
          </table:table-cell>
          <table:table-cell/>
          <table:table-cell table:formula="of:=[.H76]" office:value-type="string" office:string-value="Kiste" calcext:value-type="string">
            <text:p>Kiste</text:p>
          </table:table-cell>
          <table:table-cell table:formula="of:=[.B76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2]" office:value-type="string" office:string-value="J" calcext:value-type="string">
            <text:p>J</text:p>
          </table:table-cell>
          <table:table-cell table:formula="of:=[$'IU Intern Inventur'.B72]" office:value-type="string" office:string-value="Campplan" calcext:value-type="string">
            <text:p>Campplan</text:p>
          </table:table-cell>
          <table:table-cell table:formula="of:=[$'IU Intern Inventur'.C72]" office:value-type="string" office:string-value="Feuer" calcext:value-type="string">
            <text:p>Feuer</text:p>
          </table:table-cell>
          <table:table-cell table:formula="of:=[$'IU Intern Inventur'.D72]" office:value-type="string" office:string-value="Löschspray" calcext:value-type="string">
            <text:p>Löschspray</text:p>
          </table:table-cell>
          <table:table-cell table:formula="of:=[$'IU Intern Inventur'.E72]" office:value-type="string" office:string-value="Dose" calcext:value-type="string">
            <text:p>Dose</text:p>
          </table:table-cell>
          <table:table-cell table:formula="of:=[$'IU Intern Inventur'.F72]" office:value-type="float" office:value="1" calcext:value-type="float">
            <text:p>1</text:p>
          </table:table-cell>
          <table:table-cell table:formula="of:=[$'IU Intern Inventur'.G72]" office:value-type="string" office:string-value="Kiste" calcext:value-type="string">
            <text:p>Kiste</text:p>
          </table:table-cell>
          <table:table-cell table:formula="of:=[$'IU Intern Inventur'.H72]" office:value-type="float" office:value="0" calcext:value-type="float">
            <text:p>0</text:p>
          </table:table-cell>
          <table:table-cell/>
          <table:table-cell table:formula="of:=[.H77]" office:value-type="string" office:string-value="Kiste" calcext:value-type="string">
            <text:p>Kiste</text:p>
          </table:table-cell>
          <table:table-cell table:formula="of:=[.B77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3]" office:value-type="string" office:string-value="K" calcext:value-type="string">
            <text:p>K</text:p>
          </table:table-cell>
          <table:table-cell table:formula="of:=[$'IU Intern Inventur'.B73]" office:value-type="string" office:string-value="Campplan" calcext:value-type="string">
            <text:p>Campplan</text:p>
          </table:table-cell>
          <table:table-cell table:formula="of:=[$'IU Intern Inventur'.C73]" office:value-type="string" office:string-value="Feuer" calcext:value-type="string">
            <text:p>Feuer</text:p>
          </table:table-cell>
          <table:table-cell table:formula="of:=[$'IU Intern Inventur'.D73]" office:value-type="string" office:string-value="Feuerlöscher" calcext:value-type="string">
            <text:p>Feuerlöscher</text:p>
          </table:table-cell>
          <table:table-cell table:formula="of:=[$'IU Intern Inventur'.E73]" office:value-type="string" office:string-value="6kg" calcext:value-type="string">
            <text:p>6kg</text:p>
          </table:table-cell>
          <table:table-cell table:formula="of:=[$'IU Intern Inventur'.F73]" office:value-type="float" office:value="25" calcext:value-type="float">
            <text:p>25</text:p>
          </table:table-cell>
          <table:table-cell table:formula="of:=[$'IU Intern Inventur'.G73]" office:value-type="string" office:string-value="Stück" calcext:value-type="string">
            <text:p>Stück</text:p>
          </table:table-cell>
          <table:table-cell table:formula="of:=[$'IU Intern Inventur'.H73]" office:value-type="float" office:value="0" calcext:value-type="float">
            <text:p>0</text:p>
          </table:table-cell>
          <table:table-cell/>
          <table:table-cell table:formula="of:=[.H78]" office:value-type="string" office:string-value="Stück" calcext:value-type="string">
            <text:p>Stück</text:p>
          </table:table-cell>
          <table:table-cell table:formula="of:=[.B78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4]" office:value-type="string" office:string-value="K" calcext:value-type="string">
            <text:p>K</text:p>
          </table:table-cell>
          <table:table-cell table:formula="of:=[$'IU Intern Inventur'.B74]" office:value-type="string" office:string-value="Campplan" calcext:value-type="string">
            <text:p>Campplan</text:p>
          </table:table-cell>
          <table:table-cell table:formula="of:=[$'IU Intern Inventur'.C74]" office:value-type="string" office:string-value="Feuer" calcext:value-type="string">
            <text:p>Feuer</text:p>
          </table:table-cell>
          <table:table-cell table:formula="of:=[$'IU Intern Inventur'.D74]" office:value-type="string" office:string-value="Feuerlöscher" calcext:value-type="string">
            <text:p>Feuerlöscher</text:p>
          </table:table-cell>
          <table:table-cell table:formula="of:=[$'IU Intern Inventur'.E74]" office:value-type="string" office:string-value="2kg" calcext:value-type="string">
            <text:p>2kg</text:p>
          </table:table-cell>
          <table:table-cell table:formula="of:=[$'IU Intern Inventur'.F74]" office:value-type="float" office:value="6" calcext:value-type="float">
            <text:p>6</text:p>
          </table:table-cell>
          <table:table-cell table:formula="of:=[$'IU Intern Inventur'.G74]" office:value-type="string" office:string-value="Stück" calcext:value-type="string">
            <text:p>Stück</text:p>
          </table:table-cell>
          <table:table-cell table:formula="of:=[$'IU Intern Inventur'.H74]" office:value-type="float" office:value="0" calcext:value-type="float">
            <text:p>0</text:p>
          </table:table-cell>
          <table:table-cell/>
          <table:table-cell table:formula="of:=[.H79]" office:value-type="string" office:string-value="Stück" calcext:value-type="string">
            <text:p>Stück</text:p>
          </table:table-cell>
          <table:table-cell table:formula="of:=[.B79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5]" office:value-type="string" office:string-value="K" calcext:value-type="string">
            <text:p>K</text:p>
          </table:table-cell>
          <table:table-cell table:formula="of:=[$'IU Intern Inventur'.B75]" office:value-type="string" office:string-value="Campplan" calcext:value-type="string">
            <text:p>Campplan</text:p>
          </table:table-cell>
          <table:table-cell table:formula="of:=[$'IU Intern Inventur'.C75]" office:value-type="string" office:string-value="Feuer" calcext:value-type="string">
            <text:p>Feuer</text:p>
          </table:table-cell>
          <table:table-cell table:formula="of:=[$'IU Intern Inventur'.D75]" office:value-type="string" office:string-value="Schilder" calcext:value-type="string">
            <text:p>Schilder</text:p>
          </table:table-cell>
          <table:table-cell table:formula="of:=[$'IU Intern Inventur'.E75]" office:value-type="string" office:string-value="Notaus/Feulös." calcext:value-type="string">
            <text:p>Notaus/Feulös.</text:p>
          </table:table-cell>
          <table:table-cell table:formula="of:=[$'IU Intern Inventur'.F75]" office:value-type="float" office:value="1" calcext:value-type="float">
            <text:p>1</text:p>
          </table:table-cell>
          <table:table-cell table:formula="of:=[$'IU Intern Inventur'.G75]" office:value-type="string" office:string-value="Kiste" calcext:value-type="string">
            <text:p>Kiste</text:p>
          </table:table-cell>
          <table:table-cell table:formula="of:=[$'IU Intern Inventur'.H75]" office:value-type="float" office:value="0" calcext:value-type="float">
            <text:p>0</text:p>
          </table:table-cell>
          <table:table-cell/>
          <table:table-cell table:formula="of:=[.H80]" office:value-type="string" office:string-value="Kiste" calcext:value-type="string">
            <text:p>Kiste</text:p>
          </table:table-cell>
          <table:table-cell table:formula="of:=[.B80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6]" office:value-type="string" office:string-value="A" calcext:value-type="string">
            <text:p>A</text:p>
          </table:table-cell>
          <table:table-cell table:formula="of:=[$'IU Intern Inventur'.B76]" office:value-type="string" office:string-value="Campplan" calcext:value-type="string">
            <text:p>Campplan</text:p>
          </table:table-cell>
          <table:table-cell table:formula="of:=[$'IU Intern Inventur'.C76]" office:value-type="string" office:string-value="Fläche" calcext:value-type="string">
            <text:p>Fläche</text:p>
          </table:table-cell>
          <table:table-cell table:formula="of:=[$'IU Intern Inventur'.D76]" office:value-type="string" office:string-value="Flatterband" calcext:value-type="string">
            <text:p>Flatterband</text:p>
          </table:table-cell>
          <table:table-cell table:formula="of:=[$'IU Intern Inventur'.E76]" office:value-type="string" office:string-value="mind. 15Km" calcext:value-type="string">
            <text:p>mind. 15Km</text:p>
          </table:table-cell>
          <table:table-cell table:formula="of:=[$'IU Intern Inventur'.F76]" office:value-type="float" office:value="2" calcext:value-type="float">
            <text:p>2</text:p>
          </table:table-cell>
          <table:table-cell table:formula="of:=[$'IU Intern Inventur'.G76]" office:value-type="string" office:string-value="Kiste" calcext:value-type="string">
            <text:p>Kiste</text:p>
          </table:table-cell>
          <table:table-cell table:formula="of:=[$'IU Intern Inventur'.H76]" office:value-type="float" office:value="0" calcext:value-type="float">
            <text:p>0</text:p>
          </table:table-cell>
          <table:table-cell/>
          <table:table-cell table:formula="of:=[.H81]" office:value-type="string" office:string-value="Kiste" calcext:value-type="string">
            <text:p>Kiste</text:p>
          </table:table-cell>
          <table:table-cell table:formula="of:=[.B81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7]" office:value-type="string" office:string-value="A" calcext:value-type="string">
            <text:p>A</text:p>
          </table:table-cell>
          <table:table-cell table:formula="of:=[$'IU Intern Inventur'.B77]" office:value-type="string" office:string-value="Campplan" calcext:value-type="string">
            <text:p>Campplan</text:p>
          </table:table-cell>
          <table:table-cell table:formula="of:=[$'IU Intern Inventur'.C77]" office:value-type="string" office:string-value="Fläche" calcext:value-type="string">
            <text:p>Fläche</text:p>
          </table:table-cell>
          <table:table-cell table:formula="of:=[$'IU Intern Inventur'.D77]" office:value-type="string" office:string-value="Holzpflöcke" calcext:value-type="string">
            <text:p>Holzpflöcke</text:p>
          </table:table-cell>
          <table:table-cell table:formula="of:=[$'IU Intern Inventur'.E77]" office:value-type="float" office:value="0" calcext:value-type="float">
            <text:p>0</text:p>
          </table:table-cell>
          <table:table-cell table:formula="of:=[$'IU Intern Inventur'.F77]" office:value-type="float" office:value="1" calcext:value-type="float">
            <text:p>1</text:p>
          </table:table-cell>
          <table:table-cell table:formula="of:=[$'IU Intern Inventur'.G77]" office:value-type="string" office:string-value="Kiste" calcext:value-type="string">
            <text:p>Kiste</text:p>
          </table:table-cell>
          <table:table-cell table:formula="of:=[$'IU Intern Inventur'.H77]" office:value-type="float" office:value="0" calcext:value-type="float">
            <text:p>0</text:p>
          </table:table-cell>
          <table:table-cell/>
          <table:table-cell table:formula="of:=[.H82]" office:value-type="string" office:string-value="Kiste" calcext:value-type="string">
            <text:p>Kiste</text:p>
          </table:table-cell>
          <table:table-cell table:formula="of:=[.B82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8]" office:value-type="string" office:string-value="A" calcext:value-type="string">
            <text:p>A</text:p>
          </table:table-cell>
          <table:table-cell table:formula="of:=[$'IU Intern Inventur'.B78]" office:value-type="string" office:string-value="Campplan" calcext:value-type="string">
            <text:p>Campplan</text:p>
          </table:table-cell>
          <table:table-cell table:formula="of:=[$'IU Intern Inventur'.C78]" office:value-type="string" office:string-value="Fläche" calcext:value-type="string">
            <text:p>Fläche</text:p>
          </table:table-cell>
          <table:table-cell table:formula="of:=[$'IU Intern Inventur'.D78]" office:value-type="string" office:string-value="Holzschilder" calcext:value-type="string">
            <text:p>Holzschilder</text:p>
          </table:table-cell>
          <table:table-cell table:formula="of:=[$'IU Intern Inventur'.E78]" office:value-type="float" office:value="0" calcext:value-type="float">
            <text:p>0</text:p>
          </table:table-cell>
          <table:table-cell table:formula="of:=[$'IU Intern Inventur'.F78]" office:value-type="float" office:value="3" calcext:value-type="float">
            <text:p>3</text:p>
          </table:table-cell>
          <table:table-cell table:formula="of:=[$'IU Intern Inventur'.G78]" office:value-type="string" office:string-value="Kiste" calcext:value-type="string">
            <text:p>Kiste</text:p>
          </table:table-cell>
          <table:table-cell table:formula="of:=[$'IU Intern Inventur'.H78]" office:value-type="float" office:value="0" calcext:value-type="float">
            <text:p>0</text:p>
          </table:table-cell>
          <table:table-cell/>
          <table:table-cell table:formula="of:=[.H83]" office:value-type="string" office:string-value="Kiste" calcext:value-type="string">
            <text:p>Kiste</text:p>
          </table:table-cell>
          <table:table-cell table:formula="of:=[.B83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79]" office:value-type="string" office:string-value="G" calcext:value-type="string">
            <text:p>G</text:p>
          </table:table-cell>
          <table:table-cell table:formula="of:=[$'IU Intern Inventur'.B79]" office:value-type="string" office:string-value="Campplan" calcext:value-type="string">
            <text:p>Campplan</text:p>
          </table:table-cell>
          <table:table-cell table:formula="of:=[$'IU Intern Inventur'.C79]" office:value-type="string" office:string-value="Fläche" calcext:value-type="string">
            <text:p>Fläche</text:p>
          </table:table-cell>
          <table:table-cell table:formula="of:=[$'IU Intern Inventur'.D79]" office:value-type="string" office:string-value="Planen" calcext:value-type="string">
            <text:p>Planen</text:p>
          </table:table-cell>
          <table:table-cell table:formula="of:=[$'IU Intern Inventur'.E79]" office:value-type="string" office:string-value="LKW/stabil" calcext:value-type="string">
            <text:p>LKW/stabil</text:p>
          </table:table-cell>
          <table:table-cell table:formula="of:=[$'IU Intern Inventur'.F79]" office:value-type="float" office:value="1" calcext:value-type="float">
            <text:p>1</text:p>
          </table:table-cell>
          <table:table-cell table:formula="of:=[$'IU Intern Inventur'.G79]" office:value-type="string" office:string-value="Wanne" calcext:value-type="string">
            <text:p>Wanne</text:p>
          </table:table-cell>
          <table:table-cell table:formula="of:=[$'IU Intern Inventur'.H79]" office:value-type="float" office:value="0" calcext:value-type="float">
            <text:p>0</text:p>
          </table:table-cell>
          <table:table-cell/>
          <table:table-cell table:formula="of:=[.H84]" office:value-type="string" office:string-value="Wanne" calcext:value-type="string">
            <text:p>Wanne</text:p>
          </table:table-cell>
          <table:table-cell table:formula="of:=[.B84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0]" office:value-type="string" office:string-value="G" calcext:value-type="string">
            <text:p>G</text:p>
          </table:table-cell>
          <table:table-cell table:formula="of:=[$'IU Intern Inventur'.B80]" office:value-type="string" office:string-value="Campplan" calcext:value-type="string">
            <text:p>Campplan</text:p>
          </table:table-cell>
          <table:table-cell table:formula="of:=[$'IU Intern Inventur'.C80]" office:value-type="string" office:string-value="Fläche" calcext:value-type="string">
            <text:p>Fläche</text:p>
          </table:table-cell>
          <table:table-cell table:formula="of:=[$'IU Intern Inventur'.D80]" office:value-type="string" office:string-value="Sonnensegel" calcext:value-type="string">
            <text:p>Sonnensegel</text:p>
          </table:table-cell>
          <table:table-cell table:formula="of:=[$'IU Intern Inventur'.E80]" office:value-type="float" office:value="0" calcext:value-type="float">
            <text:p>0</text:p>
          </table:table-cell>
          <table:table-cell table:formula="of:=[$'IU Intern Inventur'.F80]" office:value-type="float" office:value="3" calcext:value-type="float">
            <text:p>3</text:p>
          </table:table-cell>
          <table:table-cell table:formula="of:=[$'IU Intern Inventur'.G80]" office:value-type="string" office:string-value="Kiste" calcext:value-type="string">
            <text:p>Kiste</text:p>
          </table:table-cell>
          <table:table-cell table:formula="of:=[$'IU Intern Inventur'.H80]" office:value-type="float" office:value="0" calcext:value-type="float">
            <text:p>0</text:p>
          </table:table-cell>
          <table:table-cell/>
          <table:table-cell table:formula="of:=[.H85]" office:value-type="string" office:string-value="Kiste" calcext:value-type="string">
            <text:p>Kiste</text:p>
          </table:table-cell>
          <table:table-cell table:formula="of:=[.B85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1]" office:value-type="string" office:string-value="G" calcext:value-type="string">
            <text:p>G</text:p>
          </table:table-cell>
          <table:table-cell table:formula="of:=[$'IU Intern Inventur'.B81]" office:value-type="string" office:string-value="Campplan" calcext:value-type="string">
            <text:p>Campplan</text:p>
          </table:table-cell>
          <table:table-cell table:formula="of:=[$'IU Intern Inventur'.C81]" office:value-type="string" office:string-value="Fläche" calcext:value-type="string">
            <text:p>Fläche</text:p>
          </table:table-cell>
          <table:table-cell table:formula="of:=[$'IU Intern Inventur'.D81]" office:value-type="string" office:string-value="Planen" calcext:value-type="string">
            <text:p>Planen</text:p>
          </table:table-cell>
          <table:table-cell table:formula="of:=[$'IU Intern Inventur'.E81]" office:value-type="string" office:string-value="Gewebe" calcext:value-type="string">
            <text:p>Gewebe</text:p>
          </table:table-cell>
          <table:table-cell table:formula="of:=[$'IU Intern Inventur'.F81]" office:value-type="float" office:value="3" calcext:value-type="float">
            <text:p>3</text:p>
          </table:table-cell>
          <table:table-cell table:formula="of:=[$'IU Intern Inventur'.G81]" office:value-type="string" office:string-value="Kiste" calcext:value-type="string">
            <text:p>Kiste</text:p>
          </table:table-cell>
          <table:table-cell table:formula="of:=[$'IU Intern Inventur'.H81]" office:value-type="float" office:value="0" calcext:value-type="float">
            <text:p>0</text:p>
          </table:table-cell>
          <table:table-cell/>
          <table:table-cell table:formula="of:=[.H86]" office:value-type="string" office:string-value="Kiste" calcext:value-type="string">
            <text:p>Kiste</text:p>
          </table:table-cell>
          <table:table-cell table:formula="of:=[.B86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2]" office:value-type="string" office:string-value="K" calcext:value-type="string">
            <text:p>K</text:p>
          </table:table-cell>
          <table:table-cell table:formula="of:=[$'IU Intern Inventur'.B82]" office:value-type="string" office:string-value="Campplan" calcext:value-type="string">
            <text:p>Campplan</text:p>
          </table:table-cell>
          <table:table-cell table:formula="of:=[$'IU Intern Inventur'.C82]" office:value-type="string" office:string-value="Fläche" calcext:value-type="string">
            <text:p>Fläche</text:p>
          </table:table-cell>
          <table:table-cell table:formula="of:=[$'IU Intern Inventur'.D82]" office:value-type="string" office:string-value="Schlauchbrücken" calcext:value-type="string">
            <text:p>Schlauchbrücken</text:p>
          </table:table-cell>
          <table:table-cell table:formula="of:=[$'IU Intern Inventur'.E82]" office:value-type="string" office:string-value="Autoreifen" calcext:value-type="string">
            <text:p>Autoreifen</text:p>
          </table:table-cell>
          <table:table-cell table:formula="of:=[$'IU Intern Inventur'.F82]" office:value-type="float" office:value="4" calcext:value-type="float">
            <text:p>4</text:p>
          </table:table-cell>
          <table:table-cell table:formula="of:=[$'IU Intern Inventur'.G82]" office:value-type="string" office:string-value="Stück" calcext:value-type="string">
            <text:p>Stück</text:p>
          </table:table-cell>
          <table:table-cell table:formula="of:=[$'IU Intern Inventur'.H82]" office:value-type="float" office:value="0" calcext:value-type="float">
            <text:p>0</text:p>
          </table:table-cell>
          <table:table-cell/>
          <table:table-cell table:formula="of:=[.H87]" office:value-type="string" office:string-value="Stück" calcext:value-type="string">
            <text:p>Stück</text:p>
          </table:table-cell>
          <table:table-cell table:formula="of:=[.B87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3]" office:value-type="string" office:string-value="K" calcext:value-type="string">
            <text:p>K</text:p>
          </table:table-cell>
          <table:table-cell table:formula="of:=[$'IU Intern Inventur'.B83]" office:value-type="string" office:string-value="Campplan" calcext:value-type="string">
            <text:p>Campplan</text:p>
          </table:table-cell>
          <table:table-cell table:formula="of:=[$'IU Intern Inventur'.C83]" office:value-type="string" office:string-value="Fläche" calcext:value-type="string">
            <text:p>Fläche</text:p>
          </table:table-cell>
          <table:table-cell table:formula="of:=[$'IU Intern Inventur'.D83]" office:value-type="string" office:string-value="Kabelbrücken" calcext:value-type="string">
            <text:p>Kabelbrücken</text:p>
          </table:table-cell>
          <table:table-cell table:formula="of:=[$'IU Intern Inventur'.E83]" office:value-type="string" office:string-value="Gummi" calcext:value-type="string">
            <text:p>Gummi</text:p>
          </table:table-cell>
          <table:table-cell table:formula="of:=[$'IU Intern Inventur'.F83]" office:value-type="float" office:value="1" calcext:value-type="float">
            <text:p>1</text:p>
          </table:table-cell>
          <table:table-cell table:formula="of:=[$'IU Intern Inventur'.G83]" office:value-type="string" office:string-value="Kiste" calcext:value-type="string">
            <text:p>Kiste</text:p>
          </table:table-cell>
          <table:table-cell table:formula="of:=[$'IU Intern Inventur'.H83]" office:value-type="float" office:value="0" calcext:value-type="float">
            <text:p>0</text:p>
          </table:table-cell>
          <table:table-cell/>
          <table:table-cell table:formula="of:=[.H88]" office:value-type="string" office:string-value="Kiste" calcext:value-type="string">
            <text:p>Kiste</text:p>
          </table:table-cell>
          <table:table-cell table:formula="of:=[.B88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4]" office:value-type="string" office:string-value="Y" calcext:value-type="string">
            <text:p>Y</text:p>
          </table:table-cell>
          <table:table-cell table:formula="of:=[$'IU Intern Inventur'.B84]" office:value-type="string" office:string-value="Campplan" calcext:value-type="string">
            <text:p>Campplan</text:p>
          </table:table-cell>
          <table:table-cell table:formula="of:=[$'IU Intern Inventur'.C84]" office:value-type="string" office:string-value="Fläche" calcext:value-type="string">
            <text:p>Fläche</text:p>
          </table:table-cell>
          <table:table-cell table:formula="of:=[$'IU Intern Inventur'.D84]" office:value-type="string" office:string-value="Bodenplatten" calcext:value-type="string">
            <text:p>Bodenplatten</text:p>
          </table:table-cell>
          <table:table-cell table:formula="of:=[$'IU Intern Inventur'.E84]" office:value-type="string" office:string-value="90m²" calcext:value-type="string">
            <text:p>90m²</text:p>
          </table:table-cell>
          <table:table-cell table:formula="of:=[$'IU Intern Inventur'.F84]" office:value-type="float" office:value="2" calcext:value-type="float">
            <text:p>2</text:p>
          </table:table-cell>
          <table:table-cell table:formula="of:=[$'IU Intern Inventur'.G84]" office:value-type="string" office:string-value="Palette" calcext:value-type="string">
            <text:p>Palette</text:p>
          </table:table-cell>
          <table:table-cell table:formula="of:=[$'IU Intern Inventur'.H84]" office:value-type="string" office:string-value="350kg/Pal" calcext:value-type="string">
            <text:p>350kg/Pal</text:p>
          </table:table-cell>
          <table:table-cell/>
          <table:table-cell table:formula="of:=[.H89]" office:value-type="string" office:string-value="Palette" calcext:value-type="string">
            <text:p>Palette</text:p>
          </table:table-cell>
          <table:table-cell table:formula="of:=[.B89]" office:value-type="string" office:string-value="Y" calcext:value-type="string">
            <text:p>Y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5]" office:value-type="string" office:string-value="Y" calcext:value-type="string">
            <text:p>Y</text:p>
          </table:table-cell>
          <table:table-cell table:formula="of:=[$'IU Intern Inventur'.B85]" office:value-type="string" office:string-value="Campplan" calcext:value-type="string">
            <text:p>Campplan</text:p>
          </table:table-cell>
          <table:table-cell table:formula="of:=[$'IU Intern Inventur'.C85]" office:value-type="string" office:string-value="Fläche" calcext:value-type="string">
            <text:p>Fläche</text:p>
          </table:table-cell>
          <table:table-cell table:formula="of:=[$'IU Intern Inventur'.D85]" office:value-type="string" office:string-value="Bodenplatten" calcext:value-type="string">
            <text:p>Bodenplatten</text:p>
          </table:table-cell>
          <table:table-cell table:formula="of:=[$'IU Intern Inventur'.E85]" office:value-type="string" office:string-value="Zubehör" calcext:value-type="string">
            <text:p>Zubehör</text:p>
          </table:table-cell>
          <table:table-cell table:formula="of:=[$'IU Intern Inventur'.F85]" office:value-type="float" office:value="1" calcext:value-type="float">
            <text:p>1</text:p>
          </table:table-cell>
          <table:table-cell table:formula="of:=[$'IU Intern Inventur'.G85]" office:value-type="string" office:string-value="Kiste" calcext:value-type="string">
            <text:p>Kiste</text:p>
          </table:table-cell>
          <table:table-cell table:formula="of:=[$'IU Intern Inventur'.H85]" office:value-type="float" office:value="0" calcext:value-type="float">
            <text:p>0</text:p>
          </table:table-cell>
          <table:table-cell/>
          <table:table-cell table:formula="of:=[.H90]" office:value-type="string" office:string-value="Kiste" calcext:value-type="string">
            <text:p>Kiste</text:p>
          </table:table-cell>
          <table:table-cell table:formula="of:=[.B90]" office:value-type="string" office:string-value="Y" calcext:value-type="string">
            <text:p>Y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6]" office:value-type="string" office:string-value="K" calcext:value-type="string">
            <text:p>K</text:p>
          </table:table-cell>
          <table:table-cell table:formula="of:=[$'IU Intern Inventur'.B86]" office:value-type="string" office:string-value="Material" calcext:value-type="string">
            <text:p>Material</text:p>
          </table:table-cell>
          <table:table-cell table:formula="of:=[$'IU Intern Inventur'.C86]" office:value-type="string" office:string-value="Freeshop" calcext:value-type="string">
            <text:p>Freeshop</text:p>
          </table:table-cell>
          <table:table-cell table:formula="of:=[$'IU Intern Inventur'.D86]" office:value-type="string" office:string-value="Schrauben" calcext:value-type="string">
            <text:p>Schrauben</text:p>
          </table:table-cell>
          <table:table-cell table:formula="of:=[$'IU Intern Inventur'.E86]" office:value-type="string" office:string-value="Kreuz" calcext:value-type="string">
            <text:p>Kreuz</text:p>
          </table:table-cell>
          <table:table-cell table:formula="of:=[$'IU Intern Inventur'.F86]" office:value-type="float" office:value="1" calcext:value-type="float">
            <text:p>1</text:p>
          </table:table-cell>
          <table:table-cell table:formula="of:=[$'IU Intern Inventur'.G86]" office:value-type="string" office:string-value="Kiste" calcext:value-type="string">
            <text:p>Kiste</text:p>
          </table:table-cell>
          <table:table-cell table:formula="of:=[$'IU Intern Inventur'.H86]" office:value-type="float" office:value="0" calcext:value-type="float">
            <text:p>0</text:p>
          </table:table-cell>
          <table:table-cell/>
          <table:table-cell table:formula="of:=[.H91]" office:value-type="string" office:string-value="Kiste" calcext:value-type="string">
            <text:p>Kiste</text:p>
          </table:table-cell>
          <table:table-cell table:formula="of:=[.B91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7]" office:value-type="string" office:string-value="K" calcext:value-type="string">
            <text:p>K</text:p>
          </table:table-cell>
          <table:table-cell table:formula="of:=[$'IU Intern Inventur'.B87]" office:value-type="string" office:string-value="Material" calcext:value-type="string">
            <text:p>Material</text:p>
          </table:table-cell>
          <table:table-cell table:formula="of:=[$'IU Intern Inventur'.C87]" office:value-type="string" office:string-value="Freeshop" calcext:value-type="string">
            <text:p>Freeshop</text:p>
          </table:table-cell>
          <table:table-cell table:formula="of:=[$'IU Intern Inventur'.D87]" office:value-type="string" office:string-value="Wachstuch" calcext:value-type="string">
            <text:p>Wachstuch</text:p>
          </table:table-cell>
          <table:table-cell table:formula="of:=[$'IU Intern Inventur'.E87]" office:value-type="string" office:string-value="Reste" calcext:value-type="string">
            <text:p>Reste</text:p>
          </table:table-cell>
          <table:table-cell table:formula="of:=[$'IU Intern Inventur'.F87]" office:value-type="float" office:value="1" calcext:value-type="float">
            <text:p>1</text:p>
          </table:table-cell>
          <table:table-cell table:formula="of:=[$'IU Intern Inventur'.G87]" office:value-type="string" office:string-value="Kiste" calcext:value-type="string">
            <text:p>Kiste</text:p>
          </table:table-cell>
          <table:table-cell table:formula="of:=[$'IU Intern Inventur'.H87]" office:value-type="float" office:value="0" calcext:value-type="float">
            <text:p>0</text:p>
          </table:table-cell>
          <table:table-cell/>
          <table:table-cell table:formula="of:=[.H92]" office:value-type="string" office:string-value="Kiste" calcext:value-type="string">
            <text:p>Kiste</text:p>
          </table:table-cell>
          <table:table-cell table:formula="of:=[.B92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8]" office:value-type="string" office:string-value="K" calcext:value-type="string">
            <text:p>K</text:p>
          </table:table-cell>
          <table:table-cell table:formula="of:=[$'IU Intern Inventur'.B88]" office:value-type="string" office:string-value="Material" calcext:value-type="string">
            <text:p>Material</text:p>
          </table:table-cell>
          <table:table-cell table:formula="of:=[$'IU Intern Inventur'.C88]" office:value-type="string" office:string-value="Freeshop" calcext:value-type="string">
            <text:p>Freeshop</text:p>
          </table:table-cell>
          <table:table-cell table:formula="of:=[$'IU Intern Inventur'.D88]" office:value-type="string" office:string-value="Stoff" calcext:value-type="string">
            <text:p>Stoff</text:p>
          </table:table-cell>
          <table:table-cell table:formula="of:=[$'IU Intern Inventur'.E88]" office:value-type="string" office:string-value="Reste" calcext:value-type="string">
            <text:p>Reste</text:p>
          </table:table-cell>
          <table:table-cell table:formula="of:=[$'IU Intern Inventur'.F88]" office:value-type="float" office:value="1" calcext:value-type="float">
            <text:p>1</text:p>
          </table:table-cell>
          <table:table-cell table:formula="of:=[$'IU Intern Inventur'.G88]" office:value-type="string" office:string-value="Kiste" calcext:value-type="string">
            <text:p>Kiste</text:p>
          </table:table-cell>
          <table:table-cell table:formula="of:=[$'IU Intern Inventur'.H88]" office:value-type="float" office:value="0" calcext:value-type="float">
            <text:p>0</text:p>
          </table:table-cell>
          <table:table-cell/>
          <table:table-cell table:formula="of:=[.H93]" office:value-type="string" office:string-value="Kiste" calcext:value-type="string">
            <text:p>Kiste</text:p>
          </table:table-cell>
          <table:table-cell table:formula="of:=[.B93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89]" office:value-type="string" office:string-value="K" calcext:value-type="string">
            <text:p>K</text:p>
          </table:table-cell>
          <table:table-cell table:formula="of:=[$'IU Intern Inventur'.B89]" office:value-type="string" office:string-value="Material" calcext:value-type="string">
            <text:p>Material</text:p>
          </table:table-cell>
          <table:table-cell table:formula="of:=[$'IU Intern Inventur'.C89]" office:value-type="string" office:string-value="Freeshop" calcext:value-type="string">
            <text:p>Freeshop</text:p>
          </table:table-cell>
          <table:table-cell table:formula="of:=[$'IU Intern Inventur'.D89]" office:value-type="string" office:string-value="Kleidung" calcext:value-type="string">
            <text:p>Kleidung</text:p>
          </table:table-cell>
          <table:table-cell table:formula="of:=[$'IU Intern Inventur'.E89]" office:value-type="float" office:value="0" calcext:value-type="float">
            <text:p>0</text:p>
          </table:table-cell>
          <table:table-cell table:formula="of:=[$'IU Intern Inventur'.F89]" office:value-type="float" office:value="1" calcext:value-type="float">
            <text:p>1</text:p>
          </table:table-cell>
          <table:table-cell table:formula="of:=[$'IU Intern Inventur'.G89]" office:value-type="string" office:string-value="Paloxe" calcext:value-type="string">
            <text:p>Paloxe</text:p>
          </table:table-cell>
          <table:table-cell table:formula="of:=[$'IU Intern Inventur'.H89]" office:value-type="float" office:value="0" calcext:value-type="float">
            <text:p>0</text:p>
          </table:table-cell>
          <table:table-cell/>
          <table:table-cell table:formula="of:=[.H94]" office:value-type="string" office:string-value="Paloxe" calcext:value-type="string">
            <text:p>Paloxe</text:p>
          </table:table-cell>
          <table:table-cell table:formula="of:=[.B94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0]" office:value-type="string" office:string-value="K" calcext:value-type="string">
            <text:p>K</text:p>
          </table:table-cell>
          <table:table-cell table:formula="of:=[$'IU Intern Inventur'.B90]" office:value-type="string" office:string-value="Material" calcext:value-type="string">
            <text:p>Material</text:p>
          </table:table-cell>
          <table:table-cell table:formula="of:=[$'IU Intern Inventur'.C90]" office:value-type="string" office:string-value="Freeshop" calcext:value-type="string">
            <text:p>Freeshop</text:p>
          </table:table-cell>
          <table:table-cell table:formula="of:=[$'IU Intern Inventur'.D90]" office:value-type="string" office:string-value="Schlafsäcke" calcext:value-type="string">
            <text:p>Schlafsäcke</text:p>
          </table:table-cell>
          <table:table-cell table:formula="of:=[$'IU Intern Inventur'.E90]" office:value-type="float" office:value="0" calcext:value-type="float">
            <text:p>0</text:p>
          </table:table-cell>
          <table:table-cell table:formula="of:=[$'IU Intern Inventur'.F90]" office:value-type="float" office:value="5" calcext:value-type="float">
            <text:p>5</text:p>
          </table:table-cell>
          <table:table-cell table:formula="of:=[$'IU Intern Inventur'.G90]" office:value-type="string" office:string-value="Stück" calcext:value-type="string">
            <text:p>Stück</text:p>
          </table:table-cell>
          <table:table-cell table:formula="of:=[$'IU Intern Inventur'.H90]" office:value-type="float" office:value="0" calcext:value-type="float">
            <text:p>0</text:p>
          </table:table-cell>
          <table:table-cell/>
          <table:table-cell table:formula="of:=[.H95]" office:value-type="string" office:string-value="Stück" calcext:value-type="string">
            <text:p>Stück</text:p>
          </table:table-cell>
          <table:table-cell table:formula="of:=[.B95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1]" office:value-type="string" office:string-value="K" calcext:value-type="string">
            <text:p>K</text:p>
          </table:table-cell>
          <table:table-cell table:formula="of:=[$'IU Intern Inventur'.B91]" office:value-type="string" office:string-value="Material" calcext:value-type="string">
            <text:p>Material</text:p>
          </table:table-cell>
          <table:table-cell table:formula="of:=[$'IU Intern Inventur'.C91]" office:value-type="string" office:string-value="Freeshop" calcext:value-type="string">
            <text:p>Freeshop</text:p>
          </table:table-cell>
          <table:table-cell table:formula="of:=[$'IU Intern Inventur'.D91]" office:value-type="string" office:string-value="Schlafzelte" calcext:value-type="string">
            <text:p>Schlafzelte</text:p>
          </table:table-cell>
          <table:table-cell table:formula="of:=[$'IU Intern Inventur'.E91]" office:value-type="string" office:string-value="ungetestet" calcext:value-type="string">
            <text:p>ungetestet</text:p>
          </table:table-cell>
          <table:table-cell table:formula="of:=[$'IU Intern Inventur'.F91]" office:value-type="float" office:value="8" calcext:value-type="float">
            <text:p>8</text:p>
          </table:table-cell>
          <table:table-cell table:formula="of:=[$'IU Intern Inventur'.G91]" office:value-type="string" office:string-value="Stück" calcext:value-type="string">
            <text:p>Stück</text:p>
          </table:table-cell>
          <table:table-cell table:formula="of:=[$'IU Intern Inventur'.H91]" office:value-type="float" office:value="0" calcext:value-type="float">
            <text:p>0</text:p>
          </table:table-cell>
          <table:table-cell/>
          <table:table-cell table:formula="of:=[.H96]" office:value-type="string" office:string-value="Stück" calcext:value-type="string">
            <text:p>Stück</text:p>
          </table:table-cell>
          <table:table-cell table:formula="of:=[.B96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2]" office:value-type="string" office:string-value="B" calcext:value-type="string">
            <text:p>B</text:p>
          </table:table-cell>
          <table:table-cell table:formula="of:=[$'IU Intern Inventur'.B92]" office:value-type="string" office:string-value="Sanitär" calcext:value-type="string">
            <text:p>Sanitär</text:p>
          </table:table-cell>
          <table:table-cell table:formula="of:=[$'IU Intern Inventur'.C92]" office:value-type="string" office:string-value="Frischwasser" calcext:value-type="string">
            <text:p>Frischwasser</text:p>
          </table:table-cell>
          <table:table-cell table:formula="of:=[$'IU Intern Inventur'.D92]" office:value-type="string" office:string-value="IBC" calcext:value-type="string">
            <text:p>IBC</text:p>
          </table:table-cell>
          <table:table-cell table:formula="of:=[$'IU Intern Inventur'.E92]" office:value-type="string" office:string-value="Blasen" calcext:value-type="string">
            <text:p>Blasen</text:p>
          </table:table-cell>
          <table:table-cell table:formula="of:=[$'IU Intern Inventur'.F92]" office:value-type="float" office:value="5" calcext:value-type="float">
            <text:p>5</text:p>
          </table:table-cell>
          <table:table-cell table:formula="of:=[$'IU Intern Inventur'.G92]" office:value-type="string" office:string-value="Stück" calcext:value-type="string">
            <text:p>Stück</text:p>
          </table:table-cell>
          <table:table-cell table:formula="of:=[$'IU Intern Inventur'.H92]" office:value-type="float" office:value="0" calcext:value-type="float">
            <text:p>0</text:p>
          </table:table-cell>
          <table:table-cell/>
          <table:table-cell table:formula="of:=[.H97]" office:value-type="string" office:string-value="Stück" calcext:value-type="string">
            <text:p>Stück</text:p>
          </table:table-cell>
          <table:table-cell table:formula="of:=[.B97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3]" office:value-type="string" office:string-value="B" calcext:value-type="string">
            <text:p>B</text:p>
          </table:table-cell>
          <table:table-cell table:formula="of:=[$'IU Intern Inventur'.B93]" office:value-type="string" office:string-value="Sanitär" calcext:value-type="string">
            <text:p>Sanitär</text:p>
          </table:table-cell>
          <table:table-cell table:formula="of:=[$'IU Intern Inventur'.C93]" office:value-type="string" office:string-value="Frischwasser" calcext:value-type="string">
            <text:p>Frischwasser</text:p>
          </table:table-cell>
          <table:table-cell table:formula="of:=[$'IU Intern Inventur'.D93]" office:value-type="string" office:string-value="Pumpe" calcext:value-type="string">
            <text:p>Pumpe</text:p>
          </table:table-cell>
          <table:table-cell table:formula="of:=[$'IU Intern Inventur'.E93]" office:value-type="string" office:string-value="Trinkwasser" calcext:value-type="string">
            <text:p>Trinkwasser</text:p>
          </table:table-cell>
          <table:table-cell table:formula="of:=[$'IU Intern Inventur'.F93]" office:value-type="float" office:value="2" calcext:value-type="float">
            <text:p>2</text:p>
          </table:table-cell>
          <table:table-cell table:formula="of:=[$'IU Intern Inventur'.G93]" office:value-type="string" office:string-value="Stück" calcext:value-type="string">
            <text:p>Stück</text:p>
          </table:table-cell>
          <table:table-cell table:formula="of:=[$'IU Intern Inventur'.H93]" office:value-type="float" office:value="0" calcext:value-type="float">
            <text:p>0</text:p>
          </table:table-cell>
          <table:table-cell/>
          <table:table-cell table:formula="of:=[.H98]" office:value-type="string" office:string-value="Stück" calcext:value-type="string">
            <text:p>Stück</text:p>
          </table:table-cell>
          <table:table-cell table:formula="of:=[.B98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4]" office:value-type="string" office:string-value="B" calcext:value-type="string">
            <text:p>B</text:p>
          </table:table-cell>
          <table:table-cell table:formula="of:=[$'IU Intern Inventur'.B94]" office:value-type="string" office:string-value="Sanitär" calcext:value-type="string">
            <text:p>Sanitär</text:p>
          </table:table-cell>
          <table:table-cell table:formula="of:=[$'IU Intern Inventur'.C94]" office:value-type="string" office:string-value="Frischwasser" calcext:value-type="string">
            <text:p>Frischwasser</text:p>
          </table:table-cell>
          <table:table-cell table:formula="of:=[$'IU Intern Inventur'.D94]" office:value-type="string" office:string-value="Durchlauferhitzer" calcext:value-type="string">
            <text:p>Durchlauferhitzer</text:p>
          </table:table-cell>
          <table:table-cell table:formula="of:=[$'IU Intern Inventur'.E94]" office:value-type="string" office:string-value="nur kochendes" calcext:value-type="string">
            <text:p>nur kochendes</text:p>
          </table:table-cell>
          <table:table-cell table:formula="of:=[$'IU Intern Inventur'.F94]" office:value-type="float" office:value="1" calcext:value-type="float">
            <text:p>1</text:p>
          </table:table-cell>
          <table:table-cell table:formula="of:=[$'IU Intern Inventur'.G94]" office:value-type="string" office:string-value="Stück" calcext:value-type="string">
            <text:p>Stück</text:p>
          </table:table-cell>
          <table:table-cell table:formula="of:=[$'IU Intern Inventur'.H94]" office:value-type="float" office:value="0" calcext:value-type="float">
            <text:p>0</text:p>
          </table:table-cell>
          <table:table-cell/>
          <table:table-cell table:formula="of:=[.H99]" office:value-type="string" office:string-value="Stück" calcext:value-type="string">
            <text:p>Stück</text:p>
          </table:table-cell>
          <table:table-cell table:formula="of:=[.B99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5]" office:value-type="string" office:string-value="B" calcext:value-type="string">
            <text:p>B</text:p>
          </table:table-cell>
          <table:table-cell table:formula="of:=[$'IU Intern Inventur'.B95]" office:value-type="string" office:string-value="Sanitär" calcext:value-type="string">
            <text:p>Sanitär</text:p>
          </table:table-cell>
          <table:table-cell table:formula="of:=[$'IU Intern Inventur'.C95]" office:value-type="string" office:string-value="Frischwasser" calcext:value-type="string">
            <text:p>Frischwasser</text:p>
          </table:table-cell>
          <table:table-cell table:formula="of:=[$'IU Intern Inventur'.D95]" office:value-type="string" office:string-value="GeKa Feuerwehrschlauch" calcext:value-type="string">
            <text:p>GeKa Feuerwehrschlauch</text:p>
          </table:table-cell>
          <table:table-cell table:formula="of:=[$'IU Intern Inventur'.E95]" office:value-type="string" office:string-value="50m" calcext:value-type="string">
            <text:p>50m</text:p>
          </table:table-cell>
          <table:table-cell table:formula="of:=[$'IU Intern Inventur'.F95]" office:value-type="float" office:value="2" calcext:value-type="float">
            <text:p>2</text:p>
          </table:table-cell>
          <table:table-cell table:formula="of:=[$'IU Intern Inventur'.G95]" office:value-type="string" office:string-value="Kisten" calcext:value-type="string">
            <text:p>Kisten</text:p>
          </table:table-cell>
          <table:table-cell table:formula="of:=[$'IU Intern Inventur'.H95]" office:value-type="float" office:value="0" calcext:value-type="float">
            <text:p>0</text:p>
          </table:table-cell>
          <table:table-cell/>
          <table:table-cell table:formula="of:=[.H100]" office:value-type="string" office:string-value="Kisten" calcext:value-type="string">
            <text:p>Kisten</text:p>
          </table:table-cell>
          <table:table-cell table:formula="of:=[.B100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6]" office:value-type="string" office:string-value="B" calcext:value-type="string">
            <text:p>B</text:p>
          </table:table-cell>
          <table:table-cell table:formula="of:=[$'IU Intern Inventur'.B96]" office:value-type="string" office:string-value="Sanitär" calcext:value-type="string">
            <text:p>Sanitär</text:p>
          </table:table-cell>
          <table:table-cell table:formula="of:=[$'IU Intern Inventur'.C96]" office:value-type="string" office:string-value="Frischwasser" calcext:value-type="string">
            <text:p>Frischwasser</text:p>
          </table:table-cell>
          <table:table-cell table:formula="of:=[$'IU Intern Inventur'.D96]" office:value-type="string" office:string-value="Gardena (k. Trink)" calcext:value-type="string">
            <text:p>Gardena (k. Trink)</text:p>
          </table:table-cell>
          <table:table-cell table:formula="of:=[$'IU Intern Inventur'.E96]" office:value-type="string" office:string-value="Verbinder" calcext:value-type="string">
            <text:p>Verbinder</text:p>
          </table:table-cell>
          <table:table-cell table:formula="of:=[$'IU Intern Inventur'.F96]" office:value-type="float" office:value="1" calcext:value-type="float">
            <text:p>1</text:p>
          </table:table-cell>
          <table:table-cell table:formula="of:=[$'IU Intern Inventur'.G96]" office:value-type="string" office:string-value="Kiste" calcext:value-type="string">
            <text:p>Kiste</text:p>
          </table:table-cell>
          <table:table-cell table:formula="of:=[$'IU Intern Inventur'.H96]" office:value-type="float" office:value="0" calcext:value-type="float">
            <text:p>0</text:p>
          </table:table-cell>
          <table:table-cell/>
          <table:table-cell table:formula="of:=[.H101]" office:value-type="string" office:string-value="Kiste" calcext:value-type="string">
            <text:p>Kiste</text:p>
          </table:table-cell>
          <table:table-cell table:formula="of:=[.B101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7]" office:value-type="string" office:string-value="B" calcext:value-type="string">
            <text:p>B</text:p>
          </table:table-cell>
          <table:table-cell table:formula="of:=[$'IU Intern Inventur'.B97]" office:value-type="string" office:string-value="Sanitär" calcext:value-type="string">
            <text:p>Sanitär</text:p>
          </table:table-cell>
          <table:table-cell table:formula="of:=[$'IU Intern Inventur'.C97]" office:value-type="string" office:string-value="Frischwasser" calcext:value-type="string">
            <text:p>Frischwasser</text:p>
          </table:table-cell>
          <table:table-cell table:formula="of:=[$'IU Intern Inventur'.D97]" office:value-type="string" office:string-value="Gardena (k. Trink)" calcext:value-type="string">
            <text:p>Gardena (k. Trink)</text:p>
          </table:table-cell>
          <table:table-cell table:formula="of:=[$'IU Intern Inventur'.E97]" office:value-type="string" office:string-value="Schläuche " calcext:value-type="string">
            <text:p>Schläuche </text:p>
          </table:table-cell>
          <table:table-cell table:formula="of:=[$'IU Intern Inventur'.F97]" office:value-type="float" office:value="1" calcext:value-type="float">
            <text:p>1</text:p>
          </table:table-cell>
          <table:table-cell table:formula="of:=[$'IU Intern Inventur'.G97]" office:value-type="string" office:string-value="Kiste" calcext:value-type="string">
            <text:p>Kiste</text:p>
          </table:table-cell>
          <table:table-cell table:formula="of:=[$'IU Intern Inventur'.H97]" office:value-type="float" office:value="0" calcext:value-type="float">
            <text:p>0</text:p>
          </table:table-cell>
          <table:table-cell/>
          <table:table-cell table:formula="of:=[.H102]" office:value-type="string" office:string-value="Kiste" calcext:value-type="string">
            <text:p>Kiste</text:p>
          </table:table-cell>
          <table:table-cell table:formula="of:=[.B102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8]" office:value-type="string" office:string-value="B" calcext:value-type="string">
            <text:p>B</text:p>
          </table:table-cell>
          <table:table-cell table:formula="of:=[$'IU Intern Inventur'.B98]" office:value-type="string" office:string-value="Sanitär" calcext:value-type="string">
            <text:p>Sanitär</text:p>
          </table:table-cell>
          <table:table-cell table:formula="of:=[$'IU Intern Inventur'.C98]" office:value-type="string" office:string-value="Frischwasser" calcext:value-type="string">
            <text:p>Frischwasser</text:p>
          </table:table-cell>
          <table:table-cell table:formula="of:=[$'IU Intern Inventur'.D98]" office:value-type="string" office:string-value="Anschlüsse" calcext:value-type="string">
            <text:p>Anschlüsse</text:p>
          </table:table-cell>
          <table:table-cell table:formula="of:=[$'IU Intern Inventur'.E98]" office:value-type="string" office:string-value="Duschköpfe" calcext:value-type="string">
            <text:p>Duschköpfe</text:p>
          </table:table-cell>
          <table:table-cell table:formula="of:=[$'IU Intern Inventur'.F98]" office:value-type="float" office:value="1" calcext:value-type="float">
            <text:p>1</text:p>
          </table:table-cell>
          <table:table-cell table:formula="of:=[$'IU Intern Inventur'.G98]" office:value-type="string" office:string-value="Kiste" calcext:value-type="string">
            <text:p>Kiste</text:p>
          </table:table-cell>
          <table:table-cell table:formula="of:=[$'IU Intern Inventur'.H98]" office:value-type="float" office:value="0" calcext:value-type="float">
            <text:p>0</text:p>
          </table:table-cell>
          <table:table-cell/>
          <table:table-cell table:formula="of:=[.H103]" office:value-type="string" office:string-value="Kiste" calcext:value-type="string">
            <text:p>Kiste</text:p>
          </table:table-cell>
          <table:table-cell table:formula="of:=[.B103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99]" office:value-type="string" office:string-value="B" calcext:value-type="string">
            <text:p>B</text:p>
          </table:table-cell>
          <table:table-cell table:formula="of:=[$'IU Intern Inventur'.B99]" office:value-type="string" office:string-value="Sanitär" calcext:value-type="string">
            <text:p>Sanitär</text:p>
          </table:table-cell>
          <table:table-cell table:formula="of:=[$'IU Intern Inventur'.C99]" office:value-type="string" office:string-value="Frischwasser" calcext:value-type="string">
            <text:p>Frischwasser</text:p>
          </table:table-cell>
          <table:table-cell table:formula="of:=[$'IU Intern Inventur'.D99]" office:value-type="string" office:string-value="Werkzeug" calcext:value-type="string">
            <text:p>Werkzeug</text:p>
          </table:table-cell>
          <table:table-cell table:formula="of:=[$'IU Intern Inventur'.E99]" office:value-type="string" office:string-value="Wichtig" calcext:value-type="string">
            <text:p>Wichtig</text:p>
          </table:table-cell>
          <table:table-cell table:formula="of:=[$'IU Intern Inventur'.F99]" office:value-type="float" office:value="1" calcext:value-type="float">
            <text:p>1</text:p>
          </table:table-cell>
          <table:table-cell table:formula="of:=[$'IU Intern Inventur'.G99]" office:value-type="string" office:string-value="Kiste" calcext:value-type="string">
            <text:p>Kiste</text:p>
          </table:table-cell>
          <table:table-cell table:formula="of:=[$'IU Intern Inventur'.H99]" office:value-type="float" office:value="0" calcext:value-type="float">
            <text:p>0</text:p>
          </table:table-cell>
          <table:table-cell/>
          <table:table-cell table:formula="of:=[.H104]" office:value-type="string" office:string-value="Kiste" calcext:value-type="string">
            <text:p>Kiste</text:p>
          </table:table-cell>
          <table:table-cell table:formula="of:=[.B104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0]" office:value-type="string" office:string-value="B" calcext:value-type="string">
            <text:p>B</text:p>
          </table:table-cell>
          <table:table-cell table:formula="of:=[$'IU Intern Inventur'.B100]" office:value-type="string" office:string-value="Sanitär" calcext:value-type="string">
            <text:p>Sanitär</text:p>
          </table:table-cell>
          <table:table-cell table:formula="of:=[$'IU Intern Inventur'.C100]" office:value-type="string" office:string-value="Frischwasser" calcext:value-type="string">
            <text:p>Frischwasser</text:p>
          </table:table-cell>
          <table:table-cell table:formula="of:=[$'IU Intern Inventur'.D100]" office:value-type="string" office:string-value="Verbinder" calcext:value-type="string">
            <text:p>Verbinder</text:p>
          </table:table-cell>
          <table:table-cell table:formula="of:=[$'IU Intern Inventur'.E100]" office:value-type="string" office:string-value="Messing Krams" calcext:value-type="string">
            <text:p>Messing Krams</text:p>
          </table:table-cell>
          <table:table-cell table:formula="of:=[$'IU Intern Inventur'.F100]" office:value-type="float" office:value="1" calcext:value-type="float">
            <text:p>1</text:p>
          </table:table-cell>
          <table:table-cell table:formula="of:=[$'IU Intern Inventur'.G100]" office:value-type="string" office:string-value="Kiste" calcext:value-type="string">
            <text:p>Kiste</text:p>
          </table:table-cell>
          <table:table-cell table:formula="of:=[$'IU Intern Inventur'.H100]" office:value-type="float" office:value="0" calcext:value-type="float">
            <text:p>0</text:p>
          </table:table-cell>
          <table:table-cell/>
          <table:table-cell table:formula="of:=[.H105]" office:value-type="string" office:string-value="Kiste" calcext:value-type="string">
            <text:p>Kiste</text:p>
          </table:table-cell>
          <table:table-cell table:formula="of:=[.B105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1]" office:value-type="string" office:string-value="B" calcext:value-type="string">
            <text:p>B</text:p>
          </table:table-cell>
          <table:table-cell table:formula="of:=[$'IU Intern Inventur'.B101]" office:value-type="string" office:string-value="Sanitär" calcext:value-type="string">
            <text:p>Sanitär</text:p>
          </table:table-cell>
          <table:table-cell table:formula="of:=[$'IU Intern Inventur'.C101]" office:value-type="string" office:string-value="Frischwasser" calcext:value-type="string">
            <text:p>Frischwasser</text:p>
          </table:table-cell>
          <table:table-cell table:formula="of:=[$'IU Intern Inventur'.D101]" office:value-type="string" office:string-value="Anschlüsse" calcext:value-type="string">
            <text:p>Anschlüsse</text:p>
          </table:table-cell>
          <table:table-cell table:formula="of:=[$'IU Intern Inventur'.E101]" office:value-type="string" office:string-value="Standrohr" calcext:value-type="string">
            <text:p>Standrohr</text:p>
          </table:table-cell>
          <table:table-cell table:formula="of:=[$'IU Intern Inventur'.F101]" office:value-type="float" office:value="1" calcext:value-type="float">
            <text:p>1</text:p>
          </table:table-cell>
          <table:table-cell table:formula="of:=[$'IU Intern Inventur'.G101]" office:value-type="string" office:string-value="Kiste" calcext:value-type="string">
            <text:p>Kiste</text:p>
          </table:table-cell>
          <table:table-cell table:formula="of:=[$'IU Intern Inventur'.H101]" office:value-type="float" office:value="0" calcext:value-type="float">
            <text:p>0</text:p>
          </table:table-cell>
          <table:table-cell/>
          <table:table-cell table:formula="of:=[.H106]" office:value-type="string" office:string-value="Kiste" calcext:value-type="string">
            <text:p>Kiste</text:p>
          </table:table-cell>
          <table:table-cell table:formula="of:=[.B106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2]" office:value-type="string" office:string-value="B" calcext:value-type="string">
            <text:p>B</text:p>
          </table:table-cell>
          <table:table-cell table:formula="of:=[$'IU Intern Inventur'.B102]" office:value-type="string" office:string-value="Sanitär" calcext:value-type="string">
            <text:p>Sanitär</text:p>
          </table:table-cell>
          <table:table-cell table:formula="of:=[$'IU Intern Inventur'.C102]" office:value-type="string" office:string-value="Frischwasser" calcext:value-type="string">
            <text:p>Frischwasser</text:p>
          </table:table-cell>
          <table:table-cell table:formula="of:=[$'IU Intern Inventur'.D102]" office:value-type="string" office:string-value="Anschlüsse" calcext:value-type="string">
            <text:p>Anschlüsse</text:p>
          </table:table-cell>
          <table:table-cell table:formula="of:=[$'IU Intern Inventur'.E102]" office:value-type="string" office:string-value="Geka auf PE" calcext:value-type="string">
            <text:p>Geka auf PE</text:p>
          </table:table-cell>
          <table:table-cell table:formula="of:=[$'IU Intern Inventur'.F102]" office:value-type="float" office:value="1" calcext:value-type="float">
            <text:p>1</text:p>
          </table:table-cell>
          <table:table-cell table:formula="of:=[$'IU Intern Inventur'.G102]" office:value-type="string" office:string-value="Kiste" calcext:value-type="string">
            <text:p>Kiste</text:p>
          </table:table-cell>
          <table:table-cell table:formula="of:=[$'IU Intern Inventur'.H102]" office:value-type="float" office:value="0" calcext:value-type="float">
            <text:p>0</text:p>
          </table:table-cell>
          <table:table-cell/>
          <table:table-cell table:formula="of:=[.H107]" office:value-type="string" office:string-value="Kiste" calcext:value-type="string">
            <text:p>Kiste</text:p>
          </table:table-cell>
          <table:table-cell table:formula="of:=[.B107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3]" office:value-type="string" office:string-value="B" calcext:value-type="string">
            <text:p>B</text:p>
          </table:table-cell>
          <table:table-cell table:formula="of:=[$'IU Intern Inventur'.B103]" office:value-type="string" office:string-value="Sanitär" calcext:value-type="string">
            <text:p>Sanitär</text:p>
          </table:table-cell>
          <table:table-cell table:formula="of:=[$'IU Intern Inventur'.C103]" office:value-type="string" office:string-value="Frischwasser" calcext:value-type="string">
            <text:p>Frischwasser</text:p>
          </table:table-cell>
          <table:table-cell table:formula="of:=[$'IU Intern Inventur'.D103]" office:value-type="string" office:string-value="Verbinder" calcext:value-type="string">
            <text:p>Verbinder</text:p>
          </table:table-cell>
          <table:table-cell table:formula="of:=[$'IU Intern Inventur'.E103]" office:value-type="string" office:string-value="PE DN 32" calcext:value-type="string">
            <text:p>PE DN 32</text:p>
          </table:table-cell>
          <table:table-cell table:formula="of:=[$'IU Intern Inventur'.F103]" office:value-type="float" office:value="1" calcext:value-type="float">
            <text:p>1</text:p>
          </table:table-cell>
          <table:table-cell table:formula="of:=[$'IU Intern Inventur'.G103]" office:value-type="string" office:string-value="Kiste" calcext:value-type="string">
            <text:p>Kiste</text:p>
          </table:table-cell>
          <table:table-cell table:formula="of:=[$'IU Intern Inventur'.H103]" office:value-type="float" office:value="0" calcext:value-type="float">
            <text:p>0</text:p>
          </table:table-cell>
          <table:table-cell/>
          <table:table-cell table:formula="of:=[.H108]" office:value-type="string" office:string-value="Kiste" calcext:value-type="string">
            <text:p>Kiste</text:p>
          </table:table-cell>
          <table:table-cell table:formula="of:=[.B108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4]" office:value-type="string" office:string-value="B" calcext:value-type="string">
            <text:p>B</text:p>
          </table:table-cell>
          <table:table-cell table:formula="of:=[$'IU Intern Inventur'.B104]" office:value-type="string" office:string-value="Sanitär" calcext:value-type="string">
            <text:p>Sanitär</text:p>
          </table:table-cell>
          <table:table-cell table:formula="of:=[$'IU Intern Inventur'.C104]" office:value-type="string" office:string-value="Frischwasser" calcext:value-type="string">
            <text:p>Frischwasser</text:p>
          </table:table-cell>
          <table:table-cell table:formula="of:=[$'IU Intern Inventur'.D104]" office:value-type="string" office:string-value="Verbinder" calcext:value-type="string">
            <text:p>Verbinder</text:p>
          </table:table-cell>
          <table:table-cell table:formula="of:=[$'IU Intern Inventur'.E104]" office:value-type="string" office:string-value="PE DN 40" calcext:value-type="string">
            <text:p>PE DN 40</text:p>
          </table:table-cell>
          <table:table-cell table:formula="of:=[$'IU Intern Inventur'.F104]" office:value-type="float" office:value="1" calcext:value-type="float">
            <text:p>1</text:p>
          </table:table-cell>
          <table:table-cell table:formula="of:=[$'IU Intern Inventur'.G104]" office:value-type="string" office:string-value="Kiste" calcext:value-type="string">
            <text:p>Kiste</text:p>
          </table:table-cell>
          <table:table-cell table:formula="of:=[$'IU Intern Inventur'.H104]" office:value-type="float" office:value="0" calcext:value-type="float">
            <text:p>0</text:p>
          </table:table-cell>
          <table:table-cell/>
          <table:table-cell table:formula="of:=[.H109]" office:value-type="string" office:string-value="Kiste" calcext:value-type="string">
            <text:p>Kiste</text:p>
          </table:table-cell>
          <table:table-cell table:formula="of:=[.B109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5]" office:value-type="string" office:string-value="B" calcext:value-type="string">
            <text:p>B</text:p>
          </table:table-cell>
          <table:table-cell table:formula="of:=[$'IU Intern Inventur'.B105]" office:value-type="string" office:string-value="Sanitär" calcext:value-type="string">
            <text:p>Sanitär</text:p>
          </table:table-cell>
          <table:table-cell table:formula="of:=[$'IU Intern Inventur'.C105]" office:value-type="string" office:string-value="Frischwasser" calcext:value-type="string">
            <text:p>Frischwasser</text:p>
          </table:table-cell>
          <table:table-cell table:formula="of:=[$'IU Intern Inventur'.D105]" office:value-type="string" office:string-value="Verbinder" calcext:value-type="string">
            <text:p>Verbinder</text:p>
          </table:table-cell>
          <table:table-cell table:formula="of:=[$'IU Intern Inventur'.E105]" office:value-type="string" office:string-value="PE DN 25" calcext:value-type="string">
            <text:p>PE DN 25</text:p>
          </table:table-cell>
          <table:table-cell table:formula="of:=[$'IU Intern Inventur'.F105]" office:value-type="float" office:value="1" calcext:value-type="float">
            <text:p>1</text:p>
          </table:table-cell>
          <table:table-cell table:formula="of:=[$'IU Intern Inventur'.G105]" office:value-type="string" office:string-value="Kiste" calcext:value-type="string">
            <text:p>Kiste</text:p>
          </table:table-cell>
          <table:table-cell table:formula="of:=[$'IU Intern Inventur'.H105]" office:value-type="float" office:value="0" calcext:value-type="float">
            <text:p>0</text:p>
          </table:table-cell>
          <table:table-cell/>
          <table:table-cell table:formula="of:=[.H110]" office:value-type="string" office:string-value="Kiste" calcext:value-type="string">
            <text:p>Kiste</text:p>
          </table:table-cell>
          <table:table-cell table:formula="of:=[.B110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6]" office:value-type="string" office:string-value="B" calcext:value-type="string">
            <text:p>B</text:p>
          </table:table-cell>
          <table:table-cell table:formula="of:=[$'IU Intern Inventur'.B106]" office:value-type="string" office:string-value="Sanitär" calcext:value-type="string">
            <text:p>Sanitär</text:p>
          </table:table-cell>
          <table:table-cell table:formula="of:=[$'IU Intern Inventur'.C106]" office:value-type="string" office:string-value="Frischwasser" calcext:value-type="string">
            <text:p>Frischwasser</text:p>
          </table:table-cell>
          <table:table-cell table:formula="of:=[$'IU Intern Inventur'.D106]" office:value-type="string" office:string-value="Verbinder" calcext:value-type="string">
            <text:p>Verbinder</text:p>
          </table:table-cell>
          <table:table-cell table:formula="of:=[$'IU Intern Inventur'.E106]" office:value-type="string" office:string-value="PE DN 50" calcext:value-type="string">
            <text:p>PE DN 50</text:p>
          </table:table-cell>
          <table:table-cell table:formula="of:=[$'IU Intern Inventur'.F106]" office:value-type="float" office:value="1" calcext:value-type="float">
            <text:p>1</text:p>
          </table:table-cell>
          <table:table-cell table:formula="of:=[$'IU Intern Inventur'.G106]" office:value-type="string" office:string-value="Kiste" calcext:value-type="string">
            <text:p>Kiste</text:p>
          </table:table-cell>
          <table:table-cell table:formula="of:=[$'IU Intern Inventur'.H106]" office:value-type="float" office:value="0" calcext:value-type="float">
            <text:p>0</text:p>
          </table:table-cell>
          <table:table-cell/>
          <table:table-cell table:formula="of:=[.H111]" office:value-type="string" office:string-value="Kiste" calcext:value-type="string">
            <text:p>Kiste</text:p>
          </table:table-cell>
          <table:table-cell table:formula="of:=[.B111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7]" office:value-type="string" office:string-value="B" calcext:value-type="string">
            <text:p>B</text:p>
          </table:table-cell>
          <table:table-cell table:formula="of:=[$'IU Intern Inventur'.B107]" office:value-type="string" office:string-value="Sanitär" calcext:value-type="string">
            <text:p>Sanitär</text:p>
          </table:table-cell>
          <table:table-cell table:formula="of:=[$'IU Intern Inventur'.C107]" office:value-type="string" office:string-value="Frischwasser" calcext:value-type="string">
            <text:p>Frischwasser</text:p>
          </table:table-cell>
          <table:table-cell table:formula="of:=[$'IU Intern Inventur'.D107]" office:value-type="string" office:string-value="Verbinder" calcext:value-type="string">
            <text:p>Verbinder</text:p>
          </table:table-cell>
          <table:table-cell table:formula="of:=[$'IU Intern Inventur'.E107]" office:value-type="string" office:string-value="Reduzierstücke" calcext:value-type="string">
            <text:p>Reduzierstücke</text:p>
          </table:table-cell>
          <table:table-cell table:formula="of:=[$'IU Intern Inventur'.F107]" office:value-type="float" office:value="1" calcext:value-type="float">
            <text:p>1</text:p>
          </table:table-cell>
          <table:table-cell table:formula="of:=[$'IU Intern Inventur'.G107]" office:value-type="string" office:string-value="Kiste" calcext:value-type="string">
            <text:p>Kiste</text:p>
          </table:table-cell>
          <table:table-cell table:formula="of:=[$'IU Intern Inventur'.H107]" office:value-type="float" office:value="0" calcext:value-type="float">
            <text:p>0</text:p>
          </table:table-cell>
          <table:table-cell/>
          <table:table-cell table:formula="of:=[.H112]" office:value-type="string" office:string-value="Kiste" calcext:value-type="string">
            <text:p>Kiste</text:p>
          </table:table-cell>
          <table:table-cell table:formula="of:=[.B112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8]" office:value-type="string" office:string-value="B" calcext:value-type="string">
            <text:p>B</text:p>
          </table:table-cell>
          <table:table-cell table:formula="of:=[$'IU Intern Inventur'.B108]" office:value-type="string" office:string-value="Sanitär" calcext:value-type="string">
            <text:p>Sanitär</text:p>
          </table:table-cell>
          <table:table-cell table:formula="of:=[$'IU Intern Inventur'.C108]" office:value-type="string" office:string-value="Frischwasser" calcext:value-type="string">
            <text:p>Frischwasser</text:p>
          </table:table-cell>
          <table:table-cell table:formula="of:=[$'IU Intern Inventur'.D108]" office:value-type="string" office:string-value="Verbinder" calcext:value-type="string">
            <text:p>Verbinder</text:p>
          </table:table-cell>
          <table:table-cell table:formula="of:=[$'IU Intern Inventur'.E108]" office:value-type="string" office:string-value="Rohrstück DN25" calcext:value-type="string">
            <text:p>Rohrstück DN25</text:p>
          </table:table-cell>
          <table:table-cell table:formula="of:=[$'IU Intern Inventur'.F108]" office:value-type="float" office:value="1" calcext:value-type="float">
            <text:p>1</text:p>
          </table:table-cell>
          <table:table-cell table:formula="of:=[$'IU Intern Inventur'.G108]" office:value-type="string" office:string-value="Kiste" calcext:value-type="string">
            <text:p>Kiste</text:p>
          </table:table-cell>
          <table:table-cell table:formula="of:=[$'IU Intern Inventur'.H108]" office:value-type="float" office:value="0" calcext:value-type="float">
            <text:p>0</text:p>
          </table:table-cell>
          <table:table-cell/>
          <table:table-cell table:formula="of:=[.H113]" office:value-type="string" office:string-value="Kiste" calcext:value-type="string">
            <text:p>Kiste</text:p>
          </table:table-cell>
          <table:table-cell table:formula="of:=[.B113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09]" office:value-type="string" office:string-value="B" calcext:value-type="string">
            <text:p>B</text:p>
          </table:table-cell>
          <table:table-cell table:formula="of:=[$'IU Intern Inventur'.B109]" office:value-type="string" office:string-value="Sanitär" calcext:value-type="string">
            <text:p>Sanitär</text:p>
          </table:table-cell>
          <table:table-cell table:formula="of:=[$'IU Intern Inventur'.C109]" office:value-type="string" office:string-value="Frischwasser" calcext:value-type="string">
            <text:p>Frischwasser</text:p>
          </table:table-cell>
          <table:table-cell table:formula="of:=[$'IU Intern Inventur'.D109]" office:value-type="string" office:string-value="Verbinder" calcext:value-type="string">
            <text:p>Verbinder</text:p>
          </table:table-cell>
          <table:table-cell table:formula="of:=[$'IU Intern Inventur'.E109]" office:value-type="string" office:string-value="Wasserhähne" calcext:value-type="string">
            <text:p>Wasserhähne</text:p>
          </table:table-cell>
          <table:table-cell table:formula="of:=[$'IU Intern Inventur'.F109]" office:value-type="float" office:value="1" calcext:value-type="float">
            <text:p>1</text:p>
          </table:table-cell>
          <table:table-cell table:formula="of:=[$'IU Intern Inventur'.G109]" office:value-type="string" office:string-value="Kiste" calcext:value-type="string">
            <text:p>Kiste</text:p>
          </table:table-cell>
          <table:table-cell table:formula="of:=[$'IU Intern Inventur'.H109]" office:value-type="float" office:value="0" calcext:value-type="float">
            <text:p>0</text:p>
          </table:table-cell>
          <table:table-cell/>
          <table:table-cell table:formula="of:=[.H114]" office:value-type="string" office:string-value="Kiste" calcext:value-type="string">
            <text:p>Kiste</text:p>
          </table:table-cell>
          <table:table-cell table:formula="of:=[.B114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0]" office:value-type="string" office:string-value="B" calcext:value-type="string">
            <text:p>B</text:p>
          </table:table-cell>
          <table:table-cell table:formula="of:=[$'IU Intern Inventur'.B110]" office:value-type="string" office:string-value="Sanitär" calcext:value-type="string">
            <text:p>Sanitär</text:p>
          </table:table-cell>
          <table:table-cell table:formula="of:=[$'IU Intern Inventur'.C110]" office:value-type="string" office:string-value="Frischwasser" calcext:value-type="string">
            <text:p>Frischwasser</text:p>
          </table:table-cell>
          <table:table-cell table:formula="of:=[$'IU Intern Inventur'.D110]" office:value-type="string" office:string-value="Verbinder" calcext:value-type="string">
            <text:p>Verbinder</text:p>
          </table:table-cell>
          <table:table-cell table:formula="of:=[$'IU Intern Inventur'.E110]" office:value-type="string" office:string-value="GeKa Werkzeug" calcext:value-type="string">
            <text:p>GeKa Werkzeug</text:p>
          </table:table-cell>
          <table:table-cell table:formula="of:=[$'IU Intern Inventur'.F110]" office:value-type="float" office:value="1" calcext:value-type="float">
            <text:p>1</text:p>
          </table:table-cell>
          <table:table-cell table:formula="of:=[$'IU Intern Inventur'.G110]" office:value-type="string" office:string-value="Kiste" calcext:value-type="string">
            <text:p>Kiste</text:p>
          </table:table-cell>
          <table:table-cell table:formula="of:=[$'IU Intern Inventur'.H110]" office:value-type="float" office:value="0" calcext:value-type="float">
            <text:p>0</text:p>
          </table:table-cell>
          <table:table-cell/>
          <table:table-cell table:formula="of:=[.H115]" office:value-type="string" office:string-value="Kiste" calcext:value-type="string">
            <text:p>Kiste</text:p>
          </table:table-cell>
          <table:table-cell table:formula="of:=[.B115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1]" office:value-type="string" office:string-value="B" calcext:value-type="string">
            <text:p>B</text:p>
          </table:table-cell>
          <table:table-cell table:formula="of:=[$'IU Intern Inventur'.B111]" office:value-type="string" office:string-value="Sanitär" calcext:value-type="string">
            <text:p>Sanitär</text:p>
          </table:table-cell>
          <table:table-cell table:formula="of:=[$'IU Intern Inventur'.C111]" office:value-type="string" office:string-value="Frischwasser" calcext:value-type="string">
            <text:p>Frischwasser</text:p>
          </table:table-cell>
          <table:table-cell table:formula="of:=[$'IU Intern Inventur'.D111]" office:value-type="string" office:string-value="IBC" calcext:value-type="string">
            <text:p>IBC</text:p>
          </table:table-cell>
          <table:table-cell table:formula="of:=[$'IU Intern Inventur'.E111]" office:value-type="string" office:string-value="Triwa-Blasen" calcext:value-type="string">
            <text:p>Triwa-Blasen</text:p>
          </table:table-cell>
          <table:table-cell table:formula="of:=[$'IU Intern Inventur'.F111]" office:value-type="float" office:value="2" calcext:value-type="float">
            <text:p>2</text:p>
          </table:table-cell>
          <table:table-cell table:formula="of:=[$'IU Intern Inventur'.G111]" office:value-type="string" office:string-value="Kiste" calcext:value-type="string">
            <text:p>Kiste</text:p>
          </table:table-cell>
          <table:table-cell table:formula="of:=[$'IU Intern Inventur'.H111]" office:value-type="float" office:value="0" calcext:value-type="float">
            <text:p>0</text:p>
          </table:table-cell>
          <table:table-cell/>
          <table:table-cell table:formula="of:=[.H116]" office:value-type="string" office:string-value="Kiste" calcext:value-type="string">
            <text:p>Kiste</text:p>
          </table:table-cell>
          <table:table-cell table:formula="of:=[.B116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2]" office:value-type="string" office:string-value="B" calcext:value-type="string">
            <text:p>B</text:p>
          </table:table-cell>
          <table:table-cell table:formula="of:=[$'IU Intern Inventur'.B112]" office:value-type="string" office:string-value="Sanitär" calcext:value-type="string">
            <text:p>Sanitär</text:p>
          </table:table-cell>
          <table:table-cell table:formula="of:=[$'IU Intern Inventur'.C112]" office:value-type="string" office:string-value="Frischwasser" calcext:value-type="string">
            <text:p>Frischwasser</text:p>
          </table:table-cell>
          <table:table-cell table:formula="of:=[$'IU Intern Inventur'.D112]" office:value-type="string" office:string-value="Verbinder" calcext:value-type="string">
            <text:p>Verbinder</text:p>
          </table:table-cell>
          <table:table-cell table:formula="of:=[$'IU Intern Inventur'.E112]" office:value-type="string" office:string-value="PE Ersatzteile" calcext:value-type="string">
            <text:p>PE Ersatzteile</text:p>
          </table:table-cell>
          <table:table-cell table:formula="of:=[$'IU Intern Inventur'.F112]" office:value-type="float" office:value="1" calcext:value-type="float">
            <text:p>1</text:p>
          </table:table-cell>
          <table:table-cell table:formula="of:=[$'IU Intern Inventur'.G112]" office:value-type="string" office:string-value="Kiste" calcext:value-type="string">
            <text:p>Kiste</text:p>
          </table:table-cell>
          <table:table-cell table:formula="of:=[$'IU Intern Inventur'.H112]" office:value-type="float" office:value="0" calcext:value-type="float">
            <text:p>0</text:p>
          </table:table-cell>
          <table:table-cell/>
          <table:table-cell table:formula="of:=[.H117]" office:value-type="string" office:string-value="Kiste" calcext:value-type="string">
            <text:p>Kiste</text:p>
          </table:table-cell>
          <table:table-cell table:formula="of:=[.B117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3]" office:value-type="string" office:string-value="B" calcext:value-type="string">
            <text:p>B</text:p>
          </table:table-cell>
          <table:table-cell table:formula="of:=[$'IU Intern Inventur'.B113]" office:value-type="string" office:string-value="Sanitär" calcext:value-type="string">
            <text:p>Sanitär</text:p>
          </table:table-cell>
          <table:table-cell table:formula="of:=[$'IU Intern Inventur'.C113]" office:value-type="string" office:string-value="Frischwasser" calcext:value-type="string">
            <text:p>Frischwasser</text:p>
          </table:table-cell>
          <table:table-cell table:formula="of:=[$'IU Intern Inventur'.D113]" office:value-type="string" office:string-value="GeKa Schlauch" calcext:value-type="string">
            <text:p>GeKa Schlauch</text:p>
          </table:table-cell>
          <table:table-cell table:formula="of:=[$'IU Intern Inventur'.E113]" office:value-type="string" office:string-value="flexibel" calcext:value-type="string">
            <text:p>flexibel</text:p>
          </table:table-cell>
          <table:table-cell table:formula="of:=[$'IU Intern Inventur'.F113]" office:value-type="float" office:value="1" calcext:value-type="float">
            <text:p>1</text:p>
          </table:table-cell>
          <table:table-cell table:formula="of:=[$'IU Intern Inventur'.G113]" office:value-type="string" office:string-value="Holzkiste" calcext:value-type="string">
            <text:p>Holzkiste</text:p>
          </table:table-cell>
          <table:table-cell table:formula="of:=[$'IU Intern Inventur'.H113]" office:value-type="float" office:value="0" calcext:value-type="float">
            <text:p>0</text:p>
          </table:table-cell>
          <table:table-cell/>
          <table:table-cell table:formula="of:=[.H118]" office:value-type="string" office:string-value="Holzkiste" calcext:value-type="string">
            <text:p>Holzkiste</text:p>
          </table:table-cell>
          <table:table-cell table:formula="of:=[.B118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4]" office:value-type="string" office:string-value="B" calcext:value-type="string">
            <text:p>B</text:p>
          </table:table-cell>
          <table:table-cell table:formula="of:=[$'IU Intern Inventur'.B114]" office:value-type="string" office:string-value="Sanitär" calcext:value-type="string">
            <text:p>Sanitär</text:p>
          </table:table-cell>
          <table:table-cell table:formula="of:=[$'IU Intern Inventur'.C114]" office:value-type="string" office:string-value="Frischwasser" calcext:value-type="string">
            <text:p>Frischwasser</text:p>
          </table:table-cell>
          <table:table-cell table:formula="of:=[$'IU Intern Inventur'.D114]" office:value-type="string" office:string-value="Waschbecken" calcext:value-type="string">
            <text:p>Waschbecken</text:p>
          </table:table-cell>
          <table:table-cell table:formula="of:=[$'IU Intern Inventur'.E114]" office:value-type="string" office:string-value="1,20m Nutzhö." calcext:value-type="string">
            <text:p>1,20m Nutzhö.</text:p>
          </table:table-cell>
          <table:table-cell table:formula="of:=[$'IU Intern Inventur'.F114]" office:value-type="float" office:value="14" calcext:value-type="float">
            <text:p>14</text:p>
          </table:table-cell>
          <table:table-cell table:formula="of:=[$'IU Intern Inventur'.G114]" office:value-type="string" office:string-value="Stück" calcext:value-type="string">
            <text:p>Stück</text:p>
          </table:table-cell>
          <table:table-cell table:formula="of:=[$'IU Intern Inventur'.H114]" office:value-type="float" office:value="0" calcext:value-type="float">
            <text:p>0</text:p>
          </table:table-cell>
          <table:table-cell/>
          <table:table-cell table:formula="of:=[.H119]" office:value-type="string" office:string-value="Stück" calcext:value-type="string">
            <text:p>Stück</text:p>
          </table:table-cell>
          <table:table-cell table:formula="of:=[.B119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5]" office:value-type="string" office:string-value="B" calcext:value-type="string">
            <text:p>B</text:p>
          </table:table-cell>
          <table:table-cell table:formula="of:=[$'IU Intern Inventur'.B115]" office:value-type="string" office:string-value="Sanitär" calcext:value-type="string">
            <text:p>Sanitär</text:p>
          </table:table-cell>
          <table:table-cell table:formula="of:=[$'IU Intern Inventur'.C115]" office:value-type="string" office:string-value="Frischwasser" calcext:value-type="string">
            <text:p>Frischwasser</text:p>
          </table:table-cell>
          <table:table-cell table:formula="of:=[$'IU Intern Inventur'.D115]" office:value-type="string" office:string-value="Waschbecken" calcext:value-type="string">
            <text:p>Waschbecken</text:p>
          </table:table-cell>
          <table:table-cell table:formula="of:=[$'IU Intern Inventur'.E115]" office:value-type="string" office:string-value="90cm Nutzhö." calcext:value-type="string">
            <text:p>90cm Nutzhö.</text:p>
          </table:table-cell>
          <table:table-cell table:formula="of:=[$'IU Intern Inventur'.F115]" office:value-type="float" office:value="1" calcext:value-type="float">
            <text:p>1</text:p>
          </table:table-cell>
          <table:table-cell table:formula="of:=[$'IU Intern Inventur'.G115]" office:value-type="string" office:string-value="Stück" calcext:value-type="string">
            <text:p>Stück</text:p>
          </table:table-cell>
          <table:table-cell table:formula="of:=[$'IU Intern Inventur'.H115]" office:value-type="float" office:value="0" calcext:value-type="float">
            <text:p>0</text:p>
          </table:table-cell>
          <table:table-cell/>
          <table:table-cell table:formula="of:=[.H120]" office:value-type="string" office:string-value="Stück" calcext:value-type="string">
            <text:p>Stück</text:p>
          </table:table-cell>
          <table:table-cell table:formula="of:=[.B120]" office:value-type="string" office:string-value="B" calcext:value-type="string">
            <text:p>B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6]" office:value-type="string" office:string-value="O" calcext:value-type="string">
            <text:p>O</text:p>
          </table:table-cell>
          <table:table-cell table:formula="of:=[$'IU Intern Inventur'.B116]" office:value-type="string" office:string-value="Sanitär" calcext:value-type="string">
            <text:p>Sanitär</text:p>
          </table:table-cell>
          <table:table-cell table:formula="of:=[$'IU Intern Inventur'.C116]" office:value-type="string" office:string-value="Frischwasser" calcext:value-type="string">
            <text:p>Frischwasser</text:p>
          </table:table-cell>
          <table:table-cell table:formula="of:=[$'IU Intern Inventur'.D116]" office:value-type="string" office:string-value="Kanister" calcext:value-type="string">
            <text:p>Kanister</text:p>
          </table:table-cell>
          <table:table-cell table:formula="of:=[$'IU Intern Inventur'.E116]" office:value-type="string" office:string-value="20l" calcext:value-type="string">
            <text:p>20l</text:p>
          </table:table-cell>
          <table:table-cell table:formula="of:=[$'IU Intern Inventur'.F116]" office:value-type="float" office:value="10" calcext:value-type="float">
            <text:p>10</text:p>
          </table:table-cell>
          <table:table-cell table:formula="of:=[$'IU Intern Inventur'.G116]" office:value-type="string" office:string-value="Stück" calcext:value-type="string">
            <text:p>Stück</text:p>
          </table:table-cell>
          <table:table-cell table:formula="of:=[$'IU Intern Inventur'.H116]" office:value-type="float" office:value="0" calcext:value-type="float">
            <text:p>0</text:p>
          </table:table-cell>
          <table:table-cell/>
          <table:table-cell table:formula="of:=[.H121]" office:value-type="string" office:string-value="Stück" calcext:value-type="string">
            <text:p>Stück</text:p>
          </table:table-cell>
          <table:table-cell table:formula="of:=[.B121]" office:value-type="string" office:string-value="O" calcext:value-type="string">
            <text:p>O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7]" office:value-type="string" office:string-value="S" calcext:value-type="string">
            <text:p>S</text:p>
          </table:table-cell>
          <table:table-cell table:formula="of:=[$'IU Intern Inventur'.B117]" office:value-type="string" office:string-value="Sanitär" calcext:value-type="string">
            <text:p>Sanitär</text:p>
          </table:table-cell>
          <table:table-cell table:formula="of:=[$'IU Intern Inventur'.C117]" office:value-type="string" office:string-value="Frischwasser" calcext:value-type="string">
            <text:p>Frischwasser</text:p>
          </table:table-cell>
          <table:table-cell table:formula="of:=[$'IU Intern Inventur'.D117]" office:value-type="string" office:string-value="PE-Rohr DN50" calcext:value-type="string">
            <text:p>PE-Rohr DN50</text:p>
          </table:table-cell>
          <table:table-cell table:formula="of:=[$'IU Intern Inventur'.E117]" office:value-type="string" office:string-value="50m" calcext:value-type="string">
            <text:p>50m</text:p>
          </table:table-cell>
          <table:table-cell table:formula="of:=[$'IU Intern Inventur'.F117]" office:value-type="float" office:value="4" calcext:value-type="float">
            <text:p>4</text:p>
          </table:table-cell>
          <table:table-cell table:formula="of:=[$'IU Intern Inventur'.G117]" office:value-type="string" office:string-value="Stück" calcext:value-type="string">
            <text:p>Stück</text:p>
          </table:table-cell>
          <table:table-cell table:formula="of:=[$'IU Intern Inventur'.H117]" office:value-type="float" office:value="0" calcext:value-type="float">
            <text:p>0</text:p>
          </table:table-cell>
          <table:table-cell/>
          <table:table-cell table:formula="of:=[.H122]" office:value-type="string" office:string-value="Stück" calcext:value-type="string">
            <text:p>Stück</text:p>
          </table:table-cell>
          <table:table-cell table:formula="of:=[.B122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8]" office:value-type="string" office:string-value="S" calcext:value-type="string">
            <text:p>S</text:p>
          </table:table-cell>
          <table:table-cell table:formula="of:=[$'IU Intern Inventur'.B118]" office:value-type="string" office:string-value="Sanitär" calcext:value-type="string">
            <text:p>Sanitär</text:p>
          </table:table-cell>
          <table:table-cell table:formula="of:=[$'IU Intern Inventur'.C118]" office:value-type="string" office:string-value="Frischwasser" calcext:value-type="string">
            <text:p>Frischwasser</text:p>
          </table:table-cell>
          <table:table-cell table:formula="of:=[$'IU Intern Inventur'.D118]" office:value-type="string" office:string-value="PE-Rohr DN50" calcext:value-type="string">
            <text:p>PE-Rohr DN50</text:p>
          </table:table-cell>
          <table:table-cell table:formula="of:=[$'IU Intern Inventur'.E118]" office:value-type="string" office:string-value="100m" calcext:value-type="string">
            <text:p>100m</text:p>
          </table:table-cell>
          <table:table-cell table:formula="of:=[$'IU Intern Inventur'.F118]" office:value-type="float" office:value="3" calcext:value-type="float">
            <text:p>3</text:p>
          </table:table-cell>
          <table:table-cell table:formula="of:=[$'IU Intern Inventur'.G118]" office:value-type="string" office:string-value="Stück" calcext:value-type="string">
            <text:p>Stück</text:p>
          </table:table-cell>
          <table:table-cell table:formula="of:=[$'IU Intern Inventur'.H118]" office:value-type="float" office:value="0" calcext:value-type="float">
            <text:p>0</text:p>
          </table:table-cell>
          <table:table-cell/>
          <table:table-cell table:formula="of:=[.H123]" office:value-type="string" office:string-value="Stück" calcext:value-type="string">
            <text:p>Stück</text:p>
          </table:table-cell>
          <table:table-cell table:formula="of:=[.B123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19]" office:value-type="string" office:string-value="S" calcext:value-type="string">
            <text:p>S</text:p>
          </table:table-cell>
          <table:table-cell table:formula="of:=[$'IU Intern Inventur'.B119]" office:value-type="string" office:string-value="Sanitär" calcext:value-type="string">
            <text:p>Sanitär</text:p>
          </table:table-cell>
          <table:table-cell table:formula="of:=[$'IU Intern Inventur'.C119]" office:value-type="string" office:string-value="Frischwasser" calcext:value-type="string">
            <text:p>Frischwasser</text:p>
          </table:table-cell>
          <table:table-cell table:formula="of:=[$'IU Intern Inventur'.D119]" office:value-type="string" office:string-value="PE-Rohr DN40" calcext:value-type="string">
            <text:p>PE-Rohr DN40</text:p>
          </table:table-cell>
          <table:table-cell table:formula="of:=[$'IU Intern Inventur'.E119]" office:value-type="string" office:string-value="50m" calcext:value-type="string">
            <text:p>50m</text:p>
          </table:table-cell>
          <table:table-cell table:formula="of:=[$'IU Intern Inventur'.F119]" office:value-type="float" office:value="3" calcext:value-type="float">
            <text:p>3</text:p>
          </table:table-cell>
          <table:table-cell table:formula="of:=[$'IU Intern Inventur'.G119]" office:value-type="string" office:string-value="Stück" calcext:value-type="string">
            <text:p>Stück</text:p>
          </table:table-cell>
          <table:table-cell table:formula="of:=[$'IU Intern Inventur'.H119]" office:value-type="float" office:value="0" calcext:value-type="float">
            <text:p>0</text:p>
          </table:table-cell>
          <table:table-cell/>
          <table:table-cell table:formula="of:=[.H124]" office:value-type="string" office:string-value="Stück" calcext:value-type="string">
            <text:p>Stück</text:p>
          </table:table-cell>
          <table:table-cell table:formula="of:=[.B124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0]" office:value-type="string" office:string-value="S" calcext:value-type="string">
            <text:p>S</text:p>
          </table:table-cell>
          <table:table-cell table:formula="of:=[$'IU Intern Inventur'.B120]" office:value-type="string" office:string-value="Sanitär" calcext:value-type="string">
            <text:p>Sanitär</text:p>
          </table:table-cell>
          <table:table-cell table:formula="of:=[$'IU Intern Inventur'.C120]" office:value-type="string" office:string-value="Frischwasser" calcext:value-type="string">
            <text:p>Frischwasser</text:p>
          </table:table-cell>
          <table:table-cell table:formula="of:=[$'IU Intern Inventur'.D120]" office:value-type="string" office:string-value="PE-Rohr DN40" calcext:value-type="string">
            <text:p>PE-Rohr DN40</text:p>
          </table:table-cell>
          <table:table-cell table:formula="of:=[$'IU Intern Inventur'.E120]" office:value-type="string" office:string-value="100m" calcext:value-type="string">
            <text:p>100m</text:p>
          </table:table-cell>
          <table:table-cell table:formula="of:=[$'IU Intern Inventur'.F120]" office:value-type="float" office:value="1" calcext:value-type="float">
            <text:p>1</text:p>
          </table:table-cell>
          <table:table-cell table:formula="of:=[$'IU Intern Inventur'.G120]" office:value-type="string" office:string-value="Stück" calcext:value-type="string">
            <text:p>Stück</text:p>
          </table:table-cell>
          <table:table-cell table:formula="of:=[$'IU Intern Inventur'.H120]" office:value-type="float" office:value="0" calcext:value-type="float">
            <text:p>0</text:p>
          </table:table-cell>
          <table:table-cell/>
          <table:table-cell table:formula="of:=[.H125]" office:value-type="string" office:string-value="Stück" calcext:value-type="string">
            <text:p>Stück</text:p>
          </table:table-cell>
          <table:table-cell table:formula="of:=[.B125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1]" office:value-type="string" office:string-value="S" calcext:value-type="string">
            <text:p>S</text:p>
          </table:table-cell>
          <table:table-cell table:formula="of:=[$'IU Intern Inventur'.B121]" office:value-type="string" office:string-value="Sanitär" calcext:value-type="string">
            <text:p>Sanitär</text:p>
          </table:table-cell>
          <table:table-cell table:formula="of:=[$'IU Intern Inventur'.C121]" office:value-type="string" office:string-value="Frischwasser" calcext:value-type="string">
            <text:p>Frischwasser</text:p>
          </table:table-cell>
          <table:table-cell table:formula="of:=[$'IU Intern Inventur'.D121]" office:value-type="string" office:string-value="PE-Rohr DN40" calcext:value-type="string">
            <text:p>PE-Rohr DN40</text:p>
          </table:table-cell>
          <table:table-cell table:formula="of:=[$'IU Intern Inventur'.E121]" office:value-type="string" office:string-value="75m" calcext:value-type="string">
            <text:p>75m</text:p>
          </table:table-cell>
          <table:table-cell table:formula="of:=[$'IU Intern Inventur'.F121]" office:value-type="float" office:value="1" calcext:value-type="float">
            <text:p>1</text:p>
          </table:table-cell>
          <table:table-cell table:formula="of:=[$'IU Intern Inventur'.G121]" office:value-type="string" office:string-value="Stück" calcext:value-type="string">
            <text:p>Stück</text:p>
          </table:table-cell>
          <table:table-cell table:formula="of:=[$'IU Intern Inventur'.H121]" office:value-type="float" office:value="0" calcext:value-type="float">
            <text:p>0</text:p>
          </table:table-cell>
          <table:table-cell/>
          <table:table-cell table:formula="of:=[.H126]" office:value-type="string" office:string-value="Stück" calcext:value-type="string">
            <text:p>Stück</text:p>
          </table:table-cell>
          <table:table-cell table:formula="of:=[.B126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2]" office:value-type="string" office:string-value="S" calcext:value-type="string">
            <text:p>S</text:p>
          </table:table-cell>
          <table:table-cell table:formula="of:=[$'IU Intern Inventur'.B122]" office:value-type="string" office:string-value="Sanitär" calcext:value-type="string">
            <text:p>Sanitär</text:p>
          </table:table-cell>
          <table:table-cell table:formula="of:=[$'IU Intern Inventur'.C122]" office:value-type="string" office:string-value="Frischwasser" calcext:value-type="string">
            <text:p>Frischwasser</text:p>
          </table:table-cell>
          <table:table-cell table:formula="of:=[$'IU Intern Inventur'.D122]" office:value-type="string" office:string-value="PE-Rohr DN40" calcext:value-type="string">
            <text:p>PE-Rohr DN40</text:p>
          </table:table-cell>
          <table:table-cell table:formula="of:=[$'IU Intern Inventur'.E122]" office:value-type="string" office:string-value="15m" calcext:value-type="string">
            <text:p>15m</text:p>
          </table:table-cell>
          <table:table-cell table:formula="of:=[$'IU Intern Inventur'.F122]" office:value-type="float" office:value="1" calcext:value-type="float">
            <text:p>1</text:p>
          </table:table-cell>
          <table:table-cell table:formula="of:=[$'IU Intern Inventur'.G122]" office:value-type="string" office:string-value="Stück" calcext:value-type="string">
            <text:p>Stück</text:p>
          </table:table-cell>
          <table:table-cell table:formula="of:=[$'IU Intern Inventur'.H122]" office:value-type="float" office:value="0" calcext:value-type="float">
            <text:p>0</text:p>
          </table:table-cell>
          <table:table-cell/>
          <table:table-cell table:formula="of:=[.H127]" office:value-type="string" office:string-value="Stück" calcext:value-type="string">
            <text:p>Stück</text:p>
          </table:table-cell>
          <table:table-cell table:formula="of:=[.B127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3]" office:value-type="string" office:string-value="S" calcext:value-type="string">
            <text:p>S</text:p>
          </table:table-cell>
          <table:table-cell table:formula="of:=[$'IU Intern Inventur'.B123]" office:value-type="string" office:string-value="Sanitär" calcext:value-type="string">
            <text:p>Sanitär</text:p>
          </table:table-cell>
          <table:table-cell table:formula="of:=[$'IU Intern Inventur'.C123]" office:value-type="string" office:string-value="Frischwasser" calcext:value-type="string">
            <text:p>Frischwasser</text:p>
          </table:table-cell>
          <table:table-cell table:formula="of:=[$'IU Intern Inventur'.D123]" office:value-type="string" office:string-value="PE-Rohr DN32" calcext:value-type="string">
            <text:p>PE-Rohr DN32</text:p>
          </table:table-cell>
          <table:table-cell table:formula="of:=[$'IU Intern Inventur'.E123]" office:value-type="string" office:string-value="50m" calcext:value-type="string">
            <text:p>50m</text:p>
          </table:table-cell>
          <table:table-cell table:formula="of:=[$'IU Intern Inventur'.F123]" office:value-type="float" office:value="1" calcext:value-type="float">
            <text:p>1</text:p>
          </table:table-cell>
          <table:table-cell table:formula="of:=[$'IU Intern Inventur'.G123]" office:value-type="string" office:string-value="Stück" calcext:value-type="string">
            <text:p>Stück</text:p>
          </table:table-cell>
          <table:table-cell table:formula="of:=[$'IU Intern Inventur'.H123]" office:value-type="float" office:value="0" calcext:value-type="float">
            <text:p>0</text:p>
          </table:table-cell>
          <table:table-cell/>
          <table:table-cell table:formula="of:=[.H128]" office:value-type="string" office:string-value="Stück" calcext:value-type="string">
            <text:p>Stück</text:p>
          </table:table-cell>
          <table:table-cell table:formula="of:=[.B128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4]" office:value-type="string" office:string-value="S" calcext:value-type="string">
            <text:p>S</text:p>
          </table:table-cell>
          <table:table-cell table:formula="of:=[$'IU Intern Inventur'.B124]" office:value-type="string" office:string-value="Sanitär" calcext:value-type="string">
            <text:p>Sanitär</text:p>
          </table:table-cell>
          <table:table-cell table:formula="of:=[$'IU Intern Inventur'.C124]" office:value-type="string" office:string-value="Frischwasser" calcext:value-type="string">
            <text:p>Frischwasser</text:p>
          </table:table-cell>
          <table:table-cell table:formula="of:=[$'IU Intern Inventur'.D124]" office:value-type="string" office:string-value="PE-Rohr DN32" calcext:value-type="string">
            <text:p>PE-Rohr DN32</text:p>
          </table:table-cell>
          <table:table-cell table:formula="of:=[$'IU Intern Inventur'.E124]" office:value-type="string" office:string-value="45m" calcext:value-type="string">
            <text:p>45m</text:p>
          </table:table-cell>
          <table:table-cell table:formula="of:=[$'IU Intern Inventur'.F124]" office:value-type="float" office:value="1" calcext:value-type="float">
            <text:p>1</text:p>
          </table:table-cell>
          <table:table-cell table:formula="of:=[$'IU Intern Inventur'.G124]" office:value-type="string" office:string-value="Stück" calcext:value-type="string">
            <text:p>Stück</text:p>
          </table:table-cell>
          <table:table-cell table:formula="of:=[$'IU Intern Inventur'.H124]" office:value-type="float" office:value="0" calcext:value-type="float">
            <text:p>0</text:p>
          </table:table-cell>
          <table:table-cell/>
          <table:table-cell table:formula="of:=[.H129]" office:value-type="string" office:string-value="Stück" calcext:value-type="string">
            <text:p>Stück</text:p>
          </table:table-cell>
          <table:table-cell table:formula="of:=[.B129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5]" office:value-type="string" office:string-value="S" calcext:value-type="string">
            <text:p>S</text:p>
          </table:table-cell>
          <table:table-cell table:formula="of:=[$'IU Intern Inventur'.B125]" office:value-type="string" office:string-value="Sanitär" calcext:value-type="string">
            <text:p>Sanitär</text:p>
          </table:table-cell>
          <table:table-cell table:formula="of:=[$'IU Intern Inventur'.C125]" office:value-type="string" office:string-value="Frischwasser" calcext:value-type="string">
            <text:p>Frischwasser</text:p>
          </table:table-cell>
          <table:table-cell table:formula="of:=[$'IU Intern Inventur'.D125]" office:value-type="string" office:string-value="PE-Rohr DN32" calcext:value-type="string">
            <text:p>PE-Rohr DN32</text:p>
          </table:table-cell>
          <table:table-cell table:formula="of:=[$'IU Intern Inventur'.E125]" office:value-type="string" office:string-value="40m" calcext:value-type="string">
            <text:p>40m</text:p>
          </table:table-cell>
          <table:table-cell table:formula="of:=[$'IU Intern Inventur'.F125]" office:value-type="float" office:value="1" calcext:value-type="float">
            <text:p>1</text:p>
          </table:table-cell>
          <table:table-cell table:formula="of:=[$'IU Intern Inventur'.G125]" office:value-type="string" office:string-value="Stück" calcext:value-type="string">
            <text:p>Stück</text:p>
          </table:table-cell>
          <table:table-cell table:formula="of:=[$'IU Intern Inventur'.H125]" office:value-type="float" office:value="0" calcext:value-type="float">
            <text:p>0</text:p>
          </table:table-cell>
          <table:table-cell/>
          <table:table-cell table:formula="of:=[.H130]" office:value-type="string" office:string-value="Stück" calcext:value-type="string">
            <text:p>Stück</text:p>
          </table:table-cell>
          <table:table-cell table:formula="of:=[.B130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6]" office:value-type="string" office:string-value="S" calcext:value-type="string">
            <text:p>S</text:p>
          </table:table-cell>
          <table:table-cell table:formula="of:=[$'IU Intern Inventur'.B126]" office:value-type="string" office:string-value="Sanitär" calcext:value-type="string">
            <text:p>Sanitär</text:p>
          </table:table-cell>
          <table:table-cell table:formula="of:=[$'IU Intern Inventur'.C126]" office:value-type="string" office:string-value="Frischwasser" calcext:value-type="string">
            <text:p>Frischwasser</text:p>
          </table:table-cell>
          <table:table-cell table:formula="of:=[$'IU Intern Inventur'.D126]" office:value-type="string" office:string-value="PE-Rohr DN32" calcext:value-type="string">
            <text:p>PE-Rohr DN32</text:p>
          </table:table-cell>
          <table:table-cell table:formula="of:=[$'IU Intern Inventur'.E126]" office:value-type="string" office:string-value="25m" calcext:value-type="string">
            <text:p>25m</text:p>
          </table:table-cell>
          <table:table-cell table:formula="of:=[$'IU Intern Inventur'.F126]" office:value-type="float" office:value="1" calcext:value-type="float">
            <text:p>1</text:p>
          </table:table-cell>
          <table:table-cell table:formula="of:=[$'IU Intern Inventur'.G126]" office:value-type="string" office:string-value="Stück" calcext:value-type="string">
            <text:p>Stück</text:p>
          </table:table-cell>
          <table:table-cell table:formula="of:=[$'IU Intern Inventur'.H126]" office:value-type="float" office:value="0" calcext:value-type="float">
            <text:p>0</text:p>
          </table:table-cell>
          <table:table-cell/>
          <table:table-cell table:formula="of:=[.H131]" office:value-type="string" office:string-value="Stück" calcext:value-type="string">
            <text:p>Stück</text:p>
          </table:table-cell>
          <table:table-cell table:formula="of:=[.B131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7]" office:value-type="string" office:string-value="S" calcext:value-type="string">
            <text:p>S</text:p>
          </table:table-cell>
          <table:table-cell table:formula="of:=[$'IU Intern Inventur'.B127]" office:value-type="string" office:string-value="Sanitär" calcext:value-type="string">
            <text:p>Sanitär</text:p>
          </table:table-cell>
          <table:table-cell table:formula="of:=[$'IU Intern Inventur'.C127]" office:value-type="string" office:string-value="Frischwasser" calcext:value-type="string">
            <text:p>Frischwasser</text:p>
          </table:table-cell>
          <table:table-cell table:formula="of:=[$'IU Intern Inventur'.D127]" office:value-type="string" office:string-value="PE-Rohr DN32" calcext:value-type="string">
            <text:p>PE-Rohr DN32</text:p>
          </table:table-cell>
          <table:table-cell table:formula="of:=[$'IU Intern Inventur'.E127]" office:value-type="string" office:string-value="20m" calcext:value-type="string">
            <text:p>20m</text:p>
          </table:table-cell>
          <table:table-cell table:formula="of:=[$'IU Intern Inventur'.F127]" office:value-type="float" office:value="1" calcext:value-type="float">
            <text:p>1</text:p>
          </table:table-cell>
          <table:table-cell table:formula="of:=[$'IU Intern Inventur'.G127]" office:value-type="string" office:string-value="Stück" calcext:value-type="string">
            <text:p>Stück</text:p>
          </table:table-cell>
          <table:table-cell table:formula="of:=[$'IU Intern Inventur'.H127]" office:value-type="float" office:value="0" calcext:value-type="float">
            <text:p>0</text:p>
          </table:table-cell>
          <table:table-cell/>
          <table:table-cell table:formula="of:=[.H132]" office:value-type="string" office:string-value="Stück" calcext:value-type="string">
            <text:p>Stück</text:p>
          </table:table-cell>
          <table:table-cell table:formula="of:=[.B132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8]" office:value-type="string" office:string-value="S" calcext:value-type="string">
            <text:p>S</text:p>
          </table:table-cell>
          <table:table-cell table:formula="of:=[$'IU Intern Inventur'.B128]" office:value-type="string" office:string-value="Sanitär" calcext:value-type="string">
            <text:p>Sanitär</text:p>
          </table:table-cell>
          <table:table-cell table:formula="of:=[$'IU Intern Inventur'.C128]" office:value-type="string" office:string-value="Frischwasser" calcext:value-type="string">
            <text:p>Frischwasser</text:p>
          </table:table-cell>
          <table:table-cell table:formula="of:=[$'IU Intern Inventur'.D128]" office:value-type="string" office:string-value="PE-Rohr DN25" calcext:value-type="string">
            <text:p>PE-Rohr DN25</text:p>
          </table:table-cell>
          <table:table-cell table:formula="of:=[$'IU Intern Inventur'.E128]" office:value-type="string" office:string-value="25m" calcext:value-type="string">
            <text:p>25m</text:p>
          </table:table-cell>
          <table:table-cell table:formula="of:=[$'IU Intern Inventur'.F128]" office:value-type="float" office:value="1" calcext:value-type="float">
            <text:p>1</text:p>
          </table:table-cell>
          <table:table-cell table:formula="of:=[$'IU Intern Inventur'.G128]" office:value-type="string" office:string-value="Stück" calcext:value-type="string">
            <text:p>Stück</text:p>
          </table:table-cell>
          <table:table-cell table:formula="of:=[$'IU Intern Inventur'.H128]" office:value-type="float" office:value="0" calcext:value-type="float">
            <text:p>0</text:p>
          </table:table-cell>
          <table:table-cell/>
          <table:table-cell table:formula="of:=[.H133]" office:value-type="string" office:string-value="Stück" calcext:value-type="string">
            <text:p>Stück</text:p>
          </table:table-cell>
          <table:table-cell table:formula="of:=[.B133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29]" office:value-type="string" office:string-value="S" calcext:value-type="string">
            <text:p>S</text:p>
          </table:table-cell>
          <table:table-cell table:formula="of:=[$'IU Intern Inventur'.B129]" office:value-type="string" office:string-value="Sanitär" calcext:value-type="string">
            <text:p>Sanitär</text:p>
          </table:table-cell>
          <table:table-cell table:formula="of:=[$'IU Intern Inventur'.C129]" office:value-type="string" office:string-value="Frischwasser" calcext:value-type="string">
            <text:p>Frischwasser</text:p>
          </table:table-cell>
          <table:table-cell table:formula="of:=[$'IU Intern Inventur'.D129]" office:value-type="string" office:string-value="PE-Rohr DN25" calcext:value-type="string">
            <text:p>PE-Rohr DN25</text:p>
          </table:table-cell>
          <table:table-cell table:formula="of:=[$'IU Intern Inventur'.E129]" office:value-type="string" office:string-value="20m" calcext:value-type="string">
            <text:p>20m</text:p>
          </table:table-cell>
          <table:table-cell table:formula="of:=[$'IU Intern Inventur'.F129]" office:value-type="float" office:value="1" calcext:value-type="float">
            <text:p>1</text:p>
          </table:table-cell>
          <table:table-cell table:formula="of:=[$'IU Intern Inventur'.G129]" office:value-type="string" office:string-value="Stück" calcext:value-type="string">
            <text:p>Stück</text:p>
          </table:table-cell>
          <table:table-cell table:formula="of:=[$'IU Intern Inventur'.H129]" office:value-type="float" office:value="0" calcext:value-type="float">
            <text:p>0</text:p>
          </table:table-cell>
          <table:table-cell/>
          <table:table-cell table:formula="of:=[.H134]" office:value-type="string" office:string-value="Stück" calcext:value-type="string">
            <text:p>Stück</text:p>
          </table:table-cell>
          <table:table-cell table:formula="of:=[.B134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0]" office:value-type="string" office:string-value="S" calcext:value-type="string">
            <text:p>S</text:p>
          </table:table-cell>
          <table:table-cell table:formula="of:=[$'IU Intern Inventur'.B130]" office:value-type="string" office:string-value="Sanitär" calcext:value-type="string">
            <text:p>Sanitär</text:p>
          </table:table-cell>
          <table:table-cell table:formula="of:=[$'IU Intern Inventur'.C130]" office:value-type="string" office:string-value="Frischwasser" calcext:value-type="string">
            <text:p>Frischwasser</text:p>
          </table:table-cell>
          <table:table-cell table:formula="of:=[$'IU Intern Inventur'.D130]" office:value-type="string" office:string-value="PE-Rohr DN25" calcext:value-type="string">
            <text:p>PE-Rohr DN25</text:p>
          </table:table-cell>
          <table:table-cell table:formula="of:=[$'IU Intern Inventur'.E130]" office:value-type="string" office:string-value="17m" calcext:value-type="string">
            <text:p>17m</text:p>
          </table:table-cell>
          <table:table-cell table:formula="of:=[$'IU Intern Inventur'.F130]" office:value-type="float" office:value="1" calcext:value-type="float">
            <text:p>1</text:p>
          </table:table-cell>
          <table:table-cell table:formula="of:=[$'IU Intern Inventur'.G130]" office:value-type="string" office:string-value="Stück" calcext:value-type="string">
            <text:p>Stück</text:p>
          </table:table-cell>
          <table:table-cell table:formula="of:=[$'IU Intern Inventur'.H130]" office:value-type="float" office:value="0" calcext:value-type="float">
            <text:p>0</text:p>
          </table:table-cell>
          <table:table-cell/>
          <table:table-cell table:formula="of:=[.H135]" office:value-type="string" office:string-value="Stück" calcext:value-type="string">
            <text:p>Stück</text:p>
          </table:table-cell>
          <table:table-cell table:formula="of:=[.B135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1]" office:value-type="string" office:string-value="S" calcext:value-type="string">
            <text:p>S</text:p>
          </table:table-cell>
          <table:table-cell table:formula="of:=[$'IU Intern Inventur'.B131]" office:value-type="string" office:string-value="Sanitär" calcext:value-type="string">
            <text:p>Sanitär</text:p>
          </table:table-cell>
          <table:table-cell table:formula="of:=[$'IU Intern Inventur'.C131]" office:value-type="string" office:string-value="Frischwasser" calcext:value-type="string">
            <text:p>Frischwasser</text:p>
          </table:table-cell>
          <table:table-cell table:formula="of:=[$'IU Intern Inventur'.D131]" office:value-type="string" office:string-value="PE-Rohr DN25" calcext:value-type="string">
            <text:p>PE-Rohr DN25</text:p>
          </table:table-cell>
          <table:table-cell table:formula="of:=[$'IU Intern Inventur'.E131]" office:value-type="string" office:string-value="15m" calcext:value-type="string">
            <text:p>15m</text:p>
          </table:table-cell>
          <table:table-cell table:formula="of:=[$'IU Intern Inventur'.F131]" office:value-type="float" office:value="2" calcext:value-type="float">
            <text:p>2</text:p>
          </table:table-cell>
          <table:table-cell table:formula="of:=[$'IU Intern Inventur'.G131]" office:value-type="string" office:string-value="Stück" calcext:value-type="string">
            <text:p>Stück</text:p>
          </table:table-cell>
          <table:table-cell table:formula="of:=[$'IU Intern Inventur'.H131]" office:value-type="float" office:value="0" calcext:value-type="float">
            <text:p>0</text:p>
          </table:table-cell>
          <table:table-cell/>
          <table:table-cell table:formula="of:=[.H136]" office:value-type="string" office:string-value="Stück" calcext:value-type="string">
            <text:p>Stück</text:p>
          </table:table-cell>
          <table:table-cell table:formula="of:=[.B136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2]" office:value-type="string" office:string-value="S" calcext:value-type="string">
            <text:p>S</text:p>
          </table:table-cell>
          <table:table-cell table:formula="of:=[$'IU Intern Inventur'.B132]" office:value-type="string" office:string-value="Sanitär" calcext:value-type="string">
            <text:p>Sanitär</text:p>
          </table:table-cell>
          <table:table-cell table:formula="of:=[$'IU Intern Inventur'.C132]" office:value-type="string" office:string-value="Frischwasser" calcext:value-type="string">
            <text:p>Frischwasser</text:p>
          </table:table-cell>
          <table:table-cell table:formula="of:=[$'IU Intern Inventur'.D132]" office:value-type="string" office:string-value="PE-Rohr DN25" calcext:value-type="string">
            <text:p>PE-Rohr DN25</text:p>
          </table:table-cell>
          <table:table-cell table:formula="of:=[$'IU Intern Inventur'.E132]" office:value-type="string" office:string-value="13m" calcext:value-type="string">
            <text:p>13m</text:p>
          </table:table-cell>
          <table:table-cell table:formula="of:=[$'IU Intern Inventur'.F132]" office:value-type="float" office:value="1" calcext:value-type="float">
            <text:p>1</text:p>
          </table:table-cell>
          <table:table-cell table:formula="of:=[$'IU Intern Inventur'.G132]" office:value-type="string" office:string-value="Stück" calcext:value-type="string">
            <text:p>Stück</text:p>
          </table:table-cell>
          <table:table-cell table:formula="of:=[$'IU Intern Inventur'.H132]" office:value-type="float" office:value="0" calcext:value-type="float">
            <text:p>0</text:p>
          </table:table-cell>
          <table:table-cell/>
          <table:table-cell table:formula="of:=[.H137]" office:value-type="string" office:string-value="Stück" calcext:value-type="string">
            <text:p>Stück</text:p>
          </table:table-cell>
          <table:table-cell table:formula="of:=[.B137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3]" office:value-type="string" office:string-value="S" calcext:value-type="string">
            <text:p>S</text:p>
          </table:table-cell>
          <table:table-cell table:formula="of:=[$'IU Intern Inventur'.B133]" office:value-type="string" office:string-value="Sanitär" calcext:value-type="string">
            <text:p>Sanitär</text:p>
          </table:table-cell>
          <table:table-cell table:formula="of:=[$'IU Intern Inventur'.C133]" office:value-type="string" office:string-value="Frischwasser" calcext:value-type="string">
            <text:p>Frischwasser</text:p>
          </table:table-cell>
          <table:table-cell table:formula="of:=[$'IU Intern Inventur'.D133]" office:value-type="string" office:string-value="PE-Rohr DN25" calcext:value-type="string">
            <text:p>PE-Rohr DN25</text:p>
          </table:table-cell>
          <table:table-cell table:formula="of:=[$'IU Intern Inventur'.E133]" office:value-type="string" office:string-value="7m" calcext:value-type="string">
            <text:p>7m</text:p>
          </table:table-cell>
          <table:table-cell table:formula="of:=[$'IU Intern Inventur'.F133]" office:value-type="float" office:value="1" calcext:value-type="float">
            <text:p>1</text:p>
          </table:table-cell>
          <table:table-cell table:formula="of:=[$'IU Intern Inventur'.G133]" office:value-type="string" office:string-value="Stück" calcext:value-type="string">
            <text:p>Stück</text:p>
          </table:table-cell>
          <table:table-cell table:formula="of:=[$'IU Intern Inventur'.H133]" office:value-type="float" office:value="0" calcext:value-type="float">
            <text:p>0</text:p>
          </table:table-cell>
          <table:table-cell/>
          <table:table-cell table:formula="of:=[.H138]" office:value-type="string" office:string-value="Stück" calcext:value-type="string">
            <text:p>Stück</text:p>
          </table:table-cell>
          <table:table-cell table:formula="of:=[.B138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4]" office:value-type="string" office:string-value="S" calcext:value-type="string">
            <text:p>S</text:p>
          </table:table-cell>
          <table:table-cell table:formula="of:=[$'IU Intern Inventur'.B134]" office:value-type="string" office:string-value="Sanitär" calcext:value-type="string">
            <text:p>Sanitär</text:p>
          </table:table-cell>
          <table:table-cell table:formula="of:=[$'IU Intern Inventur'.C134]" office:value-type="string" office:string-value="Frischwasser" calcext:value-type="string">
            <text:p>Frischwasser</text:p>
          </table:table-cell>
          <table:table-cell table:formula="of:=[$'IU Intern Inventur'.D134]" office:value-type="string" office:string-value="IBC" calcext:value-type="string">
            <text:p>IBC</text:p>
          </table:table-cell>
          <table:table-cell table:formula="of:=[$'IU Intern Inventur'.E134]" office:value-type="string" office:string-value="Falt-IBC" calcext:value-type="string">
            <text:p>Falt-IBC</text:p>
          </table:table-cell>
          <table:table-cell table:formula="of:=[$'IU Intern Inventur'.F134]" office:value-type="float" office:value="4" calcext:value-type="float">
            <text:p>4</text:p>
          </table:table-cell>
          <table:table-cell table:formula="of:=[$'IU Intern Inventur'.G134]" office:value-type="string" office:string-value="Stück" calcext:value-type="string">
            <text:p>Stück</text:p>
          </table:table-cell>
          <table:table-cell table:formula="of:=[$'IU Intern Inventur'.H134]" office:value-type="float" office:value="0" calcext:value-type="float">
            <text:p>0</text:p>
          </table:table-cell>
          <table:table-cell/>
          <table:table-cell table:formula="of:=[.H139]" office:value-type="string" office:string-value="Stück" calcext:value-type="string">
            <text:p>Stück</text:p>
          </table:table-cell>
          <table:table-cell table:formula="of:=[.B139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5]" office:value-type="string" office:string-value="S" calcext:value-type="string">
            <text:p>S</text:p>
          </table:table-cell>
          <table:table-cell table:formula="of:=[$'IU Intern Inventur'.B135]" office:value-type="string" office:string-value="Sanitär" calcext:value-type="string">
            <text:p>Sanitär</text:p>
          </table:table-cell>
          <table:table-cell table:formula="of:=[$'IU Intern Inventur'.C135]" office:value-type="string" office:string-value="Frischwasser" calcext:value-type="string">
            <text:p>Frischwasser</text:p>
          </table:table-cell>
          <table:table-cell table:formula="of:=[$'IU Intern Inventur'.D135]" office:value-type="string" office:string-value="Kanister" calcext:value-type="string">
            <text:p>Kanister</text:p>
          </table:table-cell>
          <table:table-cell table:formula="of:=[$'IU Intern Inventur'.E135]" office:value-type="string" office:string-value="20l, schwarz" calcext:value-type="string">
            <text:p>20l, schwarz</text:p>
          </table:table-cell>
          <table:table-cell table:formula="of:=[$'IU Intern Inventur'.F135]" office:value-type="float" office:value="4" calcext:value-type="float">
            <text:p>4</text:p>
          </table:table-cell>
          <table:table-cell table:formula="of:=[$'IU Intern Inventur'.G135]" office:value-type="string" office:string-value="Stück" calcext:value-type="string">
            <text:p>Stück</text:p>
          </table:table-cell>
          <table:table-cell table:formula="of:=[$'IU Intern Inventur'.H135]" office:value-type="float" office:value="0" calcext:value-type="float">
            <text:p>0</text:p>
          </table:table-cell>
          <table:table-cell/>
          <table:table-cell table:formula="of:=[.H140]" office:value-type="string" office:string-value="Stück" calcext:value-type="string">
            <text:p>Stück</text:p>
          </table:table-cell>
          <table:table-cell table:formula="of:=[.B140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6]" office:value-type="string" office:string-value="S" calcext:value-type="string">
            <text:p>S</text:p>
          </table:table-cell>
          <table:table-cell table:formula="of:=[$'IU Intern Inventur'.B136]" office:value-type="string" office:string-value="Sanitär" calcext:value-type="string">
            <text:p>Sanitär</text:p>
          </table:table-cell>
          <table:table-cell table:formula="of:=[$'IU Intern Inventur'.C136]" office:value-type="string" office:string-value="Frischwasser" calcext:value-type="string">
            <text:p>Frischwasser</text:p>
          </table:table-cell>
          <table:table-cell table:formula="of:=[$'IU Intern Inventur'.D136]" office:value-type="string" office:string-value="Kanister" calcext:value-type="string">
            <text:p>Kanister</text:p>
          </table:table-cell>
          <table:table-cell table:formula="of:=[$'IU Intern Inventur'.E136]" office:value-type="string" office:string-value="5l" calcext:value-type="string">
            <text:p>5l</text:p>
          </table:table-cell>
          <table:table-cell table:formula="of:=[$'IU Intern Inventur'.F136]" office:value-type="float" office:value="3" calcext:value-type="float">
            <text:p>3</text:p>
          </table:table-cell>
          <table:table-cell table:formula="of:=[$'IU Intern Inventur'.G136]" office:value-type="string" office:string-value="Stück" calcext:value-type="string">
            <text:p>Stück</text:p>
          </table:table-cell>
          <table:table-cell table:formula="of:=[$'IU Intern Inventur'.H136]" office:value-type="float" office:value="0" calcext:value-type="float">
            <text:p>0</text:p>
          </table:table-cell>
          <table:table-cell/>
          <table:table-cell table:formula="of:=[.H141]" office:value-type="string" office:string-value="Stück" calcext:value-type="string">
            <text:p>Stück</text:p>
          </table:table-cell>
          <table:table-cell table:formula="of:=[.B141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7]" office:value-type="string" office:string-value="S" calcext:value-type="string">
            <text:p>S</text:p>
          </table:table-cell>
          <table:table-cell table:formula="of:=[$'IU Intern Inventur'.B137]" office:value-type="string" office:string-value="Sanitär" calcext:value-type="string">
            <text:p>Sanitär</text:p>
          </table:table-cell>
          <table:table-cell table:formula="of:=[$'IU Intern Inventur'.C137]" office:value-type="string" office:string-value="Frischwasser" calcext:value-type="string">
            <text:p>Frischwasser</text:p>
          </table:table-cell>
          <table:table-cell table:formula="of:=[$'IU Intern Inventur'.D137]" office:value-type="string" office:string-value="Kanister" calcext:value-type="string">
            <text:p>Kanister</text:p>
          </table:table-cell>
          <table:table-cell table:formula="of:=[$'IU Intern Inventur'.E137]" office:value-type="string" office:string-value="10l, Zapfhahn" calcext:value-type="string">
            <text:p>10l, Zapfhahn</text:p>
          </table:table-cell>
          <table:table-cell table:formula="of:=[$'IU Intern Inventur'.F137]" office:value-type="float" office:value="9" calcext:value-type="float">
            <text:p>9</text:p>
          </table:table-cell>
          <table:table-cell table:formula="of:=[$'IU Intern Inventur'.G137]" office:value-type="string" office:string-value="Stück" calcext:value-type="string">
            <text:p>Stück</text:p>
          </table:table-cell>
          <table:table-cell table:formula="of:=[$'IU Intern Inventur'.H137]" office:value-type="float" office:value="0" calcext:value-type="float">
            <text:p>0</text:p>
          </table:table-cell>
          <table:table-cell/>
          <table:table-cell table:formula="of:=[.H142]" office:value-type="string" office:string-value="Stück" calcext:value-type="string">
            <text:p>Stück</text:p>
          </table:table-cell>
          <table:table-cell table:formula="of:=[.B142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8]" office:value-type="string" office:string-value="S" calcext:value-type="string">
            <text:p>S</text:p>
          </table:table-cell>
          <table:table-cell table:formula="of:=[$'IU Intern Inventur'.B138]" office:value-type="string" office:string-value="Sanitär" calcext:value-type="string">
            <text:p>Sanitär</text:p>
          </table:table-cell>
          <table:table-cell table:formula="of:=[$'IU Intern Inventur'.C138]" office:value-type="string" office:string-value="Frischwasser" calcext:value-type="string">
            <text:p>Frischwasser</text:p>
          </table:table-cell>
          <table:table-cell table:formula="of:=[$'IU Intern Inventur'.D138]" office:value-type="string" office:string-value="Kanister" calcext:value-type="string">
            <text:p>Kanister</text:p>
          </table:table-cell>
          <table:table-cell table:formula="of:=[$'IU Intern Inventur'.E138]" office:value-type="string" office:string-value="10l, Blasen" calcext:value-type="string">
            <text:p>10l, Blasen</text:p>
          </table:table-cell>
          <table:table-cell table:formula="of:=[$'IU Intern Inventur'.F138]" office:value-type="float" office:value="5" calcext:value-type="float">
            <text:p>5</text:p>
          </table:table-cell>
          <table:table-cell table:formula="of:=[$'IU Intern Inventur'.G138]" office:value-type="string" office:string-value="Stück" calcext:value-type="string">
            <text:p>Stück</text:p>
          </table:table-cell>
          <table:table-cell table:formula="of:=[$'IU Intern Inventur'.H138]" office:value-type="float" office:value="0" calcext:value-type="float">
            <text:p>0</text:p>
          </table:table-cell>
          <table:table-cell/>
          <table:table-cell table:formula="of:=[.H143]" office:value-type="string" office:string-value="Stück" calcext:value-type="string">
            <text:p>Stück</text:p>
          </table:table-cell>
          <table:table-cell table:formula="of:=[.B143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39]" office:value-type="string" office:string-value="S" calcext:value-type="string">
            <text:p>S</text:p>
          </table:table-cell>
          <table:table-cell table:formula="of:=[$'IU Intern Inventur'.B139]" office:value-type="string" office:string-value="Sanitär" calcext:value-type="string">
            <text:p>Sanitär</text:p>
          </table:table-cell>
          <table:table-cell table:formula="of:=[$'IU Intern Inventur'.C139]" office:value-type="string" office:string-value="Frischwasser" calcext:value-type="string">
            <text:p>Frischwasser</text:p>
          </table:table-cell>
          <table:table-cell table:formula="of:=[$'IU Intern Inventur'.D139]" office:value-type="string" office:string-value="Kanister" calcext:value-type="string">
            <text:p>Kanister</text:p>
          </table:table-cell>
          <table:table-cell table:formula="of:=[$'IU Intern Inventur'.E139]" office:value-type="string" office:string-value="20l, 2x Zapf" calcext:value-type="string">
            <text:p>20l, 2x Zapf</text:p>
          </table:table-cell>
          <table:table-cell table:formula="of:=[$'IU Intern Inventur'.F139]" office:value-type="float" office:value="3" calcext:value-type="float">
            <text:p>3</text:p>
          </table:table-cell>
          <table:table-cell table:formula="of:=[$'IU Intern Inventur'.G139]" office:value-type="string" office:string-value="Stück" calcext:value-type="string">
            <text:p>Stück</text:p>
          </table:table-cell>
          <table:table-cell table:formula="of:=[$'IU Intern Inventur'.H139]" office:value-type="float" office:value="0" calcext:value-type="float">
            <text:p>0</text:p>
          </table:table-cell>
          <table:table-cell/>
          <table:table-cell table:formula="of:=[.H144]" office:value-type="string" office:string-value="Stück" calcext:value-type="string">
            <text:p>Stück</text:p>
          </table:table-cell>
          <table:table-cell table:formula="of:=[.B144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0]" office:value-type="string" office:string-value="S" calcext:value-type="string">
            <text:p>S</text:p>
          </table:table-cell>
          <table:table-cell table:formula="of:=[$'IU Intern Inventur'.B140]" office:value-type="string" office:string-value="Sanitär" calcext:value-type="string">
            <text:p>Sanitär</text:p>
          </table:table-cell>
          <table:table-cell table:formula="of:=[$'IU Intern Inventur'.C140]" office:value-type="string" office:string-value="Frischwasser" calcext:value-type="string">
            <text:p>Frischwasser</text:p>
          </table:table-cell>
          <table:table-cell table:formula="of:=[$'IU Intern Inventur'.D140]" office:value-type="string" office:string-value="Kanister" calcext:value-type="string">
            <text:p>Kanister</text:p>
          </table:table-cell>
          <table:table-cell table:formula="of:=[$'IU Intern Inventur'.E140]" office:value-type="string" office:string-value="30l" calcext:value-type="string">
            <text:p>30l</text:p>
          </table:table-cell>
          <table:table-cell table:formula="of:=[$'IU Intern Inventur'.F140]" office:value-type="float" office:value="1" calcext:value-type="float">
            <text:p>1</text:p>
          </table:table-cell>
          <table:table-cell table:formula="of:=[$'IU Intern Inventur'.G140]" office:value-type="string" office:string-value="Stück" calcext:value-type="string">
            <text:p>Stück</text:p>
          </table:table-cell>
          <table:table-cell table:formula="of:=[$'IU Intern Inventur'.H140]" office:value-type="float" office:value="0" calcext:value-type="float">
            <text:p>0</text:p>
          </table:table-cell>
          <table:table-cell/>
          <table:table-cell table:formula="of:=[.H145]" office:value-type="string" office:string-value="Stück" calcext:value-type="string">
            <text:p>Stück</text:p>
          </table:table-cell>
          <table:table-cell table:formula="of:=[.B145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1]" office:value-type="string" office:string-value="A" calcext:value-type="string">
            <text:p>A</text:p>
          </table:table-cell>
          <table:table-cell table:formula="of:=[$'IU Intern Inventur'.B141]" office:value-type="string" office:string-value="IU Werkeln" calcext:value-type="string">
            <text:p>IU Werkeln</text:p>
          </table:table-cell>
          <table:table-cell table:formula="of:=[$'IU Intern Inventur'.C141]" office:value-type="string" office:string-value="Holz" calcext:value-type="string">
            <text:p>Holz</text:p>
          </table:table-cell>
          <table:table-cell table:formula="of:=[$'IU Intern Inventur'.D141]" office:value-type="string" office:string-value="Latten 4x6" calcext:value-type="string">
            <text:p>Latten 4x6</text:p>
          </table:table-cell>
          <table:table-cell table:formula="of:=[$'IU Intern Inventur'.E141]" office:value-type="string" office:string-value="5m" calcext:value-type="string">
            <text:p>5m</text:p>
          </table:table-cell>
          <table:table-cell table:formula="of:=[$'IU Intern Inventur'.F141]" office:value-type="float" office:value="10" calcext:value-type="float">
            <text:p>10</text:p>
          </table:table-cell>
          <table:table-cell table:formula="of:=[$'IU Intern Inventur'.G141]" office:value-type="string" office:string-value="Stück" calcext:value-type="string">
            <text:p>Stück</text:p>
          </table:table-cell>
          <table:table-cell table:formula="of:=[$'IU Intern Inventur'.H141]" office:value-type="float" office:value="0" calcext:value-type="float">
            <text:p>0</text:p>
          </table:table-cell>
          <table:table-cell/>
          <table:table-cell table:formula="of:=[.H146]" office:value-type="string" office:string-value="Stück" calcext:value-type="string">
            <text:p>Stück</text:p>
          </table:table-cell>
          <table:table-cell table:formula="of:=[.B146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2]" office:value-type="string" office:string-value="A" calcext:value-type="string">
            <text:p>A</text:p>
          </table:table-cell>
          <table:table-cell table:formula="of:=[$'IU Intern Inventur'.B142]" office:value-type="string" office:string-value="IU Werkeln" calcext:value-type="string">
            <text:p>IU Werkeln</text:p>
          </table:table-cell>
          <table:table-cell table:formula="of:=[$'IU Intern Inventur'.C142]" office:value-type="string" office:string-value="Holz" calcext:value-type="string">
            <text:p>Holz</text:p>
          </table:table-cell>
          <table:table-cell table:formula="of:=[$'IU Intern Inventur'.D142]" office:value-type="string" office:string-value="Latten 6x6" calcext:value-type="string">
            <text:p>Latten 6x6</text:p>
          </table:table-cell>
          <table:table-cell table:formula="of:=[$'IU Intern Inventur'.E142]" office:value-type="string" office:string-value="5m" calcext:value-type="string">
            <text:p>5m</text:p>
          </table:table-cell>
          <table:table-cell table:formula="of:=[$'IU Intern Inventur'.F142]" office:value-type="float" office:value="5" calcext:value-type="float">
            <text:p>5</text:p>
          </table:table-cell>
          <table:table-cell table:formula="of:=[$'IU Intern Inventur'.G142]" office:value-type="string" office:string-value="Stück" calcext:value-type="string">
            <text:p>Stück</text:p>
          </table:table-cell>
          <table:table-cell table:formula="of:=[$'IU Intern Inventur'.H142]" office:value-type="float" office:value="0" calcext:value-type="float">
            <text:p>0</text:p>
          </table:table-cell>
          <table:table-cell/>
          <table:table-cell table:formula="of:=[.H147]" office:value-type="string" office:string-value="Stück" calcext:value-type="string">
            <text:p>Stück</text:p>
          </table:table-cell>
          <table:table-cell table:formula="of:=[.B147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3]" office:value-type="string" office:string-value="A" calcext:value-type="string">
            <text:p>A</text:p>
          </table:table-cell>
          <table:table-cell table:formula="of:=[$'IU Intern Inventur'.B143]" office:value-type="string" office:string-value="IU Werkeln" calcext:value-type="string">
            <text:p>IU Werkeln</text:p>
          </table:table-cell>
          <table:table-cell table:formula="of:=[$'IU Intern Inventur'.C143]" office:value-type="string" office:string-value="Holz" calcext:value-type="string">
            <text:p>Holz</text:p>
          </table:table-cell>
          <table:table-cell table:formula="of:=[$'IU Intern Inventur'.D143]" office:value-type="string" office:string-value="Latten " calcext:value-type="string">
            <text:p>Latten </text:p>
          </table:table-cell>
          <table:table-cell table:formula="of:=[$'IU Intern Inventur'.E143]" office:value-type="string" office:string-value="verschiedene" calcext:value-type="string">
            <text:p>verschiedene</text:p>
          </table:table-cell>
          <table:table-cell table:formula="of:=[$'IU Intern Inventur'.F143]" office:value-type="float" office:value="13" calcext:value-type="float">
            <text:p>13</text:p>
          </table:table-cell>
          <table:table-cell table:formula="of:=[$'IU Intern Inventur'.G143]" office:value-type="string" office:string-value="Stück" calcext:value-type="string">
            <text:p>Stück</text:p>
          </table:table-cell>
          <table:table-cell table:formula="of:=[$'IU Intern Inventur'.H143]" office:value-type="float" office:value="0" calcext:value-type="float">
            <text:p>0</text:p>
          </table:table-cell>
          <table:table-cell/>
          <table:table-cell table:formula="of:=[.H148]" office:value-type="string" office:string-value="Stück" calcext:value-type="string">
            <text:p>Stück</text:p>
          </table:table-cell>
          <table:table-cell table:formula="of:=[.B148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4]" office:value-type="string" office:string-value="J" calcext:value-type="string">
            <text:p>J</text:p>
          </table:table-cell>
          <table:table-cell table:formula="of:=[$'IU Intern Inventur'.B144]" office:value-type="string" office:string-value="Sanitär" calcext:value-type="string">
            <text:p>Sanitär</text:p>
          </table:table-cell>
          <table:table-cell table:formula="of:=[$'IU Intern Inventur'.C144]" office:value-type="string" office:string-value="Hygiene" calcext:value-type="string">
            <text:p>Hygiene</text:p>
          </table:table-cell>
          <table:table-cell table:formula="of:=[$'IU Intern Inventur'.D144]" office:value-type="string" office:string-value="Hygienereiniger" calcext:value-type="string">
            <text:p>Hygienereiniger</text:p>
          </table:table-cell>
          <table:table-cell table:formula="of:=[$'IU Intern Inventur'.E144]" office:value-type="string" office:string-value="18l, Chlor" calcext:value-type="string">
            <text:p>18l, Chlor</text:p>
          </table:table-cell>
          <table:table-cell table:formula="of:=[$'IU Intern Inventur'.F144]" office:value-type="float" office:value="1" calcext:value-type="float">
            <text:p>1</text:p>
          </table:table-cell>
          <table:table-cell table:formula="of:=[$'IU Intern Inventur'.G144]" office:value-type="string" office:string-value="Kiste" calcext:value-type="string">
            <text:p>Kiste</text:p>
          </table:table-cell>
          <table:table-cell table:formula="of:=[$'IU Intern Inventur'.H144]" office:value-type="float" office:value="0" calcext:value-type="float">
            <text:p>0</text:p>
          </table:table-cell>
          <table:table-cell/>
          <table:table-cell table:formula="of:=[.H149]" office:value-type="string" office:string-value="Kiste" calcext:value-type="string">
            <text:p>Kiste</text:p>
          </table:table-cell>
          <table:table-cell table:formula="of:=[.B149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5]" office:value-type="string" office:string-value="J" calcext:value-type="string">
            <text:p>J</text:p>
          </table:table-cell>
          <table:table-cell table:formula="of:=[$'IU Intern Inventur'.B145]" office:value-type="string" office:string-value="Sanitär" calcext:value-type="string">
            <text:p>Sanitär</text:p>
          </table:table-cell>
          <table:table-cell table:formula="of:=[$'IU Intern Inventur'.C145]" office:value-type="string" office:string-value="Hygiene" calcext:value-type="string">
            <text:p>Hygiene</text:p>
          </table:table-cell>
          <table:table-cell table:formula="of:=[$'IU Intern Inventur'.D145]" office:value-type="string" office:string-value="Sprühflaschen" calcext:value-type="string">
            <text:p>Sprühflaschen</text:p>
          </table:table-cell>
          <table:table-cell table:formula="of:=[$'IU Intern Inventur'.E145]" office:value-type="string" office:string-value="20 Stück" calcext:value-type="string">
            <text:p>20 Stück</text:p>
          </table:table-cell>
          <table:table-cell table:formula="of:=[$'IU Intern Inventur'.F145]" office:value-type="float" office:value="1" calcext:value-type="float">
            <text:p>1</text:p>
          </table:table-cell>
          <table:table-cell table:formula="of:=[$'IU Intern Inventur'.G145]" office:value-type="string" office:string-value="Kiste" calcext:value-type="string">
            <text:p>Kiste</text:p>
          </table:table-cell>
          <table:table-cell table:formula="of:=[$'IU Intern Inventur'.H145]" office:value-type="float" office:value="0" calcext:value-type="float">
            <text:p>0</text:p>
          </table:table-cell>
          <table:table-cell/>
          <table:table-cell table:formula="of:=[.H150]" office:value-type="string" office:string-value="Kiste" calcext:value-type="string">
            <text:p>Kiste</text:p>
          </table:table-cell>
          <table:table-cell table:formula="of:=[.B150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/>
          <table:table-cell table:formula="of:=[.H151]" office:value-type="string" office:string-value="" calcext:value-type="error">
            <text:p>#REF!</text:p>
          </table:table-cell>
          <table:table-cell table:formula="of:=[.B151]" office:value-type="string" office:string-value="" calcext:value-type="error">
            <text:p>#REF!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6]" office:value-type="string" office:string-value="J" calcext:value-type="string">
            <text:p>J</text:p>
          </table:table-cell>
          <table:table-cell table:formula="of:=[$'IU Intern Inventur'.B146]" office:value-type="string" office:string-value="Sanitär" calcext:value-type="string">
            <text:p>Sanitär</text:p>
          </table:table-cell>
          <table:table-cell table:formula="of:=[$'IU Intern Inventur'.C146]" office:value-type="string" office:string-value="Hygiene" calcext:value-type="string">
            <text:p>Hygiene</text:p>
          </table:table-cell>
          <table:table-cell table:formula="of:=[$'IU Intern Inventur'.D146]" office:value-type="string" office:string-value="Taschentücher" calcext:value-type="string">
            <text:p>Taschentücher</text:p>
          </table:table-cell>
          <table:table-cell table:formula="of:=[$'IU Intern Inventur'.E146]" office:value-type="float" office:value="0" calcext:value-type="float">
            <text:p>0</text:p>
          </table:table-cell>
          <table:table-cell table:formula="of:=[$'IU Intern Inventur'.F146]" office:value-type="float" office:value="1" calcext:value-type="float">
            <text:p>1</text:p>
          </table:table-cell>
          <table:table-cell table:formula="of:=[$'IU Intern Inventur'.G146]" office:value-type="string" office:string-value="Kiste" calcext:value-type="string">
            <text:p>Kiste</text:p>
          </table:table-cell>
          <table:table-cell table:formula="of:=[$'IU Intern Inventur'.H146]" office:value-type="float" office:value="0" calcext:value-type="float">
            <text:p>0</text:p>
          </table:table-cell>
          <table:table-cell/>
          <table:table-cell table:formula="of:=[.H152]" office:value-type="string" office:string-value="Kiste" calcext:value-type="string">
            <text:p>Kiste</text:p>
          </table:table-cell>
          <table:table-cell table:formula="of:=[.B152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7]" office:value-type="string" office:string-value="J" calcext:value-type="string">
            <text:p>J</text:p>
          </table:table-cell>
          <table:table-cell table:formula="of:=[$'IU Intern Inventur'.B147]" office:value-type="string" office:string-value="Sanitär" calcext:value-type="string">
            <text:p>Sanitär</text:p>
          </table:table-cell>
          <table:table-cell table:formula="of:=[$'IU Intern Inventur'.C147]" office:value-type="string" office:string-value="Hygiene" calcext:value-type="string">
            <text:p>Hygiene</text:p>
          </table:table-cell>
          <table:table-cell table:formula="of:=[$'IU Intern Inventur'.D147]" office:value-type="string" office:string-value="Allesreiniger" calcext:value-type="string">
            <text:p>Allesreiniger</text:p>
          </table:table-cell>
          <table:table-cell table:formula="of:=[$'IU Intern Inventur'.E147]" office:value-type="string" office:string-value="2l" calcext:value-type="string">
            <text:p>2l</text:p>
          </table:table-cell>
          <table:table-cell table:formula="of:=[$'IU Intern Inventur'.F147]" office:value-type="float" office:value="1" calcext:value-type="float">
            <text:p>1</text:p>
          </table:table-cell>
          <table:table-cell table:formula="of:=[$'IU Intern Inventur'.G147]" office:value-type="string" office:string-value="Flasche" calcext:value-type="string">
            <text:p>Flasche</text:p>
          </table:table-cell>
          <table:table-cell table:formula="of:=[$'IU Intern Inventur'.H147]" office:value-type="float" office:value="0" calcext:value-type="float">
            <text:p>0</text:p>
          </table:table-cell>
          <table:table-cell/>
          <table:table-cell table:formula="of:=[.H153]" office:value-type="string" office:string-value="Flasche" calcext:value-type="string">
            <text:p>Flasche</text:p>
          </table:table-cell>
          <table:table-cell table:formula="of:=[.B153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8]" office:value-type="string" office:string-value="J" calcext:value-type="string">
            <text:p>J</text:p>
          </table:table-cell>
          <table:table-cell table:formula="of:=[$'IU Intern Inventur'.B148]" office:value-type="string" office:string-value="Sanitär" calcext:value-type="string">
            <text:p>Sanitär</text:p>
          </table:table-cell>
          <table:table-cell table:formula="of:=[$'IU Intern Inventur'.C148]" office:value-type="string" office:string-value="Hygiene" calcext:value-type="string">
            <text:p>Hygiene</text:p>
          </table:table-cell>
          <table:table-cell table:formula="of:=[$'IU Intern Inventur'.D148]" office:value-type="string" office:string-value="Scheuermilch" calcext:value-type="string">
            <text:p>Scheuermilch</text:p>
          </table:table-cell>
          <table:table-cell table:formula="of:=[$'IU Intern Inventur'.E148]" office:value-type="string" office:string-value="1,5l" calcext:value-type="string">
            <text:p>1,5l</text:p>
          </table:table-cell>
          <table:table-cell table:formula="of:=[$'IU Intern Inventur'.F148]" office:value-type="float" office:value="1" calcext:value-type="float">
            <text:p>1</text:p>
          </table:table-cell>
          <table:table-cell table:formula="of:=[$'IU Intern Inventur'.G148]" office:value-type="string" office:string-value="Flasche" calcext:value-type="string">
            <text:p>Flasche</text:p>
          </table:table-cell>
          <table:table-cell table:formula="of:=[$'IU Intern Inventur'.H148]" office:value-type="float" office:value="0" calcext:value-type="float">
            <text:p>0</text:p>
          </table:table-cell>
          <table:table-cell/>
          <table:table-cell table:formula="of:=[.H154]" office:value-type="string" office:string-value="Flasche" calcext:value-type="string">
            <text:p>Flasche</text:p>
          </table:table-cell>
          <table:table-cell table:formula="of:=[.B154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49]" office:value-type="string" office:string-value="J" calcext:value-type="string">
            <text:p>J</text:p>
          </table:table-cell>
          <table:table-cell table:formula="of:=[$'IU Intern Inventur'.B149]" office:value-type="string" office:string-value="Sanitär" calcext:value-type="string">
            <text:p>Sanitär</text:p>
          </table:table-cell>
          <table:table-cell table:formula="of:=[$'IU Intern Inventur'.C149]" office:value-type="string" office:string-value="Hygiene" calcext:value-type="string">
            <text:p>Hygiene</text:p>
          </table:table-cell>
          <table:table-cell table:formula="of:=[$'IU Intern Inventur'.D149]" office:value-type="string" office:string-value="Tampons" calcext:value-type="string">
            <text:p>Tampons</text:p>
          </table:table-cell>
          <table:table-cell table:formula="of:=[$'IU Intern Inventur'.E149]" office:value-type="float" office:value="0" calcext:value-type="float">
            <text:p>0</text:p>
          </table:table-cell>
          <table:table-cell table:formula="of:=[$'IU Intern Inventur'.F149]" office:value-type="float" office:value="3" calcext:value-type="float">
            <text:p>3</text:p>
          </table:table-cell>
          <table:table-cell table:formula="of:=[$'IU Intern Inventur'.G149]" office:value-type="string" office:string-value="Kiste" calcext:value-type="string">
            <text:p>Kiste</text:p>
          </table:table-cell>
          <table:table-cell table:formula="of:=[$'IU Intern Inventur'.H149]" office:value-type="float" office:value="0" calcext:value-type="float">
            <text:p>0</text:p>
          </table:table-cell>
          <table:table-cell/>
          <table:table-cell table:formula="of:=[.H155]" office:value-type="string" office:string-value="Kiste" calcext:value-type="string">
            <text:p>Kiste</text:p>
          </table:table-cell>
          <table:table-cell table:formula="of:=[.B155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0]" office:value-type="string" office:string-value="J" calcext:value-type="string">
            <text:p>J</text:p>
          </table:table-cell>
          <table:table-cell table:formula="of:=[$'IU Intern Inventur'.B150]" office:value-type="string" office:string-value="Sanitär" calcext:value-type="string">
            <text:p>Sanitär</text:p>
          </table:table-cell>
          <table:table-cell table:formula="of:=[$'IU Intern Inventur'.C150]" office:value-type="string" office:string-value="Hygiene" calcext:value-type="string">
            <text:p>Hygiene</text:p>
          </table:table-cell>
          <table:table-cell table:formula="of:=[$'IU Intern Inventur'.D150]" office:value-type="string" office:string-value="Binden" calcext:value-type="string">
            <text:p>Binden</text:p>
          </table:table-cell>
          <table:table-cell table:formula="of:=[$'IU Intern Inventur'.E150]" office:value-type="float" office:value="0" calcext:value-type="float">
            <text:p>0</text:p>
          </table:table-cell>
          <table:table-cell table:formula="of:=[$'IU Intern Inventur'.F150]" office:value-type="float" office:value="1" calcext:value-type="float">
            <text:p>1</text:p>
          </table:table-cell>
          <table:table-cell table:formula="of:=[$'IU Intern Inventur'.G150]" office:value-type="string" office:string-value="Kiste" calcext:value-type="string">
            <text:p>Kiste</text:p>
          </table:table-cell>
          <table:table-cell table:formula="of:=[$'IU Intern Inventur'.H150]" office:value-type="float" office:value="0" calcext:value-type="float">
            <text:p>0</text:p>
          </table:table-cell>
          <table:table-cell/>
          <table:table-cell table:formula="of:=[.H156]" office:value-type="string" office:string-value="Kiste" calcext:value-type="string">
            <text:p>Kiste</text:p>
          </table:table-cell>
          <table:table-cell table:formula="of:=[.B156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1]" office:value-type="string" office:string-value="J" calcext:value-type="string">
            <text:p>J</text:p>
          </table:table-cell>
          <table:table-cell table:formula="of:=[$'IU Intern Inventur'.B151]" office:value-type="string" office:string-value="Sanitär" calcext:value-type="string">
            <text:p>Sanitär</text:p>
          </table:table-cell>
          <table:table-cell table:formula="of:=[$'IU Intern Inventur'.C151]" office:value-type="string" office:string-value="Hygiene" calcext:value-type="string">
            <text:p>Hygiene</text:p>
          </table:table-cell>
          <table:table-cell table:formula="of:=[$'IU Intern Inventur'.D151]" office:value-type="string" office:string-value="WC-Reiniger" calcext:value-type="string">
            <text:p>WC-Reiniger</text:p>
          </table:table-cell>
          <table:table-cell table:formula="of:=[$'IU Intern Inventur'.E151]" office:value-type="string" office:string-value="8l/Kiste" calcext:value-type="string">
            <text:p>8l/Kiste</text:p>
          </table:table-cell>
          <table:table-cell table:formula="of:=[$'IU Intern Inventur'.F151]" office:value-type="float" office:value="2" calcext:value-type="float">
            <text:p>2</text:p>
          </table:table-cell>
          <table:table-cell table:formula="of:=[$'IU Intern Inventur'.G151]" office:value-type="string" office:string-value="Kiste" calcext:value-type="string">
            <text:p>Kiste</text:p>
          </table:table-cell>
          <table:table-cell table:formula="of:=[$'IU Intern Inventur'.H151]" office:value-type="float" office:value="0" calcext:value-type="float">
            <text:p>0</text:p>
          </table:table-cell>
          <table:table-cell/>
          <table:table-cell table:formula="of:=[.H157]" office:value-type="string" office:string-value="Kiste" calcext:value-type="string">
            <text:p>Kiste</text:p>
          </table:table-cell>
          <table:table-cell table:formula="of:=[.B157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2]" office:value-type="string" office:string-value="J" calcext:value-type="string">
            <text:p>J</text:p>
          </table:table-cell>
          <table:table-cell table:formula="of:=[$'IU Intern Inventur'.B152]" office:value-type="string" office:string-value="Sanitär" calcext:value-type="string">
            <text:p>Sanitär</text:p>
          </table:table-cell>
          <table:table-cell table:formula="of:=[$'IU Intern Inventur'.C152]" office:value-type="string" office:string-value="Hygiene" calcext:value-type="string">
            <text:p>Hygiene</text:p>
          </table:table-cell>
          <table:table-cell table:formula="of:=[$'IU Intern Inventur'.D152]" office:value-type="string" office:string-value="Face Shield" calcext:value-type="string">
            <text:p>Face Shield</text:p>
          </table:table-cell>
          <table:table-cell table:formula="of:=[$'IU Intern Inventur'.E152]" office:value-type="float" office:value="0" calcext:value-type="float">
            <text:p>0</text:p>
          </table:table-cell>
          <table:table-cell table:formula="of:=[$'IU Intern Inventur'.F152]" office:value-type="float" office:value="15" calcext:value-type="float">
            <text:p>15</text:p>
          </table:table-cell>
          <table:table-cell table:formula="of:=[$'IU Intern Inventur'.G152]" office:value-type="string" office:string-value="Stück" calcext:value-type="string">
            <text:p>Stück</text:p>
          </table:table-cell>
          <table:table-cell table:formula="of:=[$'IU Intern Inventur'.H152]" office:value-type="float" office:value="0" calcext:value-type="float">
            <text:p>0</text:p>
          </table:table-cell>
          <table:table-cell/>
          <table:table-cell table:formula="of:=[.H158]" office:value-type="string" office:string-value="Stück" calcext:value-type="string">
            <text:p>Stück</text:p>
          </table:table-cell>
          <table:table-cell table:formula="of:=[.B158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3]" office:value-type="string" office:string-value="J" calcext:value-type="string">
            <text:p>J</text:p>
          </table:table-cell>
          <table:table-cell table:formula="of:=[$'IU Intern Inventur'.B153]" office:value-type="string" office:string-value="Sanitär" calcext:value-type="string">
            <text:p>Sanitär</text:p>
          </table:table-cell>
          <table:table-cell table:formula="of:=[$'IU Intern Inventur'.C153]" office:value-type="string" office:string-value="Hygiene" calcext:value-type="string">
            <text:p>Hygiene</text:p>
          </table:table-cell>
          <table:table-cell table:formula="of:=[$'IU Intern Inventur'.D153]" office:value-type="string" office:string-value="Einmalhandschuhe" calcext:value-type="string">
            <text:p>Einmalhandschuhe</text:p>
          </table:table-cell>
          <table:table-cell table:formula="of:=[$'IU Intern Inventur'.E153]" office:value-type="float" office:value="0" calcext:value-type="float">
            <text:p>0</text:p>
          </table:table-cell>
          <table:table-cell table:formula="of:=[$'IU Intern Inventur'.F153]" office:value-type="float" office:value="1" calcext:value-type="float">
            <text:p>1</text:p>
          </table:table-cell>
          <table:table-cell table:formula="of:=[$'IU Intern Inventur'.G153]" office:value-type="string" office:string-value="Kiste" calcext:value-type="string">
            <text:p>Kiste</text:p>
          </table:table-cell>
          <table:table-cell table:formula="of:=[$'IU Intern Inventur'.H153]" office:value-type="float" office:value="0" calcext:value-type="float">
            <text:p>0</text:p>
          </table:table-cell>
          <table:table-cell/>
          <table:table-cell table:formula="of:=[.H159]" office:value-type="string" office:string-value="Kiste" calcext:value-type="string">
            <text:p>Kiste</text:p>
          </table:table-cell>
          <table:table-cell table:formula="of:=[.B159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4]" office:value-type="string" office:string-value="J" calcext:value-type="string">
            <text:p>J</text:p>
          </table:table-cell>
          <table:table-cell table:formula="of:=[$'IU Intern Inventur'.B154]" office:value-type="string" office:string-value="Sanitär" calcext:value-type="string">
            <text:p>Sanitär</text:p>
          </table:table-cell>
          <table:table-cell table:formula="of:=[$'IU Intern Inventur'.C154]" office:value-type="string" office:string-value="Hygiene" calcext:value-type="string">
            <text:p>Hygiene</text:p>
          </table:table-cell>
          <table:table-cell table:formula="of:=[$'IU Intern Inventur'.D154]" office:value-type="string" office:string-value="Putzzeug" calcext:value-type="string">
            <text:p>Putzzeug</text:p>
          </table:table-cell>
          <table:table-cell table:formula="of:=[$'IU Intern Inventur'.E154]" office:value-type="string" office:string-value="Schwämme &amp; Co" calcext:value-type="string">
            <text:p>Schwämme &amp; Co</text:p>
          </table:table-cell>
          <table:table-cell table:formula="of:=[$'IU Intern Inventur'.F154]" office:value-type="float" office:value="1" calcext:value-type="float">
            <text:p>1</text:p>
          </table:table-cell>
          <table:table-cell table:formula="of:=[$'IU Intern Inventur'.G154]" office:value-type="string" office:string-value="Kiste" calcext:value-type="string">
            <text:p>Kiste</text:p>
          </table:table-cell>
          <table:table-cell table:formula="of:=[$'IU Intern Inventur'.H154]" office:value-type="float" office:value="0" calcext:value-type="float">
            <text:p>0</text:p>
          </table:table-cell>
          <table:table-cell/>
          <table:table-cell table:formula="of:=[.H160]" office:value-type="string" office:string-value="Kiste" calcext:value-type="string">
            <text:p>Kiste</text:p>
          </table:table-cell>
          <table:table-cell table:formula="of:=[.B160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5]" office:value-type="string" office:string-value="J" calcext:value-type="string">
            <text:p>J</text:p>
          </table:table-cell>
          <table:table-cell table:formula="of:=[$'IU Intern Inventur'.B155]" office:value-type="string" office:string-value="Sanitär" calcext:value-type="string">
            <text:p>Sanitär</text:p>
          </table:table-cell>
          <table:table-cell table:formula="of:=[$'IU Intern Inventur'.C155]" office:value-type="string" office:string-value="Hygiene" calcext:value-type="string">
            <text:p>Hygiene</text:p>
          </table:table-cell>
          <table:table-cell table:formula="of:=[$'IU Intern Inventur'.D155]" office:value-type="string" office:string-value="Putzzeug" calcext:value-type="string">
            <text:p>Putzzeug</text:p>
          </table:table-cell>
          <table:table-cell table:formula="of:=[$'IU Intern Inventur'.E155]" office:value-type="string" office:string-value="+ Handschuhe" calcext:value-type="string">
            <text:p>+ Handschuhe</text:p>
          </table:table-cell>
          <table:table-cell table:formula="of:=[$'IU Intern Inventur'.F155]" office:value-type="string" office:string-value="½" calcext:value-type="string">
            <text:p>½</text:p>
          </table:table-cell>
          <table:table-cell table:formula="of:=[$'IU Intern Inventur'.G155]" office:value-type="string" office:string-value="Kiste" calcext:value-type="string">
            <text:p>Kiste</text:p>
          </table:table-cell>
          <table:table-cell table:formula="of:=[$'IU Intern Inventur'.H155]" office:value-type="float" office:value="0" calcext:value-type="float">
            <text:p>0</text:p>
          </table:table-cell>
          <table:table-cell/>
          <table:table-cell table:formula="of:=[.H161]" office:value-type="string" office:string-value="Kiste" calcext:value-type="string">
            <text:p>Kiste</text:p>
          </table:table-cell>
          <table:table-cell table:formula="of:=[.B161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6]" office:value-type="string" office:string-value="J" calcext:value-type="string">
            <text:p>J</text:p>
          </table:table-cell>
          <table:table-cell table:formula="of:=[$'IU Intern Inventur'.B156]" office:value-type="string" office:string-value="Sanitär" calcext:value-type="string">
            <text:p>Sanitär</text:p>
          </table:table-cell>
          <table:table-cell table:formula="of:=[$'IU Intern Inventur'.C156]" office:value-type="string" office:string-value="Hygiene" calcext:value-type="string">
            <text:p>Hygiene</text:p>
          </table:table-cell>
          <table:table-cell table:formula="of:=[$'IU Intern Inventur'.D156]" office:value-type="string" office:string-value="Seifenspender" calcext:value-type="string">
            <text:p>Seifenspender</text:p>
          </table:table-cell>
          <table:table-cell table:formula="of:=[$'IU Intern Inventur'.E156]" office:value-type="string" office:string-value="gefült" calcext:value-type="string">
            <text:p>gefült</text:p>
          </table:table-cell>
          <table:table-cell table:formula="of:=[$'IU Intern Inventur'.F156]" office:value-type="float" office:value="2" calcext:value-type="float">
            <text:p>2</text:p>
          </table:table-cell>
          <table:table-cell table:formula="of:=[$'IU Intern Inventur'.G156]" office:value-type="string" office:string-value="Kiste" calcext:value-type="string">
            <text:p>Kiste</text:p>
          </table:table-cell>
          <table:table-cell table:formula="of:=[$'IU Intern Inventur'.H156]" office:value-type="float" office:value="0" calcext:value-type="float">
            <text:p>0</text:p>
          </table:table-cell>
          <table:table-cell/>
          <table:table-cell table:formula="of:=[.H162]" office:value-type="string" office:string-value="Kiste" calcext:value-type="string">
            <text:p>Kiste</text:p>
          </table:table-cell>
          <table:table-cell table:formula="of:=[.B162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7]" office:value-type="string" office:string-value="J" calcext:value-type="string">
            <text:p>J</text:p>
          </table:table-cell>
          <table:table-cell table:formula="of:=[$'IU Intern Inventur'.B157]" office:value-type="string" office:string-value="Sanitär" calcext:value-type="string">
            <text:p>Sanitär</text:p>
          </table:table-cell>
          <table:table-cell table:formula="of:=[$'IU Intern Inventur'.C157]" office:value-type="string" office:string-value="Hygiene" calcext:value-type="string">
            <text:p>Hygiene</text:p>
          </table:table-cell>
          <table:table-cell table:formula="of:=[$'IU Intern Inventur'.D157]" office:value-type="string" office:string-value="Desispender" calcext:value-type="string">
            <text:p>Desispender</text:p>
          </table:table-cell>
          <table:table-cell table:formula="of:=[$'IU Intern Inventur'.E157]" office:value-type="string" office:string-value="leer" calcext:value-type="string">
            <text:p>leer</text:p>
          </table:table-cell>
          <table:table-cell table:formula="of:=[$'IU Intern Inventur'.F157]" office:value-type="float" office:value="1" calcext:value-type="float">
            <text:p>1</text:p>
          </table:table-cell>
          <table:table-cell table:formula="of:=[$'IU Intern Inventur'.G157]" office:value-type="string" office:string-value="Kiste" calcext:value-type="string">
            <text:p>Kiste</text:p>
          </table:table-cell>
          <table:table-cell table:formula="of:=[$'IU Intern Inventur'.H157]" office:value-type="float" office:value="0" calcext:value-type="float">
            <text:p>0</text:p>
          </table:table-cell>
          <table:table-cell/>
          <table:table-cell table:formula="of:=[.H163]" office:value-type="string" office:string-value="Kiste" calcext:value-type="string">
            <text:p>Kiste</text:p>
          </table:table-cell>
          <table:table-cell table:formula="of:=[.B163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8]" office:value-type="string" office:string-value="J" calcext:value-type="string">
            <text:p>J</text:p>
          </table:table-cell>
          <table:table-cell table:formula="of:=[$'IU Intern Inventur'.B158]" office:value-type="string" office:string-value="Sanitär" calcext:value-type="string">
            <text:p>Sanitär</text:p>
          </table:table-cell>
          <table:table-cell table:formula="of:=[$'IU Intern Inventur'.C158]" office:value-type="string" office:string-value="Hygiene" calcext:value-type="string">
            <text:p>Hygiene</text:p>
          </table:table-cell>
          <table:table-cell table:formula="of:=[$'IU Intern Inventur'.D158]" office:value-type="string" office:string-value="Handdesi" calcext:value-type="string">
            <text:p>Handdesi</text:p>
          </table:table-cell>
          <table:table-cell table:formula="of:=[$'IU Intern Inventur'.E158]" office:value-type="string" office:string-value="10l" calcext:value-type="string">
            <text:p>10l</text:p>
          </table:table-cell>
          <table:table-cell table:formula="of:=[$'IU Intern Inventur'.F158]" office:value-type="float" office:value="1" calcext:value-type="float">
            <text:p>1</text:p>
          </table:table-cell>
          <table:table-cell table:formula="of:=[$'IU Intern Inventur'.G158]" office:value-type="string" office:string-value="Kiste" calcext:value-type="string">
            <text:p>Kiste</text:p>
          </table:table-cell>
          <table:table-cell table:formula="of:=[$'IU Intern Inventur'.H158]" office:value-type="float" office:value="0" calcext:value-type="float">
            <text:p>0</text:p>
          </table:table-cell>
          <table:table-cell/>
          <table:table-cell table:formula="of:=[.H164]" office:value-type="string" office:string-value="Kiste" calcext:value-type="string">
            <text:p>Kiste</text:p>
          </table:table-cell>
          <table:table-cell table:formula="of:=[.B164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59]" office:value-type="string" office:string-value="J" calcext:value-type="string">
            <text:p>J</text:p>
          </table:table-cell>
          <table:table-cell table:formula="of:=[$'IU Intern Inventur'.B159]" office:value-type="string" office:string-value="Sanitär" calcext:value-type="string">
            <text:p>Sanitär</text:p>
          </table:table-cell>
          <table:table-cell table:formula="of:=[$'IU Intern Inventur'.C159]" office:value-type="string" office:string-value="Hygiene" calcext:value-type="string">
            <text:p>Hygiene</text:p>
          </table:table-cell>
          <table:table-cell table:formula="of:=[$'IU Intern Inventur'.D159]" office:value-type="string" office:string-value="Desispender" calcext:value-type="string">
            <text:p>Desispender</text:p>
          </table:table-cell>
          <table:table-cell table:formula="of:=[$'IU Intern Inventur'.E159]" office:value-type="string" office:string-value="voll" calcext:value-type="string">
            <text:p>voll</text:p>
          </table:table-cell>
          <table:table-cell table:formula="of:=[$'IU Intern Inventur'.F159]" office:value-type="float" office:value="1" calcext:value-type="float">
            <text:p>1</text:p>
          </table:table-cell>
          <table:table-cell table:formula="of:=[$'IU Intern Inventur'.G159]" office:value-type="string" office:string-value="Kiste" calcext:value-type="string">
            <text:p>Kiste</text:p>
          </table:table-cell>
          <table:table-cell table:formula="of:=[$'IU Intern Inventur'.H159]" office:value-type="float" office:value="0" calcext:value-type="float">
            <text:p>0</text:p>
          </table:table-cell>
          <table:table-cell/>
          <table:table-cell table:formula="of:=[.H165]" office:value-type="string" office:string-value="Kiste" calcext:value-type="string">
            <text:p>Kiste</text:p>
          </table:table-cell>
          <table:table-cell table:formula="of:=[.B165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0]" office:value-type="string" office:string-value="J" calcext:value-type="string">
            <text:p>J</text:p>
          </table:table-cell>
          <table:table-cell table:formula="of:=[$'IU Intern Inventur'.B160]" office:value-type="string" office:string-value="Sanitär" calcext:value-type="string">
            <text:p>Sanitär</text:p>
          </table:table-cell>
          <table:table-cell table:formula="of:=[$'IU Intern Inventur'.C160]" office:value-type="string" office:string-value="Hygiene" calcext:value-type="string">
            <text:p>Hygiene</text:p>
          </table:table-cell>
          <table:table-cell table:formula="of:=[$'IU Intern Inventur'.D160]" office:value-type="string" office:string-value="Handdesi" calcext:value-type="string">
            <text:p>Handdesi</text:p>
          </table:table-cell>
          <table:table-cell table:formula="of:=[$'IU Intern Inventur'.E160]" office:value-type="string" office:string-value="30l" calcext:value-type="string">
            <text:p>30l</text:p>
          </table:table-cell>
          <table:table-cell table:formula="of:=[$'IU Intern Inventur'.F160]" office:value-type="float" office:value="1" calcext:value-type="float">
            <text:p>1</text:p>
          </table:table-cell>
          <table:table-cell table:formula="of:=[$'IU Intern Inventur'.G160]" office:value-type="string" office:string-value="Kiste" calcext:value-type="string">
            <text:p>Kiste</text:p>
          </table:table-cell>
          <table:table-cell table:formula="of:=[$'IU Intern Inventur'.H160]" office:value-type="float" office:value="0" calcext:value-type="float">
            <text:p>0</text:p>
          </table:table-cell>
          <table:table-cell/>
          <table:table-cell table:formula="of:=[.H166]" office:value-type="string" office:string-value="Kiste" calcext:value-type="string">
            <text:p>Kiste</text:p>
          </table:table-cell>
          <table:table-cell table:formula="of:=[.B166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1]" office:value-type="string" office:string-value="J" calcext:value-type="string">
            <text:p>J</text:p>
          </table:table-cell>
          <table:table-cell table:formula="of:=[$'IU Intern Inventur'.B161]" office:value-type="string" office:string-value="Sanitär" calcext:value-type="string">
            <text:p>Sanitär</text:p>
          </table:table-cell>
          <table:table-cell table:formula="of:=[$'IU Intern Inventur'.C161]" office:value-type="string" office:string-value="Hygiene" calcext:value-type="string">
            <text:p>Hygiene</text:p>
          </table:table-cell>
          <table:table-cell table:formula="of:=[$'IU Intern Inventur'.D161]" office:value-type="string" office:string-value="Allesreiniger" calcext:value-type="string">
            <text:p>Allesreiniger</text:p>
          </table:table-cell>
          <table:table-cell table:formula="of:=[$'IU Intern Inventur'.E161]" office:value-type="string" office:string-value="20l" calcext:value-type="string">
            <text:p>20l</text:p>
          </table:table-cell>
          <table:table-cell table:formula="of:=[$'IU Intern Inventur'.F161]" office:value-type="float" office:value="3" calcext:value-type="float">
            <text:p>3</text:p>
          </table:table-cell>
          <table:table-cell table:formula="of:=[$'IU Intern Inventur'.G161]" office:value-type="string" office:string-value="Kanister" calcext:value-type="string">
            <text:p>Kanister</text:p>
          </table:table-cell>
          <table:table-cell table:formula="of:=[$'IU Intern Inventur'.H161]" office:value-type="float" office:value="0" calcext:value-type="float">
            <text:p>0</text:p>
          </table:table-cell>
          <table:table-cell/>
          <table:table-cell table:formula="of:=[.H167]" office:value-type="string" office:string-value="Kanister" calcext:value-type="string">
            <text:p>Kanister</text:p>
          </table:table-cell>
          <table:table-cell table:formula="of:=[.B167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2]" office:value-type="string" office:string-value="J" calcext:value-type="string">
            <text:p>J</text:p>
          </table:table-cell>
          <table:table-cell table:formula="of:=[$'IU Intern Inventur'.B162]" office:value-type="string" office:string-value="Sanitär" calcext:value-type="string">
            <text:p>Sanitär</text:p>
          </table:table-cell>
          <table:table-cell table:formula="of:=[$'IU Intern Inventur'.C162]" office:value-type="string" office:string-value="Hygiene" calcext:value-type="string">
            <text:p>Hygiene</text:p>
          </table:table-cell>
          <table:table-cell table:formula="of:=[$'IU Intern Inventur'.D162]" office:value-type="string" office:string-value="Handesi" calcext:value-type="string">
            <text:p>Handesi</text:p>
          </table:table-cell>
          <table:table-cell table:formula="of:=[$'IU Intern Inventur'.E162]" office:value-type="string" office:string-value="15l" calcext:value-type="string">
            <text:p>15l</text:p>
          </table:table-cell>
          <table:table-cell table:formula="of:=[$'IU Intern Inventur'.F162]" office:value-type="float" office:value="3" calcext:value-type="float">
            <text:p>3</text:p>
          </table:table-cell>
          <table:table-cell table:formula="of:=[$'IU Intern Inventur'.G162]" office:value-type="string" office:string-value="Kanister" calcext:value-type="string">
            <text:p>Kanister</text:p>
          </table:table-cell>
          <table:table-cell table:formula="of:=[$'IU Intern Inventur'.H162]" office:value-type="float" office:value="0" calcext:value-type="float">
            <text:p>0</text:p>
          </table:table-cell>
          <table:table-cell/>
          <table:table-cell table:formula="of:=[.H168]" office:value-type="string" office:string-value="Kanister" calcext:value-type="string">
            <text:p>Kanister</text:p>
          </table:table-cell>
          <table:table-cell table:formula="of:=[.B168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3]" office:value-type="string" office:string-value="J" calcext:value-type="string">
            <text:p>J</text:p>
          </table:table-cell>
          <table:table-cell table:formula="of:=[$'IU Intern Inventur'.B163]" office:value-type="string" office:string-value="Sanitär" calcext:value-type="string">
            <text:p>Sanitär</text:p>
          </table:table-cell>
          <table:table-cell table:formula="of:=[$'IU Intern Inventur'.C163]" office:value-type="string" office:string-value="Hygiene" calcext:value-type="string">
            <text:p>Hygiene</text:p>
          </table:table-cell>
          <table:table-cell table:formula="of:=[$'IU Intern Inventur'.D163]" office:value-type="string" office:string-value="Handseife" calcext:value-type="string">
            <text:p>Handseife</text:p>
          </table:table-cell>
          <table:table-cell table:formula="of:=[$'IU Intern Inventur'.E163]" office:value-type="string" office:string-value="10l" calcext:value-type="string">
            <text:p>10l</text:p>
          </table:table-cell>
          <table:table-cell table:formula="of:=[$'IU Intern Inventur'.F163]" office:value-type="float" office:value="2" calcext:value-type="float">
            <text:p>2</text:p>
          </table:table-cell>
          <table:table-cell table:formula="of:=[$'IU Intern Inventur'.G163]" office:value-type="string" office:string-value="Kanister" calcext:value-type="string">
            <text:p>Kanister</text:p>
          </table:table-cell>
          <table:table-cell table:formula="of:=[$'IU Intern Inventur'.H163]" office:value-type="float" office:value="0" calcext:value-type="float">
            <text:p>0</text:p>
          </table:table-cell>
          <table:table-cell/>
          <table:table-cell table:formula="of:=[.H169]" office:value-type="string" office:string-value="Kanister" calcext:value-type="string">
            <text:p>Kanister</text:p>
          </table:table-cell>
          <table:table-cell table:formula="of:=[.B169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4]" office:value-type="string" office:string-value="J" calcext:value-type="string">
            <text:p>J</text:p>
          </table:table-cell>
          <table:table-cell table:formula="of:=[$'IU Intern Inventur'.B164]" office:value-type="string" office:string-value="Sanitär" calcext:value-type="string">
            <text:p>Sanitär</text:p>
          </table:table-cell>
          <table:table-cell table:formula="of:=[$'IU Intern Inventur'.C164]" office:value-type="string" office:string-value="Hygiene" calcext:value-type="string">
            <text:p>Hygiene</text:p>
          </table:table-cell>
          <table:table-cell table:formula="of:=[$'IU Intern Inventur'.D164]" office:value-type="string" office:string-value="Flächendesi" calcext:value-type="string">
            <text:p>Flächendesi</text:p>
          </table:table-cell>
          <table:table-cell table:formula="of:=[$'IU Intern Inventur'.E164]" office:value-type="string" office:string-value="7l" calcext:value-type="string">
            <text:p>7l</text:p>
          </table:table-cell>
          <table:table-cell table:formula="of:=[$'IU Intern Inventur'.F164]" office:value-type="float" office:value="1" calcext:value-type="float">
            <text:p>1</text:p>
          </table:table-cell>
          <table:table-cell table:formula="of:=[$'IU Intern Inventur'.G164]" office:value-type="string" office:string-value="Kanister" calcext:value-type="string">
            <text:p>Kanister</text:p>
          </table:table-cell>
          <table:table-cell table:formula="of:=[$'IU Intern Inventur'.H164]" office:value-type="float" office:value="0" calcext:value-type="float">
            <text:p>0</text:p>
          </table:table-cell>
          <table:table-cell/>
          <table:table-cell table:formula="of:=[.H170]" office:value-type="string" office:string-value="Kanister" calcext:value-type="string">
            <text:p>Kanister</text:p>
          </table:table-cell>
          <table:table-cell table:formula="of:=[.B170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5]" office:value-type="string" office:string-value="J" calcext:value-type="string">
            <text:p>J</text:p>
          </table:table-cell>
          <table:table-cell table:formula="of:=[$'IU Intern Inventur'.B165]" office:value-type="string" office:string-value="Sanitär" calcext:value-type="string">
            <text:p>Sanitär</text:p>
          </table:table-cell>
          <table:table-cell table:formula="of:=[$'IU Intern Inventur'.C165]" office:value-type="string" office:string-value="Hygiene" calcext:value-type="string">
            <text:p>Hygiene</text:p>
          </table:table-cell>
          <table:table-cell table:formula="of:=[$'IU Intern Inventur'.D165]" office:value-type="string" office:string-value="Spülmittel" calcext:value-type="string">
            <text:p>Spülmittel</text:p>
          </table:table-cell>
          <table:table-cell table:formula="of:=[$'IU Intern Inventur'.E165]" office:value-type="string" office:string-value="30l" calcext:value-type="string">
            <text:p>30l</text:p>
          </table:table-cell>
          <table:table-cell table:formula="of:=[$'IU Intern Inventur'.F165]" office:value-type="float" office:value="2" calcext:value-type="float">
            <text:p>2</text:p>
          </table:table-cell>
          <table:table-cell table:formula="of:=[$'IU Intern Inventur'.G165]" office:value-type="string" office:string-value="Kanister" calcext:value-type="string">
            <text:p>Kanister</text:p>
          </table:table-cell>
          <table:table-cell table:formula="of:=[$'IU Intern Inventur'.H165]" office:value-type="float" office:value="0" calcext:value-type="float">
            <text:p>0</text:p>
          </table:table-cell>
          <table:table-cell/>
          <table:table-cell table:formula="of:=[.H171]" office:value-type="string" office:string-value="Kanister" calcext:value-type="string">
            <text:p>Kanister</text:p>
          </table:table-cell>
          <table:table-cell table:formula="of:=[.B171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6]" office:value-type="string" office:string-value="A" calcext:value-type="string">
            <text:p>A</text:p>
          </table:table-cell>
          <table:table-cell table:formula="of:=[$'IU Intern Inventur'.B166]" office:value-type="string" office:string-value="Strukturen" calcext:value-type="string">
            <text:p>Strukturen</text:p>
          </table:table-cell>
          <table:table-cell table:formula="of:=[$'IU Intern Inventur'.C166]" office:value-type="string" office:string-value="Orga" calcext:value-type="string">
            <text:p>Orga</text:p>
          </table:table-cell>
          <table:table-cell table:formula="of:=[$'IU Intern Inventur'.D166]" office:value-type="string" office:string-value="Laminiergeräte" calcext:value-type="string">
            <text:p>Laminiergeräte</text:p>
          </table:table-cell>
          <table:table-cell table:formula="of:=[$'IU Intern Inventur'.E166]" office:value-type="string" office:string-value="2 Stück" calcext:value-type="string">
            <text:p>2 Stück</text:p>
          </table:table-cell>
          <table:table-cell table:formula="of:=[$'IU Intern Inventur'.F166]" office:value-type="float" office:value="1" calcext:value-type="float">
            <text:p>1</text:p>
          </table:table-cell>
          <table:table-cell table:formula="of:=[$'IU Intern Inventur'.G166]" office:value-type="string" office:string-value="Kiste" calcext:value-type="string">
            <text:p>Kiste</text:p>
          </table:table-cell>
          <table:table-cell table:formula="of:=[$'IU Intern Inventur'.H166]" office:value-type="float" office:value="0" calcext:value-type="float">
            <text:p>0</text:p>
          </table:table-cell>
          <table:table-cell/>
          <table:table-cell table:formula="of:=[.H172]" office:value-type="string" office:string-value="Kiste" calcext:value-type="string">
            <text:p>Kiste</text:p>
          </table:table-cell>
          <table:table-cell table:formula="of:=[.B172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7]" office:value-type="string" office:string-value="D" calcext:value-type="string">
            <text:p>D</text:p>
          </table:table-cell>
          <table:table-cell table:formula="of:=[$'IU Intern Inventur'.B167]" office:value-type="string" office:string-value="Strom/Technik" calcext:value-type="string">
            <text:p>Strom/Technik</text:p>
          </table:table-cell>
          <table:table-cell table:formula="of:=[$'IU Intern Inventur'.C167]" office:value-type="string" office:string-value="Internet" calcext:value-type="string">
            <text:p>Internet</text:p>
          </table:table-cell>
          <table:table-cell table:formula="of:=[$'IU Intern Inventur'.D167]" office:value-type="string" office:string-value="Ethernet" calcext:value-type="string">
            <text:p>Ethernet</text:p>
          </table:table-cell>
          <table:table-cell table:formula="of:=[$'IU Intern Inventur'.E167]" office:value-type="string" office:string-value="starr" calcext:value-type="string">
            <text:p>starr</text:p>
          </table:table-cell>
          <table:table-cell table:formula="of:=[$'IU Intern Inventur'.F167]" office:value-type="float" office:value="1" calcext:value-type="float">
            <text:p>1</text:p>
          </table:table-cell>
          <table:table-cell table:formula="of:=[$'IU Intern Inventur'.G167]" office:value-type="string" office:string-value="Kiste" calcext:value-type="string">
            <text:p>Kiste</text:p>
          </table:table-cell>
          <table:table-cell table:formula="of:=[$'IU Intern Inventur'.H167]" office:value-type="float" office:value="0" calcext:value-type="float">
            <text:p>0</text:p>
          </table:table-cell>
          <table:table-cell/>
          <table:table-cell table:formula="of:=[.H173]" office:value-type="string" office:string-value="Kiste" calcext:value-type="string">
            <text:p>Kiste</text:p>
          </table:table-cell>
          <table:table-cell table:formula="of:=[.B173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8]" office:value-type="string" office:string-value="D" calcext:value-type="string">
            <text:p>D</text:p>
          </table:table-cell>
          <table:table-cell table:formula="of:=[$'IU Intern Inventur'.B168]" office:value-type="string" office:string-value="Strom/Technik" calcext:value-type="string">
            <text:p>Strom/Technik</text:p>
          </table:table-cell>
          <table:table-cell table:formula="of:=[$'IU Intern Inventur'.C168]" office:value-type="string" office:string-value="Internet" calcext:value-type="string">
            <text:p>Internet</text:p>
          </table:table-cell>
          <table:table-cell table:formula="of:=[$'IU Intern Inventur'.D168]" office:value-type="string" office:string-value="LAN-Kabel" calcext:value-type="string">
            <text:p>LAN-Kabel</text:p>
          </table:table-cell>
          <table:table-cell table:formula="of:=[$'IU Intern Inventur'.E168]" office:value-type="string" office:string-value="50m" calcext:value-type="string">
            <text:p>50m</text:p>
          </table:table-cell>
          <table:table-cell table:formula="of:=[$'IU Intern Inventur'.F168]" office:value-type="float" office:value="1" calcext:value-type="float">
            <text:p>1</text:p>
          </table:table-cell>
          <table:table-cell table:formula="of:=[$'IU Intern Inventur'.G168]" office:value-type="string" office:string-value="Kiste" calcext:value-type="string">
            <text:p>Kiste</text:p>
          </table:table-cell>
          <table:table-cell table:formula="of:=[$'IU Intern Inventur'.H168]" office:value-type="float" office:value="0" calcext:value-type="float">
            <text:p>0</text:p>
          </table:table-cell>
          <table:table-cell/>
          <table:table-cell table:formula="of:=[.H174]" office:value-type="string" office:string-value="Kiste" calcext:value-type="string">
            <text:p>Kiste</text:p>
          </table:table-cell>
          <table:table-cell table:formula="of:=[.B174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69]" office:value-type="string" office:string-value="D" calcext:value-type="string">
            <text:p>D</text:p>
          </table:table-cell>
          <table:table-cell table:formula="of:=[$'IU Intern Inventur'.B169]" office:value-type="string" office:string-value="Strom/Technik" calcext:value-type="string">
            <text:p>Strom/Technik</text:p>
          </table:table-cell>
          <table:table-cell table:formula="of:=[$'IU Intern Inventur'.C169]" office:value-type="string" office:string-value="Internet" calcext:value-type="string">
            <text:p>Internet</text:p>
          </table:table-cell>
          <table:table-cell table:formula="of:=[$'IU Intern Inventur'.D169]" office:value-type="string" office:string-value="LAN-Kabel" calcext:value-type="string">
            <text:p>LAN-Kabel</text:p>
          </table:table-cell>
          <table:table-cell table:formula="of:=[$'IU Intern Inventur'.E169]" office:value-type="string" office:string-value="&lt;10m m. Schutz" calcext:value-type="string">
            <text:p>&lt;10m m. Schutz</text:p>
          </table:table-cell>
          <table:table-cell table:formula="of:=[$'IU Intern Inventur'.F169]" office:value-type="float" office:value="1" calcext:value-type="float">
            <text:p>1</text:p>
          </table:table-cell>
          <table:table-cell table:formula="of:=[$'IU Intern Inventur'.G169]" office:value-type="string" office:string-value="Kiste" calcext:value-type="string">
            <text:p>Kiste</text:p>
          </table:table-cell>
          <table:table-cell table:formula="of:=[$'IU Intern Inventur'.H169]" office:value-type="float" office:value="0" calcext:value-type="float">
            <text:p>0</text:p>
          </table:table-cell>
          <table:table-cell/>
          <table:table-cell table:formula="of:=[.H175]" office:value-type="string" office:string-value="Kiste" calcext:value-type="string">
            <text:p>Kiste</text:p>
          </table:table-cell>
          <table:table-cell table:formula="of:=[.B175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70]" office:value-type="string" office:string-value="D" calcext:value-type="string">
            <text:p>D</text:p>
          </table:table-cell>
          <table:table-cell table:formula="of:=[$'IU Intern Inventur'.B170]" office:value-type="string" office:string-value="Strom/Technik" calcext:value-type="string">
            <text:p>Strom/Technik</text:p>
          </table:table-cell>
          <table:table-cell table:formula="of:=[$'IU Intern Inventur'.C170]" office:value-type="string" office:string-value="Internet" calcext:value-type="string">
            <text:p>Internet</text:p>
          </table:table-cell>
          <table:table-cell table:formula="of:=[$'IU Intern Inventur'.D170]" office:value-type="string" office:string-value="LAN-Kabel" calcext:value-type="string">
            <text:p>LAN-Kabel</text:p>
          </table:table-cell>
          <table:table-cell table:formula="of:=[$'IU Intern Inventur'.E170]" office:value-type="string" office:string-value="&lt;10m o. Schutz" calcext:value-type="string">
            <text:p>&lt;10m o. Schutz</text:p>
          </table:table-cell>
          <table:table-cell table:formula="of:=[$'IU Intern Inventur'.F170]" office:value-type="float" office:value="1" calcext:value-type="float">
            <text:p>1</text:p>
          </table:table-cell>
          <table:table-cell table:formula="of:=[$'IU Intern Inventur'.G170]" office:value-type="string" office:string-value="Kiste" calcext:value-type="string">
            <text:p>Kiste</text:p>
          </table:table-cell>
          <table:table-cell table:formula="of:=[$'IU Intern Inventur'.H170]" office:value-type="float" office:value="0" calcext:value-type="float">
            <text:p>0</text:p>
          </table:table-cell>
          <table:table-cell/>
          <table:table-cell table:formula="of:=[.H176]" office:value-type="string" office:string-value="Kiste" calcext:value-type="string">
            <text:p>Kiste</text:p>
          </table:table-cell>
          <table:table-cell table:formula="of:=[.B176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74]" office:value-type="string" office:string-value="D" calcext:value-type="string">
            <text:p>D</text:p>
          </table:table-cell>
          <table:table-cell table:formula="of:=[$'IU Intern Inventur'.B174]" office:value-type="string" office:string-value="Strom/Technik" calcext:value-type="string">
            <text:p>Strom/Technik</text:p>
          </table:table-cell>
          <table:table-cell table:formula="of:=[$'IU Intern Inventur'.C174]" office:value-type="string" office:string-value="Internet" calcext:value-type="string">
            <text:p>Internet</text:p>
          </table:table-cell>
          <table:table-cell table:formula="of:=[$'IU Intern Inventur'.D174]" office:value-type="string" office:string-value="Switches" calcext:value-type="string">
            <text:p>Switches</text:p>
          </table:table-cell>
          <table:table-cell table:formula="of:=[$'IU Intern Inventur'.E174]" office:value-type="string" office:string-value="siehe Flectra" calcext:value-type="string">
            <text:p>siehe Flectra</text:p>
          </table:table-cell>
          <table:table-cell table:formula="of:=[$'IU Intern Inventur'.F174]" office:value-type="float" office:value="1" calcext:value-type="float">
            <text:p>1</text:p>
          </table:table-cell>
          <table:table-cell table:formula="of:=[$'IU Intern Inventur'.G174]" office:value-type="string" office:string-value="Kiste" calcext:value-type="string">
            <text:p>Kiste</text:p>
          </table:table-cell>
          <table:table-cell table:formula="of:=[$'IU Intern Inventur'.H174]" office:value-type="float" office:value="0" calcext:value-type="float">
            <text:p>0</text:p>
          </table:table-cell>
          <table:table-cell/>
          <table:table-cell table:formula="of:=[.H177]" office:value-type="string" office:string-value="Kiste" calcext:value-type="string">
            <text:p>Kiste</text:p>
          </table:table-cell>
          <table:table-cell table:formula="of:=[.B177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75]" office:value-type="string" office:string-value="D" calcext:value-type="string">
            <text:p>D</text:p>
          </table:table-cell>
          <table:table-cell table:formula="of:=[$'IU Intern Inventur'.B175]" office:value-type="string" office:string-value="Strom/Technik" calcext:value-type="string">
            <text:p>Strom/Technik</text:p>
          </table:table-cell>
          <table:table-cell table:formula="of:=[$'IU Intern Inventur'.C175]" office:value-type="string" office:string-value="Internet" calcext:value-type="string">
            <text:p>Internet</text:p>
          </table:table-cell>
          <table:table-cell table:formula="of:=[$'IU Intern Inventur'.D175]" office:value-type="string" office:string-value="Access Points" calcext:value-type="string">
            <text:p>Access Points</text:p>
          </table:table-cell>
          <table:table-cell table:formula="of:=[$'IU Intern Inventur'.E175]" office:value-type="string" office:string-value="Sonstige" calcext:value-type="string">
            <text:p>Sonstige</text:p>
          </table:table-cell>
          <table:table-cell table:formula="of:=[$'IU Intern Inventur'.F175]" office:value-type="float" office:value="1" calcext:value-type="float">
            <text:p>1</text:p>
          </table:table-cell>
          <table:table-cell table:formula="of:=[$'IU Intern Inventur'.G175]" office:value-type="string" office:string-value="Kiste" calcext:value-type="string">
            <text:p>Kiste</text:p>
          </table:table-cell>
          <table:table-cell table:formula="of:=[$'IU Intern Inventur'.H175]" office:value-type="float" office:value="0" calcext:value-type="float">
            <text:p>0</text:p>
          </table:table-cell>
          <table:table-cell/>
          <table:table-cell table:formula="of:=[.H178]" office:value-type="string" office:string-value="Kiste" calcext:value-type="string">
            <text:p>Kiste</text:p>
          </table:table-cell>
          <table:table-cell table:formula="of:=[.B178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76]" office:value-type="string" office:string-value="D" calcext:value-type="string">
            <text:p>D</text:p>
          </table:table-cell>
          <table:table-cell table:formula="of:=[$'IU Intern Inventur'.B176]" office:value-type="string" office:string-value="Strom/Technik" calcext:value-type="string">
            <text:p>Strom/Technik</text:p>
          </table:table-cell>
          <table:table-cell table:formula="of:=[$'IU Intern Inventur'.C176]" office:value-type="string" office:string-value="Internet" calcext:value-type="string">
            <text:p>Internet</text:p>
          </table:table-cell>
          <table:table-cell table:formula="of:=[$'IU Intern Inventur'.D176]" office:value-type="string" office:string-value="Access Points" calcext:value-type="string">
            <text:p>Access Points</text:p>
          </table:table-cell>
          <table:table-cell table:formula="of:=[$'IU Intern Inventur'.E176]" office:value-type="string" office:string-value="Cudy, TP-Link" calcext:value-type="string">
            <text:p>Cudy, TP-Link</text:p>
          </table:table-cell>
          <table:table-cell table:formula="of:=[$'IU Intern Inventur'.F176]" office:value-type="float" office:value="1" calcext:value-type="float">
            <text:p>1</text:p>
          </table:table-cell>
          <table:table-cell table:formula="of:=[$'IU Intern Inventur'.G176]" office:value-type="string" office:string-value="Kiste" calcext:value-type="string">
            <text:p>Kiste</text:p>
          </table:table-cell>
          <table:table-cell table:formula="of:=[$'IU Intern Inventur'.H176]" office:value-type="float" office:value="0" calcext:value-type="float">
            <text:p>0</text:p>
          </table:table-cell>
          <table:table-cell/>
          <table:table-cell table:formula="of:=[.H179]" office:value-type="string" office:string-value="Kiste" calcext:value-type="string">
            <text:p>Kiste</text:p>
          </table:table-cell>
          <table:table-cell table:formula="of:=[.B179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77]" office:value-type="string" office:string-value="D" calcext:value-type="string">
            <text:p>D</text:p>
          </table:table-cell>
          <table:table-cell table:formula="of:=[$'IU Intern Inventur'.B177]" office:value-type="string" office:string-value="Strom/Technik" calcext:value-type="string">
            <text:p>Strom/Technik</text:p>
          </table:table-cell>
          <table:table-cell table:formula="of:=[$'IU Intern Inventur'.C177]" office:value-type="string" office:string-value="Internet" calcext:value-type="string">
            <text:p>Internet</text:p>
          </table:table-cell>
          <table:table-cell table:formula="of:=[$'IU Intern Inventur'.D177]" office:value-type="string" office:string-value="Netzteile" calcext:value-type="string">
            <text:p>Netzteile</text:p>
          </table:table-cell>
          <table:table-cell table:formula="of:=[$'IU Intern Inventur'.E177]" office:value-type="string" office:string-value="19V" calcext:value-type="string">
            <text:p>19V</text:p>
          </table:table-cell>
          <table:table-cell table:formula="of:=[$'IU Intern Inventur'.F177]" office:value-type="float" office:value="1" calcext:value-type="float">
            <text:p>1</text:p>
          </table:table-cell>
          <table:table-cell table:formula="of:=[$'IU Intern Inventur'.G177]" office:value-type="string" office:string-value="Kiste" calcext:value-type="string">
            <text:p>Kiste</text:p>
          </table:table-cell>
          <table:table-cell table:formula="of:=[$'IU Intern Inventur'.H177]" office:value-type="float" office:value="0" calcext:value-type="float">
            <text:p>0</text:p>
          </table:table-cell>
          <table:table-cell/>
          <table:table-cell table:formula="of:=[.H180]" office:value-type="string" office:string-value="Kiste" calcext:value-type="string">
            <text:p>Kiste</text:p>
          </table:table-cell>
          <table:table-cell table:formula="of:=[.B180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78]" office:value-type="string" office:string-value="D" calcext:value-type="string">
            <text:p>D</text:p>
          </table:table-cell>
          <table:table-cell table:formula="of:=[$'IU Intern Inventur'.B178]" office:value-type="string" office:string-value="Strom/Technik" calcext:value-type="string">
            <text:p>Strom/Technik</text:p>
          </table:table-cell>
          <table:table-cell table:formula="of:=[$'IU Intern Inventur'.C178]" office:value-type="string" office:string-value="Internet" calcext:value-type="string">
            <text:p>Internet</text:p>
          </table:table-cell>
          <table:table-cell table:formula="of:=[$'IU Intern Inventur'.D178]" office:value-type="string" office:string-value="Antennen" calcext:value-type="string">
            <text:p>Antennen</text:p>
          </table:table-cell>
          <table:table-cell table:formula="of:=[$'IU Intern Inventur'.E178]" office:value-type="string" office:string-value="Zubehör, PoE" calcext:value-type="string">
            <text:p>Zubehör, PoE</text:p>
          </table:table-cell>
          <table:table-cell table:formula="of:=[$'IU Intern Inventur'.F178]" office:value-type="float" office:value="1" calcext:value-type="float">
            <text:p>1</text:p>
          </table:table-cell>
          <table:table-cell table:formula="of:=[$'IU Intern Inventur'.G178]" office:value-type="string" office:string-value="Kiste" calcext:value-type="string">
            <text:p>Kiste</text:p>
          </table:table-cell>
          <table:table-cell table:formula="of:=[$'IU Intern Inventur'.H178]" office:value-type="float" office:value="0" calcext:value-type="float">
            <text:p>0</text:p>
          </table:table-cell>
          <table:table-cell/>
          <table:table-cell table:formula="of:=[.H181]" office:value-type="string" office:string-value="Kiste" calcext:value-type="string">
            <text:p>Kiste</text:p>
          </table:table-cell>
          <table:table-cell table:formula="of:=[.B181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79]" office:value-type="string" office:string-value="D" calcext:value-type="string">
            <text:p>D</text:p>
          </table:table-cell>
          <table:table-cell table:formula="of:=[$'IU Intern Inventur'.B179]" office:value-type="string" office:string-value="Strom/Technik" calcext:value-type="string">
            <text:p>Strom/Technik</text:p>
          </table:table-cell>
          <table:table-cell table:formula="of:=[$'IU Intern Inventur'.C179]" office:value-type="string" office:string-value="Internet" calcext:value-type="string">
            <text:p>Internet</text:p>
          </table:table-cell>
          <table:table-cell table:formula="of:=[$'IU Intern Inventur'.D179]" office:value-type="string" office:string-value="Antennen" calcext:value-type="string">
            <text:p>Antennen</text:p>
          </table:table-cell>
          <table:table-cell table:formula="of:=[$'IU Intern Inventur'.E179]" office:value-type="string" office:string-value="Richtfunk" calcext:value-type="string">
            <text:p>Richtfunk</text:p>
          </table:table-cell>
          <table:table-cell table:formula="of:=[$'IU Intern Inventur'.F179]" office:value-type="float" office:value="6" calcext:value-type="float">
            <text:p>6</text:p>
          </table:table-cell>
          <table:table-cell table:formula="of:=[$'IU Intern Inventur'.G179]" office:value-type="string" office:string-value="Stück" calcext:value-type="string">
            <text:p>Stück</text:p>
          </table:table-cell>
          <table:table-cell table:formula="of:=[$'IU Intern Inventur'.H179]" office:value-type="float" office:value="0" calcext:value-type="float">
            <text:p>0</text:p>
          </table:table-cell>
          <table:table-cell/>
          <table:table-cell table:formula="of:=[.H182]" office:value-type="string" office:string-value="Stück" calcext:value-type="string">
            <text:p>Stück</text:p>
          </table:table-cell>
          <table:table-cell table:formula="of:=[.B182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0]" office:value-type="string" office:string-value="D" calcext:value-type="string">
            <text:p>D</text:p>
          </table:table-cell>
          <table:table-cell table:formula="of:=[$'IU Intern Inventur'.B180]" office:value-type="string" office:string-value="Strom/Technik" calcext:value-type="string">
            <text:p>Strom/Technik</text:p>
          </table:table-cell>
          <table:table-cell table:formula="of:=[$'IU Intern Inventur'.C180]" office:value-type="string" office:string-value="Internet" calcext:value-type="string">
            <text:p>Internet</text:p>
          </table:table-cell>
          <table:table-cell table:formula="of:=[$'IU Intern Inventur'.D180]" office:value-type="string" office:string-value="Ethernet" calcext:value-type="string">
            <text:p>Ethernet</text:p>
          </table:table-cell>
          <table:table-cell table:formula="of:=[$'IU Intern Inventur'.E180]" office:value-type="string" office:string-value="Cat5" calcext:value-type="string">
            <text:p>Cat5</text:p>
          </table:table-cell>
          <table:table-cell table:formula="of:=[$'IU Intern Inventur'.F180]" office:value-type="float" office:value="2" calcext:value-type="float">
            <text:p>2</text:p>
          </table:table-cell>
          <table:table-cell table:formula="of:=[$'IU Intern Inventur'.G180]" office:value-type="string" office:string-value="Kiste" calcext:value-type="string">
            <text:p>Kiste</text:p>
          </table:table-cell>
          <table:table-cell table:formula="of:=[$'IU Intern Inventur'.H180]" office:value-type="float" office:value="0" calcext:value-type="float">
            <text:p>0</text:p>
          </table:table-cell>
          <table:table-cell/>
          <table:table-cell table:formula="of:=[.H183]" office:value-type="string" office:string-value="Kiste" calcext:value-type="string">
            <text:p>Kiste</text:p>
          </table:table-cell>
          <table:table-cell table:formula="of:=[.B183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1]" office:value-type="string" office:string-value="K" calcext:value-type="string">
            <text:p>K</text:p>
          </table:table-cell>
          <table:table-cell table:formula="of:=[$'IU Intern Inventur'.B181]" office:value-type="string" office:string-value="Strukturen" calcext:value-type="string">
            <text:p>Strukturen</text:p>
          </table:table-cell>
          <table:table-cell table:formula="of:=[$'IU Intern Inventur'.C181]" office:value-type="string" office:string-value="Kids-Space" calcext:value-type="string">
            <text:p>Kids-Space</text:p>
          </table:table-cell>
          <table:table-cell table:formula="of:=[$'IU Intern Inventur'.D181]" office:value-type="string" office:string-value="Planschbecken" calcext:value-type="string">
            <text:p>Planschbecken</text:p>
          </table:table-cell>
          <table:table-cell table:formula="of:=[$'IU Intern Inventur'.E181]" office:value-type="float" office:value="0" calcext:value-type="float">
            <text:p>0</text:p>
          </table:table-cell>
          <table:table-cell table:formula="of:=[$'IU Intern Inventur'.F181]" office:value-type="float" office:value="1" calcext:value-type="float">
            <text:p>1</text:p>
          </table:table-cell>
          <table:table-cell table:formula="of:=[$'IU Intern Inventur'.G181]" office:value-type="string" office:string-value="Stück" calcext:value-type="string">
            <text:p>Stück</text:p>
          </table:table-cell>
          <table:table-cell table:formula="of:=[$'IU Intern Inventur'.H181]" office:value-type="float" office:value="0" calcext:value-type="float">
            <text:p>0</text:p>
          </table:table-cell>
          <table:table-cell/>
          <table:table-cell table:formula="of:=[.H184]" office:value-type="string" office:string-value="Stück" calcext:value-type="string">
            <text:p>Stück</text:p>
          </table:table-cell>
          <table:table-cell table:formula="of:=[.B184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2]" office:value-type="string" office:string-value="K" calcext:value-type="string">
            <text:p>K</text:p>
          </table:table-cell>
          <table:table-cell table:formula="of:=[$'IU Intern Inventur'.B182]" office:value-type="string" office:string-value="Strukturen" calcext:value-type="string">
            <text:p>Strukturen</text:p>
          </table:table-cell>
          <table:table-cell table:formula="of:=[$'IU Intern Inventur'.C182]" office:value-type="string" office:string-value="Kids-Space" calcext:value-type="string">
            <text:p>Kids-Space</text:p>
          </table:table-cell>
          <table:table-cell table:formula="of:=[$'IU Intern Inventur'.D182]" office:value-type="string" office:string-value="Bällebad" calcext:value-type="string">
            <text:p>Bällebad</text:p>
          </table:table-cell>
          <table:table-cell table:formula="of:=[$'IU Intern Inventur'.E182]" office:value-type="float" office:value="0" calcext:value-type="float">
            <text:p>0</text:p>
          </table:table-cell>
          <table:table-cell table:formula="of:=[$'IU Intern Inventur'.F182]" office:value-type="float" office:value="1" calcext:value-type="float">
            <text:p>1</text:p>
          </table:table-cell>
          <table:table-cell table:formula="of:=[$'IU Intern Inventur'.G182]" office:value-type="string" office:string-value="Kiste" calcext:value-type="string">
            <text:p>Kiste</text:p>
          </table:table-cell>
          <table:table-cell table:formula="of:=[$'IU Intern Inventur'.H182]" office:value-type="float" office:value="0" calcext:value-type="float">
            <text:p>0</text:p>
          </table:table-cell>
          <table:table-cell/>
          <table:table-cell table:formula="of:=[.H185]" office:value-type="string" office:string-value="Kiste" calcext:value-type="string">
            <text:p>Kiste</text:p>
          </table:table-cell>
          <table:table-cell table:formula="of:=[.B185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3]" office:value-type="string" office:string-value="K" calcext:value-type="string">
            <text:p>K</text:p>
          </table:table-cell>
          <table:table-cell table:formula="of:=[$'IU Intern Inventur'.B183]" office:value-type="string" office:string-value="Strukturen" calcext:value-type="string">
            <text:p>Strukturen</text:p>
          </table:table-cell>
          <table:table-cell table:formula="of:=[$'IU Intern Inventur'.C183]" office:value-type="string" office:string-value="Kids-Space" calcext:value-type="string">
            <text:p>Kids-Space</text:p>
          </table:table-cell>
          <table:table-cell table:formula="of:=[$'IU Intern Inventur'.D183]" office:value-type="string" office:string-value="Toilettensitz" calcext:value-type="string">
            <text:p>Toilettensitz</text:p>
          </table:table-cell>
          <table:table-cell table:formula="of:=[$'IU Intern Inventur'.E183]" office:value-type="float" office:value="0" calcext:value-type="float">
            <text:p>0</text:p>
          </table:table-cell>
          <table:table-cell table:formula="of:=[$'IU Intern Inventur'.F183]" office:value-type="float" office:value="1" calcext:value-type="float">
            <text:p>1</text:p>
          </table:table-cell>
          <table:table-cell table:formula="of:=[$'IU Intern Inventur'.G183]" office:value-type="string" office:string-value="Kiste" calcext:value-type="string">
            <text:p>Kiste</text:p>
          </table:table-cell>
          <table:table-cell table:formula="of:=[$'IU Intern Inventur'.H183]" office:value-type="float" office:value="0" calcext:value-type="float">
            <text:p>0</text:p>
          </table:table-cell>
          <table:table-cell/>
          <table:table-cell table:formula="of:=[.H186]" office:value-type="string" office:string-value="Kiste" calcext:value-type="string">
            <text:p>Kiste</text:p>
          </table:table-cell>
          <table:table-cell table:formula="of:=[.B186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4]" office:value-type="string" office:string-value="K" calcext:value-type="string">
            <text:p>K</text:p>
          </table:table-cell>
          <table:table-cell table:formula="of:=[$'IU Intern Inventur'.B184]" office:value-type="string" office:string-value="Strukturen" calcext:value-type="string">
            <text:p>Strukturen</text:p>
          </table:table-cell>
          <table:table-cell table:formula="of:=[$'IU Intern Inventur'.C184]" office:value-type="string" office:string-value="Kids-Space" calcext:value-type="string">
            <text:p>Kids-Space</text:p>
          </table:table-cell>
          <table:table-cell table:formula="of:=[$'IU Intern Inventur'.D184]" office:value-type="string" office:string-value="Spielsachen" calcext:value-type="string">
            <text:p>Spielsachen</text:p>
          </table:table-cell>
          <table:table-cell table:formula="of:=[$'IU Intern Inventur'.E184]" office:value-type="string" office:string-value="Random" calcext:value-type="string">
            <text:p>Random</text:p>
          </table:table-cell>
          <table:table-cell table:formula="of:=[$'IU Intern Inventur'.F184]" office:value-type="float" office:value="1" calcext:value-type="float">
            <text:p>1</text:p>
          </table:table-cell>
          <table:table-cell table:formula="of:=[$'IU Intern Inventur'.G184]" office:value-type="string" office:string-value="Kiste" calcext:value-type="string">
            <text:p>Kiste</text:p>
          </table:table-cell>
          <table:table-cell table:formula="of:=[$'IU Intern Inventur'.H184]" office:value-type="float" office:value="0" calcext:value-type="float">
            <text:p>0</text:p>
          </table:table-cell>
          <table:table-cell/>
          <table:table-cell table:formula="of:=[.H187]" office:value-type="string" office:string-value="Kiste" calcext:value-type="string">
            <text:p>Kiste</text:p>
          </table:table-cell>
          <table:table-cell table:formula="of:=[.B187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5]" office:value-type="string" office:string-value="A" calcext:value-type="string">
            <text:p>A</text:p>
          </table:table-cell>
          <table:table-cell table:formula="of:=[$'IU Intern Inventur'.B185]" office:value-type="string" office:string-value="Strukturen" calcext:value-type="string">
            <text:p>Strukturen</text:p>
          </table:table-cell>
          <table:table-cell table:formula="of:=[$'IU Intern Inventur'.C185]" office:value-type="string" office:string-value="Kids-Space" calcext:value-type="string">
            <text:p>Kids-Space</text:p>
          </table:table-cell>
          <table:table-cell table:formula="of:=[$'IU Intern Inventur'.D185]" office:value-type="string" office:string-value="Basteln + Deko" calcext:value-type="string">
            <text:p>Basteln + Deko</text:p>
          </table:table-cell>
          <table:table-cell table:formula="of:=[$'IU Intern Inventur'.E185]" office:value-type="float" office:value="0" calcext:value-type="float">
            <text:p>0</text:p>
          </table:table-cell>
          <table:table-cell table:formula="of:=[$'IU Intern Inventur'.F185]" office:value-type="float" office:value="1" calcext:value-type="float">
            <text:p>1</text:p>
          </table:table-cell>
          <table:table-cell table:formula="of:=[$'IU Intern Inventur'.G185]" office:value-type="string" office:string-value="Kiste" calcext:value-type="string">
            <text:p>Kiste</text:p>
          </table:table-cell>
          <table:table-cell table:formula="of:=[$'IU Intern Inventur'.H185]" office:value-type="float" office:value="0" calcext:value-type="float">
            <text:p>0</text:p>
          </table:table-cell>
          <table:table-cell/>
          <table:table-cell table:formula="of:=[.H188]" office:value-type="string" office:string-value="Kiste" calcext:value-type="string">
            <text:p>Kiste</text:p>
          </table:table-cell>
          <table:table-cell table:formula="of:=[.B188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6]" office:value-type="string" office:string-value="A" calcext:value-type="string">
            <text:p>A</text:p>
          </table:table-cell>
          <table:table-cell table:formula="of:=[$'IU Intern Inventur'.B186]" office:value-type="string" office:string-value="Strukturen" calcext:value-type="string">
            <text:p>Strukturen</text:p>
          </table:table-cell>
          <table:table-cell table:formula="of:=[$'IU Intern Inventur'.C186]" office:value-type="string" office:string-value="Kids-Space" calcext:value-type="string">
            <text:p>Kids-Space</text:p>
          </table:table-cell>
          <table:table-cell table:formula="of:=[$'IU Intern Inventur'.D186]" office:value-type="string" office:string-value="Buntstifte" calcext:value-type="string">
            <text:p>Buntstifte</text:p>
          </table:table-cell>
          <table:table-cell table:formula="of:=[$'IU Intern Inventur'.E186]" office:value-type="float" office:value="0" calcext:value-type="float">
            <text:p>0</text:p>
          </table:table-cell>
          <table:table-cell table:formula="of:=[$'IU Intern Inventur'.F186]" office:value-type="float" office:value="1" calcext:value-type="float">
            <text:p>1</text:p>
          </table:table-cell>
          <table:table-cell table:formula="of:=[$'IU Intern Inventur'.G186]" office:value-type="string" office:string-value="Kiste" calcext:value-type="string">
            <text:p>Kiste</text:p>
          </table:table-cell>
          <table:table-cell table:formula="of:=[$'IU Intern Inventur'.H186]" office:value-type="float" office:value="0" calcext:value-type="float">
            <text:p>0</text:p>
          </table:table-cell>
          <table:table-cell/>
          <table:table-cell table:formula="of:=[.H189]" office:value-type="string" office:string-value="Kiste" calcext:value-type="string">
            <text:p>Kiste</text:p>
          </table:table-cell>
          <table:table-cell table:formula="of:=[.B189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7]" office:value-type="string" office:string-value="L" calcext:value-type="string">
            <text:p>L</text:p>
          </table:table-cell>
          <table:table-cell table:formula="of:=[$'IU Intern Inventur'.B187]" office:value-type="string" office:string-value="Sanitär" calcext:value-type="string">
            <text:p>Sanitär</text:p>
          </table:table-cell>
          <table:table-cell table:formula="of:=[$'IU Intern Inventur'.C187]" office:value-type="string" office:string-value="Klos" calcext:value-type="string">
            <text:p>Klos</text:p>
          </table:table-cell>
          <table:table-cell table:formula="of:=[$'IU Intern Inventur'.D187]" office:value-type="string" office:string-value="Kacketonnen" calcext:value-type="string">
            <text:p>Kacketonnen</text:p>
          </table:table-cell>
          <table:table-cell table:formula="of:=[$'IU Intern Inventur'.E187]" office:value-type="string" office:string-value="blau, 60l" calcext:value-type="string">
            <text:p>blau, 60l</text:p>
          </table:table-cell>
          <table:table-cell table:formula="of:=[$'IU Intern Inventur'.F187]" office:value-type="float" office:value="17" calcext:value-type="float">
            <text:p>17</text:p>
          </table:table-cell>
          <table:table-cell table:formula="of:=[$'IU Intern Inventur'.G187]" office:value-type="string" office:string-value="Kacketonnen" calcext:value-type="string">
            <text:p>Kacketonnen</text:p>
          </table:table-cell>
          <table:table-cell table:formula="of:=[$'IU Intern Inventur'.H187]" office:value-type="float" office:value="0" calcext:value-type="float">
            <text:p>0</text:p>
          </table:table-cell>
          <table:table-cell/>
          <table:table-cell table:formula="of:=[.H190]" office:value-type="string" office:string-value="Kacketonnen" calcext:value-type="string">
            <text:p>Kacketonnen</text:p>
          </table:table-cell>
          <table:table-cell table:formula="of:=[.B190]" office:value-type="string" office:string-value="L" calcext:value-type="string">
            <text:p>L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8]" office:value-type="string" office:string-value="L" calcext:value-type="string">
            <text:p>L</text:p>
          </table:table-cell>
          <table:table-cell table:formula="of:=[$'IU Intern Inventur'.B188]" office:value-type="string" office:string-value="Sanitär" calcext:value-type="string">
            <text:p>Sanitär</text:p>
          </table:table-cell>
          <table:table-cell table:formula="of:=[$'IU Intern Inventur'.C188]" office:value-type="string" office:string-value="Klos" calcext:value-type="string">
            <text:p>Klos</text:p>
          </table:table-cell>
          <table:table-cell table:formula="of:=[$'IU Intern Inventur'.D188]" office:value-type="string" office:string-value="Pissekanis" calcext:value-type="string">
            <text:p>Pissekanis</text:p>
          </table:table-cell>
          <table:table-cell table:formula="of:=[$'IU Intern Inventur'.E188]" office:value-type="string" office:string-value="30l" calcext:value-type="string">
            <text:p>30l</text:p>
          </table:table-cell>
          <table:table-cell table:formula="of:=[$'IU Intern Inventur'.F188]" office:value-type="float" office:value="35" calcext:value-type="float">
            <text:p>35</text:p>
          </table:table-cell>
          <table:table-cell table:formula="of:=[$'IU Intern Inventur'.G188]" office:value-type="string" office:string-value="Kanister" calcext:value-type="string">
            <text:p>Kanister</text:p>
          </table:table-cell>
          <table:table-cell table:formula="of:=[$'IU Intern Inventur'.H188]" office:value-type="float" office:value="0" calcext:value-type="float">
            <text:p>0</text:p>
          </table:table-cell>
          <table:table-cell/>
          <table:table-cell table:formula="of:=[.H191]" office:value-type="string" office:string-value="Kanister" calcext:value-type="string">
            <text:p>Kanister</text:p>
          </table:table-cell>
          <table:table-cell table:formula="of:=[.B191]" office:value-type="string" office:string-value="L" calcext:value-type="string">
            <text:p>L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89]" office:value-type="string" office:string-value="S" calcext:value-type="string">
            <text:p>S</text:p>
          </table:table-cell>
          <table:table-cell table:formula="of:=[$'IU Intern Inventur'.B189]" office:value-type="string" office:string-value="Sanitär" calcext:value-type="string">
            <text:p>Sanitär</text:p>
          </table:table-cell>
          <table:table-cell table:formula="of:=[$'IU Intern Inventur'.C189]" office:value-type="string" office:string-value="Klos" calcext:value-type="string">
            <text:p>Klos</text:p>
          </table:table-cell>
          <table:table-cell table:formula="of:=[$'IU Intern Inventur'.D189]" office:value-type="string" office:string-value="All Gender Pissoir" calcext:value-type="string">
            <text:p>All Gender Pissoir</text:p>
          </table:table-cell>
          <table:table-cell table:formula="of:=[$'IU Intern Inventur'.E189]" office:value-type="string" office:string-value="Mainstream" calcext:value-type="string">
            <text:p>Mainstream</text:p>
          </table:table-cell>
          <table:table-cell table:formula="of:=[$'IU Intern Inventur'.F189]" office:value-type="float" office:value="1" calcext:value-type="float">
            <text:p>1</text:p>
          </table:table-cell>
          <table:table-cell table:formula="of:=[$'IU Intern Inventur'.G189]" office:value-type="string" office:string-value="Gitterbox" calcext:value-type="string">
            <text:p>Gitterbox</text:p>
          </table:table-cell>
          <table:table-cell table:formula="of:=[$'IU Intern Inventur'.H189]" office:value-type="float" office:value="0" calcext:value-type="float">
            <text:p>0</text:p>
          </table:table-cell>
          <table:table-cell/>
          <table:table-cell table:formula="of:=[.H192]" office:value-type="string" office:string-value="Gitterbox" calcext:value-type="string">
            <text:p>Gitterbox</text:p>
          </table:table-cell>
          <table:table-cell table:formula="of:=[.B192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0]" office:value-type="string" office:string-value="S" calcext:value-type="string">
            <text:p>S</text:p>
          </table:table-cell>
          <table:table-cell table:formula="of:=[$'IU Intern Inventur'.B190]" office:value-type="string" office:string-value="Sanitär" calcext:value-type="string">
            <text:p>Sanitär</text:p>
          </table:table-cell>
          <table:table-cell table:formula="of:=[$'IU Intern Inventur'.C190]" office:value-type="string" office:string-value="Klos" calcext:value-type="string">
            <text:p>Klos</text:p>
          </table:table-cell>
          <table:table-cell table:formula="of:=[$'IU Intern Inventur'.D190]" office:value-type="string" office:string-value="All Gender Pissoir" calcext:value-type="string">
            <text:p>All Gender Pissoir</text:p>
          </table:table-cell>
          <table:table-cell table:formula="of:=[$'IU Intern Inventur'.E190]" office:value-type="string" office:string-value="Böden + Türen" calcext:value-type="string">
            <text:p>Böden + Türen</text:p>
          </table:table-cell>
          <table:table-cell table:formula="of:=[$'IU Intern Inventur'.F190]" office:value-type="float" office:value="13" calcext:value-type="float">
            <text:p>13</text:p>
          </table:table-cell>
          <table:table-cell table:formula="of:=[$'IU Intern Inventur'.G190]" office:value-type="string" office:string-value="Stück" calcext:value-type="string">
            <text:p>Stück</text:p>
          </table:table-cell>
          <table:table-cell table:formula="of:=[$'IU Intern Inventur'.H190]" office:value-type="float" office:value="0" calcext:value-type="float">
            <text:p>0</text:p>
          </table:table-cell>
          <table:table-cell/>
          <table:table-cell table:formula="of:=[.H193]" office:value-type="string" office:string-value="Stück" calcext:value-type="string">
            <text:p>Stück</text:p>
          </table:table-cell>
          <table:table-cell table:formula="of:=[.B193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1]" office:value-type="string" office:string-value="S" calcext:value-type="string">
            <text:p>S</text:p>
          </table:table-cell>
          <table:table-cell table:formula="of:=[$'IU Intern Inventur'.B191]" office:value-type="string" office:string-value="Sanitär" calcext:value-type="string">
            <text:p>Sanitär</text:p>
          </table:table-cell>
          <table:table-cell table:formula="of:=[$'IU Intern Inventur'.C191]" office:value-type="string" office:string-value="Klos" calcext:value-type="string">
            <text:p>Klos</text:p>
          </table:table-cell>
          <table:table-cell table:formula="of:=[$'IU Intern Inventur'.D191]" office:value-type="string" office:string-value="All Gender Pissoir" calcext:value-type="string">
            <text:p>All Gender Pissoir</text:p>
          </table:table-cell>
          <table:table-cell table:formula="of:=[$'IU Intern Inventur'.E191]" office:value-type="string" office:string-value="Seitenteile" calcext:value-type="string">
            <text:p>Seitenteile</text:p>
          </table:table-cell>
          <table:table-cell table:formula="of:=[$'IU Intern Inventur'.F191]" office:value-type="float" office:value="15" calcext:value-type="float">
            <text:p>15</text:p>
          </table:table-cell>
          <table:table-cell table:formula="of:=[$'IU Intern Inventur'.G191]" office:value-type="string" office:string-value="Stück" calcext:value-type="string">
            <text:p>Stück</text:p>
          </table:table-cell>
          <table:table-cell table:formula="of:=[$'IU Intern Inventur'.H191]" office:value-type="float" office:value="0" calcext:value-type="float">
            <text:p>0</text:p>
          </table:table-cell>
          <table:table-cell/>
          <table:table-cell table:formula="of:=[.H194]" office:value-type="string" office:string-value="Stück" calcext:value-type="string">
            <text:p>Stück</text:p>
          </table:table-cell>
          <table:table-cell table:formula="of:=[.B194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2]" office:value-type="string" office:string-value="S" calcext:value-type="string">
            <text:p>S</text:p>
          </table:table-cell>
          <table:table-cell table:formula="of:=[$'IU Intern Inventur'.B192]" office:value-type="string" office:string-value="Sanitär" calcext:value-type="string">
            <text:p>Sanitär</text:p>
          </table:table-cell>
          <table:table-cell table:formula="of:=[$'IU Intern Inventur'.C192]" office:value-type="string" office:string-value="Klos" calcext:value-type="string">
            <text:p>Klos</text:p>
          </table:table-cell>
          <table:table-cell table:formula="of:=[$'IU Intern Inventur'.D192]" office:value-type="string" office:string-value="BarriereArmes Klo" calcext:value-type="string">
            <text:p>BarriereArmes Klo</text:p>
          </table:table-cell>
          <table:table-cell table:formula="of:=[$'IU Intern Inventur'.E192]" office:value-type="string" office:string-value="defekt" calcext:value-type="string">
            <text:p>defekt</text:p>
          </table:table-cell>
          <table:table-cell table:formula="of:=[$'IU Intern Inventur'.F192]" office:value-type="float" office:value="1" calcext:value-type="float">
            <text:p>1</text:p>
          </table:table-cell>
          <table:table-cell table:formula="of:=[$'IU Intern Inventur'.G192]" office:value-type="string" office:string-value="Stück" calcext:value-type="string">
            <text:p>Stück</text:p>
          </table:table-cell>
          <table:table-cell table:formula="of:=[$'IU Intern Inventur'.H192]" office:value-type="string" office:string-value="130kg" calcext:value-type="string">
            <text:p>130kg</text:p>
          </table:table-cell>
          <table:table-cell/>
          <table:table-cell table:formula="of:=[.H195]" office:value-type="string" office:string-value="Stück" calcext:value-type="string">
            <text:p>Stück</text:p>
          </table:table-cell>
          <table:table-cell table:formula="of:=[.B195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3]" office:value-type="string" office:string-value="S" calcext:value-type="string">
            <text:p>S</text:p>
          </table:table-cell>
          <table:table-cell table:formula="of:=[$'IU Intern Inventur'.B193]" office:value-type="string" office:string-value="Sanitär" calcext:value-type="string">
            <text:p>Sanitär</text:p>
          </table:table-cell>
          <table:table-cell table:formula="of:=[$'IU Intern Inventur'.C193]" office:value-type="string" office:string-value="Klos" calcext:value-type="string">
            <text:p>Klos</text:p>
          </table:table-cell>
          <table:table-cell table:formula="of:=[$'IU Intern Inventur'.D193]" office:value-type="string" office:string-value="Klowände" calcext:value-type="string">
            <text:p>Klowände</text:p>
          </table:table-cell>
          <table:table-cell table:formula="of:=[$'IU Intern Inventur'.E193]" office:value-type="string" office:string-value="Rheinland" calcext:value-type="string">
            <text:p>Rheinland</text:p>
          </table:table-cell>
          <table:table-cell table:formula="of:=[$'IU Intern Inventur'.F193]" office:value-type="float" office:value="13" calcext:value-type="float">
            <text:p>13</text:p>
          </table:table-cell>
          <table:table-cell table:formula="of:=[$'IU Intern Inventur'.G193]" office:value-type="string" office:string-value="Stück" calcext:value-type="string">
            <text:p>Stück</text:p>
          </table:table-cell>
          <table:table-cell table:formula="of:=[$'IU Intern Inventur'.H193]" office:value-type="float" office:value="0" calcext:value-type="float">
            <text:p>0</text:p>
          </table:table-cell>
          <table:table-cell/>
          <table:table-cell table:formula="of:=[.H196]" office:value-type="string" office:string-value="Stück" calcext:value-type="string">
            <text:p>Stück</text:p>
          </table:table-cell>
          <table:table-cell table:formula="of:=[.B196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4]" office:value-type="string" office:string-value="S" calcext:value-type="string">
            <text:p>S</text:p>
          </table:table-cell>
          <table:table-cell table:formula="of:=[$'IU Intern Inventur'.B194]" office:value-type="string" office:string-value="Sanitär" calcext:value-type="string">
            <text:p>Sanitär</text:p>
          </table:table-cell>
          <table:table-cell table:formula="of:=[$'IU Intern Inventur'.C194]" office:value-type="string" office:string-value="Klos" calcext:value-type="string">
            <text:p>Klos</text:p>
          </table:table-cell>
          <table:table-cell table:formula="of:=[$'IU Intern Inventur'.D194]" office:value-type="string" office:string-value="Klowände" calcext:value-type="string">
            <text:p>Klowände</text:p>
          </table:table-cell>
          <table:table-cell table:formula="of:=[$'IU Intern Inventur'.E194]" office:value-type="string" office:string-value="Osna" calcext:value-type="string">
            <text:p>Osna</text:p>
          </table:table-cell>
          <table:table-cell table:formula="of:=[$'IU Intern Inventur'.F194]" office:value-type="float" office:value="12" calcext:value-type="float">
            <text:p>12</text:p>
          </table:table-cell>
          <table:table-cell table:formula="of:=[$'IU Intern Inventur'.G194]" office:value-type="string" office:string-value="Stück" calcext:value-type="string">
            <text:p>Stück</text:p>
          </table:table-cell>
          <table:table-cell table:formula="of:=[$'IU Intern Inventur'.H194]" office:value-type="float" office:value="0" calcext:value-type="float">
            <text:p>0</text:p>
          </table:table-cell>
          <table:table-cell/>
          <table:table-cell table:formula="of:=[.H197]" office:value-type="string" office:string-value="Stück" calcext:value-type="string">
            <text:p>Stück</text:p>
          </table:table-cell>
          <table:table-cell table:formula="of:=[.B197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5]" office:value-type="string" office:string-value="S" calcext:value-type="string">
            <text:p>S</text:p>
          </table:table-cell>
          <table:table-cell table:formula="of:=[$'IU Intern Inventur'.B195]" office:value-type="string" office:string-value="Sanitär" calcext:value-type="string">
            <text:p>Sanitär</text:p>
          </table:table-cell>
          <table:table-cell table:formula="of:=[$'IU Intern Inventur'.C195]" office:value-type="string" office:string-value="Klos" calcext:value-type="string">
            <text:p>Klos</text:p>
          </table:table-cell>
          <table:table-cell table:formula="of:=[$'IU Intern Inventur'.D195]" office:value-type="string" office:string-value="Stufen" calcext:value-type="string">
            <text:p>Stufen</text:p>
          </table:table-cell>
          <table:table-cell table:formula="of:=[$'IU Intern Inventur'.E195]" office:value-type="string" office:string-value="Rheinl. + Osna" calcext:value-type="string">
            <text:p>Rheinl. + Osna</text:p>
          </table:table-cell>
          <table:table-cell table:formula="of:=[$'IU Intern Inventur'.F195]" office:value-type="float" office:value="9" calcext:value-type="float">
            <text:p>9</text:p>
          </table:table-cell>
          <table:table-cell table:formula="of:=[$'IU Intern Inventur'.G195]" office:value-type="string" office:string-value="Stück" calcext:value-type="string">
            <text:p>Stück</text:p>
          </table:table-cell>
          <table:table-cell table:formula="of:=[$'IU Intern Inventur'.H195]" office:value-type="float" office:value="0" calcext:value-type="float">
            <text:p>0</text:p>
          </table:table-cell>
          <table:table-cell/>
          <table:table-cell table:formula="of:=[.H198]" office:value-type="string" office:string-value="Stück" calcext:value-type="string">
            <text:p>Stück</text:p>
          </table:table-cell>
          <table:table-cell table:formula="of:=[.B198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6]" office:value-type="string" office:string-value="S" calcext:value-type="string">
            <text:p>S</text:p>
          </table:table-cell>
          <table:table-cell table:formula="of:=[$'IU Intern Inventur'.B196]" office:value-type="string" office:string-value="Sanitär" calcext:value-type="string">
            <text:p>Sanitär</text:p>
          </table:table-cell>
          <table:table-cell table:formula="of:=[$'IU Intern Inventur'.C196]" office:value-type="string" office:string-value="Klos" calcext:value-type="string">
            <text:p>Klos</text:p>
          </table:table-cell>
          <table:table-cell table:formula="of:=[$'IU Intern Inventur'.D196]" office:value-type="string" office:string-value="Rückwände" calcext:value-type="string">
            <text:p>Rückwände</text:p>
          </table:table-cell>
          <table:table-cell table:formula="of:=[$'IU Intern Inventur'.E196]" office:value-type="string" office:string-value="Rheinl. + Osna" calcext:value-type="string">
            <text:p>Rheinl. + Osna</text:p>
          </table:table-cell>
          <table:table-cell table:formula="of:=[$'IU Intern Inventur'.F196]" office:value-type="float" office:value="8" calcext:value-type="float">
            <text:p>8</text:p>
          </table:table-cell>
          <table:table-cell table:formula="of:=[$'IU Intern Inventur'.G196]" office:value-type="string" office:string-value="Stück" calcext:value-type="string">
            <text:p>Stück</text:p>
          </table:table-cell>
          <table:table-cell table:formula="of:=[$'IU Intern Inventur'.H196]" office:value-type="float" office:value="0" calcext:value-type="float">
            <text:p>0</text:p>
          </table:table-cell>
          <table:table-cell/>
          <table:table-cell table:formula="of:=[.H199]" office:value-type="string" office:string-value="Stück" calcext:value-type="string">
            <text:p>Stück</text:p>
          </table:table-cell>
          <table:table-cell table:formula="of:=[.B199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7]" office:value-type="string" office:string-value="S" calcext:value-type="string">
            <text:p>S</text:p>
          </table:table-cell>
          <table:table-cell table:formula="of:=[$'IU Intern Inventur'.B197]" office:value-type="string" office:string-value="Sanitär" calcext:value-type="string">
            <text:p>Sanitär</text:p>
          </table:table-cell>
          <table:table-cell table:formula="of:=[$'IU Intern Inventur'.C197]" office:value-type="string" office:string-value="Klos" calcext:value-type="string">
            <text:p>Klos</text:p>
          </table:table-cell>
          <table:table-cell table:formula="of:=[$'IU Intern Inventur'.D197]" office:value-type="string" office:string-value="Dächer" calcext:value-type="string">
            <text:p>Dächer</text:p>
          </table:table-cell>
          <table:table-cell table:formula="of:=[$'IU Intern Inventur'.E197]" office:value-type="string" office:string-value="Osna" calcext:value-type="string">
            <text:p>Osna</text:p>
          </table:table-cell>
          <table:table-cell table:formula="of:=[$'IU Intern Inventur'.F197]" office:value-type="float" office:value="4" calcext:value-type="float">
            <text:p>4</text:p>
          </table:table-cell>
          <table:table-cell table:formula="of:=[$'IU Intern Inventur'.G197]" office:value-type="string" office:string-value="Stück" calcext:value-type="string">
            <text:p>Stück</text:p>
          </table:table-cell>
          <table:table-cell table:formula="of:=[$'IU Intern Inventur'.H197]" office:value-type="float" office:value="0" calcext:value-type="float">
            <text:p>0</text:p>
          </table:table-cell>
          <table:table-cell/>
          <table:table-cell table:formula="of:=[.H200]" office:value-type="string" office:string-value="Stück" calcext:value-type="string">
            <text:p>Stück</text:p>
          </table:table-cell>
          <table:table-cell table:formula="of:=[.B200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8]" office:value-type="string" office:string-value="S" calcext:value-type="string">
            <text:p>S</text:p>
          </table:table-cell>
          <table:table-cell table:formula="of:=[$'IU Intern Inventur'.B198]" office:value-type="string" office:string-value="Sanitär" calcext:value-type="string">
            <text:p>Sanitär</text:p>
          </table:table-cell>
          <table:table-cell table:formula="of:=[$'IU Intern Inventur'.C198]" office:value-type="string" office:string-value="Klos" calcext:value-type="string">
            <text:p>Klos</text:p>
          </table:table-cell>
          <table:table-cell table:formula="of:=[$'IU Intern Inventur'.D198]" office:value-type="string" office:string-value="Dächer" calcext:value-type="string">
            <text:p>Dächer</text:p>
          </table:table-cell>
          <table:table-cell table:formula="of:=[$'IU Intern Inventur'.E198]" office:value-type="string" office:string-value="Rheinl" calcext:value-type="string">
            <text:p>Rheinl</text:p>
          </table:table-cell>
          <table:table-cell table:formula="of:=[$'IU Intern Inventur'.F198]" office:value-type="float" office:value="4" calcext:value-type="float">
            <text:p>4</text:p>
          </table:table-cell>
          <table:table-cell table:formula="of:=[$'IU Intern Inventur'.G198]" office:value-type="string" office:string-value="Stück" calcext:value-type="string">
            <text:p>Stück</text:p>
          </table:table-cell>
          <table:table-cell table:formula="of:=[$'IU Intern Inventur'.H198]" office:value-type="float" office:value="0" calcext:value-type="float">
            <text:p>0</text:p>
          </table:table-cell>
          <table:table-cell/>
          <table:table-cell table:formula="of:=[.H201]" office:value-type="string" office:string-value="Stück" calcext:value-type="string">
            <text:p>Stück</text:p>
          </table:table-cell>
          <table:table-cell table:formula="of:=[.B201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199]" office:value-type="string" office:string-value="S" calcext:value-type="string">
            <text:p>S</text:p>
          </table:table-cell>
          <table:table-cell table:formula="of:=[$'IU Intern Inventur'.B199]" office:value-type="string" office:string-value="Sanitär" calcext:value-type="string">
            <text:p>Sanitär</text:p>
          </table:table-cell>
          <table:table-cell table:formula="of:=[$'IU Intern Inventur'.C199]" office:value-type="string" office:string-value="Klos" calcext:value-type="string">
            <text:p>Klos</text:p>
          </table:table-cell>
          <table:table-cell table:formula="of:=[$'IU Intern Inventur'.D199]" office:value-type="string" office:string-value="Bohlen (für Füße)" calcext:value-type="string">
            <text:p>Bohlen (für Füße)</text:p>
          </table:table-cell>
          <table:table-cell table:formula="of:=[$'IU Intern Inventur'.E199]" office:value-type="string" office:string-value="Rheinl. + Osna" calcext:value-type="string">
            <text:p>Rheinl. + Osna</text:p>
          </table:table-cell>
          <table:table-cell table:formula="of:=[$'IU Intern Inventur'.F199]" office:value-type="float" office:value="20" calcext:value-type="float">
            <text:p>20</text:p>
          </table:table-cell>
          <table:table-cell table:formula="of:=[$'IU Intern Inventur'.G199]" office:value-type="string" office:string-value="Stück" calcext:value-type="string">
            <text:p>Stück</text:p>
          </table:table-cell>
          <table:table-cell table:formula="of:=[$'IU Intern Inventur'.H199]" office:value-type="float" office:value="0" calcext:value-type="float">
            <text:p>0</text:p>
          </table:table-cell>
          <table:table-cell/>
          <table:table-cell table:formula="of:=[.H202]" office:value-type="string" office:string-value="Stück" calcext:value-type="string">
            <text:p>Stück</text:p>
          </table:table-cell>
          <table:table-cell table:formula="of:=[.B202]" office:value-type="string" office:string-value="S" calcext:value-type="string">
            <text:p>S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0]" office:value-type="string" office:string-value="J" calcext:value-type="string">
            <text:p>J</text:p>
          </table:table-cell>
          <table:table-cell table:formula="of:=[$'IU Intern Inventur'.B200]" office:value-type="string" office:string-value="Strukturen" calcext:value-type="string">
            <text:p>Strukturen</text:p>
          </table:table-cell>
          <table:table-cell table:formula="of:=[$'IU Intern Inventur'.C200]" office:value-type="string" office:string-value="Küche" calcext:value-type="string">
            <text:p>Küche</text:p>
          </table:table-cell>
          <table:table-cell table:formula="of:=[$'IU Intern Inventur'.D200]" office:value-type="string" office:string-value="Spülmittel" calcext:value-type="string">
            <text:p>Spülmittel</text:p>
          </table:table-cell>
          <table:table-cell table:formula="of:=[$'IU Intern Inventur'.E200]" office:value-type="string" office:string-value="8l" calcext:value-type="string">
            <text:p>8l</text:p>
          </table:table-cell>
          <table:table-cell table:formula="of:=[$'IU Intern Inventur'.F200]" office:value-type="float" office:value="1" calcext:value-type="float">
            <text:p>1</text:p>
          </table:table-cell>
          <table:table-cell table:formula="of:=[$'IU Intern Inventur'.G200]" office:value-type="string" office:string-value="Kanister" calcext:value-type="string">
            <text:p>Kanister</text:p>
          </table:table-cell>
          <table:table-cell table:formula="of:=[$'IU Intern Inventur'.H200]" office:value-type="float" office:value="0" calcext:value-type="float">
            <text:p>0</text:p>
          </table:table-cell>
          <table:table-cell/>
          <table:table-cell table:formula="of:=[.H203]" office:value-type="string" office:string-value="Kanister" calcext:value-type="string">
            <text:p>Kanister</text:p>
          </table:table-cell>
          <table:table-cell table:formula="of:=[.B203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1]" office:value-type="string" office:string-value="K" calcext:value-type="string">
            <text:p>K</text:p>
          </table:table-cell>
          <table:table-cell table:formula="of:=[$'IU Intern Inventur'.B201]" office:value-type="string" office:string-value="Strukturen" calcext:value-type="string">
            <text:p>Strukturen</text:p>
          </table:table-cell>
          <table:table-cell table:formula="of:=[$'IU Intern Inventur'.C201]" office:value-type="string" office:string-value="Küche" calcext:value-type="string">
            <text:p>Küche</text:p>
          </table:table-cell>
          <table:table-cell table:formula="of:=[$'IU Intern Inventur'.D201]" office:value-type="string" office:string-value="PVC-Boden" calcext:value-type="string">
            <text:p>PVC-Boden</text:p>
          </table:table-cell>
          <table:table-cell table:formula="of:=[$'IU Intern Inventur'.E201]" office:value-type="string" office:string-value="2mx5m ca." calcext:value-type="string">
            <text:p>2mx5m ca.</text:p>
          </table:table-cell>
          <table:table-cell table:formula="of:=[$'IU Intern Inventur'.F201]" office:value-type="float" office:value="4" calcext:value-type="float">
            <text:p>4</text:p>
          </table:table-cell>
          <table:table-cell table:formula="of:=[$'IU Intern Inventur'.G201]" office:value-type="string" office:string-value="Stück" calcext:value-type="string">
            <text:p>Stück</text:p>
          </table:table-cell>
          <table:table-cell table:formula="of:=[$'IU Intern Inventur'.H201]" office:value-type="float" office:value="0" calcext:value-type="float">
            <text:p>0</text:p>
          </table:table-cell>
          <table:table-cell/>
          <table:table-cell table:formula="of:=[.H204]" office:value-type="string" office:string-value="Stück" calcext:value-type="string">
            <text:p>Stück</text:p>
          </table:table-cell>
          <table:table-cell table:formula="of:=[.B204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2]" office:value-type="string" office:string-value="D" calcext:value-type="string">
            <text:p>D</text:p>
          </table:table-cell>
          <table:table-cell table:formula="of:=[$'IU Intern Inventur'.B202]" office:value-type="string" office:string-value="Strom/Technik" calcext:value-type="string">
            <text:p>Strom/Technik</text:p>
          </table:table-cell>
          <table:table-cell table:formula="of:=[$'IU Intern Inventur'.C202]" office:value-type="string" office:string-value="Endgeräte" calcext:value-type="string">
            <text:p>Endgeräte</text:p>
          </table:table-cell>
          <table:table-cell table:formula="of:=[$'IU Intern Inventur'.D202]" office:value-type="string" office:string-value="USB-Kabel" calcext:value-type="string">
            <text:p>USB-Kabel</text:p>
          </table:table-cell>
          <table:table-cell table:formula="of:=[$'IU Intern Inventur'.E202]" office:value-type="float" office:value="0" calcext:value-type="float">
            <text:p>0</text:p>
          </table:table-cell>
          <table:table-cell table:formula="of:=[$'IU Intern Inventur'.F202]" office:value-type="float" office:value="1" calcext:value-type="float">
            <text:p>1</text:p>
          </table:table-cell>
          <table:table-cell table:formula="of:=[$'IU Intern Inventur'.G202]" office:value-type="string" office:string-value="Kiste" calcext:value-type="string">
            <text:p>Kiste</text:p>
          </table:table-cell>
          <table:table-cell table:formula="of:=[$'IU Intern Inventur'.H202]" office:value-type="float" office:value="0" calcext:value-type="float">
            <text:p>0</text:p>
          </table:table-cell>
          <table:table-cell/>
          <table:table-cell table:formula="of:=[.H205]" office:value-type="string" office:string-value="Kiste" calcext:value-type="string">
            <text:p>Kiste</text:p>
          </table:table-cell>
          <table:table-cell table:formula="of:=[.B205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3]" office:value-type="string" office:string-value="D" calcext:value-type="string">
            <text:p>D</text:p>
          </table:table-cell>
          <table:table-cell table:formula="of:=[$'IU Intern Inventur'.B203]" office:value-type="string" office:string-value="Strom/Technik" calcext:value-type="string">
            <text:p>Strom/Technik</text:p>
          </table:table-cell>
          <table:table-cell table:formula="of:=[$'IU Intern Inventur'.C203]" office:value-type="string" office:string-value="Endgeräte" calcext:value-type="string">
            <text:p>Endgeräte</text:p>
          </table:table-cell>
          <table:table-cell table:formula="of:=[$'IU Intern Inventur'.D203]" office:value-type="string" office:string-value="USB Netzteile" calcext:value-type="string">
            <text:p>USB Netzteile</text:p>
          </table:table-cell>
          <table:table-cell table:formula="of:=[$'IU Intern Inventur'.E203]" office:value-type="string" office:string-value="+ Powerbanks" calcext:value-type="string">
            <text:p>+ Powerbanks</text:p>
          </table:table-cell>
          <table:table-cell table:formula="of:=[$'IU Intern Inventur'.F203]" office:value-type="float" office:value="1" calcext:value-type="float">
            <text:p>1</text:p>
          </table:table-cell>
          <table:table-cell table:formula="of:=[$'IU Intern Inventur'.G203]" office:value-type="string" office:string-value="Kiste" calcext:value-type="string">
            <text:p>Kiste</text:p>
          </table:table-cell>
          <table:table-cell table:formula="of:=[$'IU Intern Inventur'.H203]" office:value-type="float" office:value="0" calcext:value-type="float">
            <text:p>0</text:p>
          </table:table-cell>
          <table:table-cell/>
          <table:table-cell table:formula="of:=[.H206]" office:value-type="string" office:string-value="Kiste" calcext:value-type="string">
            <text:p>Kiste</text:p>
          </table:table-cell>
          <table:table-cell table:formula="of:=[.B206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4]" office:value-type="string" office:string-value="D" calcext:value-type="string">
            <text:p>D</text:p>
          </table:table-cell>
          <table:table-cell table:formula="of:=[$'IU Intern Inventur'.B204]" office:value-type="string" office:string-value="Strom/Technik" calcext:value-type="string">
            <text:p>Strom/Technik</text:p>
          </table:table-cell>
          <table:table-cell table:formula="of:=[$'IU Intern Inventur'.C204]" office:value-type="string" office:string-value="Endgeräte" calcext:value-type="string">
            <text:p>Endgeräte</text:p>
          </table:table-cell>
          <table:table-cell table:formula="of:=[$'IU Intern Inventur'.D204]" office:value-type="string" office:string-value="Kaltgerätekabel" calcext:value-type="string">
            <text:p>Kaltgerätekabel</text:p>
          </table:table-cell>
          <table:table-cell table:formula="of:=[$'IU Intern Inventur'.E204]" office:value-type="float" office:value="0" calcext:value-type="float">
            <text:p>0</text:p>
          </table:table-cell>
          <table:table-cell table:formula="of:=[$'IU Intern Inventur'.F204]" office:value-type="float" office:value="1" calcext:value-type="float">
            <text:p>1</text:p>
          </table:table-cell>
          <table:table-cell table:formula="of:=[$'IU Intern Inventur'.G204]" office:value-type="string" office:string-value="Kiste" calcext:value-type="string">
            <text:p>Kiste</text:p>
          </table:table-cell>
          <table:table-cell table:formula="of:=[$'IU Intern Inventur'.H204]" office:value-type="float" office:value="0" calcext:value-type="float">
            <text:p>0</text:p>
          </table:table-cell>
          <table:table-cell/>
          <table:table-cell table:formula="of:=[.H207]" office:value-type="string" office:string-value="Kiste" calcext:value-type="string">
            <text:p>Kiste</text:p>
          </table:table-cell>
          <table:table-cell table:formula="of:=[.B207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5]" office:value-type="string" office:string-value="D" calcext:value-type="string">
            <text:p>D</text:p>
          </table:table-cell>
          <table:table-cell table:formula="of:=[$'IU Intern Inventur'.B205]" office:value-type="string" office:string-value="Strom/Technik" calcext:value-type="string">
            <text:p>Strom/Technik</text:p>
          </table:table-cell>
          <table:table-cell table:formula="of:=[$'IU Intern Inventur'.C205]" office:value-type="string" office:string-value="Endgeräte" calcext:value-type="string">
            <text:p>Endgeräte</text:p>
          </table:table-cell>
          <table:table-cell table:formula="of:=[$'IU Intern Inventur'.D205]" office:value-type="string" office:string-value="Netzteile" calcext:value-type="string">
            <text:p>Netzteile</text:p>
          </table:table-cell>
          <table:table-cell table:formula="of:=[$'IU Intern Inventur'.E205]" office:value-type="string" office:string-value="für Laptops" calcext:value-type="string">
            <text:p>für Laptops</text:p>
          </table:table-cell>
          <table:table-cell table:formula="of:=[$'IU Intern Inventur'.F205]" office:value-type="float" office:value="2" calcext:value-type="float">
            <text:p>2</text:p>
          </table:table-cell>
          <table:table-cell table:formula="of:=[$'IU Intern Inventur'.G205]" office:value-type="string" office:string-value="Kiste" calcext:value-type="string">
            <text:p>Kiste</text:p>
          </table:table-cell>
          <table:table-cell table:formula="of:=[$'IU Intern Inventur'.H205]" office:value-type="float" office:value="0" calcext:value-type="float">
            <text:p>0</text:p>
          </table:table-cell>
          <table:table-cell/>
          <table:table-cell table:formula="of:=[.H208]" office:value-type="string" office:string-value="Kiste" calcext:value-type="string">
            <text:p>Kiste</text:p>
          </table:table-cell>
          <table:table-cell table:formula="of:=[.B208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6]" office:value-type="string" office:string-value="D" calcext:value-type="string">
            <text:p>D</text:p>
          </table:table-cell>
          <table:table-cell table:formula="of:=[$'IU Intern Inventur'.B206]" office:value-type="string" office:string-value="Strom/Technik" calcext:value-type="string">
            <text:p>Strom/Technik</text:p>
          </table:table-cell>
          <table:table-cell table:formula="of:=[$'IU Intern Inventur'.C206]" office:value-type="string" office:string-value="Stromkabel" calcext:value-type="string">
            <text:p>Stromkabel</text:p>
          </table:table-cell>
          <table:table-cell table:formula="of:=[$'IU Intern Inventur'.D206]" office:value-type="string" office:string-value="Kabeltrommel" calcext:value-type="string">
            <text:p>Kabeltrommel</text:p>
          </table:table-cell>
          <table:table-cell table:formula="of:=[$'IU Intern Inventur'.E206]" office:value-type="string" office:string-value="50m" calcext:value-type="string">
            <text:p>50m</text:p>
          </table:table-cell>
          <table:table-cell table:formula="of:=[$'IU Intern Inventur'.F206]" office:value-type="float" office:value="7" calcext:value-type="float">
            <text:p>7</text:p>
          </table:table-cell>
          <table:table-cell table:formula="of:=[$'IU Intern Inventur'.G206]" office:value-type="string" office:string-value="Stück" calcext:value-type="string">
            <text:p>Stück</text:p>
          </table:table-cell>
          <table:table-cell table:formula="of:=[$'IU Intern Inventur'.H206]" office:value-type="float" office:value="0" calcext:value-type="float">
            <text:p>0</text:p>
          </table:table-cell>
          <table:table-cell/>
          <table:table-cell table:formula="of:=[.H209]" office:value-type="string" office:string-value="Stück" calcext:value-type="string">
            <text:p>Stück</text:p>
          </table:table-cell>
          <table:table-cell table:formula="of:=[.B209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7]" office:value-type="string" office:string-value="D" calcext:value-type="string">
            <text:p>D</text:p>
          </table:table-cell>
          <table:table-cell table:formula="of:=[$'IU Intern Inventur'.B207]" office:value-type="string" office:string-value="Strom/Technik" calcext:value-type="string">
            <text:p>Strom/Technik</text:p>
          </table:table-cell>
          <table:table-cell table:formula="of:=[$'IU Intern Inventur'.C207]" office:value-type="string" office:string-value="Stromkabel" calcext:value-type="string">
            <text:p>Stromkabel</text:p>
          </table:table-cell>
          <table:table-cell table:formula="of:=[$'IU Intern Inventur'.D207]" office:value-type="string" office:string-value="Kabeltrommel" calcext:value-type="string">
            <text:p>Kabeltrommel</text:p>
          </table:table-cell>
          <table:table-cell table:formula="of:=[$'IU Intern Inventur'.E207]" office:value-type="string" office:string-value="40m" calcext:value-type="string">
            <text:p>40m</text:p>
          </table:table-cell>
          <table:table-cell table:formula="of:=[$'IU Intern Inventur'.F207]" office:value-type="float" office:value="4" calcext:value-type="float">
            <text:p>4</text:p>
          </table:table-cell>
          <table:table-cell table:formula="of:=[$'IU Intern Inventur'.G207]" office:value-type="string" office:string-value="Stück" calcext:value-type="string">
            <text:p>Stück</text:p>
          </table:table-cell>
          <table:table-cell table:formula="of:=[$'IU Intern Inventur'.H207]" office:value-type="float" office:value="0" calcext:value-type="float">
            <text:p>0</text:p>
          </table:table-cell>
          <table:table-cell/>
          <table:table-cell table:formula="of:=[.H210]" office:value-type="string" office:string-value="Stück" calcext:value-type="string">
            <text:p>Stück</text:p>
          </table:table-cell>
          <table:table-cell table:formula="of:=[.B210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8]" office:value-type="string" office:string-value="D" calcext:value-type="string">
            <text:p>D</text:p>
          </table:table-cell>
          <table:table-cell table:formula="of:=[$'IU Intern Inventur'.B208]" office:value-type="string" office:string-value="Strom/Technik" calcext:value-type="string">
            <text:p>Strom/Technik</text:p>
          </table:table-cell>
          <table:table-cell table:formula="of:=[$'IU Intern Inventur'.C208]" office:value-type="string" office:string-value="Stromkabel" calcext:value-type="string">
            <text:p>Stromkabel</text:p>
          </table:table-cell>
          <table:table-cell table:formula="of:=[$'IU Intern Inventur'.D208]" office:value-type="string" office:string-value="Kabeltrommel" calcext:value-type="string">
            <text:p>Kabeltrommel</text:p>
          </table:table-cell>
          <table:table-cell table:formula="of:=[$'IU Intern Inventur'.E208]" office:value-type="string" office:string-value="35m" calcext:value-type="string">
            <text:p>35m</text:p>
          </table:table-cell>
          <table:table-cell table:formula="of:=[$'IU Intern Inventur'.F208]" office:value-type="float" office:value="2" calcext:value-type="float">
            <text:p>2</text:p>
          </table:table-cell>
          <table:table-cell table:formula="of:=[$'IU Intern Inventur'.G208]" office:value-type="string" office:string-value="Stück" calcext:value-type="string">
            <text:p>Stück</text:p>
          </table:table-cell>
          <table:table-cell table:formula="of:=[$'IU Intern Inventur'.H208]" office:value-type="float" office:value="0" calcext:value-type="float">
            <text:p>0</text:p>
          </table:table-cell>
          <table:table-cell/>
          <table:table-cell table:formula="of:=[.H211]" office:value-type="string" office:string-value="Stück" calcext:value-type="string">
            <text:p>Stück</text:p>
          </table:table-cell>
          <table:table-cell table:formula="of:=[.B211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09]" office:value-type="string" office:string-value="D" calcext:value-type="string">
            <text:p>D</text:p>
          </table:table-cell>
          <table:table-cell table:formula="of:=[$'IU Intern Inventur'.B209]" office:value-type="string" office:string-value="Strom/Technik" calcext:value-type="string">
            <text:p>Strom/Technik</text:p>
          </table:table-cell>
          <table:table-cell table:formula="of:=[$'IU Intern Inventur'.C209]" office:value-type="string" office:string-value="Stromkabel" calcext:value-type="string">
            <text:p>Stromkabel</text:p>
          </table:table-cell>
          <table:table-cell table:formula="of:=[$'IU Intern Inventur'.D209]" office:value-type="string" office:string-value="Kabeltrommel" calcext:value-type="string">
            <text:p>Kabeltrommel</text:p>
          </table:table-cell>
          <table:table-cell table:formula="of:=[$'IU Intern Inventur'.E209]" office:value-type="string" office:string-value="25m" calcext:value-type="string">
            <text:p>25m</text:p>
          </table:table-cell>
          <table:table-cell table:formula="of:=[$'IU Intern Inventur'.F209]" office:value-type="float" office:value="2" calcext:value-type="float">
            <text:p>2</text:p>
          </table:table-cell>
          <table:table-cell table:formula="of:=[$'IU Intern Inventur'.G209]" office:value-type="string" office:string-value="Stück" calcext:value-type="string">
            <text:p>Stück</text:p>
          </table:table-cell>
          <table:table-cell table:formula="of:=[$'IU Intern Inventur'.H209]" office:value-type="float" office:value="0" calcext:value-type="float">
            <text:p>0</text:p>
          </table:table-cell>
          <table:table-cell/>
          <table:table-cell table:formula="of:=[.H212]" office:value-type="string" office:string-value="Stück" calcext:value-type="string">
            <text:p>Stück</text:p>
          </table:table-cell>
          <table:table-cell table:formula="of:=[.B212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0]" office:value-type="string" office:string-value="D" calcext:value-type="string">
            <text:p>D</text:p>
          </table:table-cell>
          <table:table-cell table:formula="of:=[$'IU Intern Inventur'.B210]" office:value-type="string" office:string-value="Strom/Technik" calcext:value-type="string">
            <text:p>Strom/Technik</text:p>
          </table:table-cell>
          <table:table-cell table:formula="of:=[$'IU Intern Inventur'.C210]" office:value-type="string" office:string-value="Stromkabel" calcext:value-type="string">
            <text:p>Stromkabel</text:p>
          </table:table-cell>
          <table:table-cell table:formula="of:=[$'IU Intern Inventur'.D210]" office:value-type="string" office:string-value="Kabeltrommel" calcext:value-type="string">
            <text:p>Kabeltrommel</text:p>
          </table:table-cell>
          <table:table-cell table:formula="of:=[$'IU Intern Inventur'.E210]" office:value-type="string" office:string-value="15m" calcext:value-type="string">
            <text:p>15m</text:p>
          </table:table-cell>
          <table:table-cell table:formula="of:=[$'IU Intern Inventur'.F210]" office:value-type="float" office:value="2" calcext:value-type="float">
            <text:p>2</text:p>
          </table:table-cell>
          <table:table-cell table:formula="of:=[$'IU Intern Inventur'.G210]" office:value-type="string" office:string-value="Stück" calcext:value-type="string">
            <text:p>Stück</text:p>
          </table:table-cell>
          <table:table-cell table:formula="of:=[$'IU Intern Inventur'.H210]" office:value-type="float" office:value="0" calcext:value-type="float">
            <text:p>0</text:p>
          </table:table-cell>
          <table:table-cell/>
          <table:table-cell table:formula="of:=[.H213]" office:value-type="string" office:string-value="Stück" calcext:value-type="string">
            <text:p>Stück</text:p>
          </table:table-cell>
          <table:table-cell table:formula="of:=[.B213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1]" office:value-type="string" office:string-value="D" calcext:value-type="string">
            <text:p>D</text:p>
          </table:table-cell>
          <table:table-cell table:formula="of:=[$'IU Intern Inventur'.B211]" office:value-type="string" office:string-value="Strom/Technik" calcext:value-type="string">
            <text:p>Strom/Technik</text:p>
          </table:table-cell>
          <table:table-cell table:formula="of:=[$'IU Intern Inventur'.C211]" office:value-type="string" office:string-value="Stromkabel" calcext:value-type="string">
            <text:p>Stromkabel</text:p>
          </table:table-cell>
          <table:table-cell table:formula="of:=[$'IU Intern Inventur'.D211]" office:value-type="string" office:string-value="Kabeltrommel" calcext:value-type="string">
            <text:p>Kabeltrommel</text:p>
          </table:table-cell>
          <table:table-cell table:formula="of:=[$'IU Intern Inventur'.E211]" office:value-type="string" office:string-value="10m" calcext:value-type="string">
            <text:p>10m</text:p>
          </table:table-cell>
          <table:table-cell table:formula="of:=[$'IU Intern Inventur'.F211]" office:value-type="float" office:value="1" calcext:value-type="float">
            <text:p>1</text:p>
          </table:table-cell>
          <table:table-cell table:formula="of:=[$'IU Intern Inventur'.G211]" office:value-type="string" office:string-value="Stück" calcext:value-type="string">
            <text:p>Stück</text:p>
          </table:table-cell>
          <table:table-cell table:formula="of:=[$'IU Intern Inventur'.H211]" office:value-type="float" office:value="0" calcext:value-type="float">
            <text:p>0</text:p>
          </table:table-cell>
          <table:table-cell/>
          <table:table-cell table:formula="of:=[.H214]" office:value-type="string" office:string-value="Stück" calcext:value-type="string">
            <text:p>Stück</text:p>
          </table:table-cell>
          <table:table-cell table:formula="of:=[.B214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2]" office:value-type="string" office:string-value="D" calcext:value-type="string">
            <text:p>D</text:p>
          </table:table-cell>
          <table:table-cell table:formula="of:=[$'IU Intern Inventur'.B212]" office:value-type="string" office:string-value="Strom/Technik" calcext:value-type="string">
            <text:p>Strom/Technik</text:p>
          </table:table-cell>
          <table:table-cell table:formula="of:=[$'IU Intern Inventur'.C212]" office:value-type="string" office:string-value="Stromkabel" calcext:value-type="string">
            <text:p>Stromkabel</text:p>
          </table:table-cell>
          <table:table-cell table:formula="of:=[$'IU Intern Inventur'.D212]" office:value-type="string" office:string-value="Verbinderschutz" calcext:value-type="string">
            <text:p>Verbinderschutz</text:p>
          </table:table-cell>
          <table:table-cell table:formula="of:=[$'IU Intern Inventur'.E212]" office:value-type="string" office:string-value="gegen Regen" calcext:value-type="string">
            <text:p>gegen Regen</text:p>
          </table:table-cell>
          <table:table-cell table:formula="of:=[$'IU Intern Inventur'.F212]" office:value-type="float" office:value="1" calcext:value-type="float">
            <text:p>1</text:p>
          </table:table-cell>
          <table:table-cell table:formula="of:=[$'IU Intern Inventur'.G212]" office:value-type="string" office:string-value="Kiste" calcext:value-type="string">
            <text:p>Kiste</text:p>
          </table:table-cell>
          <table:table-cell table:formula="of:=[$'IU Intern Inventur'.H212]" office:value-type="float" office:value="0" calcext:value-type="float">
            <text:p>0</text:p>
          </table:table-cell>
          <table:table-cell/>
          <table:table-cell table:formula="of:=[.H215]" office:value-type="string" office:string-value="Kiste" calcext:value-type="string">
            <text:p>Kiste</text:p>
          </table:table-cell>
          <table:table-cell table:formula="of:=[.B215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3]" office:value-type="string" office:string-value="D" calcext:value-type="string">
            <text:p>D</text:p>
          </table:table-cell>
          <table:table-cell table:formula="of:=[$'IU Intern Inventur'.B213]" office:value-type="string" office:string-value="Strom/Technik" calcext:value-type="string">
            <text:p>Strom/Technik</text:p>
          </table:table-cell>
          <table:table-cell table:formula="of:=[$'IU Intern Inventur'.C213]" office:value-type="string" office:string-value="Stromkabel" calcext:value-type="string">
            <text:p>Stromkabel</text:p>
          </table:table-cell>
          <table:table-cell table:formula="of:=[$'IU Intern Inventur'.D213]" office:value-type="string" office:string-value="Mehrfachstecker" calcext:value-type="string">
            <text:p>Mehrfachstecker</text:p>
          </table:table-cell>
          <table:table-cell table:formula="of:=[$'IU Intern Inventur'.E213]" office:value-type="float" office:value="0" calcext:value-type="float">
            <text:p>0</text:p>
          </table:table-cell>
          <table:table-cell table:formula="of:=[$'IU Intern Inventur'.F213]" office:value-type="float" office:value="4" calcext:value-type="float">
            <text:p>4</text:p>
          </table:table-cell>
          <table:table-cell table:formula="of:=[$'IU Intern Inventur'.G213]" office:value-type="string" office:string-value="Kiste" calcext:value-type="string">
            <text:p>Kiste</text:p>
          </table:table-cell>
          <table:table-cell table:formula="of:=[$'IU Intern Inventur'.H213]" office:value-type="float" office:value="0" calcext:value-type="float">
            <text:p>0</text:p>
          </table:table-cell>
          <table:table-cell/>
          <table:table-cell table:formula="of:=[.H216]" office:value-type="string" office:string-value="Kiste" calcext:value-type="string">
            <text:p>Kiste</text:p>
          </table:table-cell>
          <table:table-cell table:formula="of:=[.B216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4]" office:value-type="string" office:string-value="D" calcext:value-type="string">
            <text:p>D</text:p>
          </table:table-cell>
          <table:table-cell table:formula="of:=[$'IU Intern Inventur'.B214]" office:value-type="string" office:string-value="Strom/Technik" calcext:value-type="string">
            <text:p>Strom/Technik</text:p>
          </table:table-cell>
          <table:table-cell table:formula="of:=[$'IU Intern Inventur'.C214]" office:value-type="string" office:string-value="Stromkabel" calcext:value-type="string">
            <text:p>Stromkabel</text:p>
          </table:table-cell>
          <table:table-cell table:formula="of:=[$'IU Intern Inventur'.D214]" office:value-type="string" office:string-value="Verlängerungskabel" calcext:value-type="string">
            <text:p>Verlängerungskabel</text:p>
          </table:table-cell>
          <table:table-cell table:formula="of:=[$'IU Intern Inventur'.E214]" office:value-type="float" office:value="0" calcext:value-type="float">
            <text:p>0</text:p>
          </table:table-cell>
          <table:table-cell table:formula="of:=[$'IU Intern Inventur'.F214]" office:value-type="float" office:value="4" calcext:value-type="float">
            <text:p>4</text:p>
          </table:table-cell>
          <table:table-cell table:formula="of:=[$'IU Intern Inventur'.G214]" office:value-type="string" office:string-value="Kiste" calcext:value-type="string">
            <text:p>Kiste</text:p>
          </table:table-cell>
          <table:table-cell table:formula="of:=[$'IU Intern Inventur'.H214]" office:value-type="float" office:value="0" calcext:value-type="float">
            <text:p>0</text:p>
          </table:table-cell>
          <table:table-cell/>
          <table:table-cell table:formula="of:=[.H217]" office:value-type="string" office:string-value="Kiste" calcext:value-type="string">
            <text:p>Kiste</text:p>
          </table:table-cell>
          <table:table-cell table:formula="of:=[.B217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5]" office:value-type="string" office:string-value="D" calcext:value-type="string">
            <text:p>D</text:p>
          </table:table-cell>
          <table:table-cell table:formula="of:=[$'IU Intern Inventur'.B215]" office:value-type="string" office:string-value="Strom/Technik" calcext:value-type="string">
            <text:p>Strom/Technik</text:p>
          </table:table-cell>
          <table:table-cell table:formula="of:=[$'IU Intern Inventur'.C215]" office:value-type="string" office:string-value="Stromkabel" calcext:value-type="string">
            <text:p>Stromkabel</text:p>
          </table:table-cell>
          <table:table-cell table:formula="of:=[$'IU Intern Inventur'.D215]" office:value-type="string" office:string-value="Mehrfachstecker" calcext:value-type="string">
            <text:p>Mehrfachstecker</text:p>
          </table:table-cell>
          <table:table-cell table:formula="of:=[$'IU Intern Inventur'.E215]" office:value-type="string" office:string-value="Alte" calcext:value-type="string">
            <text:p>Alte</text:p>
          </table:table-cell>
          <table:table-cell table:formula="of:=[$'IU Intern Inventur'.F215]" office:value-type="float" office:value="1" calcext:value-type="float">
            <text:p>1</text:p>
          </table:table-cell>
          <table:table-cell table:formula="of:=[$'IU Intern Inventur'.G215]" office:value-type="string" office:string-value="Kiste" calcext:value-type="string">
            <text:p>Kiste</text:p>
          </table:table-cell>
          <table:table-cell table:formula="of:=[$'IU Intern Inventur'.H215]" office:value-type="float" office:value="0" calcext:value-type="float">
            <text:p>0</text:p>
          </table:table-cell>
          <table:table-cell/>
          <table:table-cell table:formula="of:=[.H218]" office:value-type="string" office:string-value="Kiste" calcext:value-type="string">
            <text:p>Kiste</text:p>
          </table:table-cell>
          <table:table-cell table:formula="of:=[.B218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6]" office:value-type="string" office:string-value="D" calcext:value-type="string">
            <text:p>D</text:p>
          </table:table-cell>
          <table:table-cell table:formula="of:=[$'IU Intern Inventur'.B216]" office:value-type="string" office:string-value="Strom/Technik" calcext:value-type="string">
            <text:p>Strom/Technik</text:p>
          </table:table-cell>
          <table:table-cell table:formula="of:=[$'IU Intern Inventur'.C216]" office:value-type="string" office:string-value="Stromkabel" calcext:value-type="string">
            <text:p>Stromkabel</text:p>
          </table:table-cell>
          <table:table-cell table:formula="of:=[$'IU Intern Inventur'.D216]" office:value-type="string" office:string-value="Kabel" calcext:value-type="string">
            <text:p>Kabel</text:p>
          </table:table-cell>
          <table:table-cell table:style-name="ce24" table:formula="of:=[$'IU Intern Inventur'.E216]" office:value-type="string" office:string-value="Alte" calcext:value-type="string">
            <text:p>Alte</text:p>
          </table:table-cell>
          <table:table-cell table:formula="of:=[$'IU Intern Inventur'.F216]" office:value-type="float" office:value="2" calcext:value-type="float">
            <text:p>2</text:p>
          </table:table-cell>
          <table:table-cell table:formula="of:=[$'IU Intern Inventur'.G216]" office:value-type="string" office:string-value="Kiste" calcext:value-type="string">
            <text:p>Kiste</text:p>
          </table:table-cell>
          <table:table-cell table:formula="of:=[$'IU Intern Inventur'.H216]" office:value-type="float" office:value="0" calcext:value-type="float">
            <text:p>0</text:p>
          </table:table-cell>
          <table:table-cell/>
          <table:table-cell table:formula="of:=[.H219]" office:value-type="string" office:string-value="Kiste" calcext:value-type="string">
            <text:p>Kiste</text:p>
          </table:table-cell>
          <table:table-cell table:formula="of:=[.B219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7]" office:value-type="string" office:string-value="D" calcext:value-type="string">
            <text:p>D</text:p>
          </table:table-cell>
          <table:table-cell table:formula="of:=[$'IU Intern Inventur'.B217]" office:value-type="string" office:string-value="Strom/Technik" calcext:value-type="string">
            <text:p>Strom/Technik</text:p>
          </table:table-cell>
          <table:table-cell table:formula="of:=[$'IU Intern Inventur'.C217]" office:value-type="string" office:string-value="Stromkabel" calcext:value-type="string">
            <text:p>Stromkabel</text:p>
          </table:table-cell>
          <table:table-cell table:formula="of:=[$'IU Intern Inventur'.D217]" office:value-type="string" office:string-value="Stecker" calcext:value-type="string">
            <text:p>Stecker</text:p>
          </table:table-cell>
          <table:table-cell table:formula="of:=[$'IU Intern Inventur'.E217]" office:value-type="string" office:string-value="Alte" calcext:value-type="string">
            <text:p>Alte</text:p>
          </table:table-cell>
          <table:table-cell table:formula="of:=[$'IU Intern Inventur'.F217]" office:value-type="float" office:value="1" calcext:value-type="float">
            <text:p>1</text:p>
          </table:table-cell>
          <table:table-cell table:formula="of:=[$'IU Intern Inventur'.G217]" office:value-type="string" office:string-value="Kiste" calcext:value-type="string">
            <text:p>Kiste</text:p>
          </table:table-cell>
          <table:table-cell table:formula="of:=[$'IU Intern Inventur'.H217]" office:value-type="float" office:value="0" calcext:value-type="float">
            <text:p>0</text:p>
          </table:table-cell>
          <table:table-cell/>
          <table:table-cell table:formula="of:=[.H220]" office:value-type="string" office:string-value="Kiste" calcext:value-type="string">
            <text:p>Kiste</text:p>
          </table:table-cell>
          <table:table-cell table:formula="of:=[.B220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8]" office:value-type="string" office:string-value="D" calcext:value-type="string">
            <text:p>D</text:p>
          </table:table-cell>
          <table:table-cell table:formula="of:=[$'IU Intern Inventur'.B218]" office:value-type="string" office:string-value="Strom/Technik" calcext:value-type="string">
            <text:p>Strom/Technik</text:p>
          </table:table-cell>
          <table:table-cell table:formula="of:=[$'IU Intern Inventur'.C218]" office:value-type="string" office:string-value="Stromkabel" calcext:value-type="string">
            <text:p>Stromkabel</text:p>
          </table:table-cell>
          <table:table-cell table:formula="of:=[$'IU Intern Inventur'.D218]" office:value-type="string" office:string-value="Erdkabel" calcext:value-type="string">
            <text:p>Erdkabel</text:p>
          </table:table-cell>
          <table:table-cell table:formula="of:=[$'IU Intern Inventur'.E218]" office:value-type="string" office:string-value="+ 1 loses" calcext:value-type="string">
            <text:p>+ 1 loses</text:p>
          </table:table-cell>
          <table:table-cell table:formula="of:=[$'IU Intern Inventur'.F218]" office:value-type="float" office:value="1" calcext:value-type="float">
            <text:p>1</text:p>
          </table:table-cell>
          <table:table-cell table:formula="of:=[$'IU Intern Inventur'.G218]" office:value-type="string" office:string-value="Kiste" calcext:value-type="string">
            <text:p>Kiste</text:p>
          </table:table-cell>
          <table:table-cell table:formula="of:=[$'IU Intern Inventur'.H218]" office:value-type="float" office:value="0" calcext:value-type="float">
            <text:p>0</text:p>
          </table:table-cell>
          <table:table-cell/>
          <table:table-cell table:formula="of:=[.H221]" office:value-type="string" office:string-value="Kiste" calcext:value-type="string">
            <text:p>Kiste</text:p>
          </table:table-cell>
          <table:table-cell table:formula="of:=[.B221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19]" office:value-type="string" office:string-value="D" calcext:value-type="string">
            <text:p>D</text:p>
          </table:table-cell>
          <table:table-cell table:formula="of:=[$'IU Intern Inventur'.B219]" office:value-type="string" office:string-value="Strom/Technik" calcext:value-type="string">
            <text:p>Strom/Technik</text:p>
          </table:table-cell>
          <table:table-cell table:formula="of:=[$'IU Intern Inventur'.C219]" office:value-type="string" office:string-value="Stromkabel" calcext:value-type="string">
            <text:p>Stromkabel</text:p>
          </table:table-cell>
          <table:table-cell table:formula="of:=[$'IU Intern Inventur'.D219]" office:value-type="string" office:string-value="Kabel" calcext:value-type="string">
            <text:p>Kabel</text:p>
          </table:table-cell>
          <table:table-cell table:formula="of:=[$'IU Intern Inventur'.E219]" office:value-type="string" office:string-value="Flex, 2-3 adrig" calcext:value-type="string">
            <text:p>Flex, 2-3 adrig</text:p>
          </table:table-cell>
          <table:table-cell table:formula="of:=[$'IU Intern Inventur'.F219]" office:value-type="float" office:value="1" calcext:value-type="float">
            <text:p>1</text:p>
          </table:table-cell>
          <table:table-cell table:formula="of:=[$'IU Intern Inventur'.G219]" office:value-type="string" office:string-value="Kiste" calcext:value-type="string">
            <text:p>Kiste</text:p>
          </table:table-cell>
          <table:table-cell table:formula="of:=[$'IU Intern Inventur'.H219]" office:value-type="float" office:value="0" calcext:value-type="float">
            <text:p>0</text:p>
          </table:table-cell>
          <table:table-cell/>
          <table:table-cell table:formula="of:=[.H222]" office:value-type="string" office:string-value="Kiste" calcext:value-type="string">
            <text:p>Kiste</text:p>
          </table:table-cell>
          <table:table-cell table:formula="of:=[.B222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0]" office:value-type="string" office:string-value="D" calcext:value-type="string">
            <text:p>D</text:p>
          </table:table-cell>
          <table:table-cell table:formula="of:=[$'IU Intern Inventur'.B220]" office:value-type="string" office:string-value="Strom/Technik" calcext:value-type="string">
            <text:p>Strom/Technik</text:p>
          </table:table-cell>
          <table:table-cell table:formula="of:=[$'IU Intern Inventur'.C220]" office:value-type="string" office:string-value="Stromkabel" calcext:value-type="string">
            <text:p>Stromkabel</text:p>
          </table:table-cell>
          <table:table-cell table:formula="of:=[$'IU Intern Inventur'.D220]" office:value-type="string" office:string-value="Mehrfach" calcext:value-type="string">
            <text:p>Mehrfach</text:p>
          </table:table-cell>
          <table:table-cell table:style-name="ce24" table:formula="of:=[$'IU Intern Inventur'.E220]" office:value-type="string" office:string-value="defekt" calcext:value-type="string">
            <text:p>defekt</text:p>
          </table:table-cell>
          <table:table-cell table:formula="of:=[$'IU Intern Inventur'.F220]" office:value-type="float" office:value="1" calcext:value-type="float">
            <text:p>1</text:p>
          </table:table-cell>
          <table:table-cell table:formula="of:=[$'IU Intern Inventur'.G220]" office:value-type="string" office:string-value="Stück" calcext:value-type="string">
            <text:p>Stück</text:p>
          </table:table-cell>
          <table:table-cell table:formula="of:=[$'IU Intern Inventur'.H220]" office:value-type="float" office:value="0" calcext:value-type="float">
            <text:p>0</text:p>
          </table:table-cell>
          <table:table-cell/>
          <table:table-cell table:formula="of:=[.H223]" office:value-type="string" office:string-value="Stück" calcext:value-type="string">
            <text:p>Stück</text:p>
          </table:table-cell>
          <table:table-cell table:formula="of:=[.B223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1]" office:value-type="string" office:string-value="D" calcext:value-type="string">
            <text:p>D</text:p>
          </table:table-cell>
          <table:table-cell table:formula="of:=[$'IU Intern Inventur'.B221]" office:value-type="string" office:string-value="Strom/Technik" calcext:value-type="string">
            <text:p>Strom/Technik</text:p>
          </table:table-cell>
          <table:table-cell table:formula="of:=[$'IU Intern Inventur'.C221]" office:value-type="string" office:string-value="Stromkabel" calcext:value-type="string">
            <text:p>Stromkabel</text:p>
          </table:table-cell>
          <table:table-cell table:formula="of:=[$'IU Intern Inventur'.D221]" office:value-type="string" office:string-value="Leerrohr EN32" calcext:value-type="string">
            <text:p>Leerrohr EN32</text:p>
          </table:table-cell>
          <table:table-cell table:formula="of:=[$'IU Intern Inventur'.E221]" office:value-type="string" office:string-value="25m" calcext:value-type="string">
            <text:p>25m</text:p>
          </table:table-cell>
          <table:table-cell table:formula="of:=[$'IU Intern Inventur'.F221]" office:value-type="float" office:value="2" calcext:value-type="float">
            <text:p>2</text:p>
          </table:table-cell>
          <table:table-cell table:formula="of:=[$'IU Intern Inventur'.G221]" office:value-type="string" office:string-value="Stück" calcext:value-type="string">
            <text:p>Stück</text:p>
          </table:table-cell>
          <table:table-cell table:formula="of:=[$'IU Intern Inventur'.H221]" office:value-type="float" office:value="0" calcext:value-type="float">
            <text:p>0</text:p>
          </table:table-cell>
          <table:table-cell/>
          <table:table-cell table:formula="of:=[.H224]" office:value-type="string" office:string-value="Stück" calcext:value-type="string">
            <text:p>Stück</text:p>
          </table:table-cell>
          <table:table-cell table:formula="of:=[.B224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2]" office:value-type="string" office:string-value="K" calcext:value-type="string">
            <text:p>K</text:p>
          </table:table-cell>
          <table:table-cell table:formula="of:=[$'IU Intern Inventur'.B222]" office:value-type="string" office:string-value="IU Werkeln" calcext:value-type="string">
            <text:p>IU Werkeln</text:p>
          </table:table-cell>
          <table:table-cell table:formula="of:=[$'IU Intern Inventur'.C222]" office:value-type="float" office:value="0" calcext:value-type="float">
            <text:p>0</text:p>
          </table:table-cell>
          <table:table-cell table:formula="of:=[$'IU Intern Inventur'.D222]" office:value-type="string" office:string-value="LKW-Plane" calcext:value-type="string">
            <text:p>LKW-Plane</text:p>
          </table:table-cell>
          <table:table-cell table:formula="of:=[$'IU Intern Inventur'.E222]" office:value-type="string" office:string-value="3 gr. / paar klein" calcext:value-type="string">
            <text:p>3 gr. / paar klein</text:p>
          </table:table-cell>
          <table:table-cell table:formula="of:=[$'IU Intern Inventur'.F222]" office:value-type="float" office:value="1" calcext:value-type="float">
            <text:p>1</text:p>
          </table:table-cell>
          <table:table-cell table:formula="of:=[$'IU Intern Inventur'.G222]" office:value-type="string" office:string-value="Palette" calcext:value-type="string">
            <text:p>Palette</text:p>
          </table:table-cell>
          <table:table-cell table:formula="of:=[$'IU Intern Inventur'.H222]" office:value-type="float" office:value="0" calcext:value-type="float">
            <text:p>0</text:p>
          </table:table-cell>
          <table:table-cell/>
          <table:table-cell table:formula="of:=[.H225]" office:value-type="string" office:string-value="Palette" calcext:value-type="string">
            <text:p>Palette</text:p>
          </table:table-cell>
          <table:table-cell table:formula="of:=[.B225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3]" office:value-type="string" office:string-value="K" calcext:value-type="string">
            <text:p>K</text:p>
          </table:table-cell>
          <table:table-cell table:formula="of:=[$'IU Intern Inventur'.B223]" office:value-type="string" office:string-value="Material" calcext:value-type="string">
            <text:p>Material</text:p>
          </table:table-cell>
          <table:table-cell table:formula="of:=[$'IU Intern Inventur'.C223]" office:value-type="string" office:string-value="Logistik" calcext:value-type="string">
            <text:p>Logistik</text:p>
          </table:table-cell>
          <table:table-cell table:formula="of:=[$'IU Intern Inventur'.D223]" office:value-type="string" office:string-value="Big Pack" calcext:value-type="string">
            <text:p>Big Pack</text:p>
          </table:table-cell>
          <table:table-cell table:style-name="ce24" table:formula="of:=[$'IU Intern Inventur'.E223]" office:value-type="string" office:string-value="klein" calcext:value-type="string">
            <text:p>klein</text:p>
          </table:table-cell>
          <table:table-cell table:formula="of:=[$'IU Intern Inventur'.F223]" office:value-type="float" office:value="1" calcext:value-type="float">
            <text:p>1</text:p>
          </table:table-cell>
          <table:table-cell table:formula="of:=[$'IU Intern Inventur'.G223]" office:value-type="string" office:string-value="Stück" calcext:value-type="string">
            <text:p>Stück</text:p>
          </table:table-cell>
          <table:table-cell table:formula="of:=[$'IU Intern Inventur'.H223]" office:value-type="float" office:value="0" calcext:value-type="float">
            <text:p>0</text:p>
          </table:table-cell>
          <table:table-cell/>
          <table:table-cell table:formula="of:=[.H226]" office:value-type="string" office:string-value="Stück" calcext:value-type="string">
            <text:p>Stück</text:p>
          </table:table-cell>
          <table:table-cell table:formula="of:=[.B226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4]" office:value-type="string" office:string-value="A" calcext:value-type="string">
            <text:p>A</text:p>
          </table:table-cell>
          <table:table-cell table:formula="of:=[$'IU Intern Inventur'.B224]" office:value-type="string" office:string-value="Material" calcext:value-type="string">
            <text:p>Material</text:p>
          </table:table-cell>
          <table:table-cell table:formula="of:=[$'IU Intern Inventur'.C224]" office:value-type="string" office:string-value="Logistik" calcext:value-type="string">
            <text:p>Logistik</text:p>
          </table:table-cell>
          <table:table-cell table:formula="of:=[$'IU Intern Inventur'.D224]" office:value-type="string" office:string-value="Verbandskästen" calcext:value-type="string">
            <text:p>Verbandskästen</text:p>
          </table:table-cell>
          <table:table-cell table:formula="of:=[$'IU Intern Inventur'.E224]" office:value-type="float" office:value="0" calcext:value-type="float">
            <text:p>0</text:p>
          </table:table-cell>
          <table:table-cell table:formula="of:=[$'IU Intern Inventur'.F224]" office:value-type="float" office:value="4" calcext:value-type="float">
            <text:p>4</text:p>
          </table:table-cell>
          <table:table-cell table:formula="of:=[$'IU Intern Inventur'.G224]" office:value-type="string" office:string-value="Stück" calcext:value-type="string">
            <text:p>Stück</text:p>
          </table:table-cell>
          <table:table-cell table:formula="of:=[$'IU Intern Inventur'.H224]" office:value-type="float" office:value="0" calcext:value-type="float">
            <text:p>0</text:p>
          </table:table-cell>
          <table:table-cell/>
          <table:table-cell table:formula="of:=[.H227]" office:value-type="string" office:string-value="Stück" calcext:value-type="string">
            <text:p>Stück</text:p>
          </table:table-cell>
          <table:table-cell table:formula="of:=[.B227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5]" office:value-type="string" office:string-value="A" calcext:value-type="string">
            <text:p>A</text:p>
          </table:table-cell>
          <table:table-cell table:formula="of:=[$'IU Intern Inventur'.B225]" office:value-type="string" office:string-value="Material" calcext:value-type="string">
            <text:p>Material</text:p>
          </table:table-cell>
          <table:table-cell table:formula="of:=[$'IU Intern Inventur'.C225]" office:value-type="string" office:string-value="Logistik" calcext:value-type="string">
            <text:p>Logistik</text:p>
          </table:table-cell>
          <table:table-cell table:formula="of:=[$'IU Intern Inventur'.D225]" office:value-type="string" office:string-value="Warndreiecke" calcext:value-type="string">
            <text:p>Warndreiecke</text:p>
          </table:table-cell>
          <table:table-cell table:formula="of:=[$'IU Intern Inventur'.E225]" office:value-type="float" office:value="0" calcext:value-type="float">
            <text:p>0</text:p>
          </table:table-cell>
          <table:table-cell table:formula="of:=[$'IU Intern Inventur'.F225]" office:value-type="string" office:string-value="&gt;5" calcext:value-type="string">
            <text:p>&gt;5</text:p>
          </table:table-cell>
          <table:table-cell table:formula="of:=[$'IU Intern Inventur'.G225]" office:value-type="string" office:string-value="Stück" calcext:value-type="string">
            <text:p>Stück</text:p>
          </table:table-cell>
          <table:table-cell table:formula="of:=[$'IU Intern Inventur'.H225]" office:value-type="float" office:value="0" calcext:value-type="float">
            <text:p>0</text:p>
          </table:table-cell>
          <table:table-cell/>
          <table:table-cell table:formula="of:=[.H228]" office:value-type="string" office:string-value="Stück" calcext:value-type="string">
            <text:p>Stück</text:p>
          </table:table-cell>
          <table:table-cell table:formula="of:=[.B228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6]" office:value-type="string" office:string-value="K" calcext:value-type="string">
            <text:p>K</text:p>
          </table:table-cell>
          <table:table-cell table:formula="of:=[$'IU Intern Inventur'.B226]" office:value-type="string" office:string-value="Material" calcext:value-type="string">
            <text:p>Material</text:p>
          </table:table-cell>
          <table:table-cell table:formula="of:=[$'IU Intern Inventur'.C226]" office:value-type="string" office:string-value="Logistik" calcext:value-type="string">
            <text:p>Logistik</text:p>
          </table:table-cell>
          <table:table-cell table:formula="of:=[$'IU Intern Inventur'.D226]" office:value-type="string" office:string-value="Pylone" calcext:value-type="string">
            <text:p>Pylone</text:p>
          </table:table-cell>
          <table:table-cell table:formula="of:=[$'IU Intern Inventur'.E226]" office:value-type="float" office:value="0" calcext:value-type="float">
            <text:p>0</text:p>
          </table:table-cell>
          <table:table-cell table:formula="of:=[$'IU Intern Inventur'.F226]" office:value-type="float" office:value="1" calcext:value-type="float">
            <text:p>1</text:p>
          </table:table-cell>
          <table:table-cell table:formula="of:=[$'IU Intern Inventur'.G226]" office:value-type="string" office:string-value="Stück" calcext:value-type="string">
            <text:p>Stück</text:p>
          </table:table-cell>
          <table:table-cell table:formula="of:=[$'IU Intern Inventur'.H226]" office:value-type="float" office:value="0" calcext:value-type="float">
            <text:p>0</text:p>
          </table:table-cell>
          <table:table-cell/>
          <table:table-cell table:formula="of:=[.H229]" office:value-type="string" office:string-value="Stück" calcext:value-type="string">
            <text:p>Stück</text:p>
          </table:table-cell>
          <table:table-cell table:formula="of:=[.B229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7]" office:value-type="string" office:string-value="E" calcext:value-type="string">
            <text:p>E</text:p>
          </table:table-cell>
          <table:table-cell table:formula="of:=[$'IU Intern Inventur'.B227]" office:value-type="string" office:string-value="Material" calcext:value-type="string">
            <text:p>Material</text:p>
          </table:table-cell>
          <table:table-cell table:formula="of:=[$'IU Intern Inventur'.C227]" office:value-type="string" office:string-value="Logistik" calcext:value-type="string">
            <text:p>Logistik</text:p>
          </table:table-cell>
          <table:table-cell table:formula="of:=[$'IU Intern Inventur'.D227]" office:value-type="string" office:string-value="Rampe" calcext:value-type="string">
            <text:p>Rampe</text:p>
          </table:table-cell>
          <table:table-cell table:formula="of:=[$'IU Intern Inventur'.E227]" office:value-type="string" office:string-value="2,40mx80cm" calcext:value-type="string">
            <text:p>2,40mx80cm</text:p>
          </table:table-cell>
          <table:table-cell table:formula="of:=[$'IU Intern Inventur'.F227]" office:value-type="float" office:value="1" calcext:value-type="float">
            <text:p>1</text:p>
          </table:table-cell>
          <table:table-cell table:formula="of:=[$'IU Intern Inventur'.G227]" office:value-type="string" office:string-value="Stück" calcext:value-type="string">
            <text:p>Stück</text:p>
          </table:table-cell>
          <table:table-cell table:formula="of:=[$'IU Intern Inventur'.H227]" office:value-type="float" office:value="0" calcext:value-type="float">
            <text:p>0</text:p>
          </table:table-cell>
          <table:table-cell/>
          <table:table-cell table:formula="of:=[.H230]" office:value-type="string" office:string-value="Stück" calcext:value-type="string">
            <text:p>Stück</text:p>
          </table:table-cell>
          <table:table-cell table:formula="of:=[.B230]" office:value-type="string" office:string-value="E" calcext:value-type="string">
            <text:p>E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8]" office:value-type="string" office:string-value="F" calcext:value-type="string">
            <text:p>F</text:p>
          </table:table-cell>
          <table:table-cell table:formula="of:=[$'IU Intern Inventur'.B228]" office:value-type="string" office:string-value="Material" calcext:value-type="string">
            <text:p>Material</text:p>
          </table:table-cell>
          <table:table-cell table:formula="of:=[$'IU Intern Inventur'.C228]" office:value-type="string" office:string-value="Logistik" calcext:value-type="string">
            <text:p>Logistik</text:p>
          </table:table-cell>
          <table:table-cell table:formula="of:=[$'IU Intern Inventur'.D228]" office:value-type="string" office:string-value="Paletten" calcext:value-type="string">
            <text:p>Paletten</text:p>
          </table:table-cell>
          <table:table-cell table:formula="of:=[$'IU Intern Inventur'.E228]" office:value-type="string" office:string-value="Euro" calcext:value-type="string">
            <text:p>Euro</text:p>
          </table:table-cell>
          <table:table-cell table:formula="of:=[$'IU Intern Inventur'.F228]" office:value-type="float" office:value="7" calcext:value-type="float">
            <text:p>7</text:p>
          </table:table-cell>
          <table:table-cell table:formula="of:=[$'IU Intern Inventur'.G228]" office:value-type="string" office:string-value="Stück" calcext:value-type="string">
            <text:p>Stück</text:p>
          </table:table-cell>
          <table:table-cell table:formula="of:=[$'IU Intern Inventur'.H228]" office:value-type="float" office:value="0" calcext:value-type="float">
            <text:p>0</text:p>
          </table:table-cell>
          <table:table-cell/>
          <table:table-cell table:formula="of:=[.H231]" office:value-type="string" office:string-value="Stück" calcext:value-type="string">
            <text:p>Stück</text:p>
          </table:table-cell>
          <table:table-cell table:formula="of:=[.B231]" office:value-type="string" office:string-value="F" calcext:value-type="string">
            <text:p>F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29]" office:value-type="string" office:string-value="K" calcext:value-type="string">
            <text:p>K</text:p>
          </table:table-cell>
          <table:table-cell table:formula="of:=[$'IU Intern Inventur'.B229]" office:value-type="string" office:string-value="Material" calcext:value-type="string">
            <text:p>Material</text:p>
          </table:table-cell>
          <table:table-cell table:formula="of:=[$'IU Intern Inventur'.C229]" office:value-type="string" office:string-value="Logistik" calcext:value-type="string">
            <text:p>Logistik</text:p>
          </table:table-cell>
          <table:table-cell table:formula="of:=[$'IU Intern Inventur'.D229]" office:value-type="string" office:string-value="Ameisenaufsatz" calcext:value-type="string">
            <text:p>Ameisenaufsatz</text:p>
          </table:table-cell>
          <table:table-cell table:formula="of:=[$'IU Intern Inventur'.E229]" office:value-type="string" office:string-value="Gelände" calcext:value-type="string">
            <text:p>Gelände</text:p>
          </table:table-cell>
          <table:table-cell table:formula="of:=[$'IU Intern Inventur'.F229]" office:value-type="float" office:value="1" calcext:value-type="float">
            <text:p>1</text:p>
          </table:table-cell>
          <table:table-cell table:formula="of:=[$'IU Intern Inventur'.G229]" office:value-type="string" office:string-value="Stück" calcext:value-type="string">
            <text:p>Stück</text:p>
          </table:table-cell>
          <table:table-cell table:formula="of:=[$'IU Intern Inventur'.H229]" office:value-type="float" office:value="0" calcext:value-type="float">
            <text:p>0</text:p>
          </table:table-cell>
          <table:table-cell/>
          <table:table-cell table:formula="of:=[.H232]" office:value-type="string" office:string-value="Stück" calcext:value-type="string">
            <text:p>Stück</text:p>
          </table:table-cell>
          <table:table-cell table:formula="of:=[.B232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0]" office:value-type="string" office:string-value="H" calcext:value-type="string">
            <text:p>H</text:p>
          </table:table-cell>
          <table:table-cell table:formula="of:=[$'IU Intern Inventur'.B230]" office:value-type="string" office:string-value="Campplan" calcext:value-type="string">
            <text:p>Campplan</text:p>
          </table:table-cell>
          <table:table-cell table:formula="of:=[$'IU Intern Inventur'.C230]" office:value-type="string" office:string-value="Müll" calcext:value-type="string">
            <text:p>Müll</text:p>
          </table:table-cell>
          <table:table-cell table:formula="of:=[$'IU Intern Inventur'.D230]" office:value-type="string" office:string-value="120l Müllsäcke" calcext:value-type="string">
            <text:p>120l Müllsäcke</text:p>
          </table:table-cell>
          <table:table-cell table:formula="of:=[$'IU Intern Inventur'.E230]" office:value-type="string" office:string-value="schwarz" calcext:value-type="string">
            <text:p>schwarz</text:p>
          </table:table-cell>
          <table:table-cell table:formula="of:=[$'IU Intern Inventur'.F230]" office:value-type="float" office:value="1" calcext:value-type="float">
            <text:p>1</text:p>
          </table:table-cell>
          <table:table-cell table:formula="of:=[$'IU Intern Inventur'.G230]" office:value-type="string" office:string-value="Kiste" calcext:value-type="string">
            <text:p>Kiste</text:p>
          </table:table-cell>
          <table:table-cell table:formula="of:=[$'IU Intern Inventur'.H230]" office:value-type="float" office:value="0" calcext:value-type="float">
            <text:p>0</text:p>
          </table:table-cell>
          <table:table-cell/>
          <table:table-cell table:formula="of:=[.H233]" office:value-type="string" office:string-value="Kiste" calcext:value-type="string">
            <text:p>Kiste</text:p>
          </table:table-cell>
          <table:table-cell table:formula="of:=[.B233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1]" office:value-type="string" office:string-value="H" calcext:value-type="string">
            <text:p>H</text:p>
          </table:table-cell>
          <table:table-cell table:formula="of:=[$'IU Intern Inventur'.B231]" office:value-type="string" office:string-value="Campplan" calcext:value-type="string">
            <text:p>Campplan</text:p>
          </table:table-cell>
          <table:table-cell table:formula="of:=[$'IU Intern Inventur'.C231]" office:value-type="string" office:string-value="Müll" calcext:value-type="string">
            <text:p>Müll</text:p>
          </table:table-cell>
          <table:table-cell table:formula="of:=[$'IU Intern Inventur'.D231]" office:value-type="string" office:string-value="120l Müllsäcke" calcext:value-type="string">
            <text:p>120l Müllsäcke</text:p>
          </table:table-cell>
          <table:table-cell table:formula="of:=[$'IU Intern Inventur'.E231]" office:value-type="string" office:string-value="gelb" calcext:value-type="string">
            <text:p>gelb</text:p>
          </table:table-cell>
          <table:table-cell table:formula="of:=[$'IU Intern Inventur'.F231]" office:value-type="float" office:value="1" calcext:value-type="float">
            <text:p>1</text:p>
          </table:table-cell>
          <table:table-cell table:formula="of:=[$'IU Intern Inventur'.G231]" office:value-type="string" office:string-value="Kiste" calcext:value-type="string">
            <text:p>Kiste</text:p>
          </table:table-cell>
          <table:table-cell table:formula="of:=[$'IU Intern Inventur'.H231]" office:value-type="float" office:value="0" calcext:value-type="float">
            <text:p>0</text:p>
          </table:table-cell>
          <table:table-cell/>
          <table:table-cell table:formula="of:=[.H234]" office:value-type="string" office:string-value="Kiste" calcext:value-type="string">
            <text:p>Kiste</text:p>
          </table:table-cell>
          <table:table-cell table:formula="of:=[.B234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2]" office:value-type="string" office:string-value="H" calcext:value-type="string">
            <text:p>H</text:p>
          </table:table-cell>
          <table:table-cell table:formula="of:=[$'IU Intern Inventur'.B232]" office:value-type="string" office:string-value="Campplan" calcext:value-type="string">
            <text:p>Campplan</text:p>
          </table:table-cell>
          <table:table-cell table:formula="of:=[$'IU Intern Inventur'.C232]" office:value-type="string" office:string-value="Müll" calcext:value-type="string">
            <text:p>Müll</text:p>
          </table:table-cell>
          <table:table-cell table:formula="of:=[$'IU Intern Inventur'.D232]" office:value-type="string" office:string-value="120l Müllsäcke" calcext:value-type="string">
            <text:p>120l Müllsäcke</text:p>
          </table:table-cell>
          <table:table-cell table:formula="of:=[$'IU Intern Inventur'.E232]" office:value-type="string" office:string-value="blau" calcext:value-type="string">
            <text:p>blau</text:p>
          </table:table-cell>
          <table:table-cell table:formula="of:=[$'IU Intern Inventur'.F232]" office:value-type="float" office:value="2" calcext:value-type="float">
            <text:p>2</text:p>
          </table:table-cell>
          <table:table-cell table:formula="of:=[$'IU Intern Inventur'.G232]" office:value-type="string" office:string-value="Kiste" calcext:value-type="string">
            <text:p>Kiste</text:p>
          </table:table-cell>
          <table:table-cell table:formula="of:=[$'IU Intern Inventur'.H232]" office:value-type="float" office:value="0" calcext:value-type="float">
            <text:p>0</text:p>
          </table:table-cell>
          <table:table-cell/>
          <table:table-cell table:formula="of:=[.H235]" office:value-type="string" office:string-value="Kiste" calcext:value-type="string">
            <text:p>Kiste</text:p>
          </table:table-cell>
          <table:table-cell table:formula="of:=[.B235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3]" office:value-type="string" office:string-value="H" calcext:value-type="string">
            <text:p>H</text:p>
          </table:table-cell>
          <table:table-cell table:formula="of:=[$'IU Intern Inventur'.B233]" office:value-type="string" office:string-value="Campplan" calcext:value-type="string">
            <text:p>Campplan</text:p>
          </table:table-cell>
          <table:table-cell table:formula="of:=[$'IU Intern Inventur'.C233]" office:value-type="string" office:string-value="Müll" calcext:value-type="string">
            <text:p>Müll</text:p>
          </table:table-cell>
          <table:table-cell table:formula="of:=[$'IU Intern Inventur'.D233]" office:value-type="string" office:string-value="Plastikeimer" calcext:value-type="string">
            <text:p>Plastikeimer</text:p>
          </table:table-cell>
          <table:table-cell table:formula="of:=[$'IU Intern Inventur'.E233]" office:value-type="string" office:string-value="45l" calcext:value-type="string">
            <text:p>45l</text:p>
          </table:table-cell>
          <table:table-cell table:formula="of:=[$'IU Intern Inventur'.F233]" office:value-type="float" office:value="11" calcext:value-type="float">
            <text:p>11</text:p>
          </table:table-cell>
          <table:table-cell table:formula="of:=[$'IU Intern Inventur'.G233]" office:value-type="string" office:string-value="Stück" calcext:value-type="string">
            <text:p>Stück</text:p>
          </table:table-cell>
          <table:table-cell table:formula="of:=[$'IU Intern Inventur'.H233]" office:value-type="float" office:value="0" calcext:value-type="float">
            <text:p>0</text:p>
          </table:table-cell>
          <table:table-cell/>
          <table:table-cell table:formula="of:=[.H236]" office:value-type="string" office:string-value="Stück" calcext:value-type="string">
            <text:p>Stück</text:p>
          </table:table-cell>
          <table:table-cell table:formula="of:=[.B236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4]" office:value-type="string" office:string-value="H" calcext:value-type="string">
            <text:p>H</text:p>
          </table:table-cell>
          <table:table-cell table:formula="of:=[$'IU Intern Inventur'.B234]" office:value-type="string" office:string-value="Campplan" calcext:value-type="string">
            <text:p>Campplan</text:p>
          </table:table-cell>
          <table:table-cell table:formula="of:=[$'IU Intern Inventur'.C234]" office:value-type="string" office:string-value="Müll" calcext:value-type="string">
            <text:p>Müll</text:p>
          </table:table-cell>
          <table:table-cell table:formula="of:=[$'IU Intern Inventur'.D234]" office:value-type="string" office:string-value="120l Müllsäcke" calcext:value-type="string">
            <text:p>120l Müllsäcke</text:p>
          </table:table-cell>
          <table:table-cell table:formula="of:=[$'IU Intern Inventur'.E234]" office:value-type="string" office:string-value="verschiedene" calcext:value-type="string">
            <text:p>verschiedene</text:p>
          </table:table-cell>
          <table:table-cell table:formula="of:=[$'IU Intern Inventur'.F234]" office:value-type="float" office:value="1" calcext:value-type="float">
            <text:p>1</text:p>
          </table:table-cell>
          <table:table-cell table:formula="of:=[$'IU Intern Inventur'.G234]" office:value-type="string" office:string-value="Kiste" calcext:value-type="string">
            <text:p>Kiste</text:p>
          </table:table-cell>
          <table:table-cell table:formula="of:=[$'IU Intern Inventur'.H234]" office:value-type="float" office:value="0" calcext:value-type="float">
            <text:p>0</text:p>
          </table:table-cell>
          <table:table-cell/>
          <table:table-cell table:formula="of:=[.H237]" office:value-type="string" office:string-value="Kiste" calcext:value-type="string">
            <text:p>Kiste</text:p>
          </table:table-cell>
          <table:table-cell table:formula="of:=[.B237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5]" office:value-type="string" office:string-value="H" calcext:value-type="string">
            <text:p>H</text:p>
          </table:table-cell>
          <table:table-cell table:formula="of:=[$'IU Intern Inventur'.B235]" office:value-type="string" office:string-value="Campplan" calcext:value-type="string">
            <text:p>Campplan</text:p>
          </table:table-cell>
          <table:table-cell table:formula="of:=[$'IU Intern Inventur'.C235]" office:value-type="string" office:string-value="Müll" calcext:value-type="string">
            <text:p>Müll</text:p>
          </table:table-cell>
          <table:table-cell table:formula="of:=[$'IU Intern Inventur'.D235]" office:value-type="string" office:string-value="Gummibänder" calcext:value-type="string">
            <text:p>Gummibänder</text:p>
          </table:table-cell>
          <table:table-cell table:formula="of:=[$'IU Intern Inventur'.E235]" office:value-type="float" office:value="0" calcext:value-type="float">
            <text:p>0</text:p>
          </table:table-cell>
          <table:table-cell table:formula="of:=[$'IU Intern Inventur'.F235]" office:value-type="float" office:value="1" calcext:value-type="float">
            <text:p>1</text:p>
          </table:table-cell>
          <table:table-cell table:formula="of:=[$'IU Intern Inventur'.G235]" office:value-type="string" office:string-value="Kiste" calcext:value-type="string">
            <text:p>Kiste</text:p>
          </table:table-cell>
          <table:table-cell table:formula="of:=[$'IU Intern Inventur'.H235]" office:value-type="float" office:value="0" calcext:value-type="float">
            <text:p>0</text:p>
          </table:table-cell>
          <table:table-cell/>
          <table:table-cell table:formula="of:=[.H238]" office:value-type="string" office:string-value="Kiste" calcext:value-type="string">
            <text:p>Kiste</text:p>
          </table:table-cell>
          <table:table-cell table:formula="of:=[.B238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6]" office:value-type="string" office:string-value="H" calcext:value-type="string">
            <text:p>H</text:p>
          </table:table-cell>
          <table:table-cell table:formula="of:=[$'IU Intern Inventur'.B236]" office:value-type="string" office:string-value="Campplan" calcext:value-type="string">
            <text:p>Campplan</text:p>
          </table:table-cell>
          <table:table-cell table:formula="of:=[$'IU Intern Inventur'.C236]" office:value-type="string" office:string-value="Müll" calcext:value-type="string">
            <text:p>Müll</text:p>
          </table:table-cell>
          <table:table-cell table:formula="of:=[$'IU Intern Inventur'.D236]" office:value-type="string" office:string-value="Bretter" calcext:value-type="string">
            <text:p>Bretter</text:p>
          </table:table-cell>
          <table:table-cell table:formula="of:=[$'IU Intern Inventur'.E236]" office:value-type="string" office:string-value="3/Müllstation" calcext:value-type="string">
            <text:p>3/Müllstation</text:p>
          </table:table-cell>
          <table:table-cell table:formula="of:=[$'IU Intern Inventur'.F236]" office:value-type="float" office:value="24" calcext:value-type="float">
            <text:p>24</text:p>
          </table:table-cell>
          <table:table-cell table:formula="of:=[$'IU Intern Inventur'.G236]" office:value-type="string" office:string-value="Stück" calcext:value-type="string">
            <text:p>Stück</text:p>
          </table:table-cell>
          <table:table-cell table:formula="of:=[$'IU Intern Inventur'.H236]" office:value-type="float" office:value="0" calcext:value-type="float">
            <text:p>0</text:p>
          </table:table-cell>
          <table:table-cell/>
          <table:table-cell table:formula="of:=[.H239]" office:value-type="string" office:string-value="Stück" calcext:value-type="string">
            <text:p>Stück</text:p>
          </table:table-cell>
          <table:table-cell table:formula="of:=[.B239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7]" office:value-type="string" office:string-value="H" calcext:value-type="string">
            <text:p>H</text:p>
          </table:table-cell>
          <table:table-cell table:formula="of:=[$'IU Intern Inventur'.B237]" office:value-type="string" office:string-value="Campplan" calcext:value-type="string">
            <text:p>Campplan</text:p>
          </table:table-cell>
          <table:table-cell table:formula="of:=[$'IU Intern Inventur'.C237]" office:value-type="string" office:string-value="Müll" calcext:value-type="string">
            <text:p>Müll</text:p>
          </table:table-cell>
          <table:table-cell table:formula="of:=[$'IU Intern Inventur'.D237]" office:value-type="string" office:string-value="Blechringe" calcext:value-type="string">
            <text:p>Blechringe</text:p>
          </table:table-cell>
          <table:table-cell table:formula="of:=[$'IU Intern Inventur'.E237]" office:value-type="string" office:string-value="6/Müllstation" calcext:value-type="string">
            <text:p>6/Müllstation</text:p>
          </table:table-cell>
          <table:table-cell table:formula="of:=[$'IU Intern Inventur'.F237]" office:value-type="float" office:value="48" calcext:value-type="float">
            <text:p>48</text:p>
          </table:table-cell>
          <table:table-cell table:formula="of:=[$'IU Intern Inventur'.G237]" office:value-type="string" office:string-value="Stück" calcext:value-type="string">
            <text:p>Stück</text:p>
          </table:table-cell>
          <table:table-cell table:formula="of:=[$'IU Intern Inventur'.H237]" office:value-type="float" office:value="0" calcext:value-type="float">
            <text:p>0</text:p>
          </table:table-cell>
          <table:table-cell/>
          <table:table-cell table:formula="of:=[.H240]" office:value-type="string" office:string-value="Stück" calcext:value-type="string">
            <text:p>Stück</text:p>
          </table:table-cell>
          <table:table-cell table:formula="of:=[.B240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8]" office:value-type="string" office:string-value="H" calcext:value-type="string">
            <text:p>H</text:p>
          </table:table-cell>
          <table:table-cell table:formula="of:=[$'IU Intern Inventur'.B238]" office:value-type="string" office:string-value="Campplan" calcext:value-type="string">
            <text:p>Campplan</text:p>
          </table:table-cell>
          <table:table-cell table:formula="of:=[$'IU Intern Inventur'.C238]" office:value-type="string" office:string-value="Müll" calcext:value-type="string">
            <text:p>Müll</text:p>
          </table:table-cell>
          <table:table-cell table:formula="of:=[$'IU Intern Inventur'.D238]" office:value-type="string" office:string-value="Pappdeckel" calcext:value-type="string">
            <text:p>Pappdeckel</text:p>
          </table:table-cell>
          <table:table-cell table:formula="of:=[$'IU Intern Inventur'.E238]" office:value-type="string" office:string-value="schwarz" calcext:value-type="string">
            <text:p>schwarz</text:p>
          </table:table-cell>
          <table:table-cell table:formula="of:=[$'IU Intern Inventur'.F238]" office:value-type="float" office:value="7" calcext:value-type="float">
            <text:p>7</text:p>
          </table:table-cell>
          <table:table-cell table:formula="of:=[$'IU Intern Inventur'.G238]" office:value-type="string" office:string-value="Stück" calcext:value-type="string">
            <text:p>Stück</text:p>
          </table:table-cell>
          <table:table-cell table:formula="of:=[$'IU Intern Inventur'.H238]" office:value-type="float" office:value="0" calcext:value-type="float">
            <text:p>0</text:p>
          </table:table-cell>
          <table:table-cell/>
          <table:table-cell table:formula="of:=[.H241]" office:value-type="string" office:string-value="Stück" calcext:value-type="string">
            <text:p>Stück</text:p>
          </table:table-cell>
          <table:table-cell table:formula="of:=[.B241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39]" office:value-type="string" office:string-value="H" calcext:value-type="string">
            <text:p>H</text:p>
          </table:table-cell>
          <table:table-cell table:formula="of:=[$'IU Intern Inventur'.B239]" office:value-type="string" office:string-value="Campplan" calcext:value-type="string">
            <text:p>Campplan</text:p>
          </table:table-cell>
          <table:table-cell table:formula="of:=[$'IU Intern Inventur'.C239]" office:value-type="string" office:string-value="Müll" calcext:value-type="string">
            <text:p>Müll</text:p>
          </table:table-cell>
          <table:table-cell table:formula="of:=[$'IU Intern Inventur'.D239]" office:value-type="string" office:string-value="Pappdeckel" calcext:value-type="string">
            <text:p>Pappdeckel</text:p>
          </table:table-cell>
          <table:table-cell table:formula="of:=[$'IU Intern Inventur'.E239]" office:value-type="string" office:string-value="blau" calcext:value-type="string">
            <text:p>blau</text:p>
          </table:table-cell>
          <table:table-cell table:formula="of:=[$'IU Intern Inventur'.F239]" office:value-type="float" office:value="7" calcext:value-type="float">
            <text:p>7</text:p>
          </table:table-cell>
          <table:table-cell table:formula="of:=[$'IU Intern Inventur'.G239]" office:value-type="string" office:string-value="Stück" calcext:value-type="string">
            <text:p>Stück</text:p>
          </table:table-cell>
          <table:table-cell table:formula="of:=[$'IU Intern Inventur'.H239]" office:value-type="float" office:value="0" calcext:value-type="float">
            <text:p>0</text:p>
          </table:table-cell>
          <table:table-cell/>
          <table:table-cell table:formula="of:=[.H242]" office:value-type="string" office:string-value="Stück" calcext:value-type="string">
            <text:p>Stück</text:p>
          </table:table-cell>
          <table:table-cell table:formula="of:=[.B242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0]" office:value-type="string" office:string-value="H" calcext:value-type="string">
            <text:p>H</text:p>
          </table:table-cell>
          <table:table-cell table:formula="of:=[$'IU Intern Inventur'.B240]" office:value-type="string" office:string-value="Campplan" calcext:value-type="string">
            <text:p>Campplan</text:p>
          </table:table-cell>
          <table:table-cell table:formula="of:=[$'IU Intern Inventur'.C240]" office:value-type="string" office:string-value="Müll" calcext:value-type="string">
            <text:p>Müll</text:p>
          </table:table-cell>
          <table:table-cell table:formula="of:=[$'IU Intern Inventur'.D240]" office:value-type="string" office:string-value="Pappdeckel" calcext:value-type="string">
            <text:p>Pappdeckel</text:p>
          </table:table-cell>
          <table:table-cell table:style-name="ce24" table:formula="of:=[$'IU Intern Inventur'.E240]" office:value-type="string" office:string-value="gelb" calcext:value-type="string">
            <text:p>gelb</text:p>
          </table:table-cell>
          <table:table-cell table:formula="of:=[$'IU Intern Inventur'.F240]" office:value-type="float" office:value="6" calcext:value-type="float">
            <text:p>6</text:p>
          </table:table-cell>
          <table:table-cell table:formula="of:=[$'IU Intern Inventur'.G240]" office:value-type="string" office:string-value="Stück" calcext:value-type="string">
            <text:p>Stück</text:p>
          </table:table-cell>
          <table:table-cell table:formula="of:=[$'IU Intern Inventur'.H240]" office:value-type="float" office:value="0" calcext:value-type="float">
            <text:p>0</text:p>
          </table:table-cell>
          <table:table-cell/>
          <table:table-cell table:formula="of:=[.H243]" office:value-type="string" office:string-value="Stück" calcext:value-type="string">
            <text:p>Stück</text:p>
          </table:table-cell>
          <table:table-cell table:formula="of:=[.B243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1]" office:value-type="string" office:string-value="H" calcext:value-type="string">
            <text:p>H</text:p>
          </table:table-cell>
          <table:table-cell table:formula="of:=[$'IU Intern Inventur'.B241]" office:value-type="string" office:string-value="Campplan" calcext:value-type="string">
            <text:p>Campplan</text:p>
          </table:table-cell>
          <table:table-cell table:formula="of:=[$'IU Intern Inventur'.C241]" office:value-type="string" office:string-value="Müll" calcext:value-type="string">
            <text:p>Müll</text:p>
          </table:table-cell>
          <table:table-cell table:formula="of:=[$'IU Intern Inventur'.D241]" office:value-type="string" office:string-value="Latten " calcext:value-type="string">
            <text:p>Latten </text:p>
          </table:table-cell>
          <table:table-cell table:formula="of:=[$'IU Intern Inventur'.E241]" office:value-type="string" office:string-value="3/Müllstation" calcext:value-type="string">
            <text:p>3/Müllstation</text:p>
          </table:table-cell>
          <table:table-cell table:formula="of:=[$'IU Intern Inventur'.F241]" office:value-type="float" office:value="24" calcext:value-type="float">
            <text:p>24</text:p>
          </table:table-cell>
          <table:table-cell table:formula="of:=[$'IU Intern Inventur'.G241]" office:value-type="string" office:string-value="Stück" calcext:value-type="string">
            <text:p>Stück</text:p>
          </table:table-cell>
          <table:table-cell table:formula="of:=[$'IU Intern Inventur'.H241]" office:value-type="float" office:value="0" calcext:value-type="float">
            <text:p>0</text:p>
          </table:table-cell>
          <table:table-cell/>
          <table:table-cell table:formula="of:=[.H244]" office:value-type="string" office:string-value="Stück" calcext:value-type="string">
            <text:p>Stück</text:p>
          </table:table-cell>
          <table:table-cell table:formula="of:=[.B244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2]" office:value-type="string" office:string-value="A" calcext:value-type="string">
            <text:p>A</text:p>
          </table:table-cell>
          <table:table-cell table:formula="of:=[$'IU Intern Inventur'.B242]" office:value-type="string" office:string-value="Strukturen" calcext:value-type="string">
            <text:p>Strukturen</text:p>
          </table:table-cell>
          <table:table-cell table:formula="of:=[$'IU Intern Inventur'.C242]" office:value-type="string" office:string-value="Orga" calcext:value-type="string">
            <text:p>Orga</text:p>
          </table:table-cell>
          <table:table-cell table:formula="of:=[$'IU Intern Inventur'.D242]" office:value-type="string" office:string-value="Drucker" calcext:value-type="string">
            <text:p>Drucker</text:p>
          </table:table-cell>
          <table:table-cell table:formula="of:=[$'IU Intern Inventur'.E242]" office:value-type="string" office:string-value="Gerät" calcext:value-type="string">
            <text:p>Gerät</text:p>
          </table:table-cell>
          <table:table-cell table:formula="of:=[$'IU Intern Inventur'.F242]" office:value-type="float" office:value="2" calcext:value-type="float">
            <text:p>2</text:p>
          </table:table-cell>
          <table:table-cell table:formula="of:=[$'IU Intern Inventur'.G242]" office:value-type="string" office:string-value="Kiste" calcext:value-type="string">
            <text:p>Kiste</text:p>
          </table:table-cell>
          <table:table-cell table:formula="of:=[$'IU Intern Inventur'.H242]" office:value-type="float" office:value="0" calcext:value-type="float">
            <text:p>0</text:p>
          </table:table-cell>
          <table:table-cell/>
          <table:table-cell table:formula="of:=[.H245]" office:value-type="string" office:string-value="Kiste" calcext:value-type="string">
            <text:p>Kiste</text:p>
          </table:table-cell>
          <table:table-cell table:formula="of:=[.B245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3]" office:value-type="string" office:string-value="A" calcext:value-type="string">
            <text:p>A</text:p>
          </table:table-cell>
          <table:table-cell table:formula="of:=[$'IU Intern Inventur'.B243]" office:value-type="string" office:string-value="Strukturen" calcext:value-type="string">
            <text:p>Strukturen</text:p>
          </table:table-cell>
          <table:table-cell table:formula="of:=[$'IU Intern Inventur'.C243]" office:value-type="string" office:string-value="Orga" calcext:value-type="string">
            <text:p>Orga</text:p>
          </table:table-cell>
          <table:table-cell table:formula="of:=[$'IU Intern Inventur'.D243]" office:value-type="string" office:string-value="Drucker" calcext:value-type="string">
            <text:p>Drucker</text:p>
          </table:table-cell>
          <table:table-cell table:style-name="ce24" table:formula="of:=[$'IU Intern Inventur'.E243]" office:value-type="string" office:string-value="Papier" calcext:value-type="string">
            <text:p>Papier</text:p>
          </table:table-cell>
          <table:table-cell table:formula="of:=[$'IU Intern Inventur'.F243]" office:value-type="float" office:value="1" calcext:value-type="float">
            <text:p>1</text:p>
          </table:table-cell>
          <table:table-cell table:formula="of:=[$'IU Intern Inventur'.G243]" office:value-type="string" office:string-value="Kiste" calcext:value-type="string">
            <text:p>Kiste</text:p>
          </table:table-cell>
          <table:table-cell table:formula="of:=[$'IU Intern Inventur'.H243]" office:value-type="float" office:value="0" calcext:value-type="float">
            <text:p>0</text:p>
          </table:table-cell>
          <table:table-cell/>
          <table:table-cell table:formula="of:=[.H246]" office:value-type="string" office:string-value="Kiste" calcext:value-type="string">
            <text:p>Kiste</text:p>
          </table:table-cell>
          <table:table-cell table:formula="of:=[.B246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4]" office:value-type="string" office:string-value="A" calcext:value-type="string">
            <text:p>A</text:p>
          </table:table-cell>
          <table:table-cell table:formula="of:=[$'IU Intern Inventur'.B244]" office:value-type="string" office:string-value="Strukturen" calcext:value-type="string">
            <text:p>Strukturen</text:p>
          </table:table-cell>
          <table:table-cell table:formula="of:=[$'IU Intern Inventur'.C244]" office:value-type="string" office:string-value="Orga" calcext:value-type="string">
            <text:p>Orga</text:p>
          </table:table-cell>
          <table:table-cell table:formula="of:=[$'IU Intern Inventur'.D244]" office:value-type="string" office:string-value="Vorhängeschlösser" calcext:value-type="string">
            <text:p>Vorhängeschlösser</text:p>
          </table:table-cell>
          <table:table-cell table:formula="of:=[$'IU Intern Inventur'.E244]" office:value-type="float" office:value="0" calcext:value-type="float">
            <text:p>0</text:p>
          </table:table-cell>
          <table:table-cell table:formula="of:=[$'IU Intern Inventur'.F244]" office:value-type="float" office:value="1" calcext:value-type="float">
            <text:p>1</text:p>
          </table:table-cell>
          <table:table-cell table:formula="of:=[$'IU Intern Inventur'.G244]" office:value-type="string" office:string-value="Kiste" calcext:value-type="string">
            <text:p>Kiste</text:p>
          </table:table-cell>
          <table:table-cell table:formula="of:=[$'IU Intern Inventur'.H244]" office:value-type="float" office:value="0" calcext:value-type="float">
            <text:p>0</text:p>
          </table:table-cell>
          <table:table-cell/>
          <table:table-cell table:formula="of:=[.H247]" office:value-type="string" office:string-value="Kiste" calcext:value-type="string">
            <text:p>Kiste</text:p>
          </table:table-cell>
          <table:table-cell table:formula="of:=[.B247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5]" office:value-type="string" office:string-value="A" calcext:value-type="string">
            <text:p>A</text:p>
          </table:table-cell>
          <table:table-cell table:formula="of:=[$'IU Intern Inventur'.B245]" office:value-type="string" office:string-value="Strukturen" calcext:value-type="string">
            <text:p>Strukturen</text:p>
          </table:table-cell>
          <table:table-cell table:formula="of:=[$'IU Intern Inventur'.C245]" office:value-type="string" office:string-value="Orga" calcext:value-type="string">
            <text:p>Orga</text:p>
          </table:table-cell>
          <table:table-cell table:formula="of:=[$'IU Intern Inventur'.D245]" office:value-type="string" office:string-value="Archiv" calcext:value-type="string">
            <text:p>Archiv</text:p>
          </table:table-cell>
          <table:table-cell table:formula="of:=[$'IU Intern Inventur'.E245]" office:value-type="string" office:string-value="Zines &amp; Co" calcext:value-type="string">
            <text:p>Zines &amp; Co</text:p>
          </table:table-cell>
          <table:table-cell table:formula="of:=[$'IU Intern Inventur'.F245]" office:value-type="float" office:value="1" calcext:value-type="float">
            <text:p>1</text:p>
          </table:table-cell>
          <table:table-cell table:formula="of:=[$'IU Intern Inventur'.G245]" office:value-type="string" office:string-value="Kiste" calcext:value-type="string">
            <text:p>Kiste</text:p>
          </table:table-cell>
          <table:table-cell table:formula="of:=[$'IU Intern Inventur'.H245]" office:value-type="float" office:value="0" calcext:value-type="float">
            <text:p>0</text:p>
          </table:table-cell>
          <table:table-cell/>
          <table:table-cell table:formula="of:=[.H248]" office:value-type="string" office:string-value="Kiste" calcext:value-type="string">
            <text:p>Kiste</text:p>
          </table:table-cell>
          <table:table-cell table:formula="of:=[.B248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6]" office:value-type="string" office:string-value="A" calcext:value-type="string">
            <text:p>A</text:p>
          </table:table-cell>
          <table:table-cell table:formula="of:=[$'IU Intern Inventur'.B246]" office:value-type="string" office:string-value="Strukturen" calcext:value-type="string">
            <text:p>Strukturen</text:p>
          </table:table-cell>
          <table:table-cell table:formula="of:=[$'IU Intern Inventur'.C246]" office:value-type="string" office:string-value="Orga" calcext:value-type="string">
            <text:p>Orga</text:p>
          </table:table-cell>
          <table:table-cell table:formula="of:=[$'IU Intern Inventur'.D246]" office:value-type="string" office:string-value="Megafone" calcext:value-type="string">
            <text:p>Megafone</text:p>
          </table:table-cell>
          <table:table-cell table:formula="of:=[$'IU Intern Inventur'.E246]" office:value-type="float" office:value="0" calcext:value-type="float">
            <text:p>0</text:p>
          </table:table-cell>
          <table:table-cell table:formula="of:=[$'IU Intern Inventur'.F246]" office:value-type="float" office:value="1" calcext:value-type="float">
            <text:p>1</text:p>
          </table:table-cell>
          <table:table-cell table:formula="of:=[$'IU Intern Inventur'.G246]" office:value-type="string" office:string-value="Kiste" calcext:value-type="string">
            <text:p>Kiste</text:p>
          </table:table-cell>
          <table:table-cell table:formula="of:=[$'IU Intern Inventur'.H246]" office:value-type="float" office:value="0" calcext:value-type="float">
            <text:p>0</text:p>
          </table:table-cell>
          <table:table-cell/>
          <table:table-cell table:formula="of:=[.H249]" office:value-type="string" office:string-value="Kiste" calcext:value-type="string">
            <text:p>Kiste</text:p>
          </table:table-cell>
          <table:table-cell table:formula="of:=[.B249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7]" office:value-type="string" office:string-value="A" calcext:value-type="string">
            <text:p>A</text:p>
          </table:table-cell>
          <table:table-cell table:formula="of:=[$'IU Intern Inventur'.B247]" office:value-type="string" office:string-value="Strukturen" calcext:value-type="string">
            <text:p>Strukturen</text:p>
          </table:table-cell>
          <table:table-cell table:formula="of:=[$'IU Intern Inventur'.C247]" office:value-type="string" office:string-value="Orga" calcext:value-type="string">
            <text:p>Orga</text:p>
          </table:table-cell>
          <table:table-cell table:formula="of:=[$'IU Intern Inventur'.D247]" office:value-type="string" office:string-value="Infomaterial" calcext:value-type="string">
            <text:p>Infomaterial</text:p>
          </table:table-cell>
          <table:table-cell table:formula="of:=[$'IU Intern Inventur'.E247]" office:value-type="string" office:string-value="+ Spendenbox" calcext:value-type="string">
            <text:p>+ Spendenbox</text:p>
          </table:table-cell>
          <table:table-cell table:formula="of:=[$'IU Intern Inventur'.F247]" office:value-type="float" office:value="1" calcext:value-type="float">
            <text:p>1</text:p>
          </table:table-cell>
          <table:table-cell table:formula="of:=[$'IU Intern Inventur'.G247]" office:value-type="string" office:string-value="Kiste" calcext:value-type="string">
            <text:p>Kiste</text:p>
          </table:table-cell>
          <table:table-cell table:formula="of:=[$'IU Intern Inventur'.H247]" office:value-type="float" office:value="0" calcext:value-type="float">
            <text:p>0</text:p>
          </table:table-cell>
          <table:table-cell/>
          <table:table-cell table:formula="of:=[.H250]" office:value-type="string" office:string-value="Kiste" calcext:value-type="string">
            <text:p>Kiste</text:p>
          </table:table-cell>
          <table:table-cell table:formula="of:=[.B250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8]" office:value-type="string" office:string-value="A" calcext:value-type="string">
            <text:p>A</text:p>
          </table:table-cell>
          <table:table-cell table:formula="of:=[$'IU Intern Inventur'.B248]" office:value-type="string" office:string-value="Strukturen" calcext:value-type="string">
            <text:p>Strukturen</text:p>
          </table:table-cell>
          <table:table-cell table:formula="of:=[$'IU Intern Inventur'.C248]" office:value-type="string" office:string-value="Orga" calcext:value-type="string">
            <text:p>Orga</text:p>
          </table:table-cell>
          <table:table-cell table:formula="of:=[$'IU Intern Inventur'.D248]" office:value-type="string" office:string-value="Ordner" calcext:value-type="string">
            <text:p>Ordner</text:p>
          </table:table-cell>
          <table:table-cell table:formula="of:=[$'IU Intern Inventur'.E248]" office:value-type="float" office:value="0" calcext:value-type="float">
            <text:p>0</text:p>
          </table:table-cell>
          <table:table-cell table:formula="of:=[$'IU Intern Inventur'.F248]" office:value-type="float" office:value="1" calcext:value-type="float">
            <text:p>1</text:p>
          </table:table-cell>
          <table:table-cell table:formula="of:=[$'IU Intern Inventur'.G248]" office:value-type="string" office:string-value="Kiste" calcext:value-type="string">
            <text:p>Kiste</text:p>
          </table:table-cell>
          <table:table-cell table:formula="of:=[$'IU Intern Inventur'.H248]" office:value-type="float" office:value="0" calcext:value-type="float">
            <text:p>0</text:p>
          </table:table-cell>
          <table:table-cell/>
          <table:table-cell table:formula="of:=[.H251]" office:value-type="string" office:string-value="Kiste" calcext:value-type="string">
            <text:p>Kiste</text:p>
          </table:table-cell>
          <table:table-cell table:formula="of:=[.B251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49]" office:value-type="string" office:string-value="A" calcext:value-type="string">
            <text:p>A</text:p>
          </table:table-cell>
          <table:table-cell table:formula="of:=[$'IU Intern Inventur'.B249]" office:value-type="string" office:string-value="Strukturen" calcext:value-type="string">
            <text:p>Strukturen</text:p>
          </table:table-cell>
          <table:table-cell table:formula="of:=[$'IU Intern Inventur'.C249]" office:value-type="string" office:string-value="Orga" calcext:value-type="string">
            <text:p>Orga</text:p>
          </table:table-cell>
          <table:table-cell table:formula="of:=[$'IU Intern Inventur'.D249]" office:value-type="string" office:string-value="Spendenbarometer" calcext:value-type="string">
            <text:p>Spendenbarometer</text:p>
          </table:table-cell>
          <table:table-cell table:formula="of:=[$'IU Intern Inventur'.E249]" office:value-type="string" office:string-value="HolzBrett" calcext:value-type="string">
            <text:p>HolzBrett</text:p>
          </table:table-cell>
          <table:table-cell table:formula="of:=[$'IU Intern Inventur'.F249]" office:value-type="float" office:value="1" calcext:value-type="float">
            <text:p>1</text:p>
          </table:table-cell>
          <table:table-cell table:formula="of:=[$'IU Intern Inventur'.G249]" office:value-type="string" office:string-value="Stück" calcext:value-type="string">
            <text:p>Stück</text:p>
          </table:table-cell>
          <table:table-cell table:formula="of:=[$'IU Intern Inventur'.H249]" office:value-type="float" office:value="0" calcext:value-type="float">
            <text:p>0</text:p>
          </table:table-cell>
          <table:table-cell/>
          <table:table-cell table:formula="of:=[.H252]" office:value-type="string" office:string-value="Stück" calcext:value-type="string">
            <text:p>Stück</text:p>
          </table:table-cell>
          <table:table-cell table:formula="of:=[.B252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0]" office:value-type="string" office:string-value="A" calcext:value-type="string">
            <text:p>A</text:p>
          </table:table-cell>
          <table:table-cell table:formula="of:=[$'IU Intern Inventur'.B250]" office:value-type="string" office:string-value="Strukturen" calcext:value-type="string">
            <text:p>Strukturen</text:p>
          </table:table-cell>
          <table:table-cell table:formula="of:=[$'IU Intern Inventur'.C248]" office:value-type="string" office:string-value="Orga" calcext:value-type="string">
            <text:p>Orga</text:p>
          </table:table-cell>
          <table:table-cell table:formula="of:=[$'IU Intern Inventur'.D250]" office:value-type="string" office:string-value="Flipchartpapier" calcext:value-type="string">
            <text:p>Flipchartpapier</text:p>
          </table:table-cell>
          <table:table-cell table:formula="of:=[$'IU Intern Inventur'.E250]" office:value-type="string" office:string-value="DIN A2" calcext:value-type="string">
            <text:p>DIN A2</text:p>
          </table:table-cell>
          <table:table-cell table:formula="of:=[$'IU Intern Inventur'.F250]" office:value-type="float" office:value="1" calcext:value-type="float">
            <text:p>1</text:p>
          </table:table-cell>
          <table:table-cell table:formula="of:=[$'IU Intern Inventur'.G250]" office:value-type="string" office:string-value="Kiste" calcext:value-type="string">
            <text:p>Kiste</text:p>
          </table:table-cell>
          <table:table-cell table:formula="of:=[$'IU Intern Inventur'.H250]" office:value-type="float" office:value="0" calcext:value-type="float">
            <text:p>0</text:p>
          </table:table-cell>
          <table:table-cell/>
          <table:table-cell table:formula="of:=[.H253]" office:value-type="string" office:string-value="Kiste" calcext:value-type="string">
            <text:p>Kiste</text:p>
          </table:table-cell>
          <table:table-cell table:formula="of:=[.B253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1]" office:value-type="string" office:string-value="A" calcext:value-type="string">
            <text:p>A</text:p>
          </table:table-cell>
          <table:table-cell table:formula="of:=[$'IU Intern Inventur'.B251]" office:value-type="string" office:string-value="Strukturen" calcext:value-type="string">
            <text:p>Strukturen</text:p>
          </table:table-cell>
          <table:table-cell table:formula="of:=[$'IU Intern Inventur'.C249]" office:value-type="string" office:string-value="Orga" calcext:value-type="string">
            <text:p>Orga</text:p>
          </table:table-cell>
          <table:table-cell table:formula="of:=[$'IU Intern Inventur'.D251]" office:value-type="string" office:string-value="Modikarten" calcext:value-type="string">
            <text:p>Modikarten</text:p>
          </table:table-cell>
          <table:table-cell table:style-name="ce24" table:formula="of:=[$'IU Intern Inventur'.E251]" office:value-type="string" office:string-value="+ A4 Folie" calcext:value-type="string">
            <text:p>+ A4 Folie</text:p>
          </table:table-cell>
          <table:table-cell table:formula="of:=[$'IU Intern Inventur'.F251]" office:value-type="float" office:value="1" calcext:value-type="float">
            <text:p>1</text:p>
          </table:table-cell>
          <table:table-cell table:formula="of:=[$'IU Intern Inventur'.G251]" office:value-type="string" office:string-value="Kiste" calcext:value-type="string">
            <text:p>Kiste</text:p>
          </table:table-cell>
          <table:table-cell table:formula="of:=[$'IU Intern Inventur'.H251]" office:value-type="float" office:value="0" calcext:value-type="float">
            <text:p>0</text:p>
          </table:table-cell>
          <table:table-cell/>
          <table:table-cell table:formula="of:=[.H254]" office:value-type="string" office:string-value="Kiste" calcext:value-type="string">
            <text:p>Kiste</text:p>
          </table:table-cell>
          <table:table-cell table:formula="of:=[.B254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2]" office:value-type="string" office:string-value="A" calcext:value-type="string">
            <text:p>A</text:p>
          </table:table-cell>
          <table:table-cell table:formula="of:=[$'IU Intern Inventur'.B252]" office:value-type="string" office:string-value="Strukturen" calcext:value-type="string">
            <text:p>Strukturen</text:p>
          </table:table-cell>
          <table:table-cell table:formula="of:=[$'IU Intern Inventur'.C250]" office:value-type="string" office:string-value="Orga" calcext:value-type="string">
            <text:p>Orga</text:p>
          </table:table-cell>
          <table:table-cell table:formula="of:=[$'IU Intern Inventur'.D252]" office:value-type="string" office:string-value="Pins, Eddings" calcext:value-type="string">
            <text:p>Pins, Eddings</text:p>
          </table:table-cell>
          <table:table-cell table:formula="of:=[$'IU Intern Inventur'.E252]" office:value-type="string" office:string-value="+ Klammern" calcext:value-type="string">
            <text:p>+ Klammern</text:p>
          </table:table-cell>
          <table:table-cell table:formula="of:=[$'IU Intern Inventur'.F252]" office:value-type="float" office:value="1" calcext:value-type="float">
            <text:p>1</text:p>
          </table:table-cell>
          <table:table-cell table:formula="of:=[$'IU Intern Inventur'.G252]" office:value-type="string" office:string-value="Kiste" calcext:value-type="string">
            <text:p>Kiste</text:p>
          </table:table-cell>
          <table:table-cell table:formula="of:=[$'IU Intern Inventur'.H252]" office:value-type="float" office:value="0" calcext:value-type="float">
            <text:p>0</text:p>
          </table:table-cell>
          <table:table-cell/>
          <table:table-cell table:formula="of:=[.H255]" office:value-type="string" office:string-value="Kiste" calcext:value-type="string">
            <text:p>Kiste</text:p>
          </table:table-cell>
          <table:table-cell table:formula="of:=[.B255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3]" office:value-type="string" office:string-value="L" calcext:value-type="string">
            <text:p>L</text:p>
          </table:table-cell>
          <table:table-cell table:formula="of:=[$'IU Intern Inventur'.B253]" office:value-type="string" office:string-value="Campplan" calcext:value-type="string">
            <text:p>Campplan</text:p>
          </table:table-cell>
          <table:table-cell table:formula="of:=[$'IU Intern Inventur'.C253]" office:value-type="string" office:string-value="Möbel" calcext:value-type="string">
            <text:p>Möbel</text:p>
          </table:table-cell>
          <table:table-cell table:formula="of:=[$'IU Intern Inventur'.D253]" office:value-type="string" office:string-value="Camping-Stühle" calcext:value-type="string">
            <text:p>Camping-Stühle</text:p>
          </table:table-cell>
          <table:table-cell table:style-name="ce24" table:formula="of:=[$'IU Intern Inventur'.E253]" office:value-type="string" office:string-value="+ 1 Tische" calcext:value-type="string">
            <text:p>+ 1 Tische</text:p>
          </table:table-cell>
          <table:table-cell table:formula="of:=[$'IU Intern Inventur'.F253]" office:value-type="float" office:value="10" calcext:value-type="float">
            <text:p>10</text:p>
          </table:table-cell>
          <table:table-cell table:formula="of:=[$'IU Intern Inventur'.G253]" office:value-type="string" office:string-value="Stück" calcext:value-type="string">
            <text:p>Stück</text:p>
          </table:table-cell>
          <table:table-cell table:formula="of:=[$'IU Intern Inventur'.H253]" office:value-type="float" office:value="0" calcext:value-type="float">
            <text:p>0</text:p>
          </table:table-cell>
          <table:table-cell/>
          <table:table-cell table:formula="of:=[.H256]" office:value-type="string" office:string-value="Stück" calcext:value-type="string">
            <text:p>Stück</text:p>
          </table:table-cell>
          <table:table-cell table:formula="of:=[.B256]" office:value-type="string" office:string-value="L" calcext:value-type="string">
            <text:p>L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4]" office:value-type="string" office:string-value="H" calcext:value-type="string">
            <text:p>H</text:p>
          </table:table-cell>
          <table:table-cell table:formula="of:=[$'IU Intern Inventur'.B254]" office:value-type="string" office:string-value="Campplan" calcext:value-type="string">
            <text:p>Campplan</text:p>
          </table:table-cell>
          <table:table-cell table:formula="of:=[$'IU Intern Inventur'.C254]" office:value-type="string" office:string-value="Müll" calcext:value-type="string">
            <text:p>Müll</text:p>
          </table:table-cell>
          <table:table-cell table:formula="of:=[$'IU Intern Inventur'.D254]" office:value-type="string" office:string-value="Plastikdeckel" calcext:value-type="string">
            <text:p>Plastikdeckel</text:p>
          </table:table-cell>
          <table:table-cell table:formula="of:=[$'IU Intern Inventur'.E254]" office:value-type="string" office:string-value="blau" calcext:value-type="string">
            <text:p>blau</text:p>
          </table:table-cell>
          <table:table-cell table:formula="of:=[$'IU Intern Inventur'.F254]" office:value-type="float" office:value="5" calcext:value-type="float">
            <text:p>5</text:p>
          </table:table-cell>
          <table:table-cell table:formula="of:=[$'IU Intern Inventur'.G254]" office:value-type="string" office:string-value="Stück" calcext:value-type="string">
            <text:p>Stück</text:p>
          </table:table-cell>
          <table:table-cell table:formula="of:=[$'IU Intern Inventur'.H254]" office:value-type="float" office:value="0" calcext:value-type="float">
            <text:p>0</text:p>
          </table:table-cell>
          <table:table-cell/>
          <table:table-cell table:formula="of:=[.H257]" office:value-type="string" office:string-value="Stück" calcext:value-type="string">
            <text:p>Stück</text:p>
          </table:table-cell>
          <table:table-cell table:formula="of:=[.B257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5]" office:value-type="string" office:string-value="H" calcext:value-type="string">
            <text:p>H</text:p>
          </table:table-cell>
          <table:table-cell table:formula="of:=[$'IU Intern Inventur'.B255]" office:value-type="string" office:string-value="Campplan" calcext:value-type="string">
            <text:p>Campplan</text:p>
          </table:table-cell>
          <table:table-cell table:formula="of:=[$'IU Intern Inventur'.C255]" office:value-type="string" office:string-value="Müll" calcext:value-type="string">
            <text:p>Müll</text:p>
          </table:table-cell>
          <table:table-cell table:formula="of:=[$'IU Intern Inventur'.D255]" office:value-type="string" office:string-value="Plastikdeckel" calcext:value-type="string">
            <text:p>Plastikdeckel</text:p>
          </table:table-cell>
          <table:table-cell table:formula="of:=[$'IU Intern Inventur'.E255]" office:value-type="string" office:string-value="gelb" calcext:value-type="string">
            <text:p>gelb</text:p>
          </table:table-cell>
          <table:table-cell table:formula="of:=[$'IU Intern Inventur'.F255]" office:value-type="float" office:value="5" calcext:value-type="float">
            <text:p>5</text:p>
          </table:table-cell>
          <table:table-cell table:formula="of:=[$'IU Intern Inventur'.G255]" office:value-type="string" office:string-value="Stück" calcext:value-type="string">
            <text:p>Stück</text:p>
          </table:table-cell>
          <table:table-cell table:formula="of:=[$'IU Intern Inventur'.H255]" office:value-type="float" office:value="0" calcext:value-type="float">
            <text:p>0</text:p>
          </table:table-cell>
          <table:table-cell/>
          <table:table-cell table:formula="of:=[.H258]" office:value-type="string" office:string-value="Stück" calcext:value-type="string">
            <text:p>Stück</text:p>
          </table:table-cell>
          <table:table-cell table:formula="of:=[.B258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6]" office:value-type="string" office:string-value="H" calcext:value-type="string">
            <text:p>H</text:p>
          </table:table-cell>
          <table:table-cell table:formula="of:=[$'IU Intern Inventur'.B256]" office:value-type="string" office:string-value="Campplan" calcext:value-type="string">
            <text:p>Campplan</text:p>
          </table:table-cell>
          <table:table-cell table:formula="of:=[$'IU Intern Inventur'.C256]" office:value-type="string" office:string-value="Müll" calcext:value-type="string">
            <text:p>Müll</text:p>
          </table:table-cell>
          <table:table-cell table:formula="of:=[$'IU Intern Inventur'.D256]" office:value-type="string" office:string-value="Plastikdeckel" calcext:value-type="string">
            <text:p>Plastikdeckel</text:p>
          </table:table-cell>
          <table:table-cell table:formula="of:=[$'IU Intern Inventur'.E256]" office:value-type="string" office:string-value="grün" calcext:value-type="string">
            <text:p>grün</text:p>
          </table:table-cell>
          <table:table-cell table:formula="of:=[$'IU Intern Inventur'.F256]" office:value-type="float" office:value="5" calcext:value-type="float">
            <text:p>5</text:p>
          </table:table-cell>
          <table:table-cell table:formula="of:=[$'IU Intern Inventur'.G256]" office:value-type="string" office:string-value="Stück" calcext:value-type="string">
            <text:p>Stück</text:p>
          </table:table-cell>
          <table:table-cell table:formula="of:=[$'IU Intern Inventur'.H256]" office:value-type="float" office:value="0" calcext:value-type="float">
            <text:p>0</text:p>
          </table:table-cell>
          <table:table-cell/>
          <table:table-cell table:formula="of:=[.H259]" office:value-type="string" office:string-value="Stück" calcext:value-type="string">
            <text:p>Stück</text:p>
          </table:table-cell>
          <table:table-cell table:formula="of:=[.B259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7]" office:value-type="string" office:string-value="H" calcext:value-type="string">
            <text:p>H</text:p>
          </table:table-cell>
          <table:table-cell table:formula="of:=[$'IU Intern Inventur'.B257]" office:value-type="string" office:string-value="Campplan" calcext:value-type="string">
            <text:p>Campplan</text:p>
          </table:table-cell>
          <table:table-cell table:formula="of:=[$'IU Intern Inventur'.C257]" office:value-type="string" office:string-value="Müll" calcext:value-type="string">
            <text:p>Müll</text:p>
          </table:table-cell>
          <table:table-cell table:formula="of:=[$'IU Intern Inventur'.D257]" office:value-type="string" office:string-value="50l Plastik-Eimer" calcext:value-type="string">
            <text:p>50l Plastik-Eimer</text:p>
          </table:table-cell>
          <table:table-cell table:formula="of:=[$'IU Intern Inventur'.E257]" office:value-type="string" office:string-value="inkl. Deckel" calcext:value-type="string">
            <text:p>inkl. Deckel</text:p>
          </table:table-cell>
          <table:table-cell table:formula="of:=[$'IU Intern Inventur'.F257]" office:value-type="float" office:value="3" calcext:value-type="float">
            <text:p>3</text:p>
          </table:table-cell>
          <table:table-cell table:formula="of:=[$'IU Intern Inventur'.G257]" office:value-type="string" office:string-value="Stück" calcext:value-type="string">
            <text:p>Stück</text:p>
          </table:table-cell>
          <table:table-cell table:formula="of:=[$'IU Intern Inventur'.H257]" office:value-type="float" office:value="0" calcext:value-type="float">
            <text:p>0</text:p>
          </table:table-cell>
          <table:table-cell/>
          <table:table-cell table:formula="of:=[.H260]" office:value-type="string" office:string-value="Stück" calcext:value-type="string">
            <text:p>Stück</text:p>
          </table:table-cell>
          <table:table-cell table:formula="of:=[.B260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8]" office:value-type="string" office:string-value="A" calcext:value-type="string">
            <text:p>A</text:p>
          </table:table-cell>
          <table:table-cell table:formula="of:=[$'IU Intern Inventur'.B258]" office:value-type="string" office:string-value="Strom/Technik" calcext:value-type="string">
            <text:p>Strom/Technik</text:p>
          </table:table-cell>
          <table:table-cell table:formula="of:=[$'IU Intern Inventur'.C258]" office:value-type="string" office:string-value="Stromquelle" calcext:value-type="string">
            <text:p>Stromquelle</text:p>
          </table:table-cell>
          <table:table-cell table:formula="of:=[$'IU Intern Inventur'.D258]" office:value-type="string" office:string-value="Batterien" calcext:value-type="string">
            <text:p>Batterien</text:p>
          </table:table-cell>
          <table:table-cell table:style-name="ce24" table:formula="of:=[$'IU Intern Inventur'.E258]" office:value-type="float" office:value="0" calcext:value-type="float">
            <text:p>0</text:p>
          </table:table-cell>
          <table:table-cell table:formula="of:=[$'IU Intern Inventur'.F258]" office:value-type="float" office:value="1" calcext:value-type="float">
            <text:p>1</text:p>
          </table:table-cell>
          <table:table-cell table:formula="of:=[$'IU Intern Inventur'.G258]" office:value-type="string" office:string-value="Kiste" calcext:value-type="string">
            <text:p>Kiste</text:p>
          </table:table-cell>
          <table:table-cell table:formula="of:=[$'IU Intern Inventur'.H258]" office:value-type="float" office:value="0" calcext:value-type="float">
            <text:p>0</text:p>
          </table:table-cell>
          <table:table-cell/>
          <table:table-cell table:formula="of:=[.H261]" office:value-type="string" office:string-value="Kiste" calcext:value-type="string">
            <text:p>Kiste</text:p>
          </table:table-cell>
          <table:table-cell table:formula="of:=[.B261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59]" office:value-type="string" office:string-value="C" calcext:value-type="string">
            <text:p>C</text:p>
          </table:table-cell>
          <table:table-cell table:formula="of:=[$'IU Intern Inventur'.B259]" office:value-type="string" office:string-value="Strom/Technik" calcext:value-type="string">
            <text:p>Strom/Technik</text:p>
          </table:table-cell>
          <table:table-cell table:formula="of:=[$'IU Intern Inventur'.C259]" office:value-type="string" office:string-value="Stromquelle" calcext:value-type="string">
            <text:p>Stromquelle</text:p>
          </table:table-cell>
          <table:table-cell table:formula="of:=[$'IU Intern Inventur'.D259]" office:value-type="string" office:string-value="Generator" calcext:value-type="string">
            <text:p>Generator</text:p>
          </table:table-cell>
          <table:table-cell table:style-name="ce24" table:formula="of:=[$'IU Intern Inventur'.E259]" office:value-type="string" office:string-value="2,8kW" calcext:value-type="string">
            <text:p>2,8kW</text:p>
          </table:table-cell>
          <table:table-cell table:formula="of:=[$'IU Intern Inventur'.F259]" office:value-type="float" office:value="1" calcext:value-type="float">
            <text:p>1</text:p>
          </table:table-cell>
          <table:table-cell table:formula="of:=[$'IU Intern Inventur'.G259]" office:value-type="string" office:string-value="Stück" calcext:value-type="string">
            <text:p>Stück</text:p>
          </table:table-cell>
          <table:table-cell table:formula="of:=[$'IU Intern Inventur'.H259]" office:value-type="string" office:string-value="40kg" calcext:value-type="string">
            <text:p>40kg</text:p>
          </table:table-cell>
          <table:table-cell/>
          <table:table-cell table:formula="of:=[.H262]" office:value-type="string" office:string-value="Stück" calcext:value-type="string">
            <text:p>Stück</text:p>
          </table:table-cell>
          <table:table-cell table:formula="of:=[.B262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0]" office:value-type="string" office:string-value="D" calcext:value-type="string">
            <text:p>D</text:p>
          </table:table-cell>
          <table:table-cell table:formula="of:=[$'IU Intern Inventur'.B260]" office:value-type="string" office:string-value="Strom/Technik" calcext:value-type="string">
            <text:p>Strom/Technik</text:p>
          </table:table-cell>
          <table:table-cell table:formula="of:=[$'IU Intern Inventur'.C260]" office:value-type="string" office:string-value="Stromquelle" calcext:value-type="string">
            <text:p>Stromquelle</text:p>
          </table:table-cell>
          <table:table-cell table:formula="of:=[$'IU Intern Inventur'.D260]" office:value-type="string" office:string-value="Generator" calcext:value-type="string">
            <text:p>Generator</text:p>
          </table:table-cell>
          <table:table-cell table:style-name="ce24" table:formula="of:=[$'IU Intern Inventur'.E260]" office:value-type="string" office:string-value="2,2kW" calcext:value-type="string">
            <text:p>2,2kW</text:p>
          </table:table-cell>
          <table:table-cell table:formula="of:=[$'IU Intern Inventur'.F260]" office:value-type="float" office:value="1" calcext:value-type="float">
            <text:p>1</text:p>
          </table:table-cell>
          <table:table-cell table:formula="of:=[$'IU Intern Inventur'.G260]" office:value-type="string" office:string-value="Stück" calcext:value-type="string">
            <text:p>Stück</text:p>
          </table:table-cell>
          <table:table-cell table:formula="of:=[$'IU Intern Inventur'.H260]" office:value-type="string" office:string-value="50kg" calcext:value-type="string">
            <text:p>50kg</text:p>
          </table:table-cell>
          <table:table-cell/>
          <table:table-cell table:formula="of:=[.H263]" office:value-type="string" office:string-value="Stück" calcext:value-type="string">
            <text:p>Stück</text:p>
          </table:table-cell>
          <table:table-cell table:formula="of:=[.B263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1]" office:value-type="string" office:string-value="D" calcext:value-type="string">
            <text:p>D</text:p>
          </table:table-cell>
          <table:table-cell table:formula="of:=[$'IU Intern Inventur'.B261]" office:value-type="string" office:string-value="Strom/Technik" calcext:value-type="string">
            <text:p>Strom/Technik</text:p>
          </table:table-cell>
          <table:table-cell table:formula="of:=[$'IU Intern Inventur'.C261]" office:value-type="string" office:string-value="Stromquelle" calcext:value-type="string">
            <text:p>Stromquelle</text:p>
          </table:table-cell>
          <table:table-cell table:formula="of:=[$'IU Intern Inventur'.D261]" office:value-type="string" office:string-value="Generator" calcext:value-type="string">
            <text:p>Generator</text:p>
          </table:table-cell>
          <table:table-cell table:formula="of:=[$'IU Intern Inventur'.E261]" office:value-type="string" office:string-value="2,8kW" calcext:value-type="string">
            <text:p>2,8kW</text:p>
          </table:table-cell>
          <table:table-cell table:formula="of:=[$'IU Intern Inventur'.F261]" office:value-type="float" office:value="1" calcext:value-type="float">
            <text:p>1</text:p>
          </table:table-cell>
          <table:table-cell table:formula="of:=[$'IU Intern Inventur'.G261]" office:value-type="string" office:string-value="Stück" calcext:value-type="string">
            <text:p>Stück</text:p>
          </table:table-cell>
          <table:table-cell table:formula="of:=[$'IU Intern Inventur'.H261]" office:value-type="string" office:string-value="60kg" calcext:value-type="string">
            <text:p>60kg</text:p>
          </table:table-cell>
          <table:table-cell/>
          <table:table-cell table:formula="of:=[.H264]" office:value-type="string" office:string-value="Stück" calcext:value-type="string">
            <text:p>Stück</text:p>
          </table:table-cell>
          <table:table-cell table:formula="of:=[.B264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2]" office:value-type="string" office:string-value="D" calcext:value-type="string">
            <text:p>D</text:p>
          </table:table-cell>
          <table:table-cell table:formula="of:=[$'IU Intern Inventur'.B262]" office:value-type="string" office:string-value="Strom/Technik" calcext:value-type="string">
            <text:p>Strom/Technik</text:p>
          </table:table-cell>
          <table:table-cell table:formula="of:=[$'IU Intern Inventur'.C262]" office:value-type="string" office:string-value="Stromquelle" calcext:value-type="string">
            <text:p>Stromquelle</text:p>
          </table:table-cell>
          <table:table-cell table:formula="of:=[$'IU Intern Inventur'.D262]" office:value-type="string" office:string-value="Generator" calcext:value-type="string">
            <text:p>Generator</text:p>
          </table:table-cell>
          <table:table-cell table:formula="of:=[$'IU Intern Inventur'.E262]" office:value-type="string" office:string-value="750W" calcext:value-type="string">
            <text:p>750W</text:p>
          </table:table-cell>
          <table:table-cell table:formula="of:=[$'IU Intern Inventur'.F262]" office:value-type="float" office:value="1" calcext:value-type="float">
            <text:p>1</text:p>
          </table:table-cell>
          <table:table-cell table:formula="of:=[$'IU Intern Inventur'.G262]" office:value-type="string" office:string-value="Stück" calcext:value-type="string">
            <text:p>Stück</text:p>
          </table:table-cell>
          <table:table-cell table:formula="of:=[$'IU Intern Inventur'.H262]" office:value-type="string" office:string-value="20kg" calcext:value-type="string">
            <text:p>20kg</text:p>
          </table:table-cell>
          <table:table-cell/>
          <table:table-cell table:formula="of:=[.H265]" office:value-type="string" office:string-value="Stück" calcext:value-type="string">
            <text:p>Stück</text:p>
          </table:table-cell>
          <table:table-cell table:formula="of:=[.B265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3]" office:value-type="string" office:string-value="D" calcext:value-type="string">
            <text:p>D</text:p>
          </table:table-cell>
          <table:table-cell table:formula="of:=[$'IU Intern Inventur'.B263]" office:value-type="string" office:string-value="Strom/Technik" calcext:value-type="string">
            <text:p>Strom/Technik</text:p>
          </table:table-cell>
          <table:table-cell table:formula="of:=[$'IU Intern Inventur'.C263]" office:value-type="string" office:string-value="Stromquelle" calcext:value-type="string">
            <text:p>Stromquelle</text:p>
          </table:table-cell>
          <table:table-cell table:formula="of:=[$'IU Intern Inventur'.D263]" office:value-type="string" office:string-value="Photovoltaik" calcext:value-type="string">
            <text:p>Photovoltaik</text:p>
          </table:table-cell>
          <table:table-cell table:formula="of:=[$'IU Intern Inventur'.E263]" office:value-type="string" office:string-value="Zubehör" calcext:value-type="string">
            <text:p>Zubehör</text:p>
          </table:table-cell>
          <table:table-cell table:formula="of:=[$'IU Intern Inventur'.F263]" office:value-type="float" office:value="3" calcext:value-type="float">
            <text:p>3</text:p>
          </table:table-cell>
          <table:table-cell table:formula="of:=[$'IU Intern Inventur'.G263]" office:value-type="string" office:string-value="Kiste" calcext:value-type="string">
            <text:p>Kiste</text:p>
          </table:table-cell>
          <table:table-cell table:formula="of:=[$'IU Intern Inventur'.H263]" office:value-type="float" office:value="0" calcext:value-type="float">
            <text:p>0</text:p>
          </table:table-cell>
          <table:table-cell/>
          <table:table-cell table:formula="of:=[.H266]" office:value-type="string" office:string-value="Kiste" calcext:value-type="string">
            <text:p>Kiste</text:p>
          </table:table-cell>
          <table:table-cell table:formula="of:=[.B266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4]" office:value-type="string" office:string-value="D" calcext:value-type="string">
            <text:p>D</text:p>
          </table:table-cell>
          <table:table-cell table:formula="of:=[$'IU Intern Inventur'.B264]" office:value-type="string" office:string-value="Strom/Technik" calcext:value-type="string">
            <text:p>Strom/Technik</text:p>
          </table:table-cell>
          <table:table-cell table:formula="of:=[$'IU Intern Inventur'.C264]" office:value-type="string" office:string-value="Stromquelle" calcext:value-type="string">
            <text:p>Stromquelle</text:p>
          </table:table-cell>
          <table:table-cell table:formula="of:=[$'IU Intern Inventur'.D264]" office:value-type="string" office:string-value="BlueBox" calcext:value-type="string">
            <text:p>BlueBox</text:p>
          </table:table-cell>
          <table:table-cell table:formula="of:=[$'IU Intern Inventur'.E264]" office:value-type="string" office:string-value="2 Teile" calcext:value-type="string">
            <text:p>2 Teile</text:p>
          </table:table-cell>
          <table:table-cell table:formula="of:=[$'IU Intern Inventur'.F264]" office:value-type="float" office:value="1" calcext:value-type="float">
            <text:p>1</text:p>
          </table:table-cell>
          <table:table-cell table:formula="of:=[$'IU Intern Inventur'.G264]" office:value-type="string" office:string-value="Stück" calcext:value-type="string">
            <text:p>Stück</text:p>
          </table:table-cell>
          <table:table-cell table:formula="of:=[$'IU Intern Inventur'.H264]" office:value-type="float" office:value="0" calcext:value-type="float">
            <text:p>0</text:p>
          </table:table-cell>
          <table:table-cell/>
          <table:table-cell table:formula="of:=[.H267]" office:value-type="string" office:string-value="Stück" calcext:value-type="string">
            <text:p>Stück</text:p>
          </table:table-cell>
          <table:table-cell table:formula="of:=[.B267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5]" office:value-type="string" office:string-value="D" calcext:value-type="string">
            <text:p>D</text:p>
          </table:table-cell>
          <table:table-cell table:formula="of:=[$'IU Intern Inventur'.B265]" office:value-type="string" office:string-value="Strom/Technik" calcext:value-type="string">
            <text:p>Strom/Technik</text:p>
          </table:table-cell>
          <table:table-cell table:formula="of:=[$'IU Intern Inventur'.C265]" office:value-type="string" office:string-value="Stromquelle" calcext:value-type="string">
            <text:p>Stromquelle</text:p>
          </table:table-cell>
          <table:table-cell table:formula="of:=[$'IU Intern Inventur'.D265]" office:value-type="string" office:string-value="MiSaMo" calcext:value-type="string">
            <text:p>MiSaMo</text:p>
          </table:table-cell>
          <table:table-cell table:formula="of:=[$'IU Intern Inventur'.E265]" office:value-type="string" office:string-value="Zubehör" calcext:value-type="string">
            <text:p>Zubehör</text:p>
          </table:table-cell>
          <table:table-cell table:formula="of:=[$'IU Intern Inventur'.F265]" office:value-type="float" office:value="1" calcext:value-type="float">
            <text:p>1</text:p>
          </table:table-cell>
          <table:table-cell table:formula="of:=[$'IU Intern Inventur'.G265]" office:value-type="string" office:string-value="Palette" calcext:value-type="string">
            <text:p>Palette</text:p>
          </table:table-cell>
          <table:table-cell table:formula="of:=[$'IU Intern Inventur'.H265]" office:value-type="string" office:string-value="80kg" calcext:value-type="string">
            <text:p>80kg</text:p>
          </table:table-cell>
          <table:table-cell/>
          <table:table-cell table:formula="of:=[.H268]" office:value-type="string" office:string-value="Palette" calcext:value-type="string">
            <text:p>Palette</text:p>
          </table:table-cell>
          <table:table-cell table:formula="of:=[.B268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6]" office:value-type="string" office:string-value="P" calcext:value-type="string">
            <text:p>P</text:p>
          </table:table-cell>
          <table:table-cell table:formula="of:=[$'IU Intern Inventur'.B266]" office:value-type="string" office:string-value="Strom/Technik" calcext:value-type="string">
            <text:p>Strom/Technik</text:p>
          </table:table-cell>
          <table:table-cell table:formula="of:=[$'IU Intern Inventur'.C266]" office:value-type="string" office:string-value="Stromquelle" calcext:value-type="string">
            <text:p>Stromquelle</text:p>
          </table:table-cell>
          <table:table-cell table:formula="of:=[$'IU Intern Inventur'.D266]" office:value-type="string" office:string-value="großes SaMo" calcext:value-type="string">
            <text:p>großes SaMo</text:p>
          </table:table-cell>
          <table:table-cell table:formula="of:=[$'IU Intern Inventur'.E266]" office:value-type="float" office:value="0" calcext:value-type="float">
            <text:p>0</text:p>
          </table:table-cell>
          <table:table-cell table:formula="of:=[$'IU Intern Inventur'.F266]" office:value-type="float" office:value="1" calcext:value-type="float">
            <text:p>1</text:p>
          </table:table-cell>
          <table:table-cell table:formula="of:=[$'IU Intern Inventur'.G266]" office:value-type="string" office:string-value="Anhänger" calcext:value-type="string">
            <text:p>Anhänger</text:p>
          </table:table-cell>
          <table:table-cell table:formula="of:=[$'IU Intern Inventur'.H266]" office:value-type="string" office:string-value="2,9t zGG" calcext:value-type="string">
            <text:p>2,9t zGG</text:p>
          </table:table-cell>
          <table:table-cell/>
          <table:table-cell table:formula="of:=[.H269]" office:value-type="string" office:string-value="Anhänger" calcext:value-type="string">
            <text:p>Anhänger</text:p>
          </table:table-cell>
          <table:table-cell table:formula="of:=[.B269]" office:value-type="string" office:string-value="P" calcext:value-type="string">
            <text:p>P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7]" office:value-type="string" office:string-value="L" calcext:value-type="string">
            <text:p>L</text:p>
          </table:table-cell>
          <table:table-cell table:formula="of:=[$'IU Intern Inventur'.B267]" office:value-type="string" office:string-value="Campplan" calcext:value-type="string">
            <text:p>Campplan</text:p>
          </table:table-cell>
          <table:table-cell table:formula="of:=[$'IU Intern Inventur'.C267]" office:value-type="string" office:string-value="Möbel" calcext:value-type="string">
            <text:p>Möbel</text:p>
          </table:table-cell>
          <table:table-cell table:formula="of:=[$'IU Intern Inventur'.D267]" office:value-type="string" office:string-value="Feldbetten" calcext:value-type="string">
            <text:p>Feldbetten</text:p>
          </table:table-cell>
          <table:table-cell table:formula="of:=[$'IU Intern Inventur'.E267]" office:value-type="float" office:value="0" calcext:value-type="float">
            <text:p>0</text:p>
          </table:table-cell>
          <table:table-cell table:formula="of:=[$'IU Intern Inventur'.F267]" office:value-type="float" office:value="20" calcext:value-type="float">
            <text:p>20</text:p>
          </table:table-cell>
          <table:table-cell table:formula="of:=[$'IU Intern Inventur'.G267]" office:value-type="string" office:string-value="Stück" calcext:value-type="string">
            <text:p>Stück</text:p>
          </table:table-cell>
          <table:table-cell table:formula="of:=[$'IU Intern Inventur'.H267]" office:value-type="float" office:value="0" calcext:value-type="float">
            <text:p>0</text:p>
          </table:table-cell>
          <table:table-cell/>
          <table:table-cell table:formula="of:=[.H270]" office:value-type="string" office:string-value="Stück" calcext:value-type="string">
            <text:p>Stück</text:p>
          </table:table-cell>
          <table:table-cell table:formula="of:=[.B270]" office:value-type="string" office:string-value="L" calcext:value-type="string">
            <text:p>L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8]" office:value-type="string" office:string-value="J" calcext:value-type="string">
            <text:p>J</text:p>
          </table:table-cell>
          <table:table-cell table:formula="of:=[$'IU Intern Inventur'.B268]" office:value-type="string" office:string-value="Strukturen" calcext:value-type="string">
            <text:p>Strukturen</text:p>
          </table:table-cell>
          <table:table-cell table:formula="of:=[$'IU Intern Inventur'.C268]" office:value-type="string" office:string-value="Sanis" calcext:value-type="string">
            <text:p>Sanis</text:p>
          </table:table-cell>
          <table:table-cell table:formula="of:=[$'IU Intern Inventur'.D268]" office:value-type="string" office:string-value="FFP2-Masken" calcext:value-type="string">
            <text:p>FFP2-Masken</text:p>
          </table:table-cell>
          <table:table-cell table:style-name="ce24" table:formula="of:=[$'IU Intern Inventur'.E268]" office:value-type="string" office:string-value="500/Kiste" calcext:value-type="string">
            <text:p>500/Kiste</text:p>
          </table:table-cell>
          <table:table-cell table:formula="of:=[$'IU Intern Inventur'.F268]" office:value-type="float" office:value="3" calcext:value-type="float">
            <text:p>3</text:p>
          </table:table-cell>
          <table:table-cell table:formula="of:=[$'IU Intern Inventur'.G268]" office:value-type="string" office:string-value="Kiste" calcext:value-type="string">
            <text:p>Kiste</text:p>
          </table:table-cell>
          <table:table-cell table:formula="of:=[$'IU Intern Inventur'.H268]" office:value-type="float" office:value="0" calcext:value-type="float">
            <text:p>0</text:p>
          </table:table-cell>
          <table:table-cell/>
          <table:table-cell table:formula="of:=[.H271]" office:value-type="string" office:string-value="Kiste" calcext:value-type="string">
            <text:p>Kiste</text:p>
          </table:table-cell>
          <table:table-cell table:formula="of:=[.B271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69]" office:value-type="string" office:string-value="J" calcext:value-type="string">
            <text:p>J</text:p>
          </table:table-cell>
          <table:table-cell table:formula="of:=[$'IU Intern Inventur'.B269]" office:value-type="string" office:string-value="Strukturen" calcext:value-type="string">
            <text:p>Strukturen</text:p>
          </table:table-cell>
          <table:table-cell table:formula="of:=[$'IU Intern Inventur'.C269]" office:value-type="string" office:string-value="Sanis" calcext:value-type="string">
            <text:p>Sanis</text:p>
          </table:table-cell>
          <table:table-cell table:formula="of:=[$'IU Intern Inventur'.D269]" office:value-type="string" office:string-value="Styroporboxen" calcext:value-type="string">
            <text:p>Styroporboxen</text:p>
          </table:table-cell>
          <table:table-cell table:formula="of:=[$'IU Intern Inventur'.E269]" office:value-type="string" office:string-value="für Coronatests" calcext:value-type="string">
            <text:p>für Coronatests</text:p>
          </table:table-cell>
          <table:table-cell table:formula="of:=[$'IU Intern Inventur'.F269]" office:value-type="float" office:value="2" calcext:value-type="float">
            <text:p>2</text:p>
          </table:table-cell>
          <table:table-cell table:formula="of:=[$'IU Intern Inventur'.G269]" office:value-type="string" office:string-value="Stück" calcext:value-type="string">
            <text:p>Stück</text:p>
          </table:table-cell>
          <table:table-cell table:formula="of:=[$'IU Intern Inventur'.H269]" office:value-type="float" office:value="0" calcext:value-type="float">
            <text:p>0</text:p>
          </table:table-cell>
          <table:table-cell/>
          <table:table-cell table:formula="of:=[.H272]" office:value-type="string" office:string-value="Stück" calcext:value-type="string">
            <text:p>Stück</text:p>
          </table:table-cell>
          <table:table-cell table:formula="of:=[.B272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0]" office:value-type="string" office:string-value="K" calcext:value-type="string">
            <text:p>K</text:p>
          </table:table-cell>
          <table:table-cell table:formula="of:=[$'IU Intern Inventur'.B270]" office:value-type="string" office:string-value="Strukturen" calcext:value-type="string">
            <text:p>Strukturen</text:p>
          </table:table-cell>
          <table:table-cell table:formula="of:=[$'IU Intern Inventur'.C270]" office:value-type="string" office:string-value="Sanis" calcext:value-type="string">
            <text:p>Sanis</text:p>
          </table:table-cell>
          <table:table-cell table:formula="of:=[$'IU Intern Inventur'.D270]" office:value-type="string" office:string-value="Krücken" calcext:value-type="string">
            <text:p>Krücken</text:p>
          </table:table-cell>
          <table:table-cell table:formula="of:=[$'IU Intern Inventur'.E270]" office:value-type="float" office:value="0" calcext:value-type="float">
            <text:p>0</text:p>
          </table:table-cell>
          <table:table-cell table:formula="of:=[$'IU Intern Inventur'.F270]" office:value-type="float" office:value="2" calcext:value-type="float">
            <text:p>2</text:p>
          </table:table-cell>
          <table:table-cell table:formula="of:=[$'IU Intern Inventur'.G270]" office:value-type="string" office:string-value="Stück" calcext:value-type="string">
            <text:p>Stück</text:p>
          </table:table-cell>
          <table:table-cell table:formula="of:=[$'IU Intern Inventur'.H270]" office:value-type="float" office:value="0" calcext:value-type="float">
            <text:p>0</text:p>
          </table:table-cell>
          <table:table-cell/>
          <table:table-cell table:formula="of:=[.H273]" office:value-type="string" office:string-value="Stück" calcext:value-type="string">
            <text:p>Stück</text:p>
          </table:table-cell>
          <table:table-cell table:formula="of:=[.B273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1]" office:value-type="string" office:string-value="K" calcext:value-type="string">
            <text:p>K</text:p>
          </table:table-cell>
          <table:table-cell table:formula="of:=[$'IU Intern Inventur'.B271]" office:value-type="string" office:string-value="Strukturen" calcext:value-type="string">
            <text:p>Strukturen</text:p>
          </table:table-cell>
          <table:table-cell table:formula="of:=[$'IU Intern Inventur'.C271]" office:value-type="string" office:string-value="Sanis" calcext:value-type="string">
            <text:p>Sanis</text:p>
          </table:table-cell>
          <table:table-cell table:formula="of:=[$'IU Intern Inventur'.D271]" office:value-type="string" office:string-value="Trage" calcext:value-type="string">
            <text:p>Trage</text:p>
          </table:table-cell>
          <table:table-cell table:formula="of:=[$'IU Intern Inventur'.E271]" office:value-type="string" office:string-value="in Einzelteilen" calcext:value-type="string">
            <text:p>in Einzelteilen</text:p>
          </table:table-cell>
          <table:table-cell table:formula="of:=[$'IU Intern Inventur'.F271]" office:value-type="float" office:value="1" calcext:value-type="float">
            <text:p>1</text:p>
          </table:table-cell>
          <table:table-cell table:formula="of:=[$'IU Intern Inventur'.G271]" office:value-type="string" office:string-value="Wanne" calcext:value-type="string">
            <text:p>Wanne</text:p>
          </table:table-cell>
          <table:table-cell table:formula="of:=[$'IU Intern Inventur'.H271]" office:value-type="float" office:value="0" calcext:value-type="float">
            <text:p>0</text:p>
          </table:table-cell>
          <table:table-cell/>
          <table:table-cell table:formula="of:=[.H274]" office:value-type="string" office:string-value="Wanne" calcext:value-type="string">
            <text:p>Wanne</text:p>
          </table:table-cell>
          <table:table-cell table:formula="of:=[.B274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2]" office:value-type="string" office:string-value="K" calcext:value-type="string">
            <text:p>K</text:p>
          </table:table-cell>
          <table:table-cell table:formula="of:=[$'IU Intern Inventur'.B272]" office:value-type="string" office:string-value="Strukturen" calcext:value-type="string">
            <text:p>Strukturen</text:p>
          </table:table-cell>
          <table:table-cell table:formula="of:=[$'IU Intern Inventur'.C272]" office:value-type="string" office:string-value="Sanis" calcext:value-type="string">
            <text:p>Sanis</text:p>
          </table:table-cell>
          <table:table-cell table:formula="of:=[$'IU Intern Inventur'.D272]" office:value-type="string" office:string-value="Erste Hilfe" calcext:value-type="string">
            <text:p>Erste Hilfe</text:p>
          </table:table-cell>
          <table:table-cell table:formula="of:=[$'IU Intern Inventur'.E272]" office:value-type="string" office:string-value="KFZ" calcext:value-type="string">
            <text:p>KFZ</text:p>
          </table:table-cell>
          <table:table-cell table:formula="of:=[$'IU Intern Inventur'.F272]" office:value-type="float" office:value="10" calcext:value-type="float">
            <text:p>10</text:p>
          </table:table-cell>
          <table:table-cell table:formula="of:=[$'IU Intern Inventur'.G272]" office:value-type="string" office:string-value="Stück" calcext:value-type="string">
            <text:p>Stück</text:p>
          </table:table-cell>
          <table:table-cell table:formula="of:=[$'IU Intern Inventur'.H272]" office:value-type="float" office:value="0" calcext:value-type="float">
            <text:p>0</text:p>
          </table:table-cell>
          <table:table-cell/>
          <table:table-cell table:formula="of:=[.H275]" office:value-type="string" office:string-value="Stück" calcext:value-type="string">
            <text:p>Stück</text:p>
          </table:table-cell>
          <table:table-cell table:formula="of:=[.B275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3]" office:value-type="string" office:string-value="K" calcext:value-type="string">
            <text:p>K</text:p>
          </table:table-cell>
          <table:table-cell table:formula="of:=[$'IU Intern Inventur'.B273]" office:value-type="string" office:string-value="Strukturen" calcext:value-type="string">
            <text:p>Strukturen</text:p>
          </table:table-cell>
          <table:table-cell table:formula="of:=[$'IU Intern Inventur'.C273]" office:value-type="string" office:string-value="Sanis" calcext:value-type="string">
            <text:p>Sanis</text:p>
          </table:table-cell>
          <table:table-cell table:formula="of:=[$'IU Intern Inventur'.D273]" office:value-type="string" office:string-value="Erste Hilfe" calcext:value-type="string">
            <text:p>Erste Hilfe</text:p>
          </table:table-cell>
          <table:table-cell table:formula="of:=[$'IU Intern Inventur'.E273]" office:value-type="string" office:string-value="warm/kalt" calcext:value-type="string">
            <text:p>warm/kalt</text:p>
          </table:table-cell>
          <table:table-cell table:formula="of:=[$'IU Intern Inventur'.F273]" office:value-type="float" office:value="1" calcext:value-type="float">
            <text:p>1</text:p>
          </table:table-cell>
          <table:table-cell table:formula="of:=[$'IU Intern Inventur'.G273]" office:value-type="string" office:string-value="Kiste" calcext:value-type="string">
            <text:p>Kiste</text:p>
          </table:table-cell>
          <table:table-cell table:formula="of:=[$'IU Intern Inventur'.H273]" office:value-type="float" office:value="0" calcext:value-type="float">
            <text:p>0</text:p>
          </table:table-cell>
          <table:table-cell/>
          <table:table-cell table:formula="of:=[.H276]" office:value-type="string" office:string-value="Kiste" calcext:value-type="string">
            <text:p>Kiste</text:p>
          </table:table-cell>
          <table:table-cell table:formula="of:=[.B276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4]" office:value-type="string" office:string-value="K" calcext:value-type="string">
            <text:p>K</text:p>
          </table:table-cell>
          <table:table-cell table:formula="of:=[$'IU Intern Inventur'.B274]" office:value-type="string" office:string-value="Strukturen" calcext:value-type="string">
            <text:p>Strukturen</text:p>
          </table:table-cell>
          <table:table-cell table:formula="of:=[$'IU Intern Inventur'.C274]" office:value-type="string" office:string-value="Sanis" calcext:value-type="string">
            <text:p>Sanis</text:p>
          </table:table-cell>
          <table:table-cell table:formula="of:=[$'IU Intern Inventur'.D274]" office:value-type="string" office:string-value="Erste Hilfe" calcext:value-type="string">
            <text:p>Erste Hilfe</text:p>
          </table:table-cell>
          <table:table-cell table:formula="of:=[$'IU Intern Inventur'.E274]" office:value-type="string" office:string-value="Verbandsmaterial" calcext:value-type="string">
            <text:p>Verbandsmaterial</text:p>
          </table:table-cell>
          <table:table-cell table:formula="of:=[$'IU Intern Inventur'.F274]" office:value-type="float" office:value="1" calcext:value-type="float">
            <text:p>1</text:p>
          </table:table-cell>
          <table:table-cell table:formula="of:=[$'IU Intern Inventur'.G274]" office:value-type="string" office:string-value="Kiste" calcext:value-type="string">
            <text:p>Kiste</text:p>
          </table:table-cell>
          <table:table-cell table:formula="of:=[$'IU Intern Inventur'.H274]" office:value-type="float" office:value="0" calcext:value-type="float">
            <text:p>0</text:p>
          </table:table-cell>
          <table:table-cell/>
          <table:table-cell table:formula="of:=[.H277]" office:value-type="string" office:string-value="Kiste" calcext:value-type="string">
            <text:p>Kiste</text:p>
          </table:table-cell>
          <table:table-cell table:formula="of:=[.B277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5]" office:value-type="string" office:string-value="K" calcext:value-type="string">
            <text:p>K</text:p>
          </table:table-cell>
          <table:table-cell table:formula="of:=[$'IU Intern Inventur'.B275]" office:value-type="string" office:string-value="Strukturen" calcext:value-type="string">
            <text:p>Strukturen</text:p>
          </table:table-cell>
          <table:table-cell table:formula="of:=[$'IU Intern Inventur'.C275]" office:value-type="string" office:string-value="Sanis" calcext:value-type="string">
            <text:p>Sanis</text:p>
          </table:table-cell>
          <table:table-cell table:formula="of:=[$'IU Intern Inventur'.D275]" office:value-type="string" office:string-value="Erste Hilfe" calcext:value-type="string">
            <text:p>Erste Hilfe</text:p>
          </table:table-cell>
          <table:table-cell table:formula="of:=[$'IU Intern Inventur'.E275]" office:value-type="string" office:string-value="Travellersets" calcext:value-type="string">
            <text:p>Travellersets</text:p>
          </table:table-cell>
          <table:table-cell table:formula="of:=[$'IU Intern Inventur'.F275]" office:value-type="float" office:value="1" calcext:value-type="float">
            <text:p>1</text:p>
          </table:table-cell>
          <table:table-cell table:formula="of:=[$'IU Intern Inventur'.G275]" office:value-type="string" office:string-value="Kiste" calcext:value-type="string">
            <text:p>Kiste</text:p>
          </table:table-cell>
          <table:table-cell table:formula="of:=[$'IU Intern Inventur'.H275]" office:value-type="float" office:value="0" calcext:value-type="float">
            <text:p>0</text:p>
          </table:table-cell>
          <table:table-cell/>
          <table:table-cell table:formula="of:=[.H278]" office:value-type="string" office:string-value="Kiste" calcext:value-type="string">
            <text:p>Kiste</text:p>
          </table:table-cell>
          <table:table-cell table:formula="of:=[.B278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6]" office:value-type="string" office:string-value="K" calcext:value-type="string">
            <text:p>K</text:p>
          </table:table-cell>
          <table:table-cell table:formula="of:=[$'IU Intern Inventur'.B276]" office:value-type="string" office:string-value="Strukturen" calcext:value-type="string">
            <text:p>Strukturen</text:p>
          </table:table-cell>
          <table:table-cell table:formula="of:=[$'IU Intern Inventur'.C276]" office:value-type="string" office:string-value="Sanis" calcext:value-type="string">
            <text:p>Sanis</text:p>
          </table:table-cell>
          <table:table-cell table:formula="of:=[$'IU Intern Inventur'.D276]" office:value-type="string" office:string-value="Kontaktlinsenflüss." calcext:value-type="string">
            <text:p>Kontaktlinsenflüss.</text:p>
          </table:table-cell>
          <table:table-cell table:formula="of:=[$'IU Intern Inventur'.E276]" office:value-type="string" office:string-value="Kochsalz" calcext:value-type="string">
            <text:p>Kochsalz</text:p>
          </table:table-cell>
          <table:table-cell table:formula="of:=[$'IU Intern Inventur'.F276]" office:value-type="float" office:value="3" calcext:value-type="float">
            <text:p>3</text:p>
          </table:table-cell>
          <table:table-cell table:formula="of:=[$'IU Intern Inventur'.G276]" office:value-type="string" office:string-value="Flaschen" calcext:value-type="string">
            <text:p>Flaschen</text:p>
          </table:table-cell>
          <table:table-cell table:formula="of:=[$'IU Intern Inventur'.H276]" office:value-type="float" office:value="0" calcext:value-type="float">
            <text:p>0</text:p>
          </table:table-cell>
          <table:table-cell/>
          <table:table-cell table:formula="of:=[.H279]" office:value-type="string" office:string-value="Flaschen" calcext:value-type="string">
            <text:p>Flaschen</text:p>
          </table:table-cell>
          <table:table-cell table:formula="of:=[.B279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7]" office:value-type="string" office:string-value="A" calcext:value-type="string">
            <text:p>A</text:p>
          </table:table-cell>
          <table:table-cell table:formula="of:=[$'IU Intern Inventur'.B277]" office:value-type="string" office:string-value="IU Werkeln" calcext:value-type="string">
            <text:p>IU Werkeln</text:p>
          </table:table-cell>
          <table:table-cell table:formula="of:=[$'IU Intern Inventur'.C277]" office:value-type="string" office:string-value="Schrauben" calcext:value-type="string">
            <text:p>Schrauben</text:p>
          </table:table-cell>
          <table:table-cell table:formula="of:=[$'IU Intern Inventur'.D277]" office:value-type="string" office:string-value="Torx" calcext:value-type="string">
            <text:p>Torx</text:p>
          </table:table-cell>
          <table:table-cell table:formula="of:=[$'IU Intern Inventur'.E277]" office:value-type="string" office:string-value="20-160" calcext:value-type="string">
            <text:p>20-160</text:p>
          </table:table-cell>
          <table:table-cell table:formula="of:=[$'IU Intern Inventur'.F277]" office:value-type="float" office:value="2" calcext:value-type="float">
            <text:p>2</text:p>
          </table:table-cell>
          <table:table-cell table:formula="of:=[$'IU Intern Inventur'.G277]" office:value-type="string" office:string-value="Kiste" calcext:value-type="string">
            <text:p>Kiste</text:p>
          </table:table-cell>
          <table:table-cell table:formula="of:=[$'IU Intern Inventur'.H277]" office:value-type="float" office:value="0" calcext:value-type="float">
            <text:p>0</text:p>
          </table:table-cell>
          <table:table-cell/>
          <table:table-cell table:formula="of:=[.H280]" office:value-type="string" office:string-value="Kiste" calcext:value-type="string">
            <text:p>Kiste</text:p>
          </table:table-cell>
          <table:table-cell table:formula="of:=[.B280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8]" office:value-type="string" office:string-value="A" calcext:value-type="string">
            <text:p>A</text:p>
          </table:table-cell>
          <table:table-cell table:formula="of:=[$'IU Intern Inventur'.B278]" office:value-type="string" office:string-value="IU Werkeln" calcext:value-type="string">
            <text:p>IU Werkeln</text:p>
          </table:table-cell>
          <table:table-cell table:formula="of:=[$'IU Intern Inventur'.C278]" office:value-type="string" office:string-value="Schrauben" calcext:value-type="string">
            <text:p>Schrauben</text:p>
          </table:table-cell>
          <table:table-cell table:formula="of:=[$'IU Intern Inventur'.D278]" office:value-type="string" office:string-value="Feingewinde" calcext:value-type="string">
            <text:p>Feingewinde</text:p>
          </table:table-cell>
          <table:table-cell table:formula="of:=[$'IU Intern Inventur'.E278]" office:value-type="string" office:string-value="M6-M20" calcext:value-type="string">
            <text:p>M6-M20</text:p>
          </table:table-cell>
          <table:table-cell table:formula="of:=[$'IU Intern Inventur'.F278]" office:value-type="float" office:value="7" calcext:value-type="float">
            <text:p>7</text:p>
          </table:table-cell>
          <table:table-cell table:formula="of:=[$'IU Intern Inventur'.G278]" office:value-type="string" office:string-value="Kiste" calcext:value-type="string">
            <text:p>Kiste</text:p>
          </table:table-cell>
          <table:table-cell table:formula="of:=[$'IU Intern Inventur'.H278]" office:value-type="float" office:value="0" calcext:value-type="float">
            <text:p>0</text:p>
          </table:table-cell>
          <table:table-cell/>
          <table:table-cell table:formula="of:=[.H281]" office:value-type="string" office:string-value="Kiste" calcext:value-type="string">
            <text:p>Kiste</text:p>
          </table:table-cell>
          <table:table-cell table:formula="of:=[.B281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79]" office:value-type="string" office:string-value="K" calcext:value-type="string">
            <text:p>K</text:p>
          </table:table-cell>
          <table:table-cell table:formula="of:=[$'IU Intern Inventur'.B279]" office:value-type="string" office:string-value="Strukturen" calcext:value-type="string">
            <text:p>Strukturen</text:p>
          </table:table-cell>
          <table:table-cell table:formula="of:=[$'IU Intern Inventur'.C279]" office:value-type="string" office:string-value="Seekuh-AG" calcext:value-type="string">
            <text:p>Seekuh-AG</text:p>
          </table:table-cell>
          <table:table-cell table:formula="of:=[$'IU Intern Inventur'.D279]" office:value-type="string" office:string-value="Warnwesten" calcext:value-type="string">
            <text:p>Warnwesten</text:p>
          </table:table-cell>
          <table:table-cell table:style-name="ce24" table:formula="of:=[$'IU Intern Inventur'.E279]" office:value-type="string" office:string-value="gelb/orange" calcext:value-type="string">
            <text:p>gelb/orange</text:p>
          </table:table-cell>
          <table:table-cell table:formula="of:=[$'IU Intern Inventur'.F279]" office:value-type="float" office:value="1" calcext:value-type="float">
            <text:p>1</text:p>
          </table:table-cell>
          <table:table-cell table:formula="of:=[$'IU Intern Inventur'.G279]" office:value-type="string" office:string-value="Kiste" calcext:value-type="string">
            <text:p>Kiste</text:p>
          </table:table-cell>
          <table:table-cell table:formula="of:=[$'IU Intern Inventur'.H279]" office:value-type="float" office:value="0" calcext:value-type="float">
            <text:p>0</text:p>
          </table:table-cell>
          <table:table-cell/>
          <table:table-cell table:formula="of:=[.H282]" office:value-type="string" office:string-value="Kiste" calcext:value-type="string">
            <text:p>Kiste</text:p>
          </table:table-cell>
          <table:table-cell table:formula="of:=[.B282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0]" office:value-type="string" office:string-value="K" calcext:value-type="string">
            <text:p>K</text:p>
          </table:table-cell>
          <table:table-cell table:formula="of:=[$'IU Intern Inventur'.B280]" office:value-type="string" office:string-value="Strukturen" calcext:value-type="string">
            <text:p>Strukturen</text:p>
          </table:table-cell>
          <table:table-cell table:formula="of:=[$'IU Intern Inventur'.C280]" office:value-type="string" office:string-value="Seekuh-AG" calcext:value-type="string">
            <text:p>Seekuh-AG</text:p>
          </table:table-cell>
          <table:table-cell table:formula="of:=[$'IU Intern Inventur'.D280]" office:value-type="string" office:string-value="Signalhörner" calcext:value-type="string">
            <text:p>Signalhörner</text:p>
          </table:table-cell>
          <table:table-cell table:style-name="ce24" table:formula="of:=[$'IU Intern Inventur'.E280]" office:value-type="string" office:string-value="Tröten" calcext:value-type="string">
            <text:p>Tröten</text:p>
          </table:table-cell>
          <table:table-cell table:formula="of:=[$'IU Intern Inventur'.F280]" office:value-type="float" office:value="1" calcext:value-type="float">
            <text:p>1</text:p>
          </table:table-cell>
          <table:table-cell table:formula="of:=[$'IU Intern Inventur'.G280]" office:value-type="string" office:string-value="Kiste" calcext:value-type="string">
            <text:p>Kiste</text:p>
          </table:table-cell>
          <table:table-cell table:formula="of:=[$'IU Intern Inventur'.H280]" office:value-type="float" office:value="0" calcext:value-type="float">
            <text:p>0</text:p>
          </table:table-cell>
          <table:table-cell/>
          <table:table-cell table:formula="of:=[.H283]" office:value-type="string" office:string-value="Kiste" calcext:value-type="string">
            <text:p>Kiste</text:p>
          </table:table-cell>
          <table:table-cell table:formula="of:=[.B283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1]" office:value-type="string" office:string-value="K" calcext:value-type="string">
            <text:p>K</text:p>
          </table:table-cell>
          <table:table-cell table:formula="of:=[$'IU Intern Inventur'.B281]" office:value-type="string" office:string-value="Strukturen" calcext:value-type="string">
            <text:p>Strukturen</text:p>
          </table:table-cell>
          <table:table-cell table:formula="of:=[$'IU Intern Inventur'.C281]" office:value-type="string" office:string-value="Seekuh-AG" calcext:value-type="string">
            <text:p>Seekuh-AG</text:p>
          </table:table-cell>
          <table:table-cell table:formula="of:=[$'IU Intern Inventur'.D281]" office:value-type="string" office:string-value="Secu-Kiste" calcext:value-type="string">
            <text:p>Secu-Kiste</text:p>
          </table:table-cell>
          <table:table-cell table:formula="of:=[$'IU Intern Inventur'.E281]" office:value-type="string" office:string-value="Inhaltsliste" calcext:value-type="string">
            <text:p>Inhaltsliste</text:p>
          </table:table-cell>
          <table:table-cell table:formula="of:=[$'IU Intern Inventur'.F281]" office:value-type="float" office:value="1" calcext:value-type="float">
            <text:p>1</text:p>
          </table:table-cell>
          <table:table-cell table:formula="of:=[$'IU Intern Inventur'.G281]" office:value-type="string" office:string-value="Kiste" calcext:value-type="string">
            <text:p>Kiste</text:p>
          </table:table-cell>
          <table:table-cell table:formula="of:=[$'IU Intern Inventur'.H281]" office:value-type="float" office:value="0" calcext:value-type="float">
            <text:p>0</text:p>
          </table:table-cell>
          <table:table-cell/>
          <table:table-cell table:formula="of:=[.H284]" office:value-type="string" office:string-value="Kiste" calcext:value-type="string">
            <text:p>Kiste</text:p>
          </table:table-cell>
          <table:table-cell table:formula="of:=[.B284]" office:value-type="string" office:string-value="K" calcext:value-type="string">
            <text:p>K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2]" office:value-type="string" office:string-value="Y" calcext:value-type="string">
            <text:p>Y</text:p>
          </table:table-cell>
          <table:table-cell table:formula="of:=[$'IU Intern Inventur'.B282]" office:value-type="string" office:string-value="Campplan" calcext:value-type="string">
            <text:p>Campplan</text:p>
          </table:table-cell>
          <table:table-cell table:formula="of:=[$'IU Intern Inventur'.C282]" office:value-type="string" office:string-value="Möbel" calcext:value-type="string">
            <text:p>Möbel</text:p>
          </table:table-cell>
          <table:table-cell table:formula="of:=[$'IU Intern Inventur'.D282]" office:value-type="string" office:string-value="Biertisch" calcext:value-type="string">
            <text:p>Biertisch</text:p>
          </table:table-cell>
          <table:table-cell table:formula="of:=[$'IU Intern Inventur'.E282]" office:value-type="string" office:string-value="220x50" calcext:value-type="string">
            <text:p>220x50</text:p>
          </table:table-cell>
          <table:table-cell table:formula="of:=[$'IU Intern Inventur'.F282]" office:value-type="float" office:value="8" calcext:value-type="float">
            <text:p>8</text:p>
          </table:table-cell>
          <table:table-cell table:formula="of:=[$'IU Intern Inventur'.G282]" office:value-type="float" office:value="0" calcext:value-type="float">
            <text:p>0</text:p>
          </table:table-cell>
          <table:table-cell table:formula="of:=[$'IU Intern Inventur'.H282]" office:value-type="float" office:value="23" calcext:value-type="float">
            <text:p>23</text:p>
          </table:table-cell>
          <table:table-cell/>
          <table:table-cell table:formula="of:=[.H285]" office:value-type="float" office:value="0" calcext:value-type="float">
            <text:p>0</text:p>
          </table:table-cell>
          <table:table-cell table:formula="of:=[.B285]" office:value-type="string" office:string-value="Y" calcext:value-type="string">
            <text:p>Y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3]" office:value-type="string" office:string-value="Y" calcext:value-type="string">
            <text:p>Y</text:p>
          </table:table-cell>
          <table:table-cell table:formula="of:=[$'IU Intern Inventur'.B283]" office:value-type="string" office:string-value="Campplan" calcext:value-type="string">
            <text:p>Campplan</text:p>
          </table:table-cell>
          <table:table-cell table:formula="of:=[$'IU Intern Inventur'.C283]" office:value-type="string" office:string-value="Möbel" calcext:value-type="string">
            <text:p>Möbel</text:p>
          </table:table-cell>
          <table:table-cell table:formula="of:=[$'IU Intern Inventur'.D283]" office:value-type="string" office:string-value="Bierbank" calcext:value-type="string">
            <text:p>Bierbank</text:p>
          </table:table-cell>
          <table:table-cell table:formula="of:=[$'IU Intern Inventur'.E283]" office:value-type="string" office:string-value="220x25" calcext:value-type="string">
            <text:p>220x25</text:p>
          </table:table-cell>
          <table:table-cell table:formula="of:=[$'IU Intern Inventur'.F283]" office:value-type="float" office:value="17" calcext:value-type="float">
            <text:p>17</text:p>
          </table:table-cell>
          <table:table-cell table:formula="of:=[$'IU Intern Inventur'.G283]" office:value-type="float" office:value="0" calcext:value-type="float">
            <text:p>0</text:p>
          </table:table-cell>
          <table:table-cell table:formula="of:=[$'IU Intern Inventur'.H283]" office:value-type="float" office:value="7" calcext:value-type="float">
            <text:p>7</text:p>
          </table:table-cell>
          <table:table-cell/>
          <table:table-cell table:formula="of:=[.H286]" office:value-type="float" office:value="0" calcext:value-type="float">
            <text:p>0</text:p>
          </table:table-cell>
          <table:table-cell table:formula="of:=[.B286]" office:value-type="string" office:string-value="Y" calcext:value-type="string">
            <text:p>Y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4]" office:value-type="string" office:string-value="Y" calcext:value-type="string">
            <text:p>Y</text:p>
          </table:table-cell>
          <table:table-cell table:formula="of:=[$'IU Intern Inventur'.B284]" office:value-type="string" office:string-value="Campplan" calcext:value-type="string">
            <text:p>Campplan</text:p>
          </table:table-cell>
          <table:table-cell table:formula="of:=[$'IU Intern Inventur'.C284]" office:value-type="string" office:string-value="Möbel" calcext:value-type="string">
            <text:p>Möbel</text:p>
          </table:table-cell>
          <table:table-cell table:formula="of:=[$'IU Intern Inventur'.D284]" office:value-type="string" office:string-value="Biertisch" calcext:value-type="string">
            <text:p>Biertisch</text:p>
          </table:table-cell>
          <table:table-cell table:style-name="ce24" table:formula="of:=[$'IU Intern Inventur'.E284]" office:value-type="string" office:string-value="200x50" calcext:value-type="string">
            <text:p>200x50</text:p>
          </table:table-cell>
          <table:table-cell table:formula="of:=[$'IU Intern Inventur'.F284]" office:value-type="float" office:value="18" calcext:value-type="float">
            <text:p>18</text:p>
          </table:table-cell>
          <table:table-cell table:formula="of:=[$'IU Intern Inventur'.G284]" office:value-type="float" office:value="0" calcext:value-type="float">
            <text:p>0</text:p>
          </table:table-cell>
          <table:table-cell table:formula="of:=[$'IU Intern Inventur'.H284]" office:value-type="float" office:value="23" calcext:value-type="float">
            <text:p>23</text:p>
          </table:table-cell>
          <table:table-cell/>
          <table:table-cell table:formula="of:=[.H287]" office:value-type="float" office:value="0" calcext:value-type="float">
            <text:p>0</text:p>
          </table:table-cell>
          <table:table-cell table:formula="of:=[.B287]" office:value-type="string" office:string-value="Y" calcext:value-type="string">
            <text:p>Y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5]" office:value-type="string" office:string-value="Y" calcext:value-type="string">
            <text:p>Y</text:p>
          </table:table-cell>
          <table:table-cell table:formula="of:=[$'IU Intern Inventur'.B285]" office:value-type="string" office:string-value="Campplan" calcext:value-type="string">
            <text:p>Campplan</text:p>
          </table:table-cell>
          <table:table-cell table:formula="of:=[$'IU Intern Inventur'.C285]" office:value-type="string" office:string-value="Möbel" calcext:value-type="string">
            <text:p>Möbel</text:p>
          </table:table-cell>
          <table:table-cell table:formula="of:=[$'IU Intern Inventur'.D285]" office:value-type="string" office:string-value="Bierbank" calcext:value-type="string">
            <text:p>Bierbank</text:p>
          </table:table-cell>
          <table:table-cell table:formula="of:=[$'IU Intern Inventur'.E285]" office:value-type="string" office:string-value="200x25" calcext:value-type="string">
            <text:p>200x25</text:p>
          </table:table-cell>
          <table:table-cell table:formula="of:=[$'IU Intern Inventur'.F285]" office:value-type="float" office:value="46" calcext:value-type="float">
            <text:p>46</text:p>
          </table:table-cell>
          <table:table-cell table:formula="of:=[$'IU Intern Inventur'.G285]" office:value-type="float" office:value="0" calcext:value-type="float">
            <text:p>0</text:p>
          </table:table-cell>
          <table:table-cell table:formula="of:=[$'IU Intern Inventur'.H285]" office:value-type="float" office:value="7" calcext:value-type="float">
            <text:p>7</text:p>
          </table:table-cell>
          <table:table-cell/>
          <table:table-cell table:formula="of:=[.H288]" office:value-type="float" office:value="0" calcext:value-type="float">
            <text:p>0</text:p>
          </table:table-cell>
          <table:table-cell table:formula="of:=[.B288]" office:value-type="string" office:string-value="Y" calcext:value-type="string">
            <text:p>Y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6]" office:value-type="string" office:string-value="A" calcext:value-type="string">
            <text:p>A</text:p>
          </table:table-cell>
          <table:table-cell table:formula="of:=[$'IU Intern Inventur'.B286]" office:value-type="string" office:string-value="Material" calcext:value-type="string">
            <text:p>Material</text:p>
          </table:table-cell>
          <table:table-cell table:formula="of:=[$'IU Intern Inventur'.C286]" office:value-type="string" office:string-value="Logistik" calcext:value-type="string">
            <text:p>Logistik</text:p>
          </table:table-cell>
          <table:table-cell table:formula="of:=[$'IU Intern Inventur'.D286]" office:value-type="string" office:string-value="Ratsche" calcext:value-type="string">
            <text:p>Ratsche</text:p>
          </table:table-cell>
          <table:table-cell table:formula="of:=[$'IU Intern Inventur'.E286]" office:value-type="string" office:string-value="2-teilig, groß" calcext:value-type="string">
            <text:p>2-teilig, groß</text:p>
          </table:table-cell>
          <table:table-cell table:formula="of:=[$'IU Intern Inventur'.F286]" office:value-type="float" office:value="1" calcext:value-type="float">
            <text:p>1</text:p>
          </table:table-cell>
          <table:table-cell table:formula="of:=[$'IU Intern Inventur'.G286]" office:value-type="string" office:string-value="Kiste" calcext:value-type="string">
            <text:p>Kiste</text:p>
          </table:table-cell>
          <table:table-cell table:formula="of:=[$'IU Intern Inventur'.H286]" office:value-type="float" office:value="0" calcext:value-type="float">
            <text:p>0</text:p>
          </table:table-cell>
          <table:table-cell/>
          <table:table-cell table:formula="of:=[.H289]" office:value-type="string" office:string-value="Kiste" calcext:value-type="string">
            <text:p>Kiste</text:p>
          </table:table-cell>
          <table:table-cell table:formula="of:=[.B289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7]" office:value-type="string" office:string-value="A" calcext:value-type="string">
            <text:p>A</text:p>
          </table:table-cell>
          <table:table-cell table:formula="of:=[$'IU Intern Inventur'.B287]" office:value-type="string" office:string-value="Material" calcext:value-type="string">
            <text:p>Material</text:p>
          </table:table-cell>
          <table:table-cell table:formula="of:=[$'IU Intern Inventur'.C287]" office:value-type="string" office:string-value="Logistik" calcext:value-type="string">
            <text:p>Logistik</text:p>
          </table:table-cell>
          <table:table-cell table:formula="of:=[$'IU Intern Inventur'.D287]" office:value-type="string" office:string-value="Ratsche" calcext:value-type="string">
            <text:p>Ratsche</text:p>
          </table:table-cell>
          <table:table-cell table:style-name="ce24" table:formula="of:=[$'IU Intern Inventur'.E287]" office:value-type="string" office:string-value="2-teilig, klein" calcext:value-type="string">
            <text:p>2-teilig, klein</text:p>
          </table:table-cell>
          <table:table-cell table:formula="of:=[$'IU Intern Inventur'.F287]" office:value-type="float" office:value="1" calcext:value-type="float">
            <text:p>1</text:p>
          </table:table-cell>
          <table:table-cell table:formula="of:=[$'IU Intern Inventur'.G287]" office:value-type="string" office:string-value="Kiste" calcext:value-type="string">
            <text:p>Kiste</text:p>
          </table:table-cell>
          <table:table-cell table:formula="of:=[$'IU Intern Inventur'.H287]" office:value-type="float" office:value="0" calcext:value-type="float">
            <text:p>0</text:p>
          </table:table-cell>
          <table:table-cell/>
          <table:table-cell table:formula="of:=[.H290]" office:value-type="string" office:string-value="Kiste" calcext:value-type="string">
            <text:p>Kiste</text:p>
          </table:table-cell>
          <table:table-cell table:formula="of:=[.B290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8]" office:value-type="string" office:string-value="A" calcext:value-type="string">
            <text:p>A</text:p>
          </table:table-cell>
          <table:table-cell table:formula="of:=[$'IU Intern Inventur'.B288]" office:value-type="string" office:string-value="Material" calcext:value-type="string">
            <text:p>Material</text:p>
          </table:table-cell>
          <table:table-cell table:formula="of:=[$'IU Intern Inventur'.C288]" office:value-type="string" office:string-value="Logistik" calcext:value-type="string">
            <text:p>Logistik</text:p>
          </table:table-cell>
          <table:table-cell table:formula="of:=[$'IU Intern Inventur'.D288]" office:value-type="string" office:string-value="Ratsche" calcext:value-type="string">
            <text:p>Ratsche</text:p>
          </table:table-cell>
          <table:table-cell table:formula="of:=[$'IU Intern Inventur'.E288]" office:value-type="string" office:string-value="1-teilig" calcext:value-type="string">
            <text:p>1-teilig</text:p>
          </table:table-cell>
          <table:table-cell table:formula="of:=[$'IU Intern Inventur'.F288]" office:value-type="float" office:value="1" calcext:value-type="float">
            <text:p>1</text:p>
          </table:table-cell>
          <table:table-cell table:formula="of:=[$'IU Intern Inventur'.G288]" office:value-type="string" office:string-value="Kiste" calcext:value-type="string">
            <text:p>Kiste</text:p>
          </table:table-cell>
          <table:table-cell table:formula="of:=[$'IU Intern Inventur'.H288]" office:value-type="float" office:value="0" calcext:value-type="float">
            <text:p>0</text:p>
          </table:table-cell>
          <table:table-cell/>
          <table:table-cell table:formula="of:=[.H291]" office:value-type="string" office:string-value="Kiste" calcext:value-type="string">
            <text:p>Kiste</text:p>
          </table:table-cell>
          <table:table-cell table:formula="of:=[.B291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89]" office:value-type="string" office:string-value="A" calcext:value-type="string">
            <text:p>A</text:p>
          </table:table-cell>
          <table:table-cell table:formula="of:=[$'IU Intern Inventur'.B289]" office:value-type="string" office:string-value="Material" calcext:value-type="string">
            <text:p>Material</text:p>
          </table:table-cell>
          <table:table-cell table:formula="of:=[$'IU Intern Inventur'.C289]" office:value-type="string" office:string-value="Logistik" calcext:value-type="string">
            <text:p>Logistik</text:p>
          </table:table-cell>
          <table:table-cell table:formula="of:=[$'IU Intern Inventur'.D289]" office:value-type="string" office:string-value="Klemm" calcext:value-type="string">
            <text:p>Klemm</text:p>
          </table:table-cell>
          <table:table-cell table:formula="of:=[$'IU Intern Inventur'.E289]" office:value-type="string" office:string-value="&gt;50cm lang" calcext:value-type="string">
            <text:p>&gt;50cm lang</text:p>
          </table:table-cell>
          <table:table-cell table:formula="of:=[$'IU Intern Inventur'.F289]" office:value-type="float" office:value="1" calcext:value-type="float">
            <text:p>1</text:p>
          </table:table-cell>
          <table:table-cell table:formula="of:=[$'IU Intern Inventur'.G289]" office:value-type="string" office:string-value="Kiste" calcext:value-type="string">
            <text:p>Kiste</text:p>
          </table:table-cell>
          <table:table-cell table:formula="of:=[$'IU Intern Inventur'.H289]" office:value-type="float" office:value="0" calcext:value-type="float">
            <text:p>0</text:p>
          </table:table-cell>
          <table:table-cell/>
          <table:table-cell table:formula="of:=[.H292]" office:value-type="string" office:string-value="Kiste" calcext:value-type="string">
            <text:p>Kiste</text:p>
          </table:table-cell>
          <table:table-cell table:formula="of:=[.B292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0]" office:value-type="string" office:string-value="A" calcext:value-type="string">
            <text:p>A</text:p>
          </table:table-cell>
          <table:table-cell table:formula="of:=[$'IU Intern Inventur'.B290]" office:value-type="string" office:string-value="Material" calcext:value-type="string">
            <text:p>Material</text:p>
          </table:table-cell>
          <table:table-cell table:formula="of:=[$'IU Intern Inventur'.C290]" office:value-type="string" office:string-value="Logistik" calcext:value-type="string">
            <text:p>Logistik</text:p>
          </table:table-cell>
          <table:table-cell table:formula="of:=[$'IU Intern Inventur'.D290]" office:value-type="string" office:string-value="Klemm" calcext:value-type="string">
            <text:p>Klemm</text:p>
          </table:table-cell>
          <table:table-cell table:formula="of:=[$'IU Intern Inventur'.E290]" office:value-type="string" office:string-value="&lt;50cm lang" calcext:value-type="string">
            <text:p>&lt;50cm lang</text:p>
          </table:table-cell>
          <table:table-cell table:formula="of:=[$'IU Intern Inventur'.F290]" office:value-type="float" office:value="1" calcext:value-type="float">
            <text:p>1</text:p>
          </table:table-cell>
          <table:table-cell table:formula="of:=[$'IU Intern Inventur'.G290]" office:value-type="string" office:string-value="Kiste" calcext:value-type="string">
            <text:p>Kiste</text:p>
          </table:table-cell>
          <table:table-cell table:formula="of:=[$'IU Intern Inventur'.H290]" office:value-type="float" office:value="0" calcext:value-type="float">
            <text:p>0</text:p>
          </table:table-cell>
          <table:table-cell/>
          <table:table-cell table:formula="of:=[.H293]" office:value-type="string" office:string-value="Kiste" calcext:value-type="string">
            <text:p>Kiste</text:p>
          </table:table-cell>
          <table:table-cell table:formula="of:=[.B293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1]" office:value-type="string" office:string-value="E" calcext:value-type="string">
            <text:p>E</text:p>
          </table:table-cell>
          <table:table-cell table:formula="of:=[$'IU Intern Inventur'.B291]" office:value-type="string" office:string-value="Campplan" calcext:value-type="string">
            <text:p>Campplan</text:p>
          </table:table-cell>
          <table:table-cell table:formula="of:=[$'IU Intern Inventur'.C291]" office:value-type="string" office:string-value="Möbel" calcext:value-type="string">
            <text:p>Möbel</text:p>
          </table:table-cell>
          <table:table-cell table:formula="of:=[$'IU Intern Inventur'.D291]" office:value-type="string" office:string-value="Seitenteile" calcext:value-type="string">
            <text:p>Seitenteile</text:p>
          </table:table-cell>
          <table:table-cell table:formula="of:=[$'IU Intern Inventur'.E291]" office:value-type="string" office:string-value="Seitenteil" calcext:value-type="string">
            <text:p>Seitenteil</text:p>
          </table:table-cell>
          <table:table-cell table:formula="of:=[$'IU Intern Inventur'.F291]" office:value-type="string" office:string-value="~60" calcext:value-type="string">
            <text:p>~60</text:p>
          </table:table-cell>
          <table:table-cell table:formula="of:=[$'IU Intern Inventur'.G291]" office:value-type="string" office:string-value="Stück" calcext:value-type="string">
            <text:p>Stück</text:p>
          </table:table-cell>
          <table:table-cell table:formula="of:=[$'IU Intern Inventur'.H291]" office:value-type="float" office:value="0" calcext:value-type="float">
            <text:p>0</text:p>
          </table:table-cell>
          <table:table-cell/>
          <table:table-cell table:formula="of:=[.H294]" office:value-type="string" office:string-value="Stück" calcext:value-type="string">
            <text:p>Stück</text:p>
          </table:table-cell>
          <table:table-cell table:formula="of:=[.B294]" office:value-type="string" office:string-value="E" calcext:value-type="string">
            <text:p>E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2]" office:value-type="string" office:string-value="C" calcext:value-type="string">
            <text:p>C</text:p>
          </table:table-cell>
          <table:table-cell table:formula="of:=[$'IU Intern Inventur'.B292]" office:value-type="string" office:string-value="Campplan" calcext:value-type="string">
            <text:p>Campplan</text:p>
          </table:table-cell>
          <table:table-cell table:formula="of:=[$'IU Intern Inventur'.C292]" office:value-type="string" office:string-value="Möbel" calcext:value-type="string">
            <text:p>Möbel</text:p>
          </table:table-cell>
          <table:table-cell table:formula="of:=[$'IU Intern Inventur'.D292]" office:value-type="string" office:string-value="Steckregal" calcext:value-type="string">
            <text:p>Steckregal</text:p>
          </table:table-cell>
          <table:table-cell table:formula="of:=[$'IU Intern Inventur'.E292]" office:value-type="string" office:string-value="Regalboden" calcext:value-type="string">
            <text:p>Regalboden</text:p>
          </table:table-cell>
          <table:table-cell table:formula="of:=[$'IU Intern Inventur'.F292]" office:value-type="float" office:value="48" calcext:value-type="float">
            <text:p>48</text:p>
          </table:table-cell>
          <table:table-cell table:formula="of:=[$'IU Intern Inventur'.G292]" office:value-type="string" office:string-value="Stück" calcext:value-type="string">
            <text:p>Stück</text:p>
          </table:table-cell>
          <table:table-cell table:formula="of:=[$'IU Intern Inventur'.H292]" office:value-type="string" office:string-value="307kg" calcext:value-type="string">
            <text:p>307kg</text:p>
          </table:table-cell>
          <table:table-cell/>
          <table:table-cell table:formula="of:=[.H295]" office:value-type="string" office:string-value="Stück" calcext:value-type="string">
            <text:p>Stück</text:p>
          </table:table-cell>
          <table:table-cell table:formula="of:=[.B295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3]" office:value-type="string" office:string-value="C" calcext:value-type="string">
            <text:p>C</text:p>
          </table:table-cell>
          <table:table-cell table:formula="of:=[$'IU Intern Inventur'.B293]" office:value-type="string" office:string-value="Campplan" calcext:value-type="string">
            <text:p>Campplan</text:p>
          </table:table-cell>
          <table:table-cell table:formula="of:=[$'IU Intern Inventur'.C293]" office:value-type="string" office:string-value="Möbel" calcext:value-type="string">
            <text:p>Möbel</text:p>
          </table:table-cell>
          <table:table-cell table:formula="of:=[$'IU Intern Inventur'.D293]" office:value-type="string" office:string-value="Steckregal" calcext:value-type="string">
            <text:p>Steckregal</text:p>
          </table:table-cell>
          <table:table-cell table:formula="of:=[$'IU Intern Inventur'.E293]" office:value-type="string" office:string-value="Regalboden" calcext:value-type="string">
            <text:p>Regalboden</text:p>
          </table:table-cell>
          <table:table-cell table:formula="of:=[$'IU Intern Inventur'.F293]" office:value-type="float" office:value="58" calcext:value-type="float">
            <text:p>58</text:p>
          </table:table-cell>
          <table:table-cell table:formula="of:=[$'IU Intern Inventur'.G293]" office:value-type="string" office:string-value="Stück" calcext:value-type="string">
            <text:p>Stück</text:p>
          </table:table-cell>
          <table:table-cell table:formula="of:=[$'IU Intern Inventur'.H293]" office:value-type="string" office:string-value="370kg" calcext:value-type="string">
            <text:p>370kg</text:p>
          </table:table-cell>
          <table:table-cell/>
          <table:table-cell table:formula="of:=[.H296]" office:value-type="string" office:string-value="Stück" calcext:value-type="string">
            <text:p>Stück</text:p>
          </table:table-cell>
          <table:table-cell table:formula="of:=[.B296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4]" office:value-type="string" office:string-value="C" calcext:value-type="string">
            <text:p>C</text:p>
          </table:table-cell>
          <table:table-cell table:formula="of:=[$'IU Intern Inventur'.B294]" office:value-type="string" office:string-value="Campplan" calcext:value-type="string">
            <text:p>Campplan</text:p>
          </table:table-cell>
          <table:table-cell table:formula="of:=[$'IU Intern Inventur'.C294]" office:value-type="string" office:string-value="Möbel" calcext:value-type="string">
            <text:p>Möbel</text:p>
          </table:table-cell>
          <table:table-cell table:formula="of:=[$'IU Intern Inventur'.D294]" office:value-type="string" office:string-value="Stellwand" calcext:value-type="string">
            <text:p>Stellwand</text:p>
          </table:table-cell>
          <table:table-cell table:formula="of:=[$'IU Intern Inventur'.E294]" office:value-type="string" office:string-value="schwarz" calcext:value-type="string">
            <text:p>schwarz</text:p>
          </table:table-cell>
          <table:table-cell table:formula="of:=[$'IU Intern Inventur'.F294]" office:value-type="float" office:value="4" calcext:value-type="float">
            <text:p>4</text:p>
          </table:table-cell>
          <table:table-cell table:formula="of:=[$'IU Intern Inventur'.G294]" office:value-type="string" office:string-value="Stück" calcext:value-type="string">
            <text:p>Stück</text:p>
          </table:table-cell>
          <table:table-cell table:formula="of:=[$'IU Intern Inventur'.H294]" office:value-type="float" office:value="0" calcext:value-type="float">
            <text:p>0</text:p>
          </table:table-cell>
          <table:table-cell/>
          <table:table-cell table:formula="of:=[.H297]" office:value-type="string" office:string-value="Stück" calcext:value-type="string">
            <text:p>Stück</text:p>
          </table:table-cell>
          <table:table-cell table:formula="of:=[.B297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/>
          <table:table-cell table:formula="of:=[.H298]" office:value-type="string" office:string-value="" calcext:value-type="error">
            <text:p>#REF!</text:p>
          </table:table-cell>
          <table:table-cell table:formula="of:=[.B298]" office:value-type="string" office:string-value="" calcext:value-type="error">
            <text:p>#REF!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5]" office:value-type="string" office:string-value="C" calcext:value-type="string">
            <text:p>C</text:p>
          </table:table-cell>
          <table:table-cell table:formula="of:=[$'IU Intern Inventur'.B295]" office:value-type="string" office:string-value="Campplan" calcext:value-type="string">
            <text:p>Campplan</text:p>
          </table:table-cell>
          <table:table-cell table:formula="of:=[$'IU Intern Inventur'.C295]" office:value-type="string" office:string-value="Möbel" calcext:value-type="string">
            <text:p>Möbel</text:p>
          </table:table-cell>
          <table:table-cell table:formula="of:=[$'IU Intern Inventur'.D295]" office:value-type="string" office:string-value="Flipcharthalter" calcext:value-type="string">
            <text:p>Flipcharthalter</text:p>
          </table:table-cell>
          <table:table-cell table:formula="of:=[$'IU Intern Inventur'.E295]" office:value-type="string" office:string-value="Multiplexplatte" calcext:value-type="string">
            <text:p>Multiplexplatte</text:p>
          </table:table-cell>
          <table:table-cell table:formula="of:=[$'IU Intern Inventur'.F295]" office:value-type="float" office:value="33" calcext:value-type="float">
            <text:p>33</text:p>
          </table:table-cell>
          <table:table-cell table:formula="of:=[$'IU Intern Inventur'.G295]" office:value-type="string" office:string-value="Stück" calcext:value-type="string">
            <text:p>Stück</text:p>
          </table:table-cell>
          <table:table-cell table:formula="of:=[$'IU Intern Inventur'.H295]" office:value-type="string" office:string-value="4,2/Stk" calcext:value-type="string">
            <text:p>4,2/Stk</text:p>
          </table:table-cell>
          <table:table-cell/>
          <table:table-cell table:formula="of:=[.H299]" office:value-type="string" office:string-value="Stück" calcext:value-type="string">
            <text:p>Stück</text:p>
          </table:table-cell>
          <table:table-cell table:formula="of:=[.B299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6]" office:value-type="string" office:string-value="C" calcext:value-type="string">
            <text:p>C</text:p>
          </table:table-cell>
          <table:table-cell table:formula="of:=[$'IU Intern Inventur'.B296]" office:value-type="string" office:string-value="Campplan" calcext:value-type="string">
            <text:p>Campplan</text:p>
          </table:table-cell>
          <table:table-cell table:formula="of:=[$'IU Intern Inventur'.C296]" office:value-type="string" office:string-value="Möbel" calcext:value-type="string">
            <text:p>Möbel</text:p>
          </table:table-cell>
          <table:table-cell table:formula="of:=[$'IU Intern Inventur'.D296]" office:value-type="string" office:string-value="Stellwandfuß" calcext:value-type="string">
            <text:p>Stellwandfuß</text:p>
          </table:table-cell>
          <table:table-cell table:formula="of:=[$'IU Intern Inventur'.E296]" office:value-type="string" office:string-value="wackelig, 2m" calcext:value-type="string">
            <text:p>wackelig, 2m</text:p>
          </table:table-cell>
          <table:table-cell table:formula="of:=[$'IU Intern Inventur'.F296]" office:value-type="float" office:value="17" calcext:value-type="float">
            <text:p>17</text:p>
          </table:table-cell>
          <table:table-cell table:formula="of:=[$'IU Intern Inventur'.G296]" office:value-type="string" office:string-value="Stück" calcext:value-type="string">
            <text:p>Stück</text:p>
          </table:table-cell>
          <table:table-cell table:formula="of:=[$'IU Intern Inventur'.H296]" office:value-type="float" office:value="0" calcext:value-type="float">
            <text:p>0</text:p>
          </table:table-cell>
          <table:table-cell/>
          <table:table-cell table:formula="of:=[.H300]" office:value-type="string" office:string-value="Stück" calcext:value-type="string">
            <text:p>Stück</text:p>
          </table:table-cell>
          <table:table-cell table:formula="of:=[.B300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7]" office:value-type="string" office:string-value="C" calcext:value-type="string">
            <text:p>C</text:p>
          </table:table-cell>
          <table:table-cell table:formula="of:=[$'IU Intern Inventur'.B297]" office:value-type="string" office:string-value="Campplan" calcext:value-type="string">
            <text:p>Campplan</text:p>
          </table:table-cell>
          <table:table-cell table:formula="of:=[$'IU Intern Inventur'.C297]" office:value-type="string" office:string-value="Möbel" calcext:value-type="string">
            <text:p>Möbel</text:p>
          </table:table-cell>
          <table:table-cell table:formula="of:=[$'IU Intern Inventur'.D297]" office:value-type="string" office:string-value="Stellwandfuß" calcext:value-type="string">
            <text:p>Stellwandfuß</text:p>
          </table:table-cell>
          <table:table-cell table:formula="of:=[$'IU Intern Inventur'.E297]" office:value-type="string" office:string-value="Stabil, 2m" calcext:value-type="string">
            <text:p>Stabil, 2m</text:p>
          </table:table-cell>
          <table:table-cell table:formula="of:=[$'IU Intern Inventur'.F297]" office:value-type="float" office:value="16" calcext:value-type="float">
            <text:p>16</text:p>
          </table:table-cell>
          <table:table-cell table:formula="of:=[$'IU Intern Inventur'.G297]" office:value-type="string" office:string-value="Stück" calcext:value-type="string">
            <text:p>Stück</text:p>
          </table:table-cell>
          <table:table-cell table:formula="of:=[$'IU Intern Inventur'.H297]" office:value-type="float" office:value="0" calcext:value-type="float">
            <text:p>0</text:p>
          </table:table-cell>
          <table:table-cell/>
          <table:table-cell table:formula="of:=[.H301]" office:value-type="string" office:string-value="Stück" calcext:value-type="string">
            <text:p>Stück</text:p>
          </table:table-cell>
          <table:table-cell table:formula="of:=[.B301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8]" office:value-type="string" office:string-value="C" calcext:value-type="string">
            <text:p>C</text:p>
          </table:table-cell>
          <table:table-cell table:formula="of:=[$'IU Intern Inventur'.B298]" office:value-type="string" office:string-value="Campplan" calcext:value-type="string">
            <text:p>Campplan</text:p>
          </table:table-cell>
          <table:table-cell table:formula="of:=[$'IU Intern Inventur'.C298]" office:value-type="string" office:string-value="Möbel" calcext:value-type="string">
            <text:p>Möbel</text:p>
          </table:table-cell>
          <table:table-cell table:formula="of:=[$'IU Intern Inventur'.D298]" office:value-type="string" office:string-value="Stellwandfuß" calcext:value-type="string">
            <text:p>Stellwandfuß</text:p>
          </table:table-cell>
          <table:table-cell table:formula="of:=[$'IU Intern Inventur'.E298]" office:value-type="string" office:string-value="Stabil, 2,30m" calcext:value-type="string">
            <text:p>Stabil, 2,30m</text:p>
          </table:table-cell>
          <table:table-cell table:formula="of:=[$'IU Intern Inventur'.F298]" office:value-type="float" office:value="9" calcext:value-type="float">
            <text:p>9</text:p>
          </table:table-cell>
          <table:table-cell table:formula="of:=[$'IU Intern Inventur'.G298]" office:value-type="string" office:string-value="Stück" calcext:value-type="string">
            <text:p>Stück</text:p>
          </table:table-cell>
          <table:table-cell table:formula="of:=[$'IU Intern Inventur'.H298]" office:value-type="float" office:value="0" calcext:value-type="float">
            <text:p>0</text:p>
          </table:table-cell>
          <table:table-cell/>
          <table:table-cell table:formula="of:=[.H302]" office:value-type="string" office:string-value="Stück" calcext:value-type="string">
            <text:p>Stück</text:p>
          </table:table-cell>
          <table:table-cell table:formula="of:=[.B302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299]" office:value-type="string" office:string-value="C" calcext:value-type="string">
            <text:p>C</text:p>
          </table:table-cell>
          <table:table-cell table:formula="of:=[$'IU Intern Inventur'.B299]" office:value-type="string" office:string-value="Campplan" calcext:value-type="string">
            <text:p>Campplan</text:p>
          </table:table-cell>
          <table:table-cell table:formula="of:=[$'IU Intern Inventur'.C299]" office:value-type="string" office:string-value="Möbel" calcext:value-type="string">
            <text:p>Möbel</text:p>
          </table:table-cell>
          <table:table-cell table:formula="of:=[$'IU Intern Inventur'.D299]" office:value-type="string" office:string-value="Programmwand" calcext:value-type="string">
            <text:p>Programmwand</text:p>
          </table:table-cell>
          <table:table-cell table:formula="of:=[$'IU Intern Inventur'.E299]" office:value-type="string" office:string-value="60x220cm" calcext:value-type="string">
            <text:p>60x220cm</text:p>
          </table:table-cell>
          <table:table-cell table:formula="of:=[$'IU Intern Inventur'.F299]" office:value-type="float" office:value="2" calcext:value-type="float">
            <text:p>2</text:p>
          </table:table-cell>
          <table:table-cell table:formula="of:=[$'IU Intern Inventur'.G299]" office:value-type="string" office:string-value="Stück" calcext:value-type="string">
            <text:p>Stück</text:p>
          </table:table-cell>
          <table:table-cell table:formula="of:=[$'IU Intern Inventur'.H299]" office:value-type="float" office:value="0" calcext:value-type="float">
            <text:p>0</text:p>
          </table:table-cell>
          <table:table-cell/>
          <table:table-cell table:formula="of:=[.H303]" office:value-type="string" office:string-value="Stück" calcext:value-type="string">
            <text:p>Stück</text:p>
          </table:table-cell>
          <table:table-cell table:formula="of:=[.B303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0]" office:value-type="string" office:string-value="C" calcext:value-type="string">
            <text:p>C</text:p>
          </table:table-cell>
          <table:table-cell table:formula="of:=[$'IU Intern Inventur'.B300]" office:value-type="string" office:string-value="Campplan" calcext:value-type="string">
            <text:p>Campplan</text:p>
          </table:table-cell>
          <table:table-cell table:formula="of:=[$'IU Intern Inventur'.C300]" office:value-type="string" office:string-value="Möbel" calcext:value-type="string">
            <text:p>Möbel</text:p>
          </table:table-cell>
          <table:table-cell table:formula="of:=[$'IU Intern Inventur'.D300]" office:value-type="string" office:string-value="Programmwand" calcext:value-type="string">
            <text:p>Programmwand</text:p>
          </table:table-cell>
          <table:table-cell table:formula="of:=[$'IU Intern Inventur'.E300]" office:value-type="string" office:string-value="100x220cm" calcext:value-type="string">
            <text:p>100x220cm</text:p>
          </table:table-cell>
          <table:table-cell table:formula="of:=[$'IU Intern Inventur'.F300]" office:value-type="float" office:value="2" calcext:value-type="float">
            <text:p>2</text:p>
          </table:table-cell>
          <table:table-cell table:formula="of:=[$'IU Intern Inventur'.G300]" office:value-type="string" office:string-value="Stück" calcext:value-type="string">
            <text:p>Stück</text:p>
          </table:table-cell>
          <table:table-cell table:formula="of:=[$'IU Intern Inventur'.H300]" office:value-type="float" office:value="0" calcext:value-type="float">
            <text:p>0</text:p>
          </table:table-cell>
          <table:table-cell/>
          <table:table-cell table:formula="of:=[.H304]" office:value-type="string" office:string-value="Stück" calcext:value-type="string">
            <text:p>Stück</text:p>
          </table:table-cell>
          <table:table-cell table:formula="of:=[.B304]" office:value-type="string" office:string-value="C" calcext:value-type="string">
            <text:p>C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1]" office:value-type="string" office:string-value="J" calcext:value-type="string">
            <text:p>J</text:p>
          </table:table-cell>
          <table:table-cell table:formula="of:=[$'IU Intern Inventur'.B301]" office:value-type="string" office:string-value="Sanitär" calcext:value-type="string">
            <text:p>Sanitär</text:p>
          </table:table-cell>
          <table:table-cell table:formula="of:=[$'IU Intern Inventur'.C301]" office:value-type="string" office:string-value="Hygiene" calcext:value-type="string">
            <text:p>Hygiene</text:p>
          </table:table-cell>
          <table:table-cell table:formula="of:=[$'IU Intern Inventur'.D301]" office:value-type="string" office:string-value="Klopapier" calcext:value-type="string">
            <text:p>Klopapier</text:p>
          </table:table-cell>
          <table:table-cell table:formula="of:=[$'IU Intern Inventur'.E301]" office:value-type="string" office:string-value="Packung à 64 Stk." calcext:value-type="string">
            <text:p>Packung à 64 Stk.</text:p>
          </table:table-cell>
          <table:table-cell table:formula="of:=[$'IU Intern Inventur'.F301]" office:value-type="float" office:value="11" calcext:value-type="float">
            <text:p>11</text:p>
          </table:table-cell>
          <table:table-cell table:formula="of:=[$'IU Intern Inventur'.G301]" office:value-type="string" office:string-value="Stück" calcext:value-type="string">
            <text:p>Stück</text:p>
          </table:table-cell>
          <table:table-cell table:formula="of:=[$'IU Intern Inventur'.H301]" office:value-type="float" office:value="0" calcext:value-type="float">
            <text:p>0</text:p>
          </table:table-cell>
          <table:table-cell/>
          <table:table-cell table:formula="of:=[.H305]" office:value-type="string" office:string-value="Stück" calcext:value-type="string">
            <text:p>Stück</text:p>
          </table:table-cell>
          <table:table-cell table:formula="of:=[.B305]" office:value-type="string" office:string-value="J" calcext:value-type="string">
            <text:p>J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2]" office:value-type="string" office:string-value="A" calcext:value-type="string">
            <text:p>A</text:p>
          </table:table-cell>
          <table:table-cell table:formula="of:=[$'IU Intern Inventur'.B302]" office:value-type="string" office:string-value="IU Werkeln" calcext:value-type="string">
            <text:p>IU Werkeln</text:p>
          </table:table-cell>
          <table:table-cell table:formula="of:=[$'IU Intern Inventur'.C302]" office:value-type="string" office:string-value="Waschbecken" calcext:value-type="string">
            <text:p>Waschbecken</text:p>
          </table:table-cell>
          <table:table-cell table:formula="of:=[$'IU Intern Inventur'.D302]" office:value-type="string" office:string-value="Waschbecken" calcext:value-type="string">
            <text:p>Waschbecken</text:p>
          </table:table-cell>
          <table:table-cell table:formula="of:=[$'IU Intern Inventur'.E302]" office:value-type="string" office:string-value="Ersatzteile" calcext:value-type="string">
            <text:p>Ersatzteile</text:p>
          </table:table-cell>
          <table:table-cell table:formula="of:=[$'IU Intern Inventur'.F302]" office:value-type="float" office:value="1" calcext:value-type="float">
            <text:p>1</text:p>
          </table:table-cell>
          <table:table-cell table:formula="of:=[$'IU Intern Inventur'.G302]" office:value-type="string" office:string-value="Palette" calcext:value-type="string">
            <text:p>Palette</text:p>
          </table:table-cell>
          <table:table-cell table:formula="of:=[$'IU Intern Inventur'.H302]" office:value-type="float" office:value="0" calcext:value-type="float">
            <text:p>0</text:p>
          </table:table-cell>
          <table:table-cell/>
          <table:table-cell table:formula="of:=[.H306]" office:value-type="string" office:string-value="Palette" calcext:value-type="string">
            <text:p>Palette</text:p>
          </table:table-cell>
          <table:table-cell table:formula="of:=[.B306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3]" office:value-type="string" office:string-value="H" calcext:value-type="string">
            <text:p>H</text:p>
          </table:table-cell>
          <table:table-cell table:formula="of:=[$'IU Intern Inventur'.B303]" office:value-type="string" office:string-value="Strukturen" calcext:value-type="string">
            <text:p>Strukturen</text:p>
          </table:table-cell>
          <table:table-cell table:formula="of:=[$'IU Intern Inventur'.C303]" office:value-type="string" office:string-value="Orga" calcext:value-type="string">
            <text:p>Orga</text:p>
          </table:table-cell>
          <table:table-cell table:formula="of:=[$'IU Intern Inventur'.D303]" office:value-type="string" office:string-value="Handfeger" calcext:value-type="string">
            <text:p>Handfeger</text:p>
          </table:table-cell>
          <table:table-cell table:formula="of:=[$'IU Intern Inventur'.E303]" office:value-type="float" office:value="0" calcext:value-type="float">
            <text:p>0</text:p>
          </table:table-cell>
          <table:table-cell table:formula="of:=[$'IU Intern Inventur'.F303]" office:value-type="float" office:value="1" calcext:value-type="float">
            <text:p>1</text:p>
          </table:table-cell>
          <table:table-cell table:formula="of:=[$'IU Intern Inventur'.G303]" office:value-type="string" office:string-value="Kiste" calcext:value-type="string">
            <text:p>Kiste</text:p>
          </table:table-cell>
          <table:table-cell table:formula="of:=[$'IU Intern Inventur'.H303]" office:value-type="float" office:value="0" calcext:value-type="float">
            <text:p>0</text:p>
          </table:table-cell>
          <table:table-cell/>
          <table:table-cell table:formula="of:=[.H307]" office:value-type="string" office:string-value="Kiste" calcext:value-type="string">
            <text:p>Kiste</text:p>
          </table:table-cell>
          <table:table-cell table:formula="of:=[.B307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4]" office:value-type="string" office:string-value="D" calcext:value-type="string">
            <text:p>D</text:p>
          </table:table-cell>
          <table:table-cell table:formula="of:=[$'IU Intern Inventur'.B304]" office:value-type="string" office:string-value="Strom/Technik" calcext:value-type="string">
            <text:p>Strom/Technik</text:p>
          </table:table-cell>
          <table:table-cell table:formula="of:=[$'IU Intern Inventur'.C304]" office:value-type="string" office:string-value="Werkzeug" calcext:value-type="string">
            <text:p>Werkzeug</text:p>
          </table:table-cell>
          <table:table-cell table:formula="of:=[$'IU Intern Inventur'.D304]" office:value-type="string" office:string-value="Löten" calcext:value-type="string">
            <text:p>Löten</text:p>
          </table:table-cell>
          <table:table-cell table:formula="of:=[$'IU Intern Inventur'.E304]" office:value-type="float" office:value="0" calcext:value-type="float">
            <text:p>0</text:p>
          </table:table-cell>
          <table:table-cell table:formula="of:=[$'IU Intern Inventur'.F304]" office:value-type="float" office:value="3" calcext:value-type="float">
            <text:p>3</text:p>
          </table:table-cell>
          <table:table-cell table:formula="of:=[$'IU Intern Inventur'.G304]" office:value-type="string" office:string-value="Kiste" calcext:value-type="string">
            <text:p>Kiste</text:p>
          </table:table-cell>
          <table:table-cell table:formula="of:=[$'IU Intern Inventur'.H304]" office:value-type="float" office:value="0" calcext:value-type="float">
            <text:p>0</text:p>
          </table:table-cell>
          <table:table-cell/>
          <table:table-cell table:formula="of:=[.H308]" office:value-type="string" office:string-value="Kiste" calcext:value-type="string">
            <text:p>Kiste</text:p>
          </table:table-cell>
          <table:table-cell table:formula="of:=[.B308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5]" office:value-type="string" office:string-value="D" calcext:value-type="string">
            <text:p>D</text:p>
          </table:table-cell>
          <table:table-cell table:formula="of:=[$'IU Intern Inventur'.B305]" office:value-type="string" office:string-value="Strom/Technik" calcext:value-type="string">
            <text:p>Strom/Technik</text:p>
          </table:table-cell>
          <table:table-cell table:formula="of:=[$'IU Intern Inventur'.C305]" office:value-type="string" office:string-value="Werkzeug" calcext:value-type="string">
            <text:p>Werkzeug</text:p>
          </table:table-cell>
          <table:table-cell table:formula="of:=[$'IU Intern Inventur'.D305]" office:value-type="string" office:string-value="Random " calcext:value-type="string">
            <text:p>Random </text:p>
          </table:table-cell>
          <table:table-cell table:formula="of:=[$'IU Intern Inventur'.E305]" office:value-type="string" office:string-value="Zeug" calcext:value-type="string">
            <text:p>Zeug</text:p>
          </table:table-cell>
          <table:table-cell table:formula="of:=[$'IU Intern Inventur'.F305]" office:value-type="float" office:value="1" calcext:value-type="float">
            <text:p>1</text:p>
          </table:table-cell>
          <table:table-cell table:formula="of:=[$'IU Intern Inventur'.G305]" office:value-type="string" office:string-value="Kiste" calcext:value-type="string">
            <text:p>Kiste</text:p>
          </table:table-cell>
          <table:table-cell table:formula="of:=[$'IU Intern Inventur'.H305]" office:value-type="float" office:value="0" calcext:value-type="float">
            <text:p>0</text:p>
          </table:table-cell>
          <table:table-cell/>
          <table:table-cell table:formula="of:=[.H309]" office:value-type="string" office:string-value="Kiste" calcext:value-type="string">
            <text:p>Kiste</text:p>
          </table:table-cell>
          <table:table-cell table:formula="of:=[.B309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6]" office:value-type="string" office:string-value="D" calcext:value-type="string">
            <text:p>D</text:p>
          </table:table-cell>
          <table:table-cell table:formula="of:=[$'IU Intern Inventur'.B306]" office:value-type="string" office:string-value="Strom/Technik" calcext:value-type="string">
            <text:p>Strom/Technik</text:p>
          </table:table-cell>
          <table:table-cell table:formula="of:=[$'IU Intern Inventur'.C306]" office:value-type="string" office:string-value="Werkzeug" calcext:value-type="string">
            <text:p>Werkzeug</text:p>
          </table:table-cell>
          <table:table-cell table:formula="of:=[$'IU Intern Inventur'.D306]" office:value-type="string" office:string-value="MC4" calcext:value-type="string">
            <text:p>MC4</text:p>
          </table:table-cell>
          <table:table-cell table:formula="of:=[$'IU Intern Inventur'.E306]" office:value-type="float" office:value="0" calcext:value-type="float">
            <text:p>0</text:p>
          </table:table-cell>
          <table:table-cell table:formula="of:=[$'IU Intern Inventur'.F306]" office:value-type="float" office:value="1" calcext:value-type="float">
            <text:p>1</text:p>
          </table:table-cell>
          <table:table-cell table:formula="of:=[$'IU Intern Inventur'.G306]" office:value-type="string" office:string-value="Kiste" calcext:value-type="string">
            <text:p>Kiste</text:p>
          </table:table-cell>
          <table:table-cell table:formula="of:=[$'IU Intern Inventur'.H306]" office:value-type="float" office:value="0" calcext:value-type="float">
            <text:p>0</text:p>
          </table:table-cell>
          <table:table-cell/>
          <table:table-cell table:formula="of:=[.H310]" office:value-type="string" office:string-value="Kiste" calcext:value-type="string">
            <text:p>Kiste</text:p>
          </table:table-cell>
          <table:table-cell table:formula="of:=[.B310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7]" office:value-type="string" office:string-value="D" calcext:value-type="string">
            <text:p>D</text:p>
          </table:table-cell>
          <table:table-cell table:formula="of:=[$'IU Intern Inventur'.B307]" office:value-type="string" office:string-value="Strom/Technik" calcext:value-type="string">
            <text:p>Strom/Technik</text:p>
          </table:table-cell>
          <table:table-cell table:formula="of:=[$'IU Intern Inventur'.C307]" office:value-type="string" office:string-value="Werkzeug" calcext:value-type="string">
            <text:p>Werkzeug</text:p>
          </table:table-cell>
          <table:table-cell table:formula="of:=[$'IU Intern Inventur'.D307]" office:value-type="string" office:string-value="Schaltschrankgedöns" calcext:value-type="string">
            <text:p>Schaltschrankgedöns</text:p>
          </table:table-cell>
          <table:table-cell table:formula="of:=[$'IU Intern Inventur'.E307]" office:value-type="float" office:value="0" calcext:value-type="float">
            <text:p>0</text:p>
          </table:table-cell>
          <table:table-cell table:formula="of:=[$'IU Intern Inventur'.F307]" office:value-type="float" office:value="1" calcext:value-type="float">
            <text:p>1</text:p>
          </table:table-cell>
          <table:table-cell table:formula="of:=[$'IU Intern Inventur'.G307]" office:value-type="string" office:string-value="Kiste" calcext:value-type="string">
            <text:p>Kiste</text:p>
          </table:table-cell>
          <table:table-cell table:formula="of:=[$'IU Intern Inventur'.H307]" office:value-type="float" office:value="0" calcext:value-type="float">
            <text:p>0</text:p>
          </table:table-cell>
          <table:table-cell/>
          <table:table-cell table:formula="of:=[.H311]" office:value-type="string" office:string-value="Kiste" calcext:value-type="string">
            <text:p>Kiste</text:p>
          </table:table-cell>
          <table:table-cell table:formula="of:=[.B311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8]" office:value-type="string" office:string-value="D" calcext:value-type="string">
            <text:p>D</text:p>
          </table:table-cell>
          <table:table-cell table:formula="of:=[$'IU Intern Inventur'.B308]" office:value-type="string" office:string-value="Strom/Technik" calcext:value-type="string">
            <text:p>Strom/Technik</text:p>
          </table:table-cell>
          <table:table-cell table:formula="of:=[$'IU Intern Inventur'.C308]" office:value-type="string" office:string-value="Werkzeug" calcext:value-type="string">
            <text:p>Werkzeug</text:p>
          </table:table-cell>
          <table:table-cell table:formula="of:=[$'IU Intern Inventur'.D308]" office:value-type="string" office:string-value="Privat" calcext:value-type="string">
            <text:p>Privat</text:p>
          </table:table-cell>
          <table:table-cell table:formula="of:=[$'IU Intern Inventur'.E308]" office:value-type="string" office:string-value="Jan" calcext:value-type="string">
            <text:p>Jan</text:p>
          </table:table-cell>
          <table:table-cell table:formula="of:=[$'IU Intern Inventur'.F308]" office:value-type="float" office:value="1" calcext:value-type="float">
            <text:p>1</text:p>
          </table:table-cell>
          <table:table-cell table:formula="of:=[$'IU Intern Inventur'.G308]" office:value-type="string" office:string-value="Kiste" calcext:value-type="string">
            <text:p>Kiste</text:p>
          </table:table-cell>
          <table:table-cell table:formula="of:=[$'IU Intern Inventur'.H308]" office:value-type="float" office:value="0" calcext:value-type="float">
            <text:p>0</text:p>
          </table:table-cell>
          <table:table-cell/>
          <table:table-cell table:formula="of:=[.H312]" office:value-type="string" office:string-value="Kiste" calcext:value-type="string">
            <text:p>Kiste</text:p>
          </table:table-cell>
          <table:table-cell table:formula="of:=[.B312]" office:value-type="string" office:string-value="D" calcext:value-type="string">
            <text:p>D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09]" office:value-type="string" office:string-value="A" calcext:value-type="string">
            <text:p>A</text:p>
          </table:table-cell>
          <table:table-cell table:formula="of:=[$'IU Intern Inventur'.B309]" office:value-type="string" office:string-value="IU Werkeln" calcext:value-type="string">
            <text:p>IU Werkeln</text:p>
          </table:table-cell>
          <table:table-cell table:formula="of:=[$'IU Intern Inventur'.C309]" office:value-type="string" office:string-value="Werkzeug" calcext:value-type="string">
            <text:p>Werkzeug</text:p>
          </table:table-cell>
          <table:table-cell table:formula="of:=[$'IU Intern Inventur'.D309]" office:value-type="string" office:string-value="Wagenheber" calcext:value-type="string">
            <text:p>Wagenheber</text:p>
          </table:table-cell>
          <table:table-cell table:formula="of:=[$'IU Intern Inventur'.E309]" office:value-type="float" office:value="0" calcext:value-type="float">
            <text:p>0</text:p>
          </table:table-cell>
          <table:table-cell table:formula="of:=[$'IU Intern Inventur'.F309]" office:value-type="float" office:value="1" calcext:value-type="float">
            <text:p>1</text:p>
          </table:table-cell>
          <table:table-cell table:formula="of:=[$'IU Intern Inventur'.G309]" office:value-type="string" office:string-value="Stück" calcext:value-type="string">
            <text:p>Stück</text:p>
          </table:table-cell>
          <table:table-cell table:formula="of:=[$'IU Intern Inventur'.H309]" office:value-type="float" office:value="0" calcext:value-type="float">
            <text:p>0</text:p>
          </table:table-cell>
          <table:table-cell/>
          <table:table-cell table:formula="of:=[.H313]" office:value-type="string" office:string-value="Stück" calcext:value-type="string">
            <text:p>Stück</text:p>
          </table:table-cell>
          <table:table-cell table:formula="of:=[.B313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0]" office:value-type="string" office:string-value="A" calcext:value-type="string">
            <text:p>A</text:p>
          </table:table-cell>
          <table:table-cell table:formula="of:=[$'IU Intern Inventur'.B310]" office:value-type="string" office:string-value="IU Werkeln" calcext:value-type="string">
            <text:p>IU Werkeln</text:p>
          </table:table-cell>
          <table:table-cell table:formula="of:=[$'IU Intern Inventur'.C310]" office:value-type="string" office:string-value="Werkzeug" calcext:value-type="string">
            <text:p>Werkzeug</text:p>
          </table:table-cell>
          <table:table-cell table:formula="of:=[$'IU Intern Inventur'.D310]" office:value-type="string" office:string-value="Klemmen" calcext:value-type="string">
            <text:p>Klemmen</text:p>
          </table:table-cell>
          <table:table-cell table:formula="of:=[$'IU Intern Inventur'.E310]" office:value-type="float" office:value="0" calcext:value-type="float">
            <text:p>0</text:p>
          </table:table-cell>
          <table:table-cell table:formula="of:=[$'IU Intern Inventur'.F310]" office:value-type="float" office:value="1" calcext:value-type="float">
            <text:p>1</text:p>
          </table:table-cell>
          <table:table-cell table:formula="of:=[$'IU Intern Inventur'.G310]" office:value-type="string" office:string-value="Kiste" calcext:value-type="string">
            <text:p>Kiste</text:p>
          </table:table-cell>
          <table:table-cell table:formula="of:=[$'IU Intern Inventur'.H310]" office:value-type="float" office:value="0" calcext:value-type="float">
            <text:p>0</text:p>
          </table:table-cell>
          <table:table-cell/>
          <table:table-cell table:formula="of:=[.H314]" office:value-type="string" office:string-value="Kiste" calcext:value-type="string">
            <text:p>Kiste</text:p>
          </table:table-cell>
          <table:table-cell table:formula="of:=[.B314]" office:value-type="string" office:string-value="A" calcext:value-type="string">
            <text:p>A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1]" office:value-type="string" office:string-value="W" calcext:value-type="string">
            <text:p>W</text:p>
          </table:table-cell>
          <table:table-cell table:formula="of:=[$'IU Intern Inventur'.B311]" office:value-type="string" office:string-value="IU Werkeln" calcext:value-type="string">
            <text:p>IU Werkeln</text:p>
          </table:table-cell>
          <table:table-cell table:formula="of:=[$'IU Intern Inventur'.C311]" office:value-type="string" office:string-value="Werkzeug" calcext:value-type="string">
            <text:p>Werkzeug</text:p>
          </table:table-cell>
          <table:table-cell table:formula="of:=[$'IU Intern Inventur'.D311]" office:value-type="string" office:string-value="Hammer" calcext:value-type="string">
            <text:p>Hammer</text:p>
          </table:table-cell>
          <table:table-cell table:formula="of:=[$'IU Intern Inventur'.E311]" office:value-type="string" office:string-value="Fäustel" calcext:value-type="string">
            <text:p>Fäustel</text:p>
          </table:table-cell>
          <table:table-cell table:formula="of:=[$'IU Intern Inventur'.F311]" office:value-type="float" office:value="10" calcext:value-type="float">
            <text:p>10</text:p>
          </table:table-cell>
          <table:table-cell table:formula="of:=[$'IU Intern Inventur'.G311]" office:value-type="string" office:string-value="Stück" calcext:value-type="string">
            <text:p>Stück</text:p>
          </table:table-cell>
          <table:table-cell table:formula="of:=[$'IU Intern Inventur'.H311]" office:value-type="float" office:value="0" calcext:value-type="float">
            <text:p>0</text:p>
          </table:table-cell>
          <table:table-cell/>
          <table:table-cell table:formula="of:=[.H315]" office:value-type="string" office:string-value="Stück" calcext:value-type="string">
            <text:p>Stück</text:p>
          </table:table-cell>
          <table:table-cell table:formula="of:=[.B315]" office:value-type="string" office:string-value="W" calcext:value-type="string">
            <text:p>W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2]" office:value-type="string" office:string-value="W" calcext:value-type="string">
            <text:p>W</text:p>
          </table:table-cell>
          <table:table-cell table:formula="of:=[$'IU Intern Inventur'.B312]" office:value-type="string" office:string-value="IU Werkeln" calcext:value-type="string">
            <text:p>IU Werkeln</text:p>
          </table:table-cell>
          <table:table-cell table:formula="of:=[$'IU Intern Inventur'.C312]" office:value-type="string" office:string-value="Werkzeug" calcext:value-type="string">
            <text:p>Werkzeug</text:p>
          </table:table-cell>
          <table:table-cell table:formula="of:=[$'IU Intern Inventur'.D312]" office:value-type="string" office:string-value="Tischkreissäge" calcext:value-type="string">
            <text:p>Tischkreissäge</text:p>
          </table:table-cell>
          <table:table-cell table:formula="of:=[$'IU Intern Inventur'.E312]" office:value-type="string" office:string-value="300W" calcext:value-type="string">
            <text:p>300W</text:p>
          </table:table-cell>
          <table:table-cell table:formula="of:=[$'IU Intern Inventur'.F312]" office:value-type="float" office:value="1" calcext:value-type="float">
            <text:p>1</text:p>
          </table:table-cell>
          <table:table-cell table:formula="of:=[$'IU Intern Inventur'.G312]" office:value-type="string" office:string-value="Stück" calcext:value-type="string">
            <text:p>Stück</text:p>
          </table:table-cell>
          <table:table-cell table:formula="of:=[$'IU Intern Inventur'.H312]" office:value-type="float" office:value="0" calcext:value-type="float">
            <text:p>0</text:p>
          </table:table-cell>
          <table:table-cell/>
          <table:table-cell table:formula="of:=[.H316]" office:value-type="string" office:string-value="Stück" calcext:value-type="string">
            <text:p>Stück</text:p>
          </table:table-cell>
          <table:table-cell table:formula="of:=[.B316]" office:value-type="string" office:string-value="W" calcext:value-type="string">
            <text:p>W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3]" office:value-type="string" office:string-value="W" calcext:value-type="string">
            <text:p>W</text:p>
          </table:table-cell>
          <table:table-cell table:formula="of:=[$'IU Intern Inventur'.B313]" office:value-type="string" office:string-value="IU Werkeln" calcext:value-type="string">
            <text:p>IU Werkeln</text:p>
          </table:table-cell>
          <table:table-cell table:formula="of:=[$'IU Intern Inventur'.C313]" office:value-type="string" office:string-value="Werkzeug" calcext:value-type="string">
            <text:p>Werkzeug</text:p>
          </table:table-cell>
          <table:table-cell table:formula="of:=[$'IU Intern Inventur'.D313]" office:value-type="string" office:string-value="Kettensäge" calcext:value-type="string">
            <text:p>Kettensäge</text:p>
          </table:table-cell>
          <table:table-cell table:formula="of:=[$'IU Intern Inventur'.E313]" office:value-type="string" office:string-value="+ Zubehör" calcext:value-type="string">
            <text:p>+ Zubehör</text:p>
          </table:table-cell>
          <table:table-cell table:formula="of:=[$'IU Intern Inventur'.F313]" office:value-type="float" office:value="1" calcext:value-type="float">
            <text:p>1</text:p>
          </table:table-cell>
          <table:table-cell table:formula="of:=[$'IU Intern Inventur'.G313]" office:value-type="string" office:string-value="Stück" calcext:value-type="string">
            <text:p>Stück</text:p>
          </table:table-cell>
          <table:table-cell table:formula="of:=[$'IU Intern Inventur'.H313]" office:value-type="string" office:string-value=" " calcext:value-type="string">
            <text:p><text:s/></text:p>
          </table:table-cell>
          <table:table-cell/>
          <table:table-cell table:formula="of:=[.H317]" office:value-type="string" office:string-value="Stück" calcext:value-type="string">
            <text:p>Stück</text:p>
          </table:table-cell>
          <table:table-cell table:formula="of:=[.B317]" office:value-type="string" office:string-value="W" calcext:value-type="string">
            <text:p>W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4]" office:value-type="string" office:string-value="E" calcext:value-type="string">
            <text:p>E</text:p>
          </table:table-cell>
          <table:table-cell table:formula="of:=[$'IU Intern Inventur'.B314]" office:value-type="string" office:string-value="Campplan" calcext:value-type="string">
            <text:p>Campplan</text:p>
          </table:table-cell>
          <table:table-cell table:formula="of:=[$'IU Intern Inventur'.C314]" office:value-type="string" office:string-value="Zelte" calcext:value-type="string">
            <text:p>Zelte</text:p>
          </table:table-cell>
          <table:table-cell table:formula="of:=[$'IU Intern Inventur'.D314]" office:value-type="string" office:string-value="SG 50" calcext:value-type="string">
            <text:p>SG 50</text:p>
          </table:table-cell>
          <table:table-cell table:formula="of:=[$'IU Intern Inventur'.E314]" office:value-type="string" office:string-value="Haut" calcext:value-type="string">
            <text:p>Haut</text:p>
          </table:table-cell>
          <table:table-cell table:formula="of:=[$'IU Intern Inventur'.F314]" office:value-type="float" office:value="1" calcext:value-type="float">
            <text:p>1</text:p>
          </table:table-cell>
          <table:table-cell table:formula="of:=[$'IU Intern Inventur'.G314]" office:value-type="string" office:string-value="Stück" calcext:value-type="string">
            <text:p>Stück</text:p>
          </table:table-cell>
          <table:table-cell table:formula="of:=[$'IU Intern Inventur'.H314]" office:value-type="float" office:value="0" calcext:value-type="float">
            <text:p>0</text:p>
          </table:table-cell>
          <table:table-cell/>
          <table:table-cell table:formula="of:=[.H318]" office:value-type="string" office:string-value="Stück" calcext:value-type="string">
            <text:p>Stück</text:p>
          </table:table-cell>
          <table:table-cell table:formula="of:=[.B318]" office:value-type="string" office:string-value="E" calcext:value-type="string">
            <text:p>E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5]" office:value-type="string" office:string-value="E" calcext:value-type="string">
            <text:p>E</text:p>
          </table:table-cell>
          <table:table-cell table:formula="of:=[$'IU Intern Inventur'.B315]" office:value-type="string" office:string-value="Campplan" calcext:value-type="string">
            <text:p>Campplan</text:p>
          </table:table-cell>
          <table:table-cell table:formula="of:=[$'IU Intern Inventur'.C315]" office:value-type="string" office:string-value="Zelte" calcext:value-type="string">
            <text:p>Zelte</text:p>
          </table:table-cell>
          <table:table-cell table:formula="of:=[$'IU Intern Inventur'.D315]" office:value-type="string" office:string-value="SG 50" calcext:value-type="string">
            <text:p>SG 50</text:p>
          </table:table-cell>
          <table:table-cell table:formula="of:=[$'IU Intern Inventur'.E315]" office:value-type="string" office:string-value="Stangen" calcext:value-type="string">
            <text:p>Stangen</text:p>
          </table:table-cell>
          <table:table-cell table:formula="of:=[$'IU Intern Inventur'.F315]" office:value-type="float" office:value="1" calcext:value-type="float">
            <text:p>1</text:p>
          </table:table-cell>
          <table:table-cell table:formula="of:=[$'IU Intern Inventur'.G315]" office:value-type="string" office:string-value="Bündel" calcext:value-type="string">
            <text:p>Bündel</text:p>
          </table:table-cell>
          <table:table-cell table:formula="of:=[$'IU Intern Inventur'.H315]" office:value-type="float" office:value="0" calcext:value-type="float">
            <text:p>0</text:p>
          </table:table-cell>
          <table:table-cell/>
          <table:table-cell table:formula="of:=[.H319]" office:value-type="string" office:string-value="Bündel" calcext:value-type="string">
            <text:p>Bündel</text:p>
          </table:table-cell>
          <table:table-cell table:formula="of:=[.B319]" office:value-type="string" office:string-value="E" calcext:value-type="string">
            <text:p>E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6]" office:value-type="string" office:string-value="E" calcext:value-type="string">
            <text:p>E</text:p>
          </table:table-cell>
          <table:table-cell table:formula="of:=[$'IU Intern Inventur'.B316]" office:value-type="string" office:string-value="Campplan" calcext:value-type="string">
            <text:p>Campplan</text:p>
          </table:table-cell>
          <table:table-cell table:formula="of:=[$'IU Intern Inventur'.C316]" office:value-type="string" office:string-value="Zelte" calcext:value-type="string">
            <text:p>Zelte</text:p>
          </table:table-cell>
          <table:table-cell table:formula="of:=[$'IU Intern Inventur'.D316]" office:value-type="string" office:string-value="SG 50" calcext:value-type="string">
            <text:p>SG 50</text:p>
          </table:table-cell>
          <table:table-cell table:formula="of:=[$'IU Intern Inventur'.E316]" office:value-type="string" office:string-value="Zubehör" calcext:value-type="string">
            <text:p>Zubehör</text:p>
          </table:table-cell>
          <table:table-cell table:formula="of:=[$'IU Intern Inventur'.F316]" office:value-type="float" office:value="1" calcext:value-type="float">
            <text:p>1</text:p>
          </table:table-cell>
          <table:table-cell table:formula="of:=[$'IU Intern Inventur'.G316]" office:value-type="string" office:string-value="Kiste" calcext:value-type="string">
            <text:p>Kiste</text:p>
          </table:table-cell>
          <table:table-cell table:formula="of:=[$'IU Intern Inventur'.H316]" office:value-type="float" office:value="0" calcext:value-type="float">
            <text:p>0</text:p>
          </table:table-cell>
          <table:table-cell/>
          <table:table-cell table:formula="of:=[.H320]" office:value-type="string" office:string-value="Kiste" calcext:value-type="string">
            <text:p>Kiste</text:p>
          </table:table-cell>
          <table:table-cell table:formula="of:=[.B320]" office:value-type="string" office:string-value="E" calcext:value-type="string">
            <text:p>E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7]" office:value-type="string" office:string-value="F" calcext:value-type="string">
            <text:p>F</text:p>
          </table:table-cell>
          <table:table-cell table:formula="of:=[$'IU Intern Inventur'.B317]" office:value-type="string" office:string-value="Campplan" calcext:value-type="string">
            <text:p>Campplan</text:p>
          </table:table-cell>
          <table:table-cell table:formula="of:=[$'IU Intern Inventur'.C317]" office:value-type="string" office:string-value="Zelte" calcext:value-type="string">
            <text:p>Zelte</text:p>
          </table:table-cell>
          <table:table-cell table:formula="of:=[$'IU Intern Inventur'.D317]" office:value-type="string" office:string-value="SG23" calcext:value-type="string">
            <text:p>SG23</text:p>
          </table:table-cell>
          <table:table-cell table:formula="of:=[$'IU Intern Inventur'.E317]" office:value-type="string" office:string-value="Haut" calcext:value-type="string">
            <text:p>Haut</text:p>
          </table:table-cell>
          <table:table-cell table:formula="of:=[$'IU Intern Inventur'.F317]" office:value-type="float" office:value="11" calcext:value-type="float">
            <text:p>11</text:p>
          </table:table-cell>
          <table:table-cell table:formula="of:=[$'IU Intern Inventur'.G317]" office:value-type="string" office:string-value="Stück" calcext:value-type="string">
            <text:p>Stück</text:p>
          </table:table-cell>
          <table:table-cell table:formula="of:=[$'IU Intern Inventur'.H317]" office:value-type="float" office:value="0" calcext:value-type="float">
            <text:p>0</text:p>
          </table:table-cell>
          <table:table-cell/>
          <table:table-cell table:formula="of:=[.H321]" office:value-type="string" office:string-value="Stück" calcext:value-type="string">
            <text:p>Stück</text:p>
          </table:table-cell>
          <table:table-cell table:formula="of:=[.B321]" office:value-type="string" office:string-value="F" calcext:value-type="string">
            <text:p>F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8]" office:value-type="string" office:string-value="F" calcext:value-type="string">
            <text:p>F</text:p>
          </table:table-cell>
          <table:table-cell table:formula="of:=[$'IU Intern Inventur'.B318]" office:value-type="string" office:string-value="Campplan" calcext:value-type="string">
            <text:p>Campplan</text:p>
          </table:table-cell>
          <table:table-cell table:formula="of:=[$'IU Intern Inventur'.C318]" office:value-type="string" office:string-value="Zelte" calcext:value-type="string">
            <text:p>Zelte</text:p>
          </table:table-cell>
          <table:table-cell table:formula="of:=[$'IU Intern Inventur'.D318]" office:value-type="string" office:string-value="SG20" calcext:value-type="string">
            <text:p>SG20</text:p>
          </table:table-cell>
          <table:table-cell table:formula="of:=[$'IU Intern Inventur'.E318]" office:value-type="string" office:string-value="Haut" calcext:value-type="string">
            <text:p>Haut</text:p>
          </table:table-cell>
          <table:table-cell table:formula="of:=[$'IU Intern Inventur'.F318]" office:value-type="float" office:value="5" calcext:value-type="float">
            <text:p>5</text:p>
          </table:table-cell>
          <table:table-cell table:formula="of:=[$'IU Intern Inventur'.G318]" office:value-type="string" office:string-value="Stück" calcext:value-type="string">
            <text:p>Stück</text:p>
          </table:table-cell>
          <table:table-cell table:formula="of:=[$'IU Intern Inventur'.H318]" office:value-type="float" office:value="0" calcext:value-type="float">
            <text:p>0</text:p>
          </table:table-cell>
          <table:table-cell/>
          <table:table-cell table:formula="of:=[.H322]" office:value-type="string" office:string-value="Stück" calcext:value-type="string">
            <text:p>Stück</text:p>
          </table:table-cell>
          <table:table-cell table:formula="of:=[.B322]" office:value-type="string" office:string-value="F" calcext:value-type="string">
            <text:p>F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19]" office:value-type="string" office:string-value="G" calcext:value-type="string">
            <text:p>G</text:p>
          </table:table-cell>
          <table:table-cell table:formula="of:=[$'IU Intern Inventur'.B319]" office:value-type="string" office:string-value="Campplan" calcext:value-type="string">
            <text:p>Campplan</text:p>
          </table:table-cell>
          <table:table-cell table:formula="of:=[$'IU Intern Inventur'.C319]" office:value-type="string" office:string-value="Zelte" calcext:value-type="string">
            <text:p>Zelte</text:p>
          </table:table-cell>
          <table:table-cell table:formula="of:=[$'IU Intern Inventur'.D319]" office:value-type="string" office:string-value="SG12" calcext:value-type="string">
            <text:p>SG12</text:p>
          </table:table-cell>
          <table:table-cell table:formula="of:=[$'IU Intern Inventur'.E319]" office:value-type="string" office:string-value="Haut" calcext:value-type="string">
            <text:p>Haut</text:p>
          </table:table-cell>
          <table:table-cell table:formula="of:=[$'IU Intern Inventur'.F319]" office:value-type="float" office:value="2" calcext:value-type="float">
            <text:p>2</text:p>
          </table:table-cell>
          <table:table-cell table:formula="of:=[$'IU Intern Inventur'.G319]" office:value-type="string" office:string-value="Stück" calcext:value-type="string">
            <text:p>Stück</text:p>
          </table:table-cell>
          <table:table-cell table:formula="of:=[$'IU Intern Inventur'.H319]" office:value-type="float" office:value="0" calcext:value-type="float">
            <text:p>0</text:p>
          </table:table-cell>
          <table:table-cell/>
          <table:table-cell table:formula="of:=[.H323]" office:value-type="string" office:string-value="Stück" calcext:value-type="string">
            <text:p>Stück</text:p>
          </table:table-cell>
          <table:table-cell table:formula="of:=[.B323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0]" office:value-type="string" office:string-value="G" calcext:value-type="string">
            <text:p>G</text:p>
          </table:table-cell>
          <table:table-cell table:formula="of:=[$'IU Intern Inventur'.B320]" office:value-type="string" office:string-value="Campplan" calcext:value-type="string">
            <text:p>Campplan</text:p>
          </table:table-cell>
          <table:table-cell table:formula="of:=[$'IU Intern Inventur'.C320]" office:value-type="string" office:string-value="Zelte" calcext:value-type="string">
            <text:p>Zelte</text:p>
          </table:table-cell>
          <table:table-cell table:formula="of:=[$'IU Intern Inventur'.D320]" office:value-type="string" office:string-value="Festzelt 5x8" calcext:value-type="string">
            <text:p>Festzelt 5x8</text:p>
          </table:table-cell>
          <table:table-cell table:formula="of:=[$'IU Intern Inventur'.E320]" office:value-type="string" office:string-value="Planen" calcext:value-type="string">
            <text:p>Planen</text:p>
          </table:table-cell>
          <table:table-cell table:formula="of:=[$'IU Intern Inventur'.F320]" office:value-type="float" office:value="1" calcext:value-type="float">
            <text:p>1</text:p>
          </table:table-cell>
          <table:table-cell table:formula="of:=[$'IU Intern Inventur'.G320]" office:value-type="string" office:string-value="Kiste" calcext:value-type="string">
            <text:p>Kiste</text:p>
          </table:table-cell>
          <table:table-cell table:formula="of:=[$'IU Intern Inventur'.H320]" office:value-type="float" office:value="0" calcext:value-type="float">
            <text:p>0</text:p>
          </table:table-cell>
          <table:table-cell/>
          <table:table-cell table:formula="of:=[.H324]" office:value-type="string" office:string-value="Kiste" calcext:value-type="string">
            <text:p>Kiste</text:p>
          </table:table-cell>
          <table:table-cell table:formula="of:=[.B324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1]" office:value-type="string" office:string-value="G" calcext:value-type="string">
            <text:p>G</text:p>
          </table:table-cell>
          <table:table-cell table:formula="of:=[$'IU Intern Inventur'.B321]" office:value-type="string" office:string-value="Campplan" calcext:value-type="string">
            <text:p>Campplan</text:p>
          </table:table-cell>
          <table:table-cell table:formula="of:=[$'IU Intern Inventur'.C321]" office:value-type="string" office:string-value="Zelte" calcext:value-type="string">
            <text:p>Zelte</text:p>
          </table:table-cell>
          <table:table-cell table:formula="of:=[$'IU Intern Inventur'.D321]" office:value-type="string" office:string-value="Festzelt 5x10" calcext:value-type="string">
            <text:p>Festzelt 5x10</text:p>
          </table:table-cell>
          <table:table-cell table:formula="of:=[$'IU Intern Inventur'.E321]" office:value-type="string" office:string-value="Planen" calcext:value-type="string">
            <text:p>Planen</text:p>
          </table:table-cell>
          <table:table-cell table:formula="of:=[$'IU Intern Inventur'.F321]" office:value-type="float" office:value="1" calcext:value-type="float">
            <text:p>1</text:p>
          </table:table-cell>
          <table:table-cell table:formula="of:=[$'IU Intern Inventur'.G321]" office:value-type="string" office:string-value="Kiste" calcext:value-type="string">
            <text:p>Kiste</text:p>
          </table:table-cell>
          <table:table-cell table:formula="of:=[$'IU Intern Inventur'.H321]" office:value-type="float" office:value="0" calcext:value-type="float">
            <text:p>0</text:p>
          </table:table-cell>
          <table:table-cell/>
          <table:table-cell table:formula="of:=[.H325]" office:value-type="string" office:string-value="Kiste" calcext:value-type="string">
            <text:p>Kiste</text:p>
          </table:table-cell>
          <table:table-cell table:formula="of:=[.B325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2]" office:value-type="string" office:string-value="G" calcext:value-type="string">
            <text:p>G</text:p>
          </table:table-cell>
          <table:table-cell table:formula="of:=[$'IU Intern Inventur'.B322]" office:value-type="string" office:string-value="Campplan" calcext:value-type="string">
            <text:p>Campplan</text:p>
          </table:table-cell>
          <table:table-cell table:formula="of:=[$'IU Intern Inventur'.C322]" office:value-type="string" office:string-value="Zelte" calcext:value-type="string">
            <text:p>Zelte</text:p>
          </table:table-cell>
          <table:table-cell table:formula="of:=[$'IU Intern Inventur'.D322]" office:value-type="string" office:string-value="Festzelt 5x8" calcext:value-type="string">
            <text:p>Festzelt 5x8</text:p>
          </table:table-cell>
          <table:table-cell table:formula="of:=[$'IU Intern Inventur'.E322]" office:value-type="string" office:string-value="Verbinder" calcext:value-type="string">
            <text:p>Verbinder</text:p>
          </table:table-cell>
          <table:table-cell table:formula="of:=[$'IU Intern Inventur'.F322]" office:value-type="float" office:value="1" calcext:value-type="float">
            <text:p>1</text:p>
          </table:table-cell>
          <table:table-cell table:formula="of:=[$'IU Intern Inventur'.G322]" office:value-type="string" office:string-value="Kiste" calcext:value-type="string">
            <text:p>Kiste</text:p>
          </table:table-cell>
          <table:table-cell table:formula="of:=[$'IU Intern Inventur'.H322]" office:value-type="float" office:value="0" calcext:value-type="float">
            <text:p>0</text:p>
          </table:table-cell>
          <table:table-cell/>
          <table:table-cell table:formula="of:=[.H326]" office:value-type="string" office:string-value="Kiste" calcext:value-type="string">
            <text:p>Kiste</text:p>
          </table:table-cell>
          <table:table-cell table:formula="of:=[.B326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3]" office:value-type="string" office:string-value="G" calcext:value-type="string">
            <text:p>G</text:p>
          </table:table-cell>
          <table:table-cell table:formula="of:=[$'IU Intern Inventur'.B323]" office:value-type="string" office:string-value="Campplan" calcext:value-type="string">
            <text:p>Campplan</text:p>
          </table:table-cell>
          <table:table-cell table:formula="of:=[$'IU Intern Inventur'.C323]" office:value-type="string" office:string-value="Zelte" calcext:value-type="string">
            <text:p>Zelte</text:p>
          </table:table-cell>
          <table:table-cell table:formula="of:=[$'IU Intern Inventur'.D323]" office:value-type="string" office:string-value="Festzelt 5x10" calcext:value-type="string">
            <text:p>Festzelt 5x10</text:p>
          </table:table-cell>
          <table:table-cell table:formula="of:=[$'IU Intern Inventur'.E323]" office:value-type="string" office:string-value="Verbinder" calcext:value-type="string">
            <text:p>Verbinder</text:p>
          </table:table-cell>
          <table:table-cell table:formula="of:=[$'IU Intern Inventur'.F323]" office:value-type="float" office:value="1" calcext:value-type="float">
            <text:p>1</text:p>
          </table:table-cell>
          <table:table-cell table:formula="of:=[$'IU Intern Inventur'.G323]" office:value-type="string" office:string-value="Kiste" calcext:value-type="string">
            <text:p>Kiste</text:p>
          </table:table-cell>
          <table:table-cell table:formula="of:=[$'IU Intern Inventur'.H323]" office:value-type="float" office:value="0" calcext:value-type="float">
            <text:p>0</text:p>
          </table:table-cell>
          <table:table-cell/>
          <table:table-cell table:formula="of:=[.H327]" office:value-type="string" office:string-value="Kiste" calcext:value-type="string">
            <text:p>Kiste</text:p>
          </table:table-cell>
          <table:table-cell table:formula="of:=[.B327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4]" office:value-type="string" office:string-value="G" calcext:value-type="string">
            <text:p>G</text:p>
          </table:table-cell>
          <table:table-cell table:formula="of:=[$'IU Intern Inventur'.B324]" office:value-type="string" office:string-value="Campplan" calcext:value-type="string">
            <text:p>Campplan</text:p>
          </table:table-cell>
          <table:table-cell table:formula="of:=[$'IU Intern Inventur'.C324]" office:value-type="string" office:string-value="Zelte" calcext:value-type="string">
            <text:p>Zelte</text:p>
          </table:table-cell>
          <table:table-cell table:formula="of:=[$'IU Intern Inventur'.D324]" office:value-type="string" office:string-value="SG20" calcext:value-type="string">
            <text:p>SG20</text:p>
          </table:table-cell>
          <table:table-cell table:formula="of:=[$'IU Intern Inventur'.E324]" office:value-type="string" office:string-value="Zubehör" calcext:value-type="string">
            <text:p>Zubehör</text:p>
          </table:table-cell>
          <table:table-cell table:formula="of:=[$'IU Intern Inventur'.F324]" office:value-type="string" office:string-value="?" calcext:value-type="string">
            <text:p>?</text:p>
          </table:table-cell>
          <table:table-cell table:formula="of:=[$'IU Intern Inventur'.G324]" office:value-type="string" office:string-value="Kiste" calcext:value-type="string">
            <text:p>Kiste</text:p>
          </table:table-cell>
          <table:table-cell table:formula="of:=[$'IU Intern Inventur'.H324]" office:value-type="float" office:value="0" calcext:value-type="float">
            <text:p>0</text:p>
          </table:table-cell>
          <table:table-cell/>
          <table:table-cell table:formula="of:=[.H328]" office:value-type="string" office:string-value="Kiste" calcext:value-type="string">
            <text:p>Kiste</text:p>
          </table:table-cell>
          <table:table-cell table:formula="of:=[.B328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5]" office:value-type="string" office:string-value="G" calcext:value-type="string">
            <text:p>G</text:p>
          </table:table-cell>
          <table:table-cell table:formula="of:=[$'IU Intern Inventur'.B325]" office:value-type="string" office:string-value="Campplan" calcext:value-type="string">
            <text:p>Campplan</text:p>
          </table:table-cell>
          <table:table-cell table:formula="of:=[$'IU Intern Inventur'.C325]" office:value-type="string" office:string-value="Zelte" calcext:value-type="string">
            <text:p>Zelte</text:p>
          </table:table-cell>
          <table:table-cell table:formula="of:=[$'IU Intern Inventur'.D325]" office:value-type="string" office:string-value="SG12" calcext:value-type="string">
            <text:p>SG12</text:p>
          </table:table-cell>
          <table:table-cell table:formula="of:=[$'IU Intern Inventur'.E325]" office:value-type="string" office:string-value="Zubehör" calcext:value-type="string">
            <text:p>Zubehör</text:p>
          </table:table-cell>
          <table:table-cell table:formula="of:=[$'IU Intern Inventur'.F325]" office:value-type="string" office:string-value="?" calcext:value-type="string">
            <text:p>?</text:p>
          </table:table-cell>
          <table:table-cell table:formula="of:=[$'IU Intern Inventur'.G325]" office:value-type="string" office:string-value="Kiste" calcext:value-type="string">
            <text:p>Kiste</text:p>
          </table:table-cell>
          <table:table-cell table:formula="of:=[$'IU Intern Inventur'.H325]" office:value-type="float" office:value="0" calcext:value-type="float">
            <text:p>0</text:p>
          </table:table-cell>
          <table:table-cell/>
          <table:table-cell table:formula="of:=[.H329]" office:value-type="string" office:string-value="Kiste" calcext:value-type="string">
            <text:p>Kiste</text:p>
          </table:table-cell>
          <table:table-cell table:formula="of:=[.B329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6]" office:value-type="string" office:string-value="G" calcext:value-type="string">
            <text:p>G</text:p>
          </table:table-cell>
          <table:table-cell table:formula="of:=[$'IU Intern Inventur'.B326]" office:value-type="string" office:string-value="Campplan" calcext:value-type="string">
            <text:p>Campplan</text:p>
          </table:table-cell>
          <table:table-cell table:formula="of:=[$'IU Intern Inventur'.C326]" office:value-type="string" office:string-value="Zelte" calcext:value-type="string">
            <text:p>Zelte</text:p>
          </table:table-cell>
          <table:table-cell table:formula="of:=[$'IU Intern Inventur'.D326]" office:value-type="string" office:string-value="SG23" calcext:value-type="string">
            <text:p>SG23</text:p>
          </table:table-cell>
          <table:table-cell table:formula="of:=[$'IU Intern Inventur'.E326]" office:value-type="string" office:string-value="Zubehör" calcext:value-type="string">
            <text:p>Zubehör</text:p>
          </table:table-cell>
          <table:table-cell table:formula="of:=[$'IU Intern Inventur'.F326]" office:value-type="string" office:string-value="?" calcext:value-type="string">
            <text:p>?</text:p>
          </table:table-cell>
          <table:table-cell table:formula="of:=[$'IU Intern Inventur'.G326]" office:value-type="string" office:string-value="Kiste" calcext:value-type="string">
            <text:p>Kiste</text:p>
          </table:table-cell>
          <table:table-cell table:formula="of:=[$'IU Intern Inventur'.H326]" office:value-type="float" office:value="0" calcext:value-type="float">
            <text:p>0</text:p>
          </table:table-cell>
          <table:table-cell/>
          <table:table-cell table:formula="of:=[.H330]" office:value-type="string" office:string-value="Kiste" calcext:value-type="string">
            <text:p>Kiste</text:p>
          </table:table-cell>
          <table:table-cell table:formula="of:=[.B330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7]" office:value-type="string" office:string-value="G" calcext:value-type="string">
            <text:p>G</text:p>
          </table:table-cell>
          <table:table-cell table:formula="of:=[$'IU Intern Inventur'.B327]" office:value-type="string" office:string-value="Campplan" calcext:value-type="string">
            <text:p>Campplan</text:p>
          </table:table-cell>
          <table:table-cell table:formula="of:=[$'IU Intern Inventur'.C327]" office:value-type="string" office:string-value="Zelte" calcext:value-type="string">
            <text:p>Zelte</text:p>
          </table:table-cell>
          <table:table-cell table:formula="of:=[$'IU Intern Inventur'.D327]" office:value-type="string" office:string-value="SG39" calcext:value-type="string">
            <text:p>SG39</text:p>
          </table:table-cell>
          <table:table-cell table:formula="of:=[$'IU Intern Inventur'.E327]" office:value-type="string" office:string-value="Haut" calcext:value-type="string">
            <text:p>Haut</text:p>
          </table:table-cell>
          <table:table-cell table:formula="of:=[$'IU Intern Inventur'.F327]" office:value-type="float" office:value="2" calcext:value-type="float">
            <text:p>2</text:p>
          </table:table-cell>
          <table:table-cell table:formula="of:=[$'IU Intern Inventur'.G327]" office:value-type="string" office:string-value="Stück" calcext:value-type="string">
            <text:p>Stück</text:p>
          </table:table-cell>
          <table:table-cell table:formula="of:=[$'IU Intern Inventur'.H327]" office:value-type="float" office:value="0" calcext:value-type="float">
            <text:p>0</text:p>
          </table:table-cell>
          <table:table-cell/>
          <table:table-cell table:formula="of:=[.H331]" office:value-type="string" office:string-value="Stück" calcext:value-type="string">
            <text:p>Stück</text:p>
          </table:table-cell>
          <table:table-cell table:formula="of:=[.B331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8]" office:value-type="string" office:string-value="G" calcext:value-type="string">
            <text:p>G</text:p>
          </table:table-cell>
          <table:table-cell table:formula="of:=[$'IU Intern Inventur'.B328]" office:value-type="string" office:string-value="Campplan" calcext:value-type="string">
            <text:p>Campplan</text:p>
          </table:table-cell>
          <table:table-cell table:formula="of:=[$'IU Intern Inventur'.C328]" office:value-type="string" office:string-value="Zelte" calcext:value-type="string">
            <text:p>Zelte</text:p>
          </table:table-cell>
          <table:table-cell table:formula="of:=[$'IU Intern Inventur'.D328]" office:value-type="string" office:string-value="SG39" calcext:value-type="string">
            <text:p>SG39</text:p>
          </table:table-cell>
          <table:table-cell table:formula="of:=[$'IU Intern Inventur'.E328]" office:value-type="string" office:string-value="Zubehör" calcext:value-type="string">
            <text:p>Zubehör</text:p>
          </table:table-cell>
          <table:table-cell table:formula="of:=[$'IU Intern Inventur'.F328]" office:value-type="float" office:value="2" calcext:value-type="float">
            <text:p>2</text:p>
          </table:table-cell>
          <table:table-cell table:formula="of:=[$'IU Intern Inventur'.G328]" office:value-type="string" office:string-value="Kiste" calcext:value-type="string">
            <text:p>Kiste</text:p>
          </table:table-cell>
          <table:table-cell table:formula="of:=[$'IU Intern Inventur'.H328]" office:value-type="float" office:value="0" calcext:value-type="float">
            <text:p>0</text:p>
          </table:table-cell>
          <table:table-cell/>
          <table:table-cell table:formula="of:=[.H332]" office:value-type="string" office:string-value="Kiste" calcext:value-type="string">
            <text:p>Kiste</text:p>
          </table:table-cell>
          <table:table-cell table:formula="of:=[.B332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29]" office:value-type="string" office:string-value="G" calcext:value-type="string">
            <text:p>G</text:p>
          </table:table-cell>
          <table:table-cell table:formula="of:=[$'IU Intern Inventur'.B329]" office:value-type="string" office:string-value="Campplan" calcext:value-type="string">
            <text:p>Campplan</text:p>
          </table:table-cell>
          <table:table-cell table:formula="of:=[$'IU Intern Inventur'.C329]" office:value-type="string" office:string-value="Zelte" calcext:value-type="string">
            <text:p>Zelte</text:p>
          </table:table-cell>
          <table:table-cell table:formula="of:=[$'IU Intern Inventur'.D329]" office:value-type="string" office:string-value="SG39" calcext:value-type="string">
            <text:p>SG39</text:p>
          </table:table-cell>
          <table:table-cell table:formula="of:=[$'IU Intern Inventur'.E329]" office:value-type="string" office:string-value="Stangen" calcext:value-type="string">
            <text:p>Stangen</text:p>
          </table:table-cell>
          <table:table-cell table:formula="of:=[$'IU Intern Inventur'.F329]" office:value-type="float" office:value="2" calcext:value-type="float">
            <text:p>2</text:p>
          </table:table-cell>
          <table:table-cell table:formula="of:=[$'IU Intern Inventur'.G329]" office:value-type="string" office:string-value="Bündel" calcext:value-type="string">
            <text:p>Bündel</text:p>
          </table:table-cell>
          <table:table-cell table:formula="of:=[$'IU Intern Inventur'.H329]" office:value-type="float" office:value="0" calcext:value-type="float">
            <text:p>0</text:p>
          </table:table-cell>
          <table:table-cell/>
          <table:table-cell table:formula="of:=[.H333]" office:value-type="string" office:string-value="Bündel" calcext:value-type="string">
            <text:p>Bündel</text:p>
          </table:table-cell>
          <table:table-cell table:formula="of:=[.B333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0]" office:value-type="string" office:string-value="G" calcext:value-type="string">
            <text:p>G</text:p>
          </table:table-cell>
          <table:table-cell table:formula="of:=[$'IU Intern Inventur'.B330]" office:value-type="string" office:string-value="Campplan" calcext:value-type="string">
            <text:p>Campplan</text:p>
          </table:table-cell>
          <table:table-cell table:formula="of:=[$'IU Intern Inventur'.C330]" office:value-type="string" office:string-value="Zelte" calcext:value-type="string">
            <text:p>Zelte</text:p>
          </table:table-cell>
          <table:table-cell table:formula="of:=[$'IU Intern Inventur'.D330]" office:value-type="string" office:string-value="SG39" calcext:value-type="string">
            <text:p>SG39</text:p>
          </table:table-cell>
          <table:table-cell table:formula="of:=[$'IU Intern Inventur'.E330]" office:value-type="string" office:string-value="Haut" calcext:value-type="string">
            <text:p>Haut</text:p>
          </table:table-cell>
          <table:table-cell table:formula="of:=[$'IU Intern Inventur'.F330]" office:value-type="float" office:value="1" calcext:value-type="float">
            <text:p>1</text:p>
          </table:table-cell>
          <table:table-cell table:style-name="ce24" table:formula="of:=[$'IU Intern Inventur'.G330]" office:value-type="string" office:string-value="Stück" calcext:value-type="string">
            <text:p>Stück</text:p>
          </table:table-cell>
          <table:table-cell table:formula="of:=[$'IU Intern Inventur'.H330]" office:value-type="float" office:value="0" calcext:value-type="float">
            <text:p>0</text:p>
          </table:table-cell>
          <table:table-cell/>
          <table:table-cell table:style-name="ce24" table:formula="of:=[.H334]" office:value-type="string" office:string-value="Stück" calcext:value-type="string">
            <text:p>Stück</text:p>
          </table:table-cell>
          <table:table-cell table:formula="of:=[.B334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1]" office:value-type="string" office:string-value="G" calcext:value-type="string">
            <text:p>G</text:p>
          </table:table-cell>
          <table:table-cell table:formula="of:=[$'IU Intern Inventur'.B331]" office:value-type="string" office:string-value="Campplan" calcext:value-type="string">
            <text:p>Campplan</text:p>
          </table:table-cell>
          <table:table-cell table:formula="of:=[$'IU Intern Inventur'.C331]" office:value-type="string" office:string-value="Zelte" calcext:value-type="string">
            <text:p>Zelte</text:p>
          </table:table-cell>
          <table:table-cell table:formula="of:=[$'IU Intern Inventur'.D331]" office:value-type="string" office:string-value="SG39" calcext:value-type="string">
            <text:p>SG39</text:p>
          </table:table-cell>
          <table:table-cell table:formula="of:=[$'IU Intern Inventur'.E331]" office:value-type="string" office:string-value="Zubehör" calcext:value-type="string">
            <text:p>Zubehör</text:p>
          </table:table-cell>
          <table:table-cell table:formula="of:=[$'IU Intern Inventur'.F331]" office:value-type="float" office:value="1" calcext:value-type="float">
            <text:p>1</text:p>
          </table:table-cell>
          <table:table-cell table:style-name="ce24" table:formula="of:=[$'IU Intern Inventur'.G331]" office:value-type="string" office:string-value="Kiste" calcext:value-type="string">
            <text:p>Kiste</text:p>
          </table:table-cell>
          <table:table-cell table:formula="of:=[$'IU Intern Inventur'.H331]" office:value-type="float" office:value="0" calcext:value-type="float">
            <text:p>0</text:p>
          </table:table-cell>
          <table:table-cell/>
          <table:table-cell table:style-name="ce24" table:formula="of:=[.H335]" office:value-type="string" office:string-value="Kiste" calcext:value-type="string">
            <text:p>Kiste</text:p>
          </table:table-cell>
          <table:table-cell table:formula="of:=[.B335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2]" office:value-type="string" office:string-value="G" calcext:value-type="string">
            <text:p>G</text:p>
          </table:table-cell>
          <table:table-cell table:formula="of:=[$'IU Intern Inventur'.B332]" office:value-type="string" office:string-value="Campplan" calcext:value-type="string">
            <text:p>Campplan</text:p>
          </table:table-cell>
          <table:table-cell table:formula="of:=[$'IU Intern Inventur'.C332]" office:value-type="string" office:string-value="Zelte" calcext:value-type="string">
            <text:p>Zelte</text:p>
          </table:table-cell>
          <table:table-cell table:formula="of:=[$'IU Intern Inventur'.D332]" office:value-type="string" office:string-value="SG39" calcext:value-type="string">
            <text:p>SG39</text:p>
          </table:table-cell>
          <table:table-cell table:formula="of:=[$'IU Intern Inventur'.E332]" office:value-type="string" office:string-value="Stangen" calcext:value-type="string">
            <text:p>Stangen</text:p>
          </table:table-cell>
          <table:table-cell table:formula="of:=[$'IU Intern Inventur'.F332]" office:value-type="float" office:value="1" calcext:value-type="float">
            <text:p>1</text:p>
          </table:table-cell>
          <table:table-cell table:style-name="ce24" table:formula="of:=[$'IU Intern Inventur'.G332]" office:value-type="string" office:string-value="Bündel" calcext:value-type="string">
            <text:p>Bündel</text:p>
          </table:table-cell>
          <table:table-cell table:formula="of:=[$'IU Intern Inventur'.H332]" office:value-type="float" office:value="0" calcext:value-type="float">
            <text:p>0</text:p>
          </table:table-cell>
          <table:table-cell/>
          <table:table-cell table:style-name="ce24" table:formula="of:=[.H336]" office:value-type="string" office:string-value="Bündel" calcext:value-type="string">
            <text:p>Bündel</text:p>
          </table:table-cell>
          <table:table-cell table:formula="of:=[.B336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3]" office:value-type="string" office:string-value="G" calcext:value-type="string">
            <text:p>G</text:p>
          </table:table-cell>
          <table:table-cell table:formula="of:=[$'IU Intern Inventur'.B333]" office:value-type="string" office:string-value="Campplan" calcext:value-type="string">
            <text:p>Campplan</text:p>
          </table:table-cell>
          <table:table-cell table:formula="of:=[$'IU Intern Inventur'.C333]" office:value-type="string" office:string-value="Zelte" calcext:value-type="string">
            <text:p>Zelte</text:p>
          </table:table-cell>
          <table:table-cell table:formula="of:=[$'IU Intern Inventur'.D333]" office:value-type="string" office:string-value="Ritter*Innenzelt" calcext:value-type="string">
            <text:p>Ritter*Innenzelt</text:p>
          </table:table-cell>
          <table:table-cell table:formula="of:=[$'IU Intern Inventur'.E333]" office:value-type="string" office:string-value="Haut" calcext:value-type="string">
            <text:p>Haut</text:p>
          </table:table-cell>
          <table:table-cell table:formula="of:=[$'IU Intern Inventur'.F333]" office:value-type="float" office:value="1" calcext:value-type="float">
            <text:p>1</text:p>
          </table:table-cell>
          <table:table-cell table:style-name="ce24" table:formula="of:=[$'IU Intern Inventur'.G333]" office:value-type="string" office:string-value="Stück" calcext:value-type="string">
            <text:p>Stück</text:p>
          </table:table-cell>
          <table:table-cell table:formula="of:=[$'IU Intern Inventur'.H333]" office:value-type="float" office:value="0" calcext:value-type="float">
            <text:p>0</text:p>
          </table:table-cell>
          <table:table-cell/>
          <table:table-cell table:style-name="ce24" table:formula="of:=[.H337]" office:value-type="string" office:string-value="Stück" calcext:value-type="string">
            <text:p>Stück</text:p>
          </table:table-cell>
          <table:table-cell table:formula="of:=[.B337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4]" office:value-type="string" office:string-value="G" calcext:value-type="string">
            <text:p>G</text:p>
          </table:table-cell>
          <table:table-cell table:formula="of:=[$'IU Intern Inventur'.B334]" office:value-type="string" office:string-value="Campplan" calcext:value-type="string">
            <text:p>Campplan</text:p>
          </table:table-cell>
          <table:table-cell table:formula="of:=[$'IU Intern Inventur'.C334]" office:value-type="string" office:string-value="Zelte" calcext:value-type="string">
            <text:p>Zelte</text:p>
          </table:table-cell>
          <table:table-cell table:formula="of:=[$'IU Intern Inventur'.D334]" office:value-type="string" office:string-value="Pavillion" calcext:value-type="string">
            <text:p>Pavillion</text:p>
          </table:table-cell>
          <table:table-cell table:formula="of:=[$'IU Intern Inventur'.E334]" office:value-type="string" office:string-value="faltbar" calcext:value-type="string">
            <text:p>faltbar</text:p>
          </table:table-cell>
          <table:table-cell table:formula="of:=[$'IU Intern Inventur'.F334]" office:value-type="float" office:value="2" calcext:value-type="float">
            <text:p>2</text:p>
          </table:table-cell>
          <table:table-cell table:formula="of:=[$'IU Intern Inventur'.G334]" office:value-type="string" office:string-value="Stück" calcext:value-type="string">
            <text:p>Stück</text:p>
          </table:table-cell>
          <table:table-cell table:formula="of:=[$'IU Intern Inventur'.H334]" office:value-type="float" office:value="0" calcext:value-type="float">
            <text:p>0</text:p>
          </table:table-cell>
          <table:table-cell/>
          <table:table-cell table:formula="of:=[.H338]" office:value-type="string" office:string-value="Stück" calcext:value-type="string">
            <text:p>Stück</text:p>
          </table:table-cell>
          <table:table-cell table:formula="of:=[.B338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5]" office:value-type="string" office:string-value="H" calcext:value-type="string">
            <text:p>H</text:p>
          </table:table-cell>
          <table:table-cell table:formula="of:=[$'IU Intern Inventur'.B335]" office:value-type="string" office:string-value="Campplan" calcext:value-type="string">
            <text:p>Campplan</text:p>
          </table:table-cell>
          <table:table-cell table:formula="of:=[$'IU Intern Inventur'.C335]" office:value-type="string" office:string-value="Zelte" calcext:value-type="string">
            <text:p>Zelte</text:p>
          </table:table-cell>
          <table:table-cell table:formula="of:=[$'IU Intern Inventur'.D335]" office:value-type="string" office:string-value="SG30/300" calcext:value-type="string">
            <text:p>SG30/300</text:p>
          </table:table-cell>
          <table:table-cell table:formula="of:=[$'IU Intern Inventur'.E335]" office:value-type="string" office:string-value="Haut" calcext:value-type="string">
            <text:p>Haut</text:p>
          </table:table-cell>
          <table:table-cell table:formula="of:=[$'IU Intern Inventur'.F335]" office:value-type="float" office:value="3" calcext:value-type="float">
            <text:p>3</text:p>
          </table:table-cell>
          <table:table-cell table:formula="of:=[$'IU Intern Inventur'.G335]" office:value-type="string" office:string-value="Stück" calcext:value-type="string">
            <text:p>Stück</text:p>
          </table:table-cell>
          <table:table-cell table:formula="of:=[$'IU Intern Inventur'.H335]" office:value-type="float" office:value="0" calcext:value-type="float">
            <text:p>0</text:p>
          </table:table-cell>
          <table:table-cell/>
          <table:table-cell table:formula="of:=[.H339]" office:value-type="string" office:string-value="Stück" calcext:value-type="string">
            <text:p>Stück</text:p>
          </table:table-cell>
          <table:table-cell table:formula="of:=[.B339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6]" office:value-type="string" office:string-value="H" calcext:value-type="string">
            <text:p>H</text:p>
          </table:table-cell>
          <table:table-cell table:formula="of:=[$'IU Intern Inventur'.B336]" office:value-type="string" office:string-value="Campplan" calcext:value-type="string">
            <text:p>Campplan</text:p>
          </table:table-cell>
          <table:table-cell table:formula="of:=[$'IU Intern Inventur'.C336]" office:value-type="string" office:string-value="Zelte" calcext:value-type="string">
            <text:p>Zelte</text:p>
          </table:table-cell>
          <table:table-cell table:formula="of:=[$'IU Intern Inventur'.D336]" office:value-type="string" office:string-value="Pavillion" calcext:value-type="string">
            <text:p>Pavillion</text:p>
          </table:table-cell>
          <table:table-cell table:formula="of:=[$'IU Intern Inventur'.E336]" office:value-type="string" office:string-value="Doppelspitz" calcext:value-type="string">
            <text:p>Doppelspitz</text:p>
          </table:table-cell>
          <table:table-cell table:formula="of:=[$'IU Intern Inventur'.F336]" office:value-type="float" office:value="2" calcext:value-type="float">
            <text:p>2</text:p>
          </table:table-cell>
          <table:table-cell table:formula="of:=[$'IU Intern Inventur'.G336]" office:value-type="string" office:string-value="Kiste" calcext:value-type="string">
            <text:p>Kiste</text:p>
          </table:table-cell>
          <table:table-cell table:formula="of:=[$'IU Intern Inventur'.H336]" office:value-type="float" office:value="0" calcext:value-type="float">
            <text:p>0</text:p>
          </table:table-cell>
          <table:table-cell/>
          <table:table-cell table:formula="of:=[.H340]" office:value-type="string" office:string-value="Kiste" calcext:value-type="string">
            <text:p>Kiste</text:p>
          </table:table-cell>
          <table:table-cell table:formula="of:=[.B340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7]" office:value-type="string" office:string-value="H" calcext:value-type="string">
            <text:p>H</text:p>
          </table:table-cell>
          <table:table-cell table:formula="of:=[$'IU Intern Inventur'.B337]" office:value-type="string" office:string-value="Campplan" calcext:value-type="string">
            <text:p>Campplan</text:p>
          </table:table-cell>
          <table:table-cell table:formula="of:=[$'IU Intern Inventur'.C337]" office:value-type="string" office:string-value="Zelte" calcext:value-type="string">
            <text:p>Zelte</text:p>
          </table:table-cell>
          <table:table-cell table:formula="of:=[$'IU Intern Inventur'.D337]" office:value-type="string" office:string-value="SG40" calcext:value-type="string">
            <text:p>SG40</text:p>
          </table:table-cell>
          <table:table-cell table:formula="of:=[$'IU Intern Inventur'.E337]" office:value-type="string" office:string-value="Haut" calcext:value-type="string">
            <text:p>Haut</text:p>
          </table:table-cell>
          <table:table-cell table:formula="of:=[$'IU Intern Inventur'.F337]" office:value-type="float" office:value="1" calcext:value-type="float">
            <text:p>1</text:p>
          </table:table-cell>
          <table:table-cell table:formula="of:=[$'IU Intern Inventur'.G337]" office:value-type="string" office:string-value="Stück" calcext:value-type="string">
            <text:p>Stück</text:p>
          </table:table-cell>
          <table:table-cell table:formula="of:=[$'IU Intern Inventur'.H337]" office:value-type="float" office:value="0" calcext:value-type="float">
            <text:p>0</text:p>
          </table:table-cell>
          <table:table-cell/>
          <table:table-cell table:formula="of:=[.H341]" office:value-type="string" office:string-value="Stück" calcext:value-type="string">
            <text:p>Stück</text:p>
          </table:table-cell>
          <table:table-cell table:formula="of:=[.B341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8]" office:value-type="string" office:string-value="H" calcext:value-type="string">
            <text:p>H</text:p>
          </table:table-cell>
          <table:table-cell table:formula="of:=[$'IU Intern Inventur'.B338]" office:value-type="string" office:string-value="Campplan" calcext:value-type="string">
            <text:p>Campplan</text:p>
          </table:table-cell>
          <table:table-cell table:formula="of:=[$'IU Intern Inventur'.C338]" office:value-type="string" office:string-value="Zelte" calcext:value-type="string">
            <text:p>Zelte</text:p>
          </table:table-cell>
          <table:table-cell table:formula="of:=[$'IU Intern Inventur'.D338]" office:value-type="string" office:string-value="SG20" calcext:value-type="string">
            <text:p>SG20</text:p>
          </table:table-cell>
          <table:table-cell table:formula="of:=[$'IU Intern Inventur'.E338]" office:value-type="string" office:string-value="Haut, 2te Wahl" calcext:value-type="string">
            <text:p>Haut, 2te Wahl</text:p>
          </table:table-cell>
          <table:table-cell table:formula="of:=[$'IU Intern Inventur'.F338]" office:value-type="float" office:value="1" calcext:value-type="float">
            <text:p>1</text:p>
          </table:table-cell>
          <table:table-cell table:formula="of:=[$'IU Intern Inventur'.G338]" office:value-type="string" office:string-value="Stück" calcext:value-type="string">
            <text:p>Stück</text:p>
          </table:table-cell>
          <table:table-cell table:formula="of:=[$'IU Intern Inventur'.H338]" office:value-type="float" office:value="0" calcext:value-type="float">
            <text:p>0</text:p>
          </table:table-cell>
          <table:table-cell/>
          <table:table-cell table:formula="of:=[.H342]" office:value-type="string" office:string-value="Stück" calcext:value-type="string">
            <text:p>Stück</text:p>
          </table:table-cell>
          <table:table-cell table:formula="of:=[.B342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39]" office:value-type="string" office:string-value="G" calcext:value-type="string">
            <text:p>G</text:p>
          </table:table-cell>
          <table:table-cell table:formula="of:=[$'IU Intern Inventur'.B339]" office:value-type="string" office:string-value="Campplan" calcext:value-type="string">
            <text:p>Campplan</text:p>
          </table:table-cell>
          <table:table-cell table:formula="of:=[$'IU Intern Inventur'.C339]" office:value-type="string" office:string-value="Zelte" calcext:value-type="string">
            <text:p>Zelte</text:p>
          </table:table-cell>
          <table:table-cell table:formula="of:=[$'IU Intern Inventur'.D339]" office:value-type="string" office:string-value="SG23" calcext:value-type="string">
            <text:p>SG23</text:p>
          </table:table-cell>
          <table:table-cell table:formula="of:=[$'IU Intern Inventur'.E339]" office:value-type="string" office:string-value="Zubehör" calcext:value-type="string">
            <text:p>Zubehör</text:p>
          </table:table-cell>
          <table:table-cell table:formula="of:=[$'IU Intern Inventur'.F339]" office:value-type="float" office:value="7" calcext:value-type="float">
            <text:p>7</text:p>
          </table:table-cell>
          <table:table-cell table:formula="of:=[$'IU Intern Inventur'.G339]" office:value-type="string" office:string-value="Kiste" calcext:value-type="string">
            <text:p>Kiste</text:p>
          </table:table-cell>
          <table:table-cell table:formula="of:=[$'IU Intern Inventur'.H339]" office:value-type="float" office:value="0" calcext:value-type="float">
            <text:p>0</text:p>
          </table:table-cell>
          <table:table-cell/>
          <table:table-cell table:formula="of:=[.H343]" office:value-type="string" office:string-value="Kiste" calcext:value-type="string">
            <text:p>Kiste</text:p>
          </table:table-cell>
          <table:table-cell table:formula="of:=[.B343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0]" office:value-type="string" office:string-value="G" calcext:value-type="string">
            <text:p>G</text:p>
          </table:table-cell>
          <table:table-cell table:formula="of:=[$'IU Intern Inventur'.B340]" office:value-type="string" office:string-value="Campplan" calcext:value-type="string">
            <text:p>Campplan</text:p>
          </table:table-cell>
          <table:table-cell table:formula="of:=[$'IU Intern Inventur'.C340]" office:value-type="string" office:string-value="Zelte" calcext:value-type="string">
            <text:p>Zelte</text:p>
          </table:table-cell>
          <table:table-cell table:formula="of:=[$'IU Intern Inventur'.D340]" office:value-type="string" office:string-value="SG23" calcext:value-type="string">
            <text:p>SG23</text:p>
          </table:table-cell>
          <table:table-cell table:formula="of:=[$'IU Intern Inventur'.E340]" office:value-type="string" office:string-value="Stangen" calcext:value-type="string">
            <text:p>Stangen</text:p>
          </table:table-cell>
          <table:table-cell table:formula="of:=[$'IU Intern Inventur'.F340]" office:value-type="float" office:value="7" calcext:value-type="float">
            <text:p>7</text:p>
          </table:table-cell>
          <table:table-cell table:formula="of:=[$'IU Intern Inventur'.G340]" office:value-type="string" office:string-value="Bündel" calcext:value-type="string">
            <text:p>Bündel</text:p>
          </table:table-cell>
          <table:table-cell table:formula="of:=[$'IU Intern Inventur'.H340]" office:value-type="float" office:value="0" calcext:value-type="float">
            <text:p>0</text:p>
          </table:table-cell>
          <table:table-cell/>
          <table:table-cell table:formula="of:=[.H344]" office:value-type="string" office:string-value="Bündel" calcext:value-type="string">
            <text:p>Bündel</text:p>
          </table:table-cell>
          <table:table-cell table:formula="of:=[.B344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1]" office:value-type="string" office:string-value="G" calcext:value-type="string">
            <text:p>G</text:p>
          </table:table-cell>
          <table:table-cell table:formula="of:=[$'IU Intern Inventur'.B341]" office:value-type="string" office:string-value="Campplan" calcext:value-type="string">
            <text:p>Campplan</text:p>
          </table:table-cell>
          <table:table-cell table:formula="of:=[$'IU Intern Inventur'.C341]" office:value-type="string" office:string-value="Zelte" calcext:value-type="string">
            <text:p>Zelte</text:p>
          </table:table-cell>
          <table:table-cell table:formula="of:=[$'IU Intern Inventur'.D341]" office:value-type="string" office:string-value="SG20" calcext:value-type="string">
            <text:p>SG20</text:p>
          </table:table-cell>
          <table:table-cell table:formula="of:=[$'IU Intern Inventur'.E341]" office:value-type="string" office:string-value="Zubehör" calcext:value-type="string">
            <text:p>Zubehör</text:p>
          </table:table-cell>
          <table:table-cell table:formula="of:=[$'IU Intern Inventur'.F341]" office:value-type="float" office:value="4" calcext:value-type="float">
            <text:p>4</text:p>
          </table:table-cell>
          <table:table-cell table:formula="of:=[$'IU Intern Inventur'.G341]" office:value-type="string" office:string-value="Kiste" calcext:value-type="string">
            <text:p>Kiste</text:p>
          </table:table-cell>
          <table:table-cell table:formula="of:=[$'IU Intern Inventur'.H341]" office:value-type="float" office:value="0" calcext:value-type="float">
            <text:p>0</text:p>
          </table:table-cell>
          <table:table-cell/>
          <table:table-cell table:formula="of:=[.H345]" office:value-type="string" office:string-value="Kiste" calcext:value-type="string">
            <text:p>Kiste</text:p>
          </table:table-cell>
          <table:table-cell table:formula="of:=[.B345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2]" office:value-type="string" office:string-value="G" calcext:value-type="string">
            <text:p>G</text:p>
          </table:table-cell>
          <table:table-cell table:formula="of:=[$'IU Intern Inventur'.B342]" office:value-type="string" office:string-value="Campplan" calcext:value-type="string">
            <text:p>Campplan</text:p>
          </table:table-cell>
          <table:table-cell table:formula="of:=[$'IU Intern Inventur'.C342]" office:value-type="string" office:string-value="Zelte" calcext:value-type="string">
            <text:p>Zelte</text:p>
          </table:table-cell>
          <table:table-cell table:formula="of:=[$'IU Intern Inventur'.D342]" office:value-type="string" office:string-value="SG20" calcext:value-type="string">
            <text:p>SG20</text:p>
          </table:table-cell>
          <table:table-cell table:formula="of:=[$'IU Intern Inventur'.E342]" office:value-type="string" office:string-value="Stangen" calcext:value-type="string">
            <text:p>Stangen</text:p>
          </table:table-cell>
          <table:table-cell table:formula="of:=[$'IU Intern Inventur'.F342]" office:value-type="float" office:value="5" calcext:value-type="float">
            <text:p>5</text:p>
          </table:table-cell>
          <table:table-cell table:formula="of:=[$'IU Intern Inventur'.G342]" office:value-type="string" office:string-value="Bündel" calcext:value-type="string">
            <text:p>Bündel</text:p>
          </table:table-cell>
          <table:table-cell table:formula="of:=[$'IU Intern Inventur'.H342]" office:value-type="float" office:value="0" calcext:value-type="float">
            <text:p>0</text:p>
          </table:table-cell>
          <table:table-cell/>
          <table:table-cell table:formula="of:=[.H346]" office:value-type="string" office:string-value="Bündel" calcext:value-type="string">
            <text:p>Bündel</text:p>
          </table:table-cell>
          <table:table-cell table:formula="of:=[.B346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3]" office:value-type="string" office:string-value="G" calcext:value-type="string">
            <text:p>G</text:p>
          </table:table-cell>
          <table:table-cell table:formula="of:=[$'IU Intern Inventur'.B343]" office:value-type="string" office:string-value="Campplan" calcext:value-type="string">
            <text:p>Campplan</text:p>
          </table:table-cell>
          <table:table-cell table:formula="of:=[$'IU Intern Inventur'.C343]" office:value-type="string" office:string-value="Zelte" calcext:value-type="string">
            <text:p>Zelte</text:p>
          </table:table-cell>
          <table:table-cell table:formula="of:=[$'IU Intern Inventur'.D343]" office:value-type="string" office:string-value="SG12" calcext:value-type="string">
            <text:p>SG12</text:p>
          </table:table-cell>
          <table:table-cell table:formula="of:=[$'IU Intern Inventur'.E343]" office:value-type="string" office:string-value="Stangen" calcext:value-type="string">
            <text:p>Stangen</text:p>
          </table:table-cell>
          <table:table-cell table:formula="of:=[$'IU Intern Inventur'.F343]" office:value-type="float" office:value="2" calcext:value-type="float">
            <text:p>2</text:p>
          </table:table-cell>
          <table:table-cell table:formula="of:=[$'IU Intern Inventur'.G343]" office:value-type="string" office:string-value="Bündel" calcext:value-type="string">
            <text:p>Bündel</text:p>
          </table:table-cell>
          <table:table-cell table:formula="of:=[$'IU Intern Inventur'.H343]" office:value-type="float" office:value="0" calcext:value-type="float">
            <text:p>0</text:p>
          </table:table-cell>
          <table:table-cell/>
          <table:table-cell table:formula="of:=[.H347]" office:value-type="string" office:string-value="Bündel" calcext:value-type="string">
            <text:p>Bündel</text:p>
          </table:table-cell>
          <table:table-cell table:formula="of:=[.B347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4]" office:value-type="string" office:string-value="G" calcext:value-type="string">
            <text:p>G</text:p>
          </table:table-cell>
          <table:table-cell table:formula="of:=[$'IU Intern Inventur'.B344]" office:value-type="string" office:string-value="Campplan" calcext:value-type="string">
            <text:p>Campplan</text:p>
          </table:table-cell>
          <table:table-cell table:formula="of:=[$'IU Intern Inventur'.C344]" office:value-type="string" office:string-value="Zelte" calcext:value-type="string">
            <text:p>Zelte</text:p>
          </table:table-cell>
          <table:table-cell table:formula="of:=[$'IU Intern Inventur'.D344]" office:value-type="string" office:string-value="SG300" calcext:value-type="string">
            <text:p>SG300</text:p>
          </table:table-cell>
          <table:table-cell table:formula="of:=[$'IU Intern Inventur'.E344]" office:value-type="string" office:string-value="Stangen" calcext:value-type="string">
            <text:p>Stangen</text:p>
          </table:table-cell>
          <table:table-cell table:formula="of:=[$'IU Intern Inventur'.F344]" office:value-type="float" office:value="2" calcext:value-type="float">
            <text:p>2</text:p>
          </table:table-cell>
          <table:table-cell table:formula="of:=[$'IU Intern Inventur'.G344]" office:value-type="string" office:string-value="Bündel" calcext:value-type="string">
            <text:p>Bündel</text:p>
          </table:table-cell>
          <table:table-cell table:formula="of:=[$'IU Intern Inventur'.H344]" office:value-type="float" office:value="0" calcext:value-type="float">
            <text:p>0</text:p>
          </table:table-cell>
          <table:table-cell/>
          <table:table-cell table:formula="of:=[.H348]" office:value-type="string" office:string-value="Bündel" calcext:value-type="string">
            <text:p>Bündel</text:p>
          </table:table-cell>
          <table:table-cell table:formula="of:=[.B348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5]" office:value-type="string" office:string-value="G" calcext:value-type="string">
            <text:p>G</text:p>
          </table:table-cell>
          <table:table-cell table:formula="of:=[$'IU Intern Inventur'.B345]" office:value-type="string" office:string-value="Campplan" calcext:value-type="string">
            <text:p>Campplan</text:p>
          </table:table-cell>
          <table:table-cell table:formula="of:=[$'IU Intern Inventur'.C345]" office:value-type="string" office:string-value="Zelte" calcext:value-type="string">
            <text:p>Zelte</text:p>
          </table:table-cell>
          <table:table-cell table:formula="of:=[$'IU Intern Inventur'.D345]" office:value-type="string" office:string-value="SG300" calcext:value-type="string">
            <text:p>SG300</text:p>
          </table:table-cell>
          <table:table-cell table:formula="of:=[$'IU Intern Inventur'.E345]" office:value-type="string" office:string-value="Zubehör" calcext:value-type="string">
            <text:p>Zubehör</text:p>
          </table:table-cell>
          <table:table-cell table:formula="of:=[$'IU Intern Inventur'.F345]" office:value-type="float" office:value="2" calcext:value-type="float">
            <text:p>2</text:p>
          </table:table-cell>
          <table:table-cell table:formula="of:=[$'IU Intern Inventur'.G345]" office:value-type="string" office:string-value="Kiste" calcext:value-type="string">
            <text:p>Kiste</text:p>
          </table:table-cell>
          <table:table-cell table:formula="of:=[$'IU Intern Inventur'.H345]" office:value-type="float" office:value="0" calcext:value-type="float">
            <text:p>0</text:p>
          </table:table-cell>
          <table:table-cell/>
          <table:table-cell table:formula="of:=[.H349]" office:value-type="string" office:string-value="Kiste" calcext:value-type="string">
            <text:p>Kiste</text:p>
          </table:table-cell>
          <table:table-cell table:formula="of:=[.B349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6]" office:value-type="string" office:string-value="G" calcext:value-type="string">
            <text:p>G</text:p>
          </table:table-cell>
          <table:table-cell table:formula="of:=[$'IU Intern Inventur'.B346]" office:value-type="string" office:string-value="Campplan" calcext:value-type="string">
            <text:p>Campplan</text:p>
          </table:table-cell>
          <table:table-cell table:formula="of:=[$'IU Intern Inventur'.C346]" office:value-type="string" office:string-value="Zelte" calcext:value-type="string">
            <text:p>Zelte</text:p>
          </table:table-cell>
          <table:table-cell table:formula="of:=[$'IU Intern Inventur'.D346]" office:value-type="string" office:string-value="SG12" calcext:value-type="string">
            <text:p>SG12</text:p>
          </table:table-cell>
          <table:table-cell table:formula="of:=[$'IU Intern Inventur'.E346]" office:value-type="string" office:string-value="Zubehör" calcext:value-type="string">
            <text:p>Zubehör</text:p>
          </table:table-cell>
          <table:table-cell table:formula="of:=[$'IU Intern Inventur'.F346]" office:value-type="float" office:value="2" calcext:value-type="float">
            <text:p>2</text:p>
          </table:table-cell>
          <table:table-cell table:formula="of:=[$'IU Intern Inventur'.G346]" office:value-type="string" office:string-value="Kiste" calcext:value-type="string">
            <text:p>Kiste</text:p>
          </table:table-cell>
          <table:table-cell table:formula="of:=[$'IU Intern Inventur'.H346]" office:value-type="float" office:value="0" calcext:value-type="float">
            <text:p>0</text:p>
          </table:table-cell>
          <table:table-cell/>
          <table:table-cell table:formula="of:=[.H350]" office:value-type="string" office:string-value="Kiste" calcext:value-type="string">
            <text:p>Kiste</text:p>
          </table:table-cell>
          <table:table-cell table:formula="of:=[.B350]" office:value-type="string" office:string-value="G" calcext:value-type="string">
            <text:p>G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7]" office:value-type="string" office:string-value="H" calcext:value-type="string">
            <text:p>H</text:p>
          </table:table-cell>
          <table:table-cell table:formula="of:=[$'IU Intern Inventur'.B347]" office:value-type="string" office:string-value="IU Werkeln" calcext:value-type="string">
            <text:p>IU Werkeln</text:p>
          </table:table-cell>
          <table:table-cell table:formula="of:=[$'IU Intern Inventur'.C347]" office:value-type="string" office:string-value="Zelte" calcext:value-type="string">
            <text:p>Zelte</text:p>
          </table:table-cell>
          <table:table-cell table:formula="of:=[$'IU Intern Inventur'.D347]" office:value-type="string" office:string-value="Ersatz-Teile" calcext:value-type="string">
            <text:p>Ersatz-Teile</text:p>
          </table:table-cell>
          <table:table-cell table:formula="of:=[$'IU Intern Inventur'.E347]" office:value-type="string" office:string-value="Zubehör" calcext:value-type="string">
            <text:p>Zubehör</text:p>
          </table:table-cell>
          <table:table-cell table:formula="of:=[$'IU Intern Inventur'.F347]" office:value-type="float" office:value="1" calcext:value-type="float">
            <text:p>1</text:p>
          </table:table-cell>
          <table:table-cell table:formula="of:=[$'IU Intern Inventur'.G347]" office:value-type="string" office:string-value="Palette" calcext:value-type="string">
            <text:p>Palette</text:p>
          </table:table-cell>
          <table:table-cell table:formula="of:=[$'IU Intern Inventur'.H347]" office:value-type="float" office:value="0" calcext:value-type="float">
            <text:p>0</text:p>
          </table:table-cell>
          <table:table-cell/>
          <table:table-cell table:formula="of:=[.H351]" office:value-type="string" office:string-value="Palette" calcext:value-type="string">
            <text:p>Palette</text:p>
          </table:table-cell>
          <table:table-cell table:formula="of:=[.B351]" office:value-type="string" office:string-value="H" calcext:value-type="string">
            <text:p>H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8]" office:value-type="string" office:string-value="Z" calcext:value-type="string">
            <text:p>Z</text:p>
          </table:table-cell>
          <table:table-cell table:formula="of:=[$'IU Intern Inventur'.B348]" office:value-type="string" office:string-value="IU Werkeln" calcext:value-type="string">
            <text:p>IU Werkeln</text:p>
          </table:table-cell>
          <table:table-cell table:formula="of:=[$'IU Intern Inventur'.C348]" office:value-type="string" office:string-value="Zelte" calcext:value-type="string">
            <text:p>Zelte</text:p>
          </table:table-cell>
          <table:table-cell table:formula="of:=[$'IU Intern Inventur'.D348]" office:value-type="string" office:string-value="Ersatz-Stangen" calcext:value-type="string">
            <text:p>Ersatz-Stangen</text:p>
          </table:table-cell>
          <table:table-cell table:formula="of:=[$'IU Intern Inventur'.E348]" office:value-type="string" office:string-value="2,44m" calcext:value-type="string">
            <text:p>2,44m</text:p>
          </table:table-cell>
          <table:table-cell table:formula="of:=[$'IU Intern Inventur'.F348]" office:value-type="float" office:value="9" calcext:value-type="float">
            <text:p>9</text:p>
          </table:table-cell>
          <table:table-cell table:formula="of:=[$'IU Intern Inventur'.G348]" office:value-type="string" office:string-value="Stück" calcext:value-type="string">
            <text:p>Stück</text:p>
          </table:table-cell>
          <table:table-cell table:formula="of:=[$'IU Intern Inventur'.H348]" office:value-type="float" office:value="0" calcext:value-type="float">
            <text:p>0</text:p>
          </table:table-cell>
          <table:table-cell/>
          <table:table-cell table:formula="of:=[.H352]" office:value-type="string" office:string-value="Stück" calcext:value-type="string">
            <text:p>Stück</text:p>
          </table:table-cell>
          <table:table-cell table:formula="of:=[.B352]" office:value-type="string" office:string-value="Z" calcext:value-type="string">
            <text:p>Z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49]" office:value-type="string" office:string-value="Z" calcext:value-type="string">
            <text:p>Z</text:p>
          </table:table-cell>
          <table:table-cell table:formula="of:=[$'IU Intern Inventur'.B349]" office:value-type="string" office:string-value="IU Werkeln" calcext:value-type="string">
            <text:p>IU Werkeln</text:p>
          </table:table-cell>
          <table:table-cell table:formula="of:=[$'IU Intern Inventur'.C349]" office:value-type="string" office:string-value="Zelte" calcext:value-type="string">
            <text:p>Zelte</text:p>
          </table:table-cell>
          <table:table-cell table:formula="of:=[$'IU Intern Inventur'.D349]" office:value-type="string" office:string-value="Ersatz-Stangen" calcext:value-type="string">
            <text:p>Ersatz-Stangen</text:p>
          </table:table-cell>
          <table:table-cell table:formula="of:=[$'IU Intern Inventur'.E349]" office:value-type="string" office:string-value="1,94m" calcext:value-type="string">
            <text:p>1,94m</text:p>
          </table:table-cell>
          <table:table-cell table:formula="of:=[$'IU Intern Inventur'.F349]" office:value-type="float" office:value="62" calcext:value-type="float">
            <text:p>62</text:p>
          </table:table-cell>
          <table:table-cell table:formula="of:=[$'IU Intern Inventur'.G349]" office:value-type="string" office:string-value="Stück" calcext:value-type="string">
            <text:p>Stück</text:p>
          </table:table-cell>
          <table:table-cell table:formula="of:=[$'IU Intern Inventur'.H349]" office:value-type="float" office:value="0" calcext:value-type="float">
            <text:p>0</text:p>
          </table:table-cell>
          <table:table-cell/>
          <table:table-cell table:formula="of:=[.H353]" office:value-type="string" office:string-value="Stück" calcext:value-type="string">
            <text:p>Stück</text:p>
          </table:table-cell>
          <table:table-cell table:formula="of:=[.B353]" office:value-type="string" office:string-value="Z" calcext:value-type="string">
            <text:p>Z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50]" office:value-type="string" office:string-value="Z" calcext:value-type="string">
            <text:p>Z</text:p>
          </table:table-cell>
          <table:table-cell table:formula="of:=[$'IU Intern Inventur'.B350]" office:value-type="string" office:string-value="IU Werkeln" calcext:value-type="string">
            <text:p>IU Werkeln</text:p>
          </table:table-cell>
          <table:table-cell table:formula="of:=[$'IU Intern Inventur'.C350]" office:value-type="string" office:string-value="Zelte" calcext:value-type="string">
            <text:p>Zelte</text:p>
          </table:table-cell>
          <table:table-cell table:formula="of:=[$'IU Intern Inventur'.D350]" office:value-type="string" office:string-value="Ersatz-Stangen" calcext:value-type="string">
            <text:p>Ersatz-Stangen</text:p>
          </table:table-cell>
          <table:table-cell table:formula="of:=[$'IU Intern Inventur'.E350]" office:value-type="string" office:string-value="1,94m, Fuß" calcext:value-type="string">
            <text:p>1,94m, Fuß</text:p>
          </table:table-cell>
          <table:table-cell table:formula="of:=[$'IU Intern Inventur'.F350]" office:value-type="float" office:value="14" calcext:value-type="float">
            <text:p>14</text:p>
          </table:table-cell>
          <table:table-cell table:formula="of:=[$'IU Intern Inventur'.G350]" office:value-type="string" office:string-value="Stück" calcext:value-type="string">
            <text:p>Stück</text:p>
          </table:table-cell>
          <table:table-cell table:formula="of:=[$'IU Intern Inventur'.H350]" office:value-type="float" office:value="0" calcext:value-type="float">
            <text:p>0</text:p>
          </table:table-cell>
          <table:table-cell/>
          <table:table-cell table:formula="of:=[.H354]" office:value-type="string" office:string-value="Stück" calcext:value-type="string">
            <text:p>Stück</text:p>
          </table:table-cell>
          <table:table-cell table:formula="of:=[.B354]" office:value-type="string" office:string-value="Z" calcext:value-type="string">
            <text:p>Z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51]" office:value-type="string" office:string-value="Z" calcext:value-type="string">
            <text:p>Z</text:p>
          </table:table-cell>
          <table:table-cell table:formula="of:=[$'IU Intern Inventur'.B351]" office:value-type="string" office:string-value="IU Werkeln" calcext:value-type="string">
            <text:p>IU Werkeln</text:p>
          </table:table-cell>
          <table:table-cell table:formula="of:=[$'IU Intern Inventur'.C351]" office:value-type="string" office:string-value="Zelte" calcext:value-type="string">
            <text:p>Zelte</text:p>
          </table:table-cell>
          <table:table-cell table:formula="of:=[$'IU Intern Inventur'.D351]" office:value-type="string" office:string-value="Ersatz-Stangen" calcext:value-type="string">
            <text:p>Ersatz-Stangen</text:p>
          </table:table-cell>
          <table:table-cell table:formula="of:=[$'IU Intern Inventur'.E351]" office:value-type="string" office:string-value="1,45m" calcext:value-type="string">
            <text:p>1,45m</text:p>
          </table:table-cell>
          <table:table-cell table:formula="of:=[$'IU Intern Inventur'.F351]" office:value-type="float" office:value="31" calcext:value-type="float">
            <text:p>31</text:p>
          </table:table-cell>
          <table:table-cell table:formula="of:=[$'IU Intern Inventur'.G351]" office:value-type="string" office:string-value="Stück" calcext:value-type="string">
            <text:p>Stück</text:p>
          </table:table-cell>
          <table:table-cell table:formula="of:=[$'IU Intern Inventur'.H351]" office:value-type="float" office:value="0" calcext:value-type="float">
            <text:p>0</text:p>
          </table:table-cell>
          <table:table-cell/>
          <table:table-cell table:formula="of:=[.H355]" office:value-type="string" office:string-value="Stück" calcext:value-type="string">
            <text:p>Stück</text:p>
          </table:table-cell>
          <table:table-cell table:formula="of:=[.B355]" office:value-type="string" office:string-value="Z" calcext:value-type="string">
            <text:p>Z</text:p>
          </table:table-cell>
          <table:table-cell/>
        </table:table-row>
        <table:table-row table:style-name="ro6">
          <table:table-cell table:formula="of:=#REF!" office:value-type="string" office:string-value="" calcext:value-type="error">
            <text:p>#REF!</text:p>
          </table:table-cell>
          <table:table-cell table:formula="of:=[$'IU Intern Inventur'.A352]" office:value-type="string" office:string-value="Z" calcext:value-type="string">
            <text:p>Z</text:p>
          </table:table-cell>
          <table:table-cell table:formula="of:=[$'IU Intern Inventur'.B352]" office:value-type="string" office:string-value="IU Werkeln" calcext:value-type="string">
            <text:p>IU Werkeln</text:p>
          </table:table-cell>
          <table:table-cell table:formula="of:=[$'IU Intern Inventur'.C352]" office:value-type="string" office:string-value="Zelte" calcext:value-type="string">
            <text:p>Zelte</text:p>
          </table:table-cell>
          <table:table-cell table:formula="of:=[$'IU Intern Inventur'.D352]" office:value-type="string" office:string-value="Ersatz-Stangen" calcext:value-type="string">
            <text:p>Ersatz-Stangen</text:p>
          </table:table-cell>
          <table:table-cell table:formula="of:=[$'IU Intern Inventur'.E352]" office:value-type="string" office:string-value="1,61m" calcext:value-type="string">
            <text:p>1,61m</text:p>
          </table:table-cell>
          <table:table-cell table:formula="of:=[$'IU Intern Inventur'.F352]" office:value-type="float" office:value="8" calcext:value-type="float">
            <text:p>8</text:p>
          </table:table-cell>
          <table:table-cell table:formula="of:=[$'IU Intern Inventur'.G352]" office:value-type="string" office:string-value="Stück" calcext:value-type="string">
            <text:p>Stück</text:p>
          </table:table-cell>
          <table:table-cell table:formula="of:=[$'IU Intern Inventur'.H352]" office:value-type="float" office:value="0" calcext:value-type="float">
            <text:p>0</text:p>
          </table:table-cell>
          <table:table-cell/>
          <table:table-cell table:formula="of:=[.H356]" office:value-type="string" office:string-value="Stück" calcext:value-type="string">
            <text:p>Stück</text:p>
          </table:table-cell>
          <table:table-cell table:formula="of:=[.B356]" office:value-type="string" office:string-value="Z" calcext:value-type="string">
            <text:p>Z</text:p>
          </table:table-cell>
          <table:table-cell/>
        </table:table-row>
      </table:table>
      <table:named-expressions/>
      <table:database-ranges>
        <table:database-range table:name="__Anonymous_Sheet_DB__0" table:target-range-address="'IU Intern Inventur'.A1:'IU Intern Inventur'.J354" table:display-filter-buttons="true"/>
        <table:database-range table:name="__Anonymous_Sheet_DB__1" table:target-range-address="'Vorlage für Ausleihende'.A6:'Vorlage für Ausleihende'.M36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de" fo:country="DE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6T13:49:54.825680813</meta:creation-date>
    <meta:generator>LibreOffice/7.3.7.2$Linux_X86_64 LibreOffice_project/30$Build-2</meta:generator>
    <dc:date>2024-04-21T17:14:06.609527809</dc:date>
    <meta:editing-duration>PT18H35M59S</meta:editing-duration>
    <meta:editing-cycles>245</meta:editing-cycles>
    <meta:document-statistic meta:table-count="2" meta:cell-count="6379" meta:object-count="0"/>
  </office:meta>
</office:document-meta>
</file>